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409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7063in"/>
    </style:style>
    <style:style style:name="co4" style:family="table-column">
      <style:table-column-properties fo:break-before="auto" style:column-width="0.790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189in"/>
    </style:style>
    <style:style style:name="co7" style:family="table-column">
      <style:table-column-properties fo:break-before="auto" style:column-width="0.8283in"/>
    </style:style>
    <style:style style:name="co8" style:family="table-column">
      <style:table-column-properties fo:break-before="auto" style:column-width="0.6409in"/>
    </style:style>
    <style:style style:name="co9" style:family="table-column">
      <style:table-column-properties fo:break-before="auto" style:column-width="0.8937in"/>
    </style:style>
    <style:style style:name="co10" style:family="table-column">
      <style:table-column-properties fo:break-before="auto" style:column-width="0.5165in"/>
    </style:style>
    <style:style style:name="co11" style:family="table-column">
      <style:table-column-properties fo:break-before="auto" style:column-width="0.7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8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8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GOLD" table:style-name="ta1">
        <table:table-column table:style-name="co1" table:default-cell-style-name="ce2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Barrick Gold Corporation (GOLD)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Adj Close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date" office:date-value="2000-01-01" calcext:value-type="date">
            <text:p>1. Jan. 2000</text:p>
          </table:table-cell>
          <table:table-cell office:value-type="float" office:value="17.5625" calcext:value-type="float">
            <text:p>17.5625</text:p>
          </table:table-cell>
          <table:table-cell office:value-type="float" office:value="18.1875" calcext:value-type="float">
            <text:p>18.1875</text:p>
          </table:table-cell>
          <table:table-cell office:value-type="float" office:value="16.1875" calcext:value-type="float">
            <text:p>16.1875</text:p>
          </table:table-cell>
          <table:table-cell office:value-type="float" office:value="16.375" calcext:value-type="float">
            <text:p>16.375</text:p>
          </table:table-cell>
          <table:table-cell office:value-type="float" office:value="12.767787" calcext:value-type="float">
            <text:p>12.767787</text:p>
          </table:table-cell>
          <table:table-cell office:value-type="float" office:value="30307800" calcext:value-type="float">
            <text:p>30307800</text:p>
          </table:table-cell>
        </table:table-row>
        <table:table-row table:style-name="ro1">
          <table:table-cell office:value-type="date" office:date-value="2000-02-01" calcext:value-type="date">
            <text:p>1. Feb. 2000</text:p>
          </table:table-cell>
          <table:table-cell office:value-type="float" office:value="16.25" calcext:value-type="float">
            <text:p>16.25</text:p>
          </table:table-cell>
          <table:table-cell office:value-type="float" office:value="19.75" calcext:value-type="float">
            <text:p>19.75</text:p>
          </table:table-cell>
          <table:table-cell office:value-type="float" office:value="15.9375" calcext:value-type="float">
            <text:p>15.9375</text:p>
          </table:table-cell>
          <table:table-cell office:value-type="float" office:value="16.3125" calcext:value-type="float">
            <text:p>16.3125</text:p>
          </table:table-cell>
          <table:table-cell office:value-type="float" office:value="12.719054" calcext:value-type="float">
            <text:p>12.719054</text:p>
          </table:table-cell>
          <table:table-cell office:value-type="float" office:value="41421300" calcext:value-type="float">
            <text:p>41421300</text:p>
          </table:table-cell>
        </table:table-row>
        <table:table-row table:style-name="ro1">
          <table:table-cell office:value-type="date" office:date-value="2000-03-01" calcext:value-type="date">
            <text:p>1. Mar. 2000</text:p>
          </table:table-cell>
          <table:table-cell office:value-type="float" office:value="16.625" calcext:value-type="float">
            <text:p>16.625</text:p>
          </table:table-cell>
          <table:table-cell office:value-type="float" office:value="17.3125" calcext:value-type="float">
            <text:p>17.3125</text:p>
          </table:table-cell>
          <table:table-cell office:value-type="float" office:value="15.5625" calcext:value-type="float">
            <text:p>15.5625</text:p>
          </table:table-cell>
          <table:table-cell office:value-type="float" office:value="15.6875" calcext:value-type="float">
            <text:p>15.6875</text:p>
          </table:table-cell>
          <table:table-cell office:value-type="float" office:value="12.231732" calcext:value-type="float">
            <text:p>12.231732</text:p>
          </table:table-cell>
          <table:table-cell office:value-type="float" office:value="34786700" calcext:value-type="float">
            <text:p>34786700</text:p>
          </table:table-cell>
        </table:table-row>
        <table:table-row table:style-name="ro1">
          <table:table-cell office:value-type="date" office:date-value="2000-04-01" calcext:value-type="date">
            <text:p>1. Apr. 2000</text:p>
          </table:table-cell>
          <table:table-cell office:value-type="float" office:value="15.6875" calcext:value-type="float">
            <text:p>15.6875</text:p>
          </table:table-cell>
          <table:table-cell office:value-type="float" office:value="17.8125" calcext:value-type="float">
            <text:p>17.8125</text:p>
          </table:table-cell>
          <table:table-cell office:value-type="float" office:value="15.5" calcext:value-type="float">
            <text:p>15.5</text:p>
          </table:table-cell>
          <table:table-cell office:value-type="float" office:value="16.8125" calcext:value-type="float">
            <text:p>16.8125</text:p>
          </table:table-cell>
          <table:table-cell office:value-type="float" office:value="13.108912" calcext:value-type="float">
            <text:p>13.108912</text:p>
          </table:table-cell>
          <table:table-cell office:value-type="float" office:value="35090400" calcext:value-type="float">
            <text:p>35090400</text:p>
          </table:table-cell>
        </table:table-row>
        <table:table-row table:style-name="ro1">
          <table:table-cell office:value-type="date" office:date-value="2000-05-01" calcext:value-type="date">
            <text:p>1. May. 2000</text:p>
          </table:table-cell>
          <table:table-cell office:value-type="float" office:value="16.625" calcext:value-type="float">
            <text:p>16.625</text:p>
          </table:table-cell>
          <table:table-cell office:value-type="float" office:value="19.125" calcext:value-type="float">
            <text:p>19.125</text:p>
          </table:table-cell>
          <table:table-cell office:value-type="float" office:value="16.625" calcext:value-type="float">
            <text:p>16.625</text:p>
          </table:table-cell>
          <table:table-cell office:value-type="float" office:value="18.125" calcext:value-type="float">
            <text:p>18.125</text:p>
          </table:table-cell>
          <table:table-cell office:value-type="float" office:value="14.132278" calcext:value-type="float">
            <text:p>14.132278</text:p>
          </table:table-cell>
          <table:table-cell office:value-type="float" office:value="39834900" calcext:value-type="float">
            <text:p>39834900</text:p>
          </table:table-cell>
        </table:table-row>
        <table:table-row table:style-name="ro1">
          <table:table-cell office:value-type="date" office:date-value="2000-06-01" calcext:value-type="date">
            <text:p>1. Jun. 2000</text:p>
          </table:table-cell>
          <table:table-cell office:value-type="float" office:value="18.1875" calcext:value-type="float">
            <text:p>18.1875</text:p>
          </table:table-cell>
          <table:table-cell office:value-type="float" office:value="20" calcext:value-type="float">
            <text:p>20</text:p>
          </table:table-cell>
          <table:table-cell office:value-type="float" office:value="17.25" calcext:value-type="float">
            <text:p>17.25</text:p>
          </table:table-cell>
          <table:table-cell office:value-type="float" office:value="18.171875" calcext:value-type="float">
            <text:p>18.171875</text:p>
          </table:table-cell>
          <table:table-cell office:value-type="float" office:value="14.255048" calcext:value-type="float">
            <text:p>14.255048</text:p>
          </table:table-cell>
          <table:table-cell office:value-type="float" office:value="29166000" calcext:value-type="float">
            <text:p>29166000</text:p>
          </table:table-cell>
        </table:table-row>
        <table:table-row table:style-name="ro1">
          <table:table-cell office:value-type="date" office:date-value="2000-07-01" calcext:value-type="date">
            <text:p>1. Jul. 2000</text:p>
          </table:table-cell>
          <table:table-cell office:value-type="float" office:value="18.1875" calcext:value-type="float">
            <text:p>18.1875</text:p>
          </table:table-cell>
          <table:table-cell office:value-type="float" office:value="18.375" calcext:value-type="float">
            <text:p>18.375</text:p>
          </table:table-cell>
          <table:table-cell office:value-type="float" office:value="15.8125" calcext:value-type="float">
            <text:p>15.8125</text:p>
          </table:table-cell>
          <table:table-cell office:value-type="float" office:value="15.9375" calcext:value-type="float">
            <text:p>15.9375</text:p>
          </table:table-cell>
          <table:table-cell office:value-type="float" office:value="12.502278" calcext:value-type="float">
            <text:p>12.502278</text:p>
          </table:table-cell>
          <table:table-cell office:value-type="float" office:value="18627300" calcext:value-type="float">
            <text:p>18627300</text:p>
          </table:table-cell>
        </table:table-row>
        <table:table-row table:style-name="ro1">
          <table:table-cell office:value-type="date" office:date-value="2000-08-01" calcext:value-type="date">
            <text:p>1. Aug. 2000</text:p>
          </table:table-cell>
          <table:table-cell office:value-type="float" office:value="16.0625" calcext:value-type="float">
            <text:p>16.0625</text:p>
          </table:table-cell>
          <table:table-cell office:value-type="float" office:value="17.6875" calcext:value-type="float">
            <text:p>17.6875</text:p>
          </table:table-cell>
          <table:table-cell office:value-type="float" office:value="15.625" calcext:value-type="float">
            <text:p>15.625</text:p>
          </table:table-cell>
          <table:table-cell office:value-type="float" office:value="15.953125" calcext:value-type="float">
            <text:p>15.953125</text:p>
          </table:table-cell>
          <table:table-cell office:value-type="float" office:value="12.514534" calcext:value-type="float">
            <text:p>12.514534</text:p>
          </table:table-cell>
          <table:table-cell office:value-type="float" office:value="24942800" calcext:value-type="float">
            <text:p>24942800</text:p>
          </table:table-cell>
        </table:table-row>
        <table:table-row table:style-name="ro1">
          <table:table-cell office:value-type="date" office:date-value="2000-09-01" calcext:value-type="date">
            <text:p>1. Sep. 2000</text:p>
          </table:table-cell>
          <table:table-cell office:value-type="float" office:value="16" calcext:value-type="float">
            <text:p>16</text:p>
          </table:table-cell>
          <table:table-cell office:value-type="float" office:value="16.5625" calcext:value-type="float">
            <text:p>16.5625</text:p>
          </table:table-cell>
          <table:table-cell office:value-type="float" office:value="14.8125" calcext:value-type="float">
            <text:p>14.8125</text:p>
          </table:table-cell>
          <table:table-cell office:value-type="float" office:value="15.25" calcext:value-type="float">
            <text:p>15.25</text:p>
          </table:table-cell>
          <table:table-cell office:value-type="float" office:value="11.962968" calcext:value-type="float">
            <text:p>11.962968</text:p>
          </table:table-cell>
          <table:table-cell office:value-type="float" office:value="27088600" calcext:value-type="float">
            <text:p>27088600</text:p>
          </table:table-cell>
        </table:table-row>
        <table:table-row table:style-name="ro1">
          <table:table-cell office:value-type="date" office:date-value="2000-10-01" calcext:value-type="date">
            <text:p>1. Oct. 2000</text:p>
          </table:table-cell>
          <table:table-cell office:value-type="float" office:value="15.125" calcext:value-type="float">
            <text:p>15.125</text:p>
          </table:table-cell>
          <table:table-cell office:value-type="float" office:value="15.1875" calcext:value-type="float">
            <text:p>15.1875</text:p>
          </table:table-cell>
          <table:table-cell office:value-type="float" office:value="12.3125" calcext:value-type="float">
            <text:p>12.3125</text:p>
          </table:table-cell>
          <table:table-cell office:value-type="float" office:value="13.375" calcext:value-type="float">
            <text:p>13.375</text:p>
          </table:table-cell>
          <table:table-cell office:value-type="float" office:value="10.492109" calcext:value-type="float">
            <text:p>10.492109</text:p>
          </table:table-cell>
          <table:table-cell office:value-type="float" office:value="37026800" calcext:value-type="float">
            <text:p>37026800</text:p>
          </table:table-cell>
        </table:table-row>
        <table:table-row table:style-name="ro1">
          <table:table-cell office:value-type="date" office:date-value="2000-11-01" calcext:value-type="date">
            <text:p>1. Nov. 2000</text:p>
          </table:table-cell>
          <table:table-cell office:value-type="float" office:value="13.4375" calcext:value-type="float">
            <text:p>13.4375</text:p>
          </table:table-cell>
          <table:table-cell office:value-type="float" office:value="15.125" calcext:value-type="float">
            <text:p>15.125</text:p>
          </table:table-cell>
          <table:table-cell office:value-type="float" office:value="13.125" calcext:value-type="float">
            <text:p>13.125</text:p>
          </table:table-cell>
          <table:table-cell office:value-type="float" office:value="15" calcext:value-type="float">
            <text:p>15</text:p>
          </table:table-cell>
          <table:table-cell office:value-type="float" office:value="11.766848" calcext:value-type="float">
            <text:p>11.766848</text:p>
          </table:table-cell>
          <table:table-cell office:value-type="float" office:value="27065100" calcext:value-type="float">
            <text:p>27065100</text:p>
          </table:table-cell>
        </table:table-row>
        <table:table-row table:style-name="ro1">
          <table:table-cell office:value-type="date" office:date-value="2000-12-01" calcext:value-type="date">
            <text:p>1. Dec. 2000</text:p>
          </table:table-cell>
          <table:table-cell office:value-type="float" office:value="14.875" calcext:value-type="float">
            <text:p>14.875</text:p>
          </table:table-cell>
          <table:table-cell office:value-type="float" office:value="17.26" calcext:value-type="float">
            <text:p>17.26</text:p>
          </table:table-cell>
          <table:table-cell office:value-type="float" office:value="14.8125" calcext:value-type="float">
            <text:p>14.8125</text:p>
          </table:table-cell>
          <table:table-cell office:value-type="float" office:value="16.379999" calcext:value-type="float">
            <text:p>16.379999</text:p>
          </table:table-cell>
          <table:table-cell office:value-type="float" office:value="12.944724" calcext:value-type="float">
            <text:p>12.944724</text:p>
          </table:table-cell>
          <table:table-cell office:value-type="float" office:value="32823300" calcext:value-type="float">
            <text:p>32823300</text:p>
          </table:table-cell>
        </table:table-row>
        <table:table-row table:style-name="ro1">
          <table:table-cell office:value-type="date" office:date-value="2001-01-01" calcext:value-type="date">
            <text:p>1. Jan. 2001</text:p>
          </table:table-cell>
          <table:table-cell office:value-type="float" office:value="16.379999" calcext:value-type="float">
            <text:p>16.379999</text:p>
          </table:table-cell>
          <table:table-cell office:value-type="float" office:value="17.34" calcext:value-type="float">
            <text:p>17.34</text:p>
          </table:table-cell>
          <table:table-cell office:value-type="float" office:value="14.87" calcext:value-type="float">
            <text:p>14.87</text:p>
          </table:table-cell>
          <table:table-cell office:value-type="float" office:value="15.47" calcext:value-type="float">
            <text:p>15.47</text:p>
          </table:table-cell>
          <table:table-cell office:value-type="float" office:value="12.225576" calcext:value-type="float">
            <text:p>12.225576</text:p>
          </table:table-cell>
          <table:table-cell office:value-type="float" office:value="29615300" calcext:value-type="float">
            <text:p>29615300</text:p>
          </table:table-cell>
        </table:table-row>
        <table:table-row table:style-name="ro1">
          <table:table-cell office:value-type="date" office:date-value="2001-02-01" calcext:value-type="date">
            <text:p>1. Feb. 2001</text:p>
          </table:table-cell>
          <table:table-cell office:value-type="float" office:value="15.54" calcext:value-type="float">
            <text:p>15.54</text:p>
          </table:table-cell>
          <table:table-cell office:value-type="float" office:value="16.450001" calcext:value-type="float">
            <text:p>16.450001</text:p>
          </table:table-cell>
          <table:table-cell office:value-type="float" office:value="13.8" calcext:value-type="float">
            <text:p>13.8</text:p>
          </table:table-cell>
          <table:table-cell office:value-type="float" office:value="16.200001" calcext:value-type="float">
            <text:p>16.200001</text:p>
          </table:table-cell>
          <table:table-cell office:value-type="float" office:value="12.802472" calcext:value-type="float">
            <text:p>12.802472</text:p>
          </table:table-cell>
          <table:table-cell office:value-type="float" office:value="31823900" calcext:value-type="float">
            <text:p>31823900</text:p>
          </table:table-cell>
        </table:table-row>
        <table:table-row table:style-name="ro1">
          <table:table-cell office:value-type="date" office:date-value="2001-03-01" calcext:value-type="date">
            <text:p>1. Mar. 2001</text:p>
          </table:table-cell>
          <table:table-cell office:value-type="float" office:value="16.15" calcext:value-type="float">
            <text:p>16.15</text:p>
          </table:table-cell>
          <table:table-cell office:value-type="float" office:value="17.68" calcext:value-type="float">
            <text:p>17.68</text:p>
          </table:table-cell>
          <table:table-cell office:value-type="float" office:value="13.69" calcext:value-type="float">
            <text:p>13.69</text:p>
          </table:table-cell>
          <table:table-cell office:value-type="float" office:value="14.29" calcext:value-type="float">
            <text:p>14.29</text:p>
          </table:table-cell>
          <table:table-cell office:value-type="float" office:value="11.293046" calcext:value-type="float">
            <text:p>11.293046</text:p>
          </table:table-cell>
          <table:table-cell office:value-type="float" office:value="40740800" calcext:value-type="float">
            <text:p>40740800</text:p>
          </table:table-cell>
        </table:table-row>
        <table:table-row table:style-name="ro1">
          <table:table-cell office:value-type="date" office:date-value="2001-04-01" calcext:value-type="date">
            <text:p>1. Apr. 2001</text:p>
          </table:table-cell>
          <table:table-cell office:value-type="float" office:value="14.25" calcext:value-type="float">
            <text:p>14.25</text:p>
          </table:table-cell>
          <table:table-cell office:value-type="float" office:value="16.879999" calcext:value-type="float">
            <text:p>16.879999</text:p>
          </table:table-cell>
          <table:table-cell office:value-type="float" office:value="13.72" calcext:value-type="float">
            <text:p>13.72</text:p>
          </table:table-cell>
          <table:table-cell office:value-type="float" office:value="16.440001" calcext:value-type="float">
            <text:p>16.440001</text:p>
          </table:table-cell>
          <table:table-cell office:value-type="float" office:value="12.992137" calcext:value-type="float">
            <text:p>12.992137</text:p>
          </table:table-cell>
          <table:table-cell office:value-type="float" office:value="32811700" calcext:value-type="float">
            <text:p>32811700</text:p>
          </table:table-cell>
        </table:table-row>
        <table:table-row table:style-name="ro1">
          <table:table-cell office:value-type="date" office:date-value="2001-05-01" calcext:value-type="date">
            <text:p>1. May. 2001</text:p>
          </table:table-cell>
          <table:table-cell office:value-type="float" office:value="16.41" calcext:value-type="float">
            <text:p>16.41</text:p>
          </table:table-cell>
          <table:table-cell office:value-type="float" office:value="19.379999" calcext:value-type="float">
            <text:p>19.379999</text:p>
          </table:table-cell>
          <table:table-cell office:value-type="float" office:value="16.139999" calcext:value-type="float">
            <text:p>16.139999</text:p>
          </table:table-cell>
          <table:table-cell office:value-type="float" office:value="16.5" calcext:value-type="float">
            <text:p>16.5</text:p>
          </table:table-cell>
          <table:table-cell office:value-type="float" office:value="13.039557" calcext:value-type="float">
            <text:p>13.039557</text:p>
          </table:table-cell>
          <table:table-cell office:value-type="float" office:value="50493200" calcext:value-type="float">
            <text:p>50493200</text:p>
          </table:table-cell>
        </table:table-row>
        <table:table-row table:style-name="ro1">
          <table:table-cell office:value-type="date" office:date-value="2001-06-01" calcext:value-type="date">
            <text:p>1. Jun. 2001</text:p>
          </table:table-cell>
          <table:table-cell office:value-type="float" office:value="16.6" calcext:value-type="float">
            <text:p>16.6</text:p>
          </table:table-cell>
          <table:table-cell office:value-type="float" office:value="17.59" calcext:value-type="float">
            <text:p>17.59</text:p>
          </table:table-cell>
          <table:table-cell office:value-type="float" office:value="14.94" calcext:value-type="float">
            <text:p>14.94</text:p>
          </table:table-cell>
          <table:table-cell office:value-type="float" office:value="15.15" calcext:value-type="float">
            <text:p>15.15</text:p>
          </table:table-cell>
          <table:table-cell office:value-type="float" office:value="12.048115" calcext:value-type="float">
            <text:p>12.048115</text:p>
          </table:table-cell>
          <table:table-cell office:value-type="float" office:value="48247500" calcext:value-type="float">
            <text:p>48247500</text:p>
          </table:table-cell>
        </table:table-row>
        <table:table-row table:style-name="ro1">
          <table:table-cell office:value-type="date" office:date-value="2001-07-01" calcext:value-type="date">
            <text:p>1. Jul. 2001</text:p>
          </table:table-cell>
          <table:table-cell office:value-type="float" office:value="15.08" calcext:value-type="float">
            <text:p>15.08</text:p>
          </table:table-cell>
          <table:table-cell office:value-type="float" office:value="15.79" calcext:value-type="float">
            <text:p>15.79</text:p>
          </table:table-cell>
          <table:table-cell office:value-type="float" office:value="14.2" calcext:value-type="float">
            <text:p>14.2</text:p>
          </table:table-cell>
          <table:table-cell office:value-type="float" office:value="14.89" calcext:value-type="float">
            <text:p>14.89</text:p>
          </table:table-cell>
          <table:table-cell office:value-type="float" office:value="11.841346" calcext:value-type="float">
            <text:p>11.841346</text:p>
          </table:table-cell>
          <table:table-cell office:value-type="float" office:value="35107000" calcext:value-type="float">
            <text:p>35107000</text:p>
          </table:table-cell>
        </table:table-row>
        <table:table-row table:style-name="ro1">
          <table:table-cell office:value-type="date" office:date-value="2001-08-01" calcext:value-type="date">
            <text:p>1. Aug. 2001</text:p>
          </table:table-cell>
          <table:table-cell office:value-type="float" office:value="14.97" calcext:value-type="float">
            <text:p>14.97</text:p>
          </table:table-cell>
          <table:table-cell office:value-type="float" office:value="17.049999" calcext:value-type="float">
            <text:p>17.049999</text:p>
          </table:table-cell>
          <table:table-cell office:value-type="float" office:value="14.4" calcext:value-type="float">
            <text:p>14.4</text:p>
          </table:table-cell>
          <table:table-cell office:value-type="float" office:value="16.02" calcext:value-type="float">
            <text:p>16.02</text:p>
          </table:table-cell>
          <table:table-cell office:value-type="float" office:value="12.739987" calcext:value-type="float">
            <text:p>12.739987</text:p>
          </table:table-cell>
          <table:table-cell office:value-type="float" office:value="42998300" calcext:value-type="float">
            <text:p>42998300</text:p>
          </table:table-cell>
        </table:table-row>
        <table:table-row table:style-name="ro1">
          <table:table-cell office:value-type="date" office:date-value="2001-09-01" calcext:value-type="date">
            <text:p>1. Sep. 2001</text:p>
          </table:table-cell>
          <table:table-cell office:value-type="float" office:value="15.87" calcext:value-type="float">
            <text:p>15.87</text:p>
          </table:table-cell>
          <table:table-cell office:value-type="float" office:value="17.99" calcext:value-type="float">
            <text:p>17.99</text:p>
          </table:table-cell>
          <table:table-cell office:value-type="float" office:value="15.5" calcext:value-type="float">
            <text:p>15.5</text:p>
          </table:table-cell>
          <table:table-cell office:value-type="float" office:value="17.35" calcext:value-type="float">
            <text:p>17.35</text:p>
          </table:table-cell>
          <table:table-cell office:value-type="float" office:value="13.797677" calcext:value-type="float">
            <text:p>13.797677</text:p>
          </table:table-cell>
          <table:table-cell office:value-type="float" office:value="44206000" calcext:value-type="float">
            <text:p>44206000</text:p>
          </table:table-cell>
        </table:table-row>
        <table:table-row table:style-name="ro1">
          <table:table-cell office:value-type="date" office:date-value="2001-10-01" calcext:value-type="date">
            <text:p>1. Oct. 2001</text:p>
          </table:table-cell>
          <table:table-cell office:value-type="float" office:value="17.35" calcext:value-type="float">
            <text:p>17.35</text:p>
          </table:table-cell>
          <table:table-cell office:value-type="float" office:value="17.950001" calcext:value-type="float">
            <text:p>17.950001</text:p>
          </table:table-cell>
          <table:table-cell office:value-type="float" office:value="15.31" calcext:value-type="float">
            <text:p>15.31</text:p>
          </table:table-cell>
          <table:table-cell office:value-type="float" office:value="15.59" calcext:value-type="float">
            <text:p>15.59</text:p>
          </table:table-cell>
          <table:table-cell office:value-type="float" office:value="12.398025" calcext:value-type="float">
            <text:p>12.398025</text:p>
          </table:table-cell>
          <table:table-cell office:value-type="float" office:value="51278200" calcext:value-type="float">
            <text:p>51278200</text:p>
          </table:table-cell>
        </table:table-row>
        <table:table-row table:style-name="ro1">
          <table:table-cell office:value-type="date" office:date-value="2001-11-01" calcext:value-type="date">
            <text:p>1. Nov. 2001</text:p>
          </table:table-cell>
          <table:table-cell office:value-type="float" office:value="15.6" calcext:value-type="float">
            <text:p>15.6</text:p>
          </table:table-cell>
          <table:table-cell office:value-type="float" office:value="16.17" calcext:value-type="float">
            <text:p>16.17</text:p>
          </table:table-cell>
          <table:table-cell office:value-type="float" office:value="13.96" calcext:value-type="float">
            <text:p>13.96</text:p>
          </table:table-cell>
          <table:table-cell office:value-type="float" office:value="15.13" calcext:value-type="float">
            <text:p>15.13</text:p>
          </table:table-cell>
          <table:table-cell office:value-type="float" office:value="12.032207" calcext:value-type="float">
            <text:p>12.032207</text:p>
          </table:table-cell>
          <table:table-cell office:value-type="float" office:value="37704500" calcext:value-type="float">
            <text:p>37704500</text:p>
          </table:table-cell>
        </table:table-row>
        <table:table-row table:style-name="ro1">
          <table:table-cell office:value-type="date" office:date-value="2001-12-01" calcext:value-type="date">
            <text:p>1. Dec. 2001</text:p>
          </table:table-cell>
          <table:table-cell office:value-type="float" office:value="15.2" calcext:value-type="float">
            <text:p>15.2</text:p>
          </table:table-cell>
          <table:table-cell office:value-type="float" office:value="16.690001" calcext:value-type="float">
            <text:p>16.690001</text:p>
          </table:table-cell>
          <table:table-cell office:value-type="float" office:value="14.85" calcext:value-type="float">
            <text:p>14.85</text:p>
          </table:table-cell>
          <table:table-cell office:value-type="float" office:value="15.95" calcext:value-type="float">
            <text:p>15.95</text:p>
          </table:table-cell>
          <table:table-cell office:value-type="float" office:value="12.779948" calcext:value-type="float">
            <text:p>12.779948</text:p>
          </table:table-cell>
          <table:table-cell office:value-type="float" office:value="41141400" calcext:value-type="float">
            <text:p>41141400</text:p>
          </table:table-cell>
        </table:table-row>
        <table:table-row table:style-name="ro1">
          <table:table-cell office:value-type="date" office:date-value="2002-01-01" calcext:value-type="date">
            <text:p>1. Jan. 2002</text:p>
          </table:table-cell>
          <table:table-cell office:value-type="float" office:value="15.91" calcext:value-type="float">
            <text:p>15.91</text:p>
          </table:table-cell>
          <table:table-cell office:value-type="float" office:value="17.65" calcext:value-type="float">
            <text:p>17.65</text:p>
          </table:table-cell>
          <table:table-cell office:value-type="float" office:value="15.56" calcext:value-type="float">
            <text:p>15.56</text:p>
          </table:table-cell>
          <table:table-cell office:value-type="float" office:value="17.1" calcext:value-type="float">
            <text:p>17.1</text:p>
          </table:table-cell>
          <table:table-cell office:value-type="float" office:value="13.701393" calcext:value-type="float">
            <text:p>13.701393</text:p>
          </table:table-cell>
          <table:table-cell office:value-type="float" office:value="50462200" calcext:value-type="float">
            <text:p>50462200</text:p>
          </table:table-cell>
        </table:table-row>
        <table:table-row table:style-name="ro1">
          <table:table-cell office:value-type="date" office:date-value="2002-02-01" calcext:value-type="date">
            <text:p>1. Feb. 2002</text:p>
          </table:table-cell>
          <table:table-cell office:value-type="float" office:value="17.299999" calcext:value-type="float">
            <text:p>17.299999</text:p>
          </table:table-cell>
          <table:table-cell office:value-type="float" office:value="19.5" calcext:value-type="float">
            <text:p>19.5</text:p>
          </table:table-cell>
          <table:table-cell office:value-type="float" office:value="17.18" calcext:value-type="float">
            <text:p>17.18</text:p>
          </table:table-cell>
          <table:table-cell office:value-type="float" office:value="18.049999" calcext:value-type="float">
            <text:p>18.049999</text:p>
          </table:table-cell>
          <table:table-cell office:value-type="float" office:value="14.46258" calcext:value-type="float">
            <text:p>14.46258</text:p>
          </table:table-cell>
          <table:table-cell office:value-type="float" office:value="74099500" calcext:value-type="float">
            <text:p>74099500</text:p>
          </table:table-cell>
        </table:table-row>
        <table:table-row table:style-name="ro1">
          <table:table-cell office:value-type="date" office:date-value="2002-03-01" calcext:value-type="date">
            <text:p>1. Mar. 2002</text:p>
          </table:table-cell>
          <table:table-cell office:value-type="float" office:value="17.9" calcext:value-type="float">
            <text:p>17.9</text:p>
          </table:table-cell>
          <table:table-cell office:value-type="float" office:value="18.940001" calcext:value-type="float">
            <text:p>18.940001</text:p>
          </table:table-cell>
          <table:table-cell office:value-type="float" office:value="16.9" calcext:value-type="float">
            <text:p>16.9</text:p>
          </table:table-cell>
          <table:table-cell office:value-type="float" office:value="18.559999" calcext:value-type="float">
            <text:p>18.559999</text:p>
          </table:table-cell>
          <table:table-cell office:value-type="float" office:value="14.871215" calcext:value-type="float">
            <text:p>14.871215</text:p>
          </table:table-cell>
          <table:table-cell office:value-type="float" office:value="55919600" calcext:value-type="float">
            <text:p>55919600</text:p>
          </table:table-cell>
        </table:table-row>
        <table:table-row table:style-name="ro1">
          <table:table-cell office:value-type="date" office:date-value="2002-04-01" calcext:value-type="date">
            <text:p>1. Apr. 2002</text:p>
          </table:table-cell>
          <table:table-cell office:value-type="float" office:value="18.4" calcext:value-type="float">
            <text:p>18.4</text:p>
          </table:table-cell>
          <table:table-cell office:value-type="float" office:value="20.51" calcext:value-type="float">
            <text:p>20.51</text:p>
          </table:table-cell>
          <table:table-cell office:value-type="float" office:value="17.18" calcext:value-type="float">
            <text:p>17.18</text:p>
          </table:table-cell>
          <table:table-cell office:value-type="float" office:value="20.07" calcext:value-type="float">
            <text:p>20.07</text:p>
          </table:table-cell>
          <table:table-cell office:value-type="float" office:value="16.081104" calcext:value-type="float">
            <text:p>16.081104</text:p>
          </table:table-cell>
          <table:table-cell office:value-type="float" office:value="71516000" calcext:value-type="float">
            <text:p>71516000</text:p>
          </table:table-cell>
        </table:table-row>
        <table:table-row table:style-name="ro1">
          <table:table-cell office:value-type="date" office:date-value="2002-05-01" calcext:value-type="date">
            <text:p>1. May. 2002</text:p>
          </table:table-cell>
          <table:table-cell office:value-type="float" office:value="19.65" calcext:value-type="float">
            <text:p>19.65</text:p>
          </table:table-cell>
          <table:table-cell office:value-type="float" office:value="23.49" calcext:value-type="float">
            <text:p>23.49</text:p>
          </table:table-cell>
          <table:table-cell office:value-type="float" office:value="19.629999" calcext:value-type="float">
            <text:p>19.629999</text:p>
          </table:table-cell>
          <table:table-cell office:value-type="float" office:value="21.799999" calcext:value-type="float">
            <text:p>21.799999</text:p>
          </table:table-cell>
          <table:table-cell office:value-type="float" office:value="17.467272" calcext:value-type="float">
            <text:p>17.467272</text:p>
          </table:table-cell>
          <table:table-cell office:value-type="float" office:value="74586600" calcext:value-type="float">
            <text:p>74586600</text:p>
          </table:table-cell>
        </table:table-row>
        <table:table-row table:style-name="ro1">
          <table:table-cell office:value-type="date" office:date-value="2002-06-01" calcext:value-type="date">
            <text:p>1. Jun. 2002</text:p>
          </table:table-cell>
          <table:table-cell office:value-type="float" office:value="21.84" calcext:value-type="float">
            <text:p>21.84</text:p>
          </table:table-cell>
          <table:table-cell office:value-type="float" office:value="23" calcext:value-type="float">
            <text:p>23</text:p>
          </table:table-cell>
          <table:table-cell office:value-type="float" office:value="18.950001" calcext:value-type="float">
            <text:p>18.950001</text:p>
          </table:table-cell>
          <table:table-cell office:value-type="float" office:value="18.99" calcext:value-type="float">
            <text:p>18.99</text:p>
          </table:table-cell>
          <table:table-cell office:value-type="float" office:value="15.287896" calcext:value-type="float">
            <text:p>15.287896</text:p>
          </table:table-cell>
          <table:table-cell office:value-type="float" office:value="77734500" calcext:value-type="float">
            <text:p>77734500</text:p>
          </table:table-cell>
        </table:table-row>
        <table:table-row table:style-name="ro1">
          <table:table-cell office:value-type="date" office:date-value="2002-07-01" calcext:value-type="date">
            <text:p>1. Jul. 2002</text:p>
          </table:table-cell>
          <table:table-cell office:value-type="float" office:value="18.9" calcext:value-type="float">
            <text:p>18.9</text:p>
          </table:table-cell>
          <table:table-cell office:value-type="float" office:value="19.629999" calcext:value-type="float">
            <text:p>19.629999</text:p>
          </table:table-cell>
          <table:table-cell office:value-type="float" office:value="13.46" calcext:value-type="float">
            <text:p>13.46</text:p>
          </table:table-cell>
          <table:table-cell office:value-type="float" office:value="15.32" calcext:value-type="float">
            <text:p>15.32</text:p>
          </table:table-cell>
          <table:table-cell office:value-type="float" office:value="12.333361" calcext:value-type="float">
            <text:p>12.333361</text:p>
          </table:table-cell>
          <table:table-cell office:value-type="float" office:value="170752500" calcext:value-type="float">
            <text:p>170752500</text:p>
          </table:table-cell>
        </table:table-row>
        <table:table-row table:style-name="ro1">
          <table:table-cell office:value-type="date" office:date-value="2002-08-01" calcext:value-type="date">
            <text:p>1. Aug. 2002</text:p>
          </table:table-cell>
          <table:table-cell office:value-type="float" office:value="14.56" calcext:value-type="float">
            <text:p>14.56</text:p>
          </table:table-cell>
          <table:table-cell office:value-type="float" office:value="16.65" calcext:value-type="float">
            <text:p>16.65</text:p>
          </table:table-cell>
          <table:table-cell office:value-type="float" office:value="14.47" calcext:value-type="float">
            <text:p>14.47</text:p>
          </table:table-cell>
          <table:table-cell office:value-type="float" office:value="16.07" calcext:value-type="float">
            <text:p>16.07</text:p>
          </table:table-cell>
          <table:table-cell office:value-type="float" office:value="12.93715" calcext:value-type="float">
            <text:p>12.93715</text:p>
          </table:table-cell>
          <table:table-cell office:value-type="float" office:value="65757500" calcext:value-type="float">
            <text:p>65757500</text:p>
          </table:table-cell>
        </table:table-row>
        <table:table-row table:style-name="ro1">
          <table:table-cell office:value-type="date" office:date-value="2002-09-01" calcext:value-type="date">
            <text:p>1. Sep. 2002</text:p>
          </table:table-cell>
          <table:table-cell office:value-type="float" office:value="16.290001" calcext:value-type="float">
            <text:p>16.290001</text:p>
          </table:table-cell>
          <table:table-cell office:value-type="float" office:value="18.190001" calcext:value-type="float">
            <text:p>18.190001</text:p>
          </table:table-cell>
          <table:table-cell office:value-type="float" office:value="14.9" calcext:value-type="float">
            <text:p>14.9</text:p>
          </table:table-cell>
          <table:table-cell office:value-type="float" office:value="15.55" calcext:value-type="float">
            <text:p>15.55</text:p>
          </table:table-cell>
          <table:table-cell office:value-type="float" office:value="12.518522" calcext:value-type="float">
            <text:p>12.518522</text:p>
          </table:table-cell>
          <table:table-cell office:value-type="float" office:value="85338900" calcext:value-type="float">
            <text:p>85338900</text:p>
          </table:table-cell>
        </table:table-row>
        <table:table-row table:style-name="ro1">
          <table:table-cell office:value-type="date" office:date-value="2002-10-01" calcext:value-type="date">
            <text:p>1. Oct. 2002</text:p>
          </table:table-cell>
          <table:table-cell office:value-type="float" office:value="15.56" calcext:value-type="float">
            <text:p>15.56</text:p>
          </table:table-cell>
          <table:table-cell office:value-type="float" office:value="15.98" calcext:value-type="float">
            <text:p>15.98</text:p>
          </table:table-cell>
          <table:table-cell office:value-type="float" office:value="13.82" calcext:value-type="float">
            <text:p>13.82</text:p>
          </table:table-cell>
          <table:table-cell office:value-type="float" office:value="15.07" calcext:value-type="float">
            <text:p>15.07</text:p>
          </table:table-cell>
          <table:table-cell office:value-type="float" office:value="12.132103" calcext:value-type="float">
            <text:p>12.132103</text:p>
          </table:table-cell>
          <table:table-cell office:value-type="float" office:value="58801700" calcext:value-type="float">
            <text:p>58801700</text:p>
          </table:table-cell>
        </table:table-row>
        <table:table-row table:style-name="ro1">
          <table:table-cell office:value-type="date" office:date-value="2002-11-01" calcext:value-type="date">
            <text:p>1. Nov. 2002</text:p>
          </table:table-cell>
          <table:table-cell office:value-type="float" office:value="15.4" calcext:value-type="float">
            <text:p>15.4</text:p>
          </table:table-cell>
          <table:table-cell office:value-type="float" office:value="16.74" calcext:value-type="float">
            <text:p>16.74</text:p>
          </table:table-cell>
          <table:table-cell office:value-type="float" office:value="14.08" calcext:value-type="float">
            <text:p>14.08</text:p>
          </table:table-cell>
          <table:table-cell office:value-type="float" office:value="14.67" calcext:value-type="float">
            <text:p>14.67</text:p>
          </table:table-cell>
          <table:table-cell office:value-type="float" office:value="11.810081" calcext:value-type="float">
            <text:p>11.810081</text:p>
          </table:table-cell>
          <table:table-cell office:value-type="float" office:value="42271200" calcext:value-type="float">
            <text:p>42271200</text:p>
          </table:table-cell>
        </table:table-row>
        <table:table-row table:style-name="ro1">
          <table:table-cell office:value-type="date" office:date-value="2002-12-01" calcext:value-type="date">
            <text:p>1. Dec. 2002</text:p>
          </table:table-cell>
          <table:table-cell office:value-type="float" office:value="14.4" calcext:value-type="float">
            <text:p>14.4</text:p>
          </table:table-cell>
          <table:table-cell office:value-type="float" office:value="16.6" calcext:value-type="float">
            <text:p>16.6</text:p>
          </table:table-cell>
          <table:table-cell office:value-type="float" office:value="14.31" calcext:value-type="float">
            <text:p>14.31</text:p>
          </table:table-cell>
          <table:table-cell office:value-type="float" office:value="15.41" calcext:value-type="float">
            <text:p>15.41</text:p>
          </table:table-cell>
          <table:table-cell office:value-type="float" office:value="12.405821" calcext:value-type="float">
            <text:p>12.405821</text:p>
          </table:table-cell>
          <table:table-cell office:value-type="float" office:value="70759000" calcext:value-type="float">
            <text:p>70759000</text:p>
          </table:table-cell>
        </table:table-row>
        <table:table-row table:style-name="ro1">
          <table:table-cell office:value-type="date" office:date-value="2003-01-01" calcext:value-type="date">
            <text:p>1. Jan. 2003</text:p>
          </table:table-cell>
          <table:table-cell office:value-type="float" office:value="15.31" calcext:value-type="float">
            <text:p>15.31</text:p>
          </table:table-cell>
          <table:table-cell office:value-type="float" office:value="17.43" calcext:value-type="float">
            <text:p>17.43</text:p>
          </table:table-cell>
          <table:table-cell office:value-type="float" office:value="14.86" calcext:value-type="float">
            <text:p>14.86</text:p>
          </table:table-cell>
          <table:table-cell office:value-type="float" office:value="16.450001" calcext:value-type="float">
            <text:p>16.450001</text:p>
          </table:table-cell>
          <table:table-cell office:value-type="float" office:value="13.339227" calcext:value-type="float">
            <text:p>13.339227</text:p>
          </table:table-cell>
          <table:table-cell office:value-type="float" office:value="65652300" calcext:value-type="float">
            <text:p>65652300</text:p>
          </table:table-cell>
        </table:table-row>
        <table:table-row table:style-name="ro1">
          <table:table-cell office:value-type="date" office:date-value="2003-02-01" calcext:value-type="date">
            <text:p>1. Feb. 2003</text:p>
          </table:table-cell>
          <table:table-cell office:value-type="float" office:value="16.549999" calcext:value-type="float">
            <text:p>16.549999</text:p>
          </table:table-cell>
          <table:table-cell office:value-type="float" office:value="17.219999" calcext:value-type="float">
            <text:p>17.219999</text:p>
          </table:table-cell>
          <table:table-cell office:value-type="float" office:value="15.55" calcext:value-type="float">
            <text:p>15.55</text:p>
          </table:table-cell>
          <table:table-cell office:value-type="float" office:value="16.120001" calcext:value-type="float">
            <text:p>16.120001</text:p>
          </table:table-cell>
          <table:table-cell office:value-type="float" office:value="13.071631" calcext:value-type="float">
            <text:p>13.071631</text:p>
          </table:table-cell>
          <table:table-cell office:value-type="float" office:value="53364900" calcext:value-type="float">
            <text:p>53364900</text:p>
          </table:table-cell>
        </table:table-row>
        <table:table-row table:style-name="ro1">
          <table:table-cell office:value-type="date" office:date-value="2003-03-01" calcext:value-type="date">
            <text:p>1. Mar. 2003</text:p>
          </table:table-cell>
          <table:table-cell table:number-columns-repeated="2" office:value-type="float" office:value="16.02" calcext:value-type="float">
            <text:p>16.02</text:p>
          </table:table-cell>
          <table:table-cell office:value-type="float" office:value="14.1" calcext:value-type="float">
            <text:p>14.1</text:p>
          </table:table-cell>
          <table:table-cell office:value-type="float" office:value="15.56" calcext:value-type="float">
            <text:p>15.56</text:p>
          </table:table-cell>
          <table:table-cell office:value-type="float" office:value="12.617528" calcext:value-type="float">
            <text:p>12.617528</text:p>
          </table:table-cell>
          <table:table-cell office:value-type="float" office:value="48808300" calcext:value-type="float">
            <text:p>48808300</text:p>
          </table:table-cell>
        </table:table-row>
        <table:table-row table:style-name="ro1">
          <table:table-cell office:value-type="date" office:date-value="2003-04-01" calcext:value-type="date">
            <text:p>1. Apr. 2003</text:p>
          </table:table-cell>
          <table:table-cell office:value-type="float" office:value="15.57" calcext:value-type="float">
            <text:p>15.57</text:p>
          </table:table-cell>
          <table:table-cell office:value-type="float" office:value="15.9" calcext:value-type="float">
            <text:p>15.9</text:p>
          </table:table-cell>
          <table:table-cell office:value-type="float" office:value="14.61" calcext:value-type="float">
            <text:p>14.61</text:p>
          </table:table-cell>
          <table:table-cell office:value-type="float" office:value="14.95" calcext:value-type="float">
            <text:p>14.95</text:p>
          </table:table-cell>
          <table:table-cell office:value-type="float" office:value="12.122883" calcext:value-type="float">
            <text:p>12.122883</text:p>
          </table:table-cell>
          <table:table-cell office:value-type="float" office:value="42246800" calcext:value-type="float">
            <text:p>42246800</text:p>
          </table:table-cell>
        </table:table-row>
        <table:table-row table:style-name="ro1">
          <table:table-cell office:value-type="date" office:date-value="2003-05-01" calcext:value-type="date">
            <text:p>1. May. 2003</text:p>
          </table:table-cell>
          <table:table-cell office:value-type="float" office:value="15.12" calcext:value-type="float">
            <text:p>15.12</text:p>
          </table:table-cell>
          <table:table-cell office:value-type="float" office:value="18.700001" calcext:value-type="float">
            <text:p>18.700001</text:p>
          </table:table-cell>
          <table:table-cell office:value-type="float" office:value="15.12" calcext:value-type="float">
            <text:p>15.12</text:p>
          </table:table-cell>
          <table:table-cell office:value-type="float" office:value="17.48" calcext:value-type="float">
            <text:p>17.48</text:p>
          </table:table-cell>
          <table:table-cell office:value-type="float" office:value="14.174446" calcext:value-type="float">
            <text:p>14.174446</text:p>
          </table:table-cell>
          <table:table-cell office:value-type="float" office:value="53034400" calcext:value-type="float">
            <text:p>53034400</text:p>
          </table:table-cell>
        </table:table-row>
        <table:table-row table:style-name="ro1">
          <table:table-cell office:value-type="date" office:date-value="2003-06-01" calcext:value-type="date">
            <text:p>1. Jun. 2003</text:p>
          </table:table-cell>
          <table:table-cell office:value-type="float" office:value="17.34" calcext:value-type="float">
            <text:p>17.34</text:p>
          </table:table-cell>
          <table:table-cell office:value-type="float" office:value="18.969999" calcext:value-type="float">
            <text:p>18.969999</text:p>
          </table:table-cell>
          <table:table-cell office:value-type="float" office:value="17.25" calcext:value-type="float">
            <text:p>17.25</text:p>
          </table:table-cell>
          <table:table-cell office:value-type="float" office:value="17.9" calcext:value-type="float">
            <text:p>17.9</text:p>
          </table:table-cell>
          <table:table-cell office:value-type="float" office:value="14.60472" calcext:value-type="float">
            <text:p>14.60472</text:p>
          </table:table-cell>
          <table:table-cell office:value-type="float" office:value="42074200" calcext:value-type="float">
            <text:p>42074200</text:p>
          </table:table-cell>
        </table:table-row>
        <table:table-row table:style-name="ro1">
          <table:table-cell office:value-type="date" office:date-value="2003-07-01" calcext:value-type="date">
            <text:p>1. Jul. 2003</text:p>
          </table:table-cell>
          <table:table-cell office:value-type="float" office:value="18" calcext:value-type="float">
            <text:p>18</text:p>
          </table:table-cell>
          <table:table-cell office:value-type="float" office:value="18.73" calcext:value-type="float">
            <text:p>18.73</text:p>
          </table:table-cell>
          <table:table-cell office:value-type="float" office:value="16.67" calcext:value-type="float">
            <text:p>16.67</text:p>
          </table:table-cell>
          <table:table-cell office:value-type="float" office:value="17.120001" calcext:value-type="float">
            <text:p>17.120001</text:p>
          </table:table-cell>
          <table:table-cell office:value-type="float" office:value="13.968318" calcext:value-type="float">
            <text:p>13.968318</text:p>
          </table:table-cell>
          <table:table-cell office:value-type="float" office:value="53356300" calcext:value-type="float">
            <text:p>53356300</text:p>
          </table:table-cell>
        </table:table-row>
        <table:table-row table:style-name="ro1">
          <table:table-cell office:value-type="date" office:date-value="2003-08-01" calcext:value-type="date">
            <text:p>1. Aug. 2003</text:p>
          </table:table-cell>
          <table:table-cell office:value-type="float" office:value="17" calcext:value-type="float">
            <text:p>17</text:p>
          </table:table-cell>
          <table:table-cell office:value-type="float" office:value="20.799999" calcext:value-type="float">
            <text:p>20.799999</text:p>
          </table:table-cell>
          <table:table-cell office:value-type="float" office:value="16.9" calcext:value-type="float">
            <text:p>16.9</text:p>
          </table:table-cell>
          <table:table-cell office:value-type="float" office:value="20.209999" calcext:value-type="float">
            <text:p>20.209999</text:p>
          </table:table-cell>
          <table:table-cell office:value-type="float" office:value="16.489468" calcext:value-type="float">
            <text:p>16.489468</text:p>
          </table:table-cell>
          <table:table-cell office:value-type="float" office:value="52316000" calcext:value-type="float">
            <text:p>52316000</text:p>
          </table:table-cell>
        </table:table-row>
        <table:table-row table:style-name="ro1">
          <table:table-cell office:value-type="date" office:date-value="2003-09-01" calcext:value-type="date">
            <text:p>1. Sep. 2003</text:p>
          </table:table-cell>
          <table:table-cell office:value-type="float" office:value="20.209999" calcext:value-type="float">
            <text:p>20.209999</text:p>
          </table:table-cell>
          <table:table-cell office:value-type="float" office:value="21.139999" calcext:value-type="float">
            <text:p>21.139999</text:p>
          </table:table-cell>
          <table:table-cell office:value-type="float" office:value="18.65" calcext:value-type="float">
            <text:p>18.65</text:p>
          </table:table-cell>
          <table:table-cell office:value-type="float" office:value="18.83" calcext:value-type="float">
            <text:p>18.83</text:p>
          </table:table-cell>
          <table:table-cell office:value-type="float" office:value="15.363514" calcext:value-type="float">
            <text:p>15.363514</text:p>
          </table:table-cell>
          <table:table-cell office:value-type="float" office:value="56907300" calcext:value-type="float">
            <text:p>56907300</text:p>
          </table:table-cell>
        </table:table-row>
        <table:table-row table:style-name="ro1">
          <table:table-cell office:value-type="date" office:date-value="2003-10-01" calcext:value-type="date">
            <text:p>1. Oct. 2003</text:p>
          </table:table-cell>
          <table:table-cell office:value-type="float" office:value="18.809999" calcext:value-type="float">
            <text:p>18.809999</text:p>
          </table:table-cell>
          <table:table-cell office:value-type="float" office:value="19.889999" calcext:value-type="float">
            <text:p>19.889999</text:p>
          </table:table-cell>
          <table:table-cell office:value-type="float" office:value="18.35" calcext:value-type="float">
            <text:p>18.35</text:p>
          </table:table-cell>
          <table:table-cell office:value-type="float" office:value="19.469999" calcext:value-type="float">
            <text:p>19.469999</text:p>
          </table:table-cell>
          <table:table-cell office:value-type="float" office:value="15.885692" calcext:value-type="float">
            <text:p>15.885692</text:p>
          </table:table-cell>
          <table:table-cell office:value-type="float" office:value="49263300" calcext:value-type="float">
            <text:p>49263300</text:p>
          </table:table-cell>
        </table:table-row>
        <table:table-row table:style-name="ro1">
          <table:table-cell office:value-type="date" office:date-value="2003-11-01" calcext:value-type="date">
            <text:p>1. Nov. 2003</text:p>
          </table:table-cell>
          <table:table-cell office:value-type="float" office:value="19.469999" calcext:value-type="float">
            <text:p>19.469999</text:p>
          </table:table-cell>
          <table:table-cell office:value-type="float" office:value="22.639999" calcext:value-type="float">
            <text:p>22.639999</text:p>
          </table:table-cell>
          <table:table-cell office:value-type="float" office:value="18.91" calcext:value-type="float">
            <text:p>18.91</text:p>
          </table:table-cell>
          <table:table-cell office:value-type="float" office:value="22.34" calcext:value-type="float">
            <text:p>22.34</text:p>
          </table:table-cell>
          <table:table-cell office:value-type="float" office:value="18.227343" calcext:value-type="float">
            <text:p>18.227343</text:p>
          </table:table-cell>
          <table:table-cell office:value-type="float" office:value="49399200" calcext:value-type="float">
            <text:p>49399200</text:p>
          </table:table-cell>
        </table:table-row>
        <table:table-row table:style-name="ro1">
          <table:table-cell office:value-type="date" office:date-value="2003-12-01" calcext:value-type="date">
            <text:p>1. Dec. 2003</text:p>
          </table:table-cell>
          <table:table-cell office:value-type="float" office:value="22.450001" calcext:value-type="float">
            <text:p>22.450001</text:p>
          </table:table-cell>
          <table:table-cell office:value-type="float" office:value="23.15" calcext:value-type="float">
            <text:p>23.15</text:p>
          </table:table-cell>
          <table:table-cell office:value-type="float" office:value="20.77" calcext:value-type="float">
            <text:p>20.77</text:p>
          </table:table-cell>
          <table:table-cell office:value-type="float" office:value="22.709999" calcext:value-type="float">
            <text:p>22.709999</text:p>
          </table:table-cell>
          <table:table-cell office:value-type="float" office:value="18.621159" calcext:value-type="float">
            <text:p>18.621159</text:p>
          </table:table-cell>
          <table:table-cell office:value-type="float" office:value="57166900" calcext:value-type="float">
            <text:p>57166900</text:p>
          </table:table-cell>
        </table:table-row>
        <table:table-row table:style-name="ro1">
          <table:table-cell office:value-type="date" office:date-value="2004-01-01" calcext:value-type="date">
            <text:p>1. Jan. 2004</text:p>
          </table:table-cell>
          <table:table-cell office:value-type="float" office:value="22.790001" calcext:value-type="float">
            <text:p>22.790001</text:p>
          </table:table-cell>
          <table:table-cell office:value-type="float" office:value="23.700001" calcext:value-type="float">
            <text:p>23.700001</text:p>
          </table:table-cell>
          <table:table-cell office:value-type="float" office:value="19.15" calcext:value-type="float">
            <text:p>19.15</text:p>
          </table:table-cell>
          <table:table-cell office:value-type="float" office:value="19.700001" calcext:value-type="float">
            <text:p>19.700001</text:p>
          </table:table-cell>
          <table:table-cell office:value-type="float" office:value="16.153099" calcext:value-type="float">
            <text:p>16.153099</text:p>
          </table:table-cell>
          <table:table-cell office:value-type="float" office:value="58242200" calcext:value-type="float">
            <text:p>58242200</text:p>
          </table:table-cell>
        </table:table-row>
        <table:table-row table:style-name="ro1">
          <table:table-cell office:value-type="date" office:date-value="2004-02-01" calcext:value-type="date">
            <text:p>1. Feb. 2004</text:p>
          </table:table-cell>
          <table:table-cell office:value-type="float" office:value="19.6" calcext:value-type="float">
            <text:p>19.6</text:p>
          </table:table-cell>
          <table:table-cell office:value-type="float" office:value="21.5" calcext:value-type="float">
            <text:p>21.5</text:p>
          </table:table-cell>
          <table:table-cell office:value-type="float" office:value="19" calcext:value-type="float">
            <text:p>19</text:p>
          </table:table-cell>
          <table:table-cell office:value-type="float" office:value="20.450001" calcext:value-type="float">
            <text:p>20.450001</text:p>
          </table:table-cell>
          <table:table-cell office:value-type="float" office:value="16.768072" calcext:value-type="float">
            <text:p>16.768072</text:p>
          </table:table-cell>
          <table:table-cell office:value-type="float" office:value="45815700" calcext:value-type="float">
            <text:p>45815700</text:p>
          </table:table-cell>
        </table:table-row>
        <table:table-row table:style-name="ro1">
          <table:table-cell office:value-type="date" office:date-value="2004-03-01" calcext:value-type="date">
            <text:p>1. Mar. 2004</text:p>
          </table:table-cell>
          <table:table-cell office:value-type="float" office:value="20.6" calcext:value-type="float">
            <text:p>20.6</text:p>
          </table:table-cell>
          <table:table-cell office:value-type="float" office:value="23.889999" calcext:value-type="float">
            <text:p>23.889999</text:p>
          </table:table-cell>
          <table:table-cell office:value-type="float" office:value="19.68" calcext:value-type="float">
            <text:p>19.68</text:p>
          </table:table-cell>
          <table:table-cell office:value-type="float" office:value="23.780001" calcext:value-type="float">
            <text:p>23.780001</text:p>
          </table:table-cell>
          <table:table-cell office:value-type="float" office:value="19.49852" calcext:value-type="float">
            <text:p>19.49852</text:p>
          </table:table-cell>
          <table:table-cell office:value-type="float" office:value="64128000" calcext:value-type="float">
            <text:p>64128000</text:p>
          </table:table-cell>
        </table:table-row>
        <table:table-row table:style-name="ro1">
          <table:table-cell office:value-type="date" office:date-value="2004-04-01" calcext:value-type="date">
            <text:p>1. Apr. 2004</text:p>
          </table:table-cell>
          <table:table-cell office:value-type="float" office:value="23.77" calcext:value-type="float">
            <text:p>23.77</text:p>
          </table:table-cell>
          <table:table-cell office:value-type="float" office:value="24.16" calcext:value-type="float">
            <text:p>24.16</text:p>
          </table:table-cell>
          <table:table-cell office:value-type="float" office:value="19.02" calcext:value-type="float">
            <text:p>19.02</text:p>
          </table:table-cell>
          <table:table-cell office:value-type="float" office:value="19.23" calcext:value-type="float">
            <text:p>19.23</text:p>
          </table:table-cell>
          <table:table-cell office:value-type="float" office:value="15.767722" calcext:value-type="float">
            <text:p>15.767722</text:p>
          </table:table-cell>
          <table:table-cell office:value-type="float" office:value="57879700" calcext:value-type="float">
            <text:p>57879700</text:p>
          </table:table-cell>
        </table:table-row>
        <table:table-row table:style-name="ro1">
          <table:table-cell office:value-type="date" office:date-value="2004-05-01" calcext:value-type="date">
            <text:p>1. May. 2004</text:p>
          </table:table-cell>
          <table:table-cell office:value-type="float" office:value="19" calcext:value-type="float">
            <text:p>19</text:p>
          </table:table-cell>
          <table:table-cell office:value-type="float" office:value="21.24" calcext:value-type="float">
            <text:p>21.24</text:p>
          </table:table-cell>
          <table:table-cell office:value-type="float" office:value="18.040001" calcext:value-type="float">
            <text:p>18.040001</text:p>
          </table:table-cell>
          <table:table-cell office:value-type="float" office:value="20.67" calcext:value-type="float">
            <text:p>20.67</text:p>
          </table:table-cell>
          <table:table-cell office:value-type="float" office:value="16.948463" calcext:value-type="float">
            <text:p>16.948463</text:p>
          </table:table-cell>
          <table:table-cell office:value-type="float" office:value="46581100" calcext:value-type="float">
            <text:p>46581100</text:p>
          </table:table-cell>
        </table:table-row>
        <table:table-row table:style-name="ro1">
          <table:table-cell office:value-type="date" office:date-value="2004-06-01" calcext:value-type="date">
            <text:p>1. Jun. 2004</text:p>
          </table:table-cell>
          <table:table-cell office:value-type="float" office:value="20.889999" calcext:value-type="float">
            <text:p>20.889999</text:p>
          </table:table-cell>
          <table:table-cell office:value-type="float" office:value="20.98" calcext:value-type="float">
            <text:p>20.98</text:p>
          </table:table-cell>
          <table:table-cell office:value-type="float" office:value="18.639999" calcext:value-type="float">
            <text:p>18.639999</text:p>
          </table:table-cell>
          <table:table-cell office:value-type="float" office:value="19.75" calcext:value-type="float">
            <text:p>19.75</text:p>
          </table:table-cell>
          <table:table-cell office:value-type="float" office:value="16.280956" calcext:value-type="float">
            <text:p>16.280956</text:p>
          </table:table-cell>
          <table:table-cell office:value-type="float" office:value="34892600" calcext:value-type="float">
            <text:p>34892600</text:p>
          </table:table-cell>
        </table:table-row>
        <table:table-row table:style-name="ro1">
          <table:table-cell office:value-type="date" office:date-value="2004-07-01" calcext:value-type="date">
            <text:p>1. Jul. 2004</text:p>
          </table:table-cell>
          <table:table-cell office:value-type="float" office:value="19.85" calcext:value-type="float">
            <text:p>19.85</text:p>
          </table:table-cell>
          <table:table-cell office:value-type="float" office:value="21.049999" calcext:value-type="float">
            <text:p>21.049999</text:p>
          </table:table-cell>
          <table:table-cell office:value-type="float" office:value="18.440001" calcext:value-type="float">
            <text:p>18.440001</text:p>
          </table:table-cell>
          <table:table-cell office:value-type="float" office:value="19.120001" calcext:value-type="float">
            <text:p>19.120001</text:p>
          </table:table-cell>
          <table:table-cell office:value-type="float" office:value="15.761617" calcext:value-type="float">
            <text:p>15.761617</text:p>
          </table:table-cell>
          <table:table-cell office:value-type="float" office:value="30794100" calcext:value-type="float">
            <text:p>30794100</text:p>
          </table:table-cell>
        </table:table-row>
        <table:table-row table:style-name="ro1">
          <table:table-cell office:value-type="date" office:date-value="2004-08-01" calcext:value-type="date">
            <text:p>1. Aug. 2004</text:p>
          </table:table-cell>
          <table:table-cell office:value-type="float" office:value="19.120001" calcext:value-type="float">
            <text:p>19.120001</text:p>
          </table:table-cell>
          <table:table-cell office:value-type="float" office:value="20.459999" calcext:value-type="float">
            <text:p>20.459999</text:p>
          </table:table-cell>
          <table:table-cell office:value-type="float" office:value="18.139999" calcext:value-type="float">
            <text:p>18.139999</text:p>
          </table:table-cell>
          <table:table-cell office:value-type="float" office:value="20" calcext:value-type="float">
            <text:p>20</text:p>
          </table:table-cell>
          <table:table-cell office:value-type="float" office:value="16.487045" calcext:value-type="float">
            <text:p>16.487045</text:p>
          </table:table-cell>
          <table:table-cell office:value-type="float" office:value="29332800" calcext:value-type="float">
            <text:p>29332800</text:p>
          </table:table-cell>
        </table:table-row>
        <table:table-row table:style-name="ro1">
          <table:table-cell office:value-type="date" office:date-value="2004-09-01" calcext:value-type="date">
            <text:p>1. Sep. 2004</text:p>
          </table:table-cell>
          <table:table-cell office:value-type="float" office:value="20" calcext:value-type="float">
            <text:p>20</text:p>
          </table:table-cell>
          <table:table-cell office:value-type="float" office:value="21.15" calcext:value-type="float">
            <text:p>21.15</text:p>
          </table:table-cell>
          <table:table-cell office:value-type="float" office:value="19.209999" calcext:value-type="float">
            <text:p>19.209999</text:p>
          </table:table-cell>
          <table:table-cell office:value-type="float" office:value="21.040001" calcext:value-type="float">
            <text:p>21.040001</text:p>
          </table:table-cell>
          <table:table-cell office:value-type="float" office:value="17.34437" calcext:value-type="float">
            <text:p>17.34437</text:p>
          </table:table-cell>
          <table:table-cell office:value-type="float" office:value="32255200" calcext:value-type="float">
            <text:p>32255200</text:p>
          </table:table-cell>
        </table:table-row>
        <table:table-row table:style-name="ro1">
          <table:table-cell office:value-type="date" office:date-value="2004-10-01" calcext:value-type="date">
            <text:p>1. Oct. 2004</text:p>
          </table:table-cell>
          <table:table-cell office:value-type="float" office:value="21.049999" calcext:value-type="float">
            <text:p>21.049999</text:p>
          </table:table-cell>
          <table:table-cell office:value-type="float" office:value="22.620001" calcext:value-type="float">
            <text:p>22.620001</text:p>
          </table:table-cell>
          <table:table-cell office:value-type="float" office:value="20.17" calcext:value-type="float">
            <text:p>20.17</text:p>
          </table:table-cell>
          <table:table-cell office:value-type="float" office:value="22.51" calcext:value-type="float">
            <text:p>22.51</text:p>
          </table:table-cell>
          <table:table-cell office:value-type="float" office:value="18.55617" calcext:value-type="float">
            <text:p>18.55617</text:p>
          </table:table-cell>
          <table:table-cell office:value-type="float" office:value="41589900" calcext:value-type="float">
            <text:p>41589900</text:p>
          </table:table-cell>
        </table:table-row>
        <table:table-row table:style-name="ro1">
          <table:table-cell office:value-type="date" office:date-value="2004-11-01" calcext:value-type="date">
            <text:p>1. Nov. 2004</text:p>
          </table:table-cell>
          <table:table-cell office:value-type="float" office:value="22.49" calcext:value-type="float">
            <text:p>22.49</text:p>
          </table:table-cell>
          <table:table-cell office:value-type="float" office:value="25.52" calcext:value-type="float">
            <text:p>25.52</text:p>
          </table:table-cell>
          <table:table-cell office:value-type="float" office:value="21.059999" calcext:value-type="float">
            <text:p>21.059999</text:p>
          </table:table-cell>
          <table:table-cell office:value-type="float" office:value="24.59" calcext:value-type="float">
            <text:p>24.59</text:p>
          </table:table-cell>
          <table:table-cell office:value-type="float" office:value="20.270821" calcext:value-type="float">
            <text:p>20.270821</text:p>
          </table:table-cell>
          <table:table-cell office:value-type="float" office:value="56004500" calcext:value-type="float">
            <text:p>56004500</text:p>
          </table:table-cell>
        </table:table-row>
        <table:table-row table:style-name="ro1">
          <table:table-cell office:value-type="date" office:date-value="2004-12-01" calcext:value-type="date">
            <text:p>1. Dec. 2004</text:p>
          </table:table-cell>
          <table:table-cell office:value-type="float" office:value="24.620001" calcext:value-type="float">
            <text:p>24.620001</text:p>
          </table:table-cell>
          <table:table-cell office:value-type="float" office:value="25" calcext:value-type="float">
            <text:p>25</text:p>
          </table:table-cell>
          <table:table-cell office:value-type="float" office:value="22.379999" calcext:value-type="float">
            <text:p>22.379999</text:p>
          </table:table-cell>
          <table:table-cell office:value-type="float" office:value="24.219999" calcext:value-type="float">
            <text:p>24.219999</text:p>
          </table:table-cell>
          <table:table-cell office:value-type="float" office:value="20.055422" calcext:value-type="float">
            <text:p>20.055422</text:p>
          </table:table-cell>
          <table:table-cell office:value-type="float" office:value="43255600" calcext:value-type="float">
            <text:p>43255600</text:p>
          </table:table-cell>
        </table:table-row>
        <table:table-row table:style-name="ro1">
          <table:table-cell office:value-type="date" office:date-value="2005-01-01" calcext:value-type="date">
            <text:p>1. Jan. 2005</text:p>
          </table:table-cell>
          <table:table-cell table:number-columns-repeated="2" office:value-type="float" office:value="23.969999" calcext:value-type="float">
            <text:p>23.969999</text:p>
          </table:table-cell>
          <table:table-cell office:value-type="float" office:value="21.719999" calcext:value-type="float">
            <text:p>21.719999</text:p>
          </table:table-cell>
          <table:table-cell office:value-type="float" office:value="21.860001" calcext:value-type="float">
            <text:p>21.860001</text:p>
          </table:table-cell>
          <table:table-cell office:value-type="float" office:value="18.10121" calcext:value-type="float">
            <text:p>18.10121</text:p>
          </table:table-cell>
          <table:table-cell office:value-type="float" office:value="34830500" calcext:value-type="float">
            <text:p>34830500</text:p>
          </table:table-cell>
        </table:table-row>
        <table:table-row table:style-name="ro1">
          <table:table-cell office:value-type="date" office:date-value="2005-02-01" calcext:value-type="date">
            <text:p>1. Feb. 2005</text:p>
          </table:table-cell>
          <table:table-cell office:value-type="float" office:value="21.809999" calcext:value-type="float">
            <text:p>21.809999</text:p>
          </table:table-cell>
          <table:table-cell office:value-type="float" office:value="25.299999" calcext:value-type="float">
            <text:p>25.299999</text:p>
          </table:table-cell>
          <table:table-cell office:value-type="float" office:value="21.27" calcext:value-type="float">
            <text:p>21.27</text:p>
          </table:table-cell>
          <table:table-cell office:value-type="float" office:value="24.9" calcext:value-type="float">
            <text:p>24.9</text:p>
          </table:table-cell>
          <table:table-cell office:value-type="float" office:value="20.618492" calcext:value-type="float">
            <text:p>20.618492</text:p>
          </table:table-cell>
          <table:table-cell office:value-type="float" office:value="35865100" calcext:value-type="float">
            <text:p>35865100</text:p>
          </table:table-cell>
        </table:table-row>
        <table:table-row table:style-name="ro1">
          <table:table-cell office:value-type="date" office:date-value="2005-03-01" calcext:value-type="date">
            <text:p>1. Mar. 2005</text:p>
          </table:table-cell>
          <table:table-cell office:value-type="float" office:value="24.700001" calcext:value-type="float">
            <text:p>24.700001</text:p>
          </table:table-cell>
          <table:table-cell office:value-type="float" office:value="26.32" calcext:value-type="float">
            <text:p>26.32</text:p>
          </table:table-cell>
          <table:table-cell office:value-type="float" office:value="23.51" calcext:value-type="float">
            <text:p>23.51</text:p>
          </table:table-cell>
          <table:table-cell office:value-type="float" office:value="23.959999" calcext:value-type="float">
            <text:p>23.959999</text:p>
          </table:table-cell>
          <table:table-cell office:value-type="float" office:value="19.840115" calcext:value-type="float">
            <text:p>19.840115</text:p>
          </table:table-cell>
          <table:table-cell office:value-type="float" office:value="37345100" calcext:value-type="float">
            <text:p>37345100</text:p>
          </table:table-cell>
        </table:table-row>
        <table:table-row table:style-name="ro1">
          <table:table-cell office:value-type="date" office:date-value="2005-04-01" calcext:value-type="date">
            <text:p>1. Apr. 2005</text:p>
          </table:table-cell>
          <table:table-cell office:value-type="float" office:value="23.959999" calcext:value-type="float">
            <text:p>23.959999</text:p>
          </table:table-cell>
          <table:table-cell office:value-type="float" office:value="24.5" calcext:value-type="float">
            <text:p>24.5</text:p>
          </table:table-cell>
          <table:table-cell office:value-type="float" office:value="21.51" calcext:value-type="float">
            <text:p>21.51</text:p>
          </table:table-cell>
          <table:table-cell office:value-type="float" office:value="22.32" calcext:value-type="float">
            <text:p>22.32</text:p>
          </table:table-cell>
          <table:table-cell office:value-type="float" office:value="18.482119" calcext:value-type="float">
            <text:p>18.482119</text:p>
          </table:table-cell>
          <table:table-cell office:value-type="float" office:value="41709600" calcext:value-type="float">
            <text:p>41709600</text:p>
          </table:table-cell>
        </table:table-row>
        <table:table-row table:style-name="ro1">
          <table:table-cell office:value-type="date" office:date-value="2005-05-01" calcext:value-type="date">
            <text:p>1. May. 2005</text:p>
          </table:table-cell>
          <table:table-cell office:value-type="float" office:value="22.290001" calcext:value-type="float">
            <text:p>22.290001</text:p>
          </table:table-cell>
          <table:table-cell office:value-type="float" office:value="23.34" calcext:value-type="float">
            <text:p>23.34</text:p>
          </table:table-cell>
          <table:table-cell office:value-type="float" office:value="21.07" calcext:value-type="float">
            <text:p>21.07</text:p>
          </table:table-cell>
          <table:table-cell office:value-type="float" office:value="22.99" calcext:value-type="float">
            <text:p>22.99</text:p>
          </table:table-cell>
          <table:table-cell office:value-type="float" office:value="19.036909" calcext:value-type="float">
            <text:p>19.036909</text:p>
          </table:table-cell>
          <table:table-cell office:value-type="float" office:value="33727900" calcext:value-type="float">
            <text:p>33727900</text:p>
          </table:table-cell>
        </table:table-row>
        <table:table-row table:style-name="ro1">
          <table:table-cell office:value-type="date" office:date-value="2005-06-01" calcext:value-type="date">
            <text:p>1. Jun. 2005</text:p>
          </table:table-cell>
          <table:table-cell office:value-type="float" office:value="22.870001" calcext:value-type="float">
            <text:p>22.870001</text:p>
          </table:table-cell>
          <table:table-cell office:value-type="float" office:value="25.9" calcext:value-type="float">
            <text:p>25.9</text:p>
          </table:table-cell>
          <table:table-cell office:value-type="float" office:value="22.440001" calcext:value-type="float">
            <text:p>22.440001</text:p>
          </table:table-cell>
          <table:table-cell office:value-type="float" office:value="25.030001" calcext:value-type="float">
            <text:p>25.030001</text:p>
          </table:table-cell>
          <table:table-cell office:value-type="float" office:value="20.82963" calcext:value-type="float">
            <text:p>20.82963</text:p>
          </table:table-cell>
          <table:table-cell office:value-type="float" office:value="40648500" calcext:value-type="float">
            <text:p>40648500</text:p>
          </table:table-cell>
        </table:table-row>
        <table:table-row table:style-name="ro1">
          <table:table-cell office:value-type="date" office:date-value="2005-07-01" calcext:value-type="date">
            <text:p>1. Jul. 2005</text:p>
          </table:table-cell>
          <table:table-cell office:value-type="float" office:value="25.25" calcext:value-type="float">
            <text:p>25.25</text:p>
          </table:table-cell>
          <table:table-cell office:value-type="float" office:value="25.370001" calcext:value-type="float">
            <text:p>25.370001</text:p>
          </table:table-cell>
          <table:table-cell office:value-type="float" office:value="23.35" calcext:value-type="float">
            <text:p>23.35</text:p>
          </table:table-cell>
          <table:table-cell office:value-type="float" office:value="24.5" calcext:value-type="float">
            <text:p>24.5</text:p>
          </table:table-cell>
          <table:table-cell office:value-type="float" office:value="20.388577" calcext:value-type="float">
            <text:p>20.388577</text:p>
          </table:table-cell>
          <table:table-cell office:value-type="float" office:value="31392700" calcext:value-type="float">
            <text:p>31392700</text:p>
          </table:table-cell>
        </table:table-row>
        <table:table-row table:style-name="ro1">
          <table:table-cell office:value-type="date" office:date-value="2005-08-01" calcext:value-type="date">
            <text:p>1. Aug. 2005</text:p>
          </table:table-cell>
          <table:table-cell office:value-type="float" office:value="24.75" calcext:value-type="float">
            <text:p>24.75</text:p>
          </table:table-cell>
          <table:table-cell office:value-type="float" office:value="27.969999" calcext:value-type="float">
            <text:p>27.969999</text:p>
          </table:table-cell>
          <table:table-cell office:value-type="float" office:value="24.459999" calcext:value-type="float">
            <text:p>24.459999</text:p>
          </table:table-cell>
          <table:table-cell office:value-type="float" office:value="26.219999" calcext:value-type="float">
            <text:p>26.219999</text:p>
          </table:table-cell>
          <table:table-cell office:value-type="float" office:value="21.819929" calcext:value-type="float">
            <text:p>21.819929</text:p>
          </table:table-cell>
          <table:table-cell office:value-type="float" office:value="50187600" calcext:value-type="float">
            <text:p>50187600</text:p>
          </table:table-cell>
        </table:table-row>
        <table:table-row table:style-name="ro1">
          <table:table-cell office:value-type="date" office:date-value="2005-09-01" calcext:value-type="date">
            <text:p>1. Sep. 2005</text:p>
          </table:table-cell>
          <table:table-cell office:value-type="float" office:value="26.690001" calcext:value-type="float">
            <text:p>26.690001</text:p>
          </table:table-cell>
          <table:table-cell office:value-type="float" office:value="29.959999" calcext:value-type="float">
            <text:p>29.959999</text:p>
          </table:table-cell>
          <table:table-cell office:value-type="float" office:value="26.6" calcext:value-type="float">
            <text:p>26.6</text:p>
          </table:table-cell>
          <table:table-cell office:value-type="float" office:value="29.049999" calcext:value-type="float">
            <text:p>29.049999</text:p>
          </table:table-cell>
          <table:table-cell office:value-type="float" office:value="24.175016" calcext:value-type="float">
            <text:p>24.175016</text:p>
          </table:table-cell>
          <table:table-cell office:value-type="float" office:value="64159800" calcext:value-type="float">
            <text:p>64159800</text:p>
          </table:table-cell>
        </table:table-row>
        <table:table-row table:style-name="ro1">
          <table:table-cell office:value-type="date" office:date-value="2005-10-01" calcext:value-type="date">
            <text:p>1. Oct. 2005</text:p>
          </table:table-cell>
          <table:table-cell office:value-type="float" office:value="28.959999" calcext:value-type="float">
            <text:p>28.959999</text:p>
          </table:table-cell>
          <table:table-cell office:value-type="float" office:value="29.120001" calcext:value-type="float">
            <text:p>29.120001</text:p>
          </table:table-cell>
          <table:table-cell office:value-type="float" office:value="24.68" calcext:value-type="float">
            <text:p>24.68</text:p>
          </table:table-cell>
          <table:table-cell office:value-type="float" office:value="25.25" calcext:value-type="float">
            <text:p>25.25</text:p>
          </table:table-cell>
          <table:table-cell office:value-type="float" office:value="21.012712" calcext:value-type="float">
            <text:p>21.012712</text:p>
          </table:table-cell>
          <table:table-cell office:value-type="float" office:value="64129900" calcext:value-type="float">
            <text:p>64129900</text:p>
          </table:table-cell>
        </table:table-row>
        <table:table-row table:style-name="ro1">
          <table:table-cell office:value-type="date" office:date-value="2005-11-01" calcext:value-type="date">
            <text:p>1. Nov. 2005</text:p>
          </table:table-cell>
          <table:table-cell office:value-type="float" office:value="25.1" calcext:value-type="float">
            <text:p>25.1</text:p>
          </table:table-cell>
          <table:table-cell office:value-type="float" office:value="27.959999" calcext:value-type="float">
            <text:p>27.959999</text:p>
          </table:table-cell>
          <table:table-cell office:value-type="float" office:value="24.58" calcext:value-type="float">
            <text:p>24.58</text:p>
          </table:table-cell>
          <table:table-cell office:value-type="float" office:value="26.610001" calcext:value-type="float">
            <text:p>26.610001</text:p>
          </table:table-cell>
          <table:table-cell office:value-type="float" office:value="22.144484" calcext:value-type="float">
            <text:p>22.144484</text:p>
          </table:table-cell>
          <table:table-cell office:value-type="float" office:value="74888100" calcext:value-type="float">
            <text:p>74888100</text:p>
          </table:table-cell>
        </table:table-row>
        <table:table-row table:style-name="ro1">
          <table:table-cell office:value-type="date" office:date-value="2005-12-01" calcext:value-type="date">
            <text:p>1. Dec. 2005</text:p>
          </table:table-cell>
          <table:table-cell office:value-type="float" office:value="26.879999" calcext:value-type="float">
            <text:p>26.879999</text:p>
          </table:table-cell>
          <table:table-cell office:value-type="float" office:value="28.639999" calcext:value-type="float">
            <text:p>28.639999</text:p>
          </table:table-cell>
          <table:table-cell office:value-type="float" office:value="26.309999" calcext:value-type="float">
            <text:p>26.309999</text:p>
          </table:table-cell>
          <table:table-cell office:value-type="float" office:value="27.870001" calcext:value-type="float">
            <text:p>27.870001</text:p>
          </table:table-cell>
          <table:table-cell office:value-type="float" office:value="23.286419" calcext:value-type="float">
            <text:p>23.286419</text:p>
          </table:table-cell>
          <table:table-cell office:value-type="float" office:value="82078700" calcext:value-type="float">
            <text:p>82078700</text:p>
          </table:table-cell>
        </table:table-row>
        <table:table-row table:style-name="ro1">
          <table:table-cell office:value-type="date" office:date-value="2006-01-01" calcext:value-type="date">
            <text:p>1. Jan. 2006</text:p>
          </table:table-cell>
          <table:table-cell office:value-type="float" office:value="28.139999" calcext:value-type="float">
            <text:p>28.139999</text:p>
          </table:table-cell>
          <table:table-cell office:value-type="float" office:value="32.139999" calcext:value-type="float">
            <text:p>32.139999</text:p>
          </table:table-cell>
          <table:table-cell office:value-type="float" office:value="28.129999" calcext:value-type="float">
            <text:p>28.129999</text:p>
          </table:table-cell>
          <table:table-cell office:value-type="float" office:value="31.459999" calcext:value-type="float">
            <text:p>31.459999</text:p>
          </table:table-cell>
          <table:table-cell office:value-type="float" office:value="26.285995" calcext:value-type="float">
            <text:p>26.285995</text:p>
          </table:table-cell>
          <table:table-cell office:value-type="float" office:value="125029400" calcext:value-type="float">
            <text:p>125029400</text:p>
          </table:table-cell>
        </table:table-row>
        <table:table-row table:style-name="ro1">
          <table:table-cell office:value-type="date" office:date-value="2006-02-01" calcext:value-type="date">
            <text:p>1. Feb. 2006</text:p>
          </table:table-cell>
          <table:table-cell office:value-type="float" office:value="31.52" calcext:value-type="float">
            <text:p>31.52</text:p>
          </table:table-cell>
          <table:table-cell office:value-type="float" office:value="31.530001" calcext:value-type="float">
            <text:p>31.530001</text:p>
          </table:table-cell>
          <table:table-cell office:value-type="float" office:value="27.09" calcext:value-type="float">
            <text:p>27.09</text:p>
          </table:table-cell>
          <table:table-cell office:value-type="float" office:value="27.370001" calcext:value-type="float">
            <text:p>27.370001</text:p>
          </table:table-cell>
          <table:table-cell office:value-type="float" office:value="22.868652" calcext:value-type="float">
            <text:p>22.868652</text:p>
          </table:table-cell>
          <table:table-cell office:value-type="float" office:value="88354800" calcext:value-type="float">
            <text:p>88354800</text:p>
          </table:table-cell>
        </table:table-row>
        <table:table-row table:style-name="ro1">
          <table:table-cell office:value-type="date" office:date-value="2006-03-01" calcext:value-type="date">
            <text:p>1. Mar. 2006</text:p>
          </table:table-cell>
          <table:table-cell office:value-type="float" office:value="27.5" calcext:value-type="float">
            <text:p>27.5</text:p>
          </table:table-cell>
          <table:table-cell office:value-type="float" office:value="28.450001" calcext:value-type="float">
            <text:p>28.450001</text:p>
          </table:table-cell>
          <table:table-cell office:value-type="float" office:value="25.1" calcext:value-type="float">
            <text:p>25.1</text:p>
          </table:table-cell>
          <table:table-cell office:value-type="float" office:value="27.24" calcext:value-type="float">
            <text:p>27.24</text:p>
          </table:table-cell>
          <table:table-cell office:value-type="float" office:value="22.760035" calcext:value-type="float">
            <text:p>22.760035</text:p>
          </table:table-cell>
          <table:table-cell office:value-type="float" office:value="101457500" calcext:value-type="float">
            <text:p>101457500</text:p>
          </table:table-cell>
        </table:table-row>
        <table:table-row table:style-name="ro1">
          <table:table-cell office:value-type="date" office:date-value="2006-04-01" calcext:value-type="date">
            <text:p>1. Apr. 2006</text:p>
          </table:table-cell>
          <table:table-cell office:value-type="float" office:value="27.610001" calcext:value-type="float">
            <text:p>27.610001</text:p>
          </table:table-cell>
          <table:table-cell office:value-type="float" office:value="31.18" calcext:value-type="float">
            <text:p>31.18</text:p>
          </table:table-cell>
          <table:table-cell office:value-type="float" office:value="27.459999" calcext:value-type="float">
            <text:p>27.459999</text:p>
          </table:table-cell>
          <table:table-cell office:value-type="float" office:value="30.48" calcext:value-type="float">
            <text:p>30.48</text:p>
          </table:table-cell>
          <table:table-cell office:value-type="float" office:value="25.467165" calcext:value-type="float">
            <text:p>25.467165</text:p>
          </table:table-cell>
          <table:table-cell office:value-type="float" office:value="95228400" calcext:value-type="float">
            <text:p>95228400</text:p>
          </table:table-cell>
        </table:table-row>
        <table:table-row table:style-name="ro1">
          <table:table-cell office:value-type="date" office:date-value="2006-05-01" calcext:value-type="date">
            <text:p>1. May. 2006</text:p>
          </table:table-cell>
          <table:table-cell office:value-type="float" office:value="30.950001" calcext:value-type="float">
            <text:p>30.950001</text:p>
          </table:table-cell>
          <table:table-cell office:value-type="float" office:value="36.029999" calcext:value-type="float">
            <text:p>36.029999</text:p>
          </table:table-cell>
          <table:table-cell office:value-type="float" office:value="29.32" calcext:value-type="float">
            <text:p>29.32</text:p>
          </table:table-cell>
          <table:table-cell office:value-type="float" office:value="30.610001" calcext:value-type="float">
            <text:p>30.610001</text:p>
          </table:table-cell>
          <table:table-cell office:value-type="float" office:value="25.575798" calcext:value-type="float">
            <text:p>25.575798</text:p>
          </table:table-cell>
          <table:table-cell office:value-type="float" office:value="151666900" calcext:value-type="float">
            <text:p>151666900</text:p>
          </table:table-cell>
        </table:table-row>
        <table:table-row table:style-name="ro1">
          <table:table-cell office:value-type="date" office:date-value="2006-06-01" calcext:value-type="date">
            <text:p>1. Jun. 2006</text:p>
          </table:table-cell>
          <table:table-cell office:value-type="float" office:value="30.049999" calcext:value-type="float">
            <text:p>30.049999</text:p>
          </table:table-cell>
          <table:table-cell office:value-type="float" office:value="31.1" calcext:value-type="float">
            <text:p>31.1</text:p>
          </table:table-cell>
          <table:table-cell office:value-type="float" office:value="26.700001" calcext:value-type="float">
            <text:p>26.700001</text:p>
          </table:table-cell>
          <table:table-cell office:value-type="float" office:value="29.6" calcext:value-type="float">
            <text:p>29.6</text:p>
          </table:table-cell>
          <table:table-cell office:value-type="float" office:value="24.820343" calcext:value-type="float">
            <text:p>24.820343</text:p>
          </table:table-cell>
          <table:table-cell office:value-type="float" office:value="103368600" calcext:value-type="float">
            <text:p>103368600</text:p>
          </table:table-cell>
        </table:table-row>
        <table:table-row table:style-name="ro1">
          <table:table-cell office:value-type="date" office:date-value="2006-07-01" calcext:value-type="date">
            <text:p>1. Jul. 2006</text:p>
          </table:table-cell>
          <table:table-cell office:value-type="float" office:value="30.200001" calcext:value-type="float">
            <text:p>30.200001</text:p>
          </table:table-cell>
          <table:table-cell office:value-type="float" office:value="31" calcext:value-type="float">
            <text:p>31</text:p>
          </table:table-cell>
          <table:table-cell office:value-type="float" office:value="27.610001" calcext:value-type="float">
            <text:p>27.610001</text:p>
          </table:table-cell>
          <table:table-cell office:value-type="float" office:value="30.799999" calcext:value-type="float">
            <text:p>30.799999</text:p>
          </table:table-cell>
          <table:table-cell office:value-type="float" office:value="25.826569" calcext:value-type="float">
            <text:p>25.826569</text:p>
          </table:table-cell>
          <table:table-cell office:value-type="float" office:value="77203800" calcext:value-type="float">
            <text:p>77203800</text:p>
          </table:table-cell>
        </table:table-row>
        <table:table-row table:style-name="ro1">
          <table:table-cell office:value-type="date" office:date-value="2006-08-01" calcext:value-type="date">
            <text:p>1. Aug. 2006</text:p>
          </table:table-cell>
          <table:table-cell office:value-type="float" office:value="30.700001" calcext:value-type="float">
            <text:p>30.700001</text:p>
          </table:table-cell>
          <table:table-cell office:value-type="float" office:value="34.099998" calcext:value-type="float">
            <text:p>34.099998</text:p>
          </table:table-cell>
          <table:table-cell office:value-type="float" office:value="30.469999" calcext:value-type="float">
            <text:p>30.469999</text:p>
          </table:table-cell>
          <table:table-cell office:value-type="float" office:value="33.48" calcext:value-type="float">
            <text:p>33.48</text:p>
          </table:table-cell>
          <table:table-cell office:value-type="float" office:value="28.073824" calcext:value-type="float">
            <text:p>28.073824</text:p>
          </table:table-cell>
          <table:table-cell office:value-type="float" office:value="93605100" calcext:value-type="float">
            <text:p>93605100</text:p>
          </table:table-cell>
        </table:table-row>
        <table:table-row table:style-name="ro1">
          <table:table-cell office:value-type="date" office:date-value="2006-09-01" calcext:value-type="date">
            <text:p>1. Sep. 2006</text:p>
          </table:table-cell>
          <table:table-cell office:value-type="float" office:value="33.330002" calcext:value-type="float">
            <text:p>33.330002</text:p>
          </table:table-cell>
          <table:table-cell office:value-type="float" office:value="34.470001" calcext:value-type="float">
            <text:p>34.470001</text:p>
          </table:table-cell>
          <table:table-cell office:value-type="float" office:value="27.92" calcext:value-type="float">
            <text:p>27.92</text:p>
          </table:table-cell>
          <table:table-cell office:value-type="float" office:value="30.719999" calcext:value-type="float">
            <text:p>30.719999</text:p>
          </table:table-cell>
          <table:table-cell office:value-type="float" office:value="25.759489" calcext:value-type="float">
            <text:p>25.759489</text:p>
          </table:table-cell>
          <table:table-cell office:value-type="float" office:value="102093500" calcext:value-type="float">
            <text:p>102093500</text:p>
          </table:table-cell>
        </table:table-row>
        <table:table-row table:style-name="ro1">
          <table:table-cell office:value-type="date" office:date-value="2006-10-01" calcext:value-type="date">
            <text:p>1. Oct. 2006</text:p>
          </table:table-cell>
          <table:table-cell office:value-type="float" office:value="30.879999" calcext:value-type="float">
            <text:p>30.879999</text:p>
          </table:table-cell>
          <table:table-cell office:value-type="float" office:value="31.33" calcext:value-type="float">
            <text:p>31.33</text:p>
          </table:table-cell>
          <table:table-cell office:value-type="float" office:value="27.629999" calcext:value-type="float">
            <text:p>27.629999</text:p>
          </table:table-cell>
          <table:table-cell office:value-type="float" office:value="31" calcext:value-type="float">
            <text:p>31</text:p>
          </table:table-cell>
          <table:table-cell office:value-type="float" office:value="25.994278" calcext:value-type="float">
            <text:p>25.994278</text:p>
          </table:table-cell>
          <table:table-cell office:value-type="float" office:value="101649000" calcext:value-type="float">
            <text:p>101649000</text:p>
          </table:table-cell>
        </table:table-row>
        <table:table-row table:style-name="ro1">
          <table:table-cell office:value-type="date" office:date-value="2006-11-01" calcext:value-type="date">
            <text:p>1. Nov. 2006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31.639999" calcext:value-type="float">
            <text:p>31.639999</text:p>
          </table:table-cell>
          <table:table-cell office:value-type="float" office:value="28.08" calcext:value-type="float">
            <text:p>28.08</text:p>
          </table:table-cell>
          <table:table-cell office:value-type="float" office:value="31.440001" calcext:value-type="float">
            <text:p>31.440001</text:p>
          </table:table-cell>
          <table:table-cell office:value-type="float" office:value="26.363232" calcext:value-type="float">
            <text:p>26.363232</text:p>
          </table:table-cell>
          <table:table-cell office:value-type="float" office:value="117114900" calcext:value-type="float">
            <text:p>117114900</text:p>
          </table:table-cell>
        </table:table-row>
        <table:table-row table:style-name="ro1">
          <table:table-cell office:value-type="date" office:date-value="2006-12-01" calcext:value-type="date">
            <text:p>1. Dec. 2006</text:p>
          </table:table-cell>
          <table:table-cell office:value-type="float" office:value="31.379999" calcext:value-type="float">
            <text:p>31.379999</text:p>
          </table:table-cell>
          <table:table-cell office:value-type="float" office:value="31.559999" calcext:value-type="float">
            <text:p>31.559999</text:p>
          </table:table-cell>
          <table:table-cell office:value-type="float" office:value="29.57" calcext:value-type="float">
            <text:p>29.57</text:p>
          </table:table-cell>
          <table:table-cell office:value-type="float" office:value="30.700001" calcext:value-type="float">
            <text:p>30.700001</text:p>
          </table:table-cell>
          <table:table-cell office:value-type="float" office:value="25.838261" calcext:value-type="float">
            <text:p>25.838261</text:p>
          </table:table-cell>
          <table:table-cell office:value-type="float" office:value="77093600" calcext:value-type="float">
            <text:p>77093600</text:p>
          </table:table-cell>
        </table:table-row>
        <table:table-row table:style-name="ro1">
          <table:table-cell office:value-type="date" office:date-value="2007-01-01" calcext:value-type="date">
            <text:p>1. Jan. 2007</text:p>
          </table:table-cell>
          <table:table-cell office:value-type="float" office:value="30.99" calcext:value-type="float">
            <text:p>30.99</text:p>
          </table:table-cell>
          <table:table-cell office:value-type="float" office:value="31.09" calcext:value-type="float">
            <text:p>31.09</text:p>
          </table:table-cell>
          <table:table-cell office:value-type="float" office:value="28.09" calcext:value-type="float">
            <text:p>28.09</text:p>
          </table:table-cell>
          <table:table-cell office:value-type="float" office:value="29.620001" calcext:value-type="float">
            <text:p>29.620001</text:p>
          </table:table-cell>
          <table:table-cell office:value-type="float" office:value="24.929285" calcext:value-type="float">
            <text:p>24.929285</text:p>
          </table:table-cell>
          <table:table-cell office:value-type="float" office:value="103533100" calcext:value-type="float">
            <text:p>103533100</text:p>
          </table:table-cell>
        </table:table-row>
        <table:table-row table:style-name="ro1">
          <table:table-cell office:value-type="date" office:date-value="2007-02-01" calcext:value-type="date">
            <text:p>1. Feb. 2007</text:p>
          </table:table-cell>
          <table:table-cell office:value-type="float" office:value="30.049999" calcext:value-type="float">
            <text:p>30.049999</text:p>
          </table:table-cell>
          <table:table-cell office:value-type="float" office:value="32.560001" calcext:value-type="float">
            <text:p>32.560001</text:p>
          </table:table-cell>
          <table:table-cell office:value-type="float" office:value="29.450001" calcext:value-type="float">
            <text:p>29.450001</text:p>
          </table:table-cell>
          <table:table-cell office:value-type="float" office:value="29.870001" calcext:value-type="float">
            <text:p>29.870001</text:p>
          </table:table-cell>
          <table:table-cell office:value-type="float" office:value="25.139704" calcext:value-type="float">
            <text:p>25.139704</text:p>
          </table:table-cell>
          <table:table-cell office:value-type="float" office:value="102883700" calcext:value-type="float">
            <text:p>102883700</text:p>
          </table:table-cell>
        </table:table-row>
        <table:table-row table:style-name="ro1">
          <table:table-cell office:value-type="date" office:date-value="2007-03-01" calcext:value-type="date">
            <text:p>1. Mar. 2007</text:p>
          </table:table-cell>
          <table:table-cell office:value-type="float" office:value="29.6" calcext:value-type="float">
            <text:p>29.6</text:p>
          </table:table-cell>
          <table:table-cell office:value-type="float" office:value="29.84" calcext:value-type="float">
            <text:p>29.84</text:p>
          </table:table-cell>
          <table:table-cell office:value-type="float" office:value="26.940001" calcext:value-type="float">
            <text:p>26.940001</text:p>
          </table:table-cell>
          <table:table-cell office:value-type="float" office:value="28.549999" calcext:value-type="float">
            <text:p>28.549999</text:p>
          </table:table-cell>
          <table:table-cell office:value-type="float" office:value="24.028736" calcext:value-type="float">
            <text:p>24.028736</text:p>
          </table:table-cell>
          <table:table-cell office:value-type="float" office:value="127496400" calcext:value-type="float">
            <text:p>127496400</text:p>
          </table:table-cell>
        </table:table-row>
        <table:table-row table:style-name="ro1">
          <table:table-cell office:value-type="date" office:date-value="2007-04-01" calcext:value-type="date">
            <text:p>1. Apr. 2007</text:p>
          </table:table-cell>
          <table:table-cell office:value-type="float" office:value="28.469999" calcext:value-type="float">
            <text:p>28.469999</text:p>
          </table:table-cell>
          <table:table-cell office:value-type="float" office:value="29.92" calcext:value-type="float">
            <text:p>29.92</text:p>
          </table:table-cell>
          <table:table-cell office:value-type="float" office:value="28.059999" calcext:value-type="float">
            <text:p>28.059999</text:p>
          </table:table-cell>
          <table:table-cell office:value-type="float" office:value="28.110001" calcext:value-type="float">
            <text:p>28.110001</text:p>
          </table:table-cell>
          <table:table-cell office:value-type="float" office:value="23.658419" calcext:value-type="float">
            <text:p>23.658419</text:p>
          </table:table-cell>
          <table:table-cell office:value-type="float" office:value="98426700" calcext:value-type="float">
            <text:p>98426700</text:p>
          </table:table-cell>
        </table:table-row>
        <table:table-row table:style-name="ro1">
          <table:table-cell office:value-type="date" office:date-value="2007-05-01" calcext:value-type="date">
            <text:p>1. May. 2007</text:p>
          </table:table-cell>
          <table:table-cell office:value-type="float" office:value="28.09" calcext:value-type="float">
            <text:p>28.09</text:p>
          </table:table-cell>
          <table:table-cell office:value-type="float" office:value="31.48" calcext:value-type="float">
            <text:p>31.48</text:p>
          </table:table-cell>
          <table:table-cell office:value-type="float" office:value="27.709999" calcext:value-type="float">
            <text:p>27.709999</text:p>
          </table:table-cell>
          <table:table-cell office:value-type="float" office:value="29.129999" calcext:value-type="float">
            <text:p>29.129999</text:p>
          </table:table-cell>
          <table:table-cell office:value-type="float" office:value="24.516884" calcext:value-type="float">
            <text:p>24.516884</text:p>
          </table:table-cell>
          <table:table-cell office:value-type="float" office:value="134317800" calcext:value-type="float">
            <text:p>134317800</text:p>
          </table:table-cell>
        </table:table-row>
        <table:table-row table:style-name="ro1">
          <table:table-cell office:value-type="date" office:date-value="2007-06-01" calcext:value-type="date">
            <text:p>1. Jun. 2007</text:p>
          </table:table-cell>
          <table:table-cell office:value-type="float" office:value="29.379999" calcext:value-type="float">
            <text:p>29.379999</text:p>
          </table:table-cell>
          <table:table-cell office:value-type="float" office:value="29.76" calcext:value-type="float">
            <text:p>29.76</text:p>
          </table:table-cell>
          <table:table-cell office:value-type="float" office:value="27.790001" calcext:value-type="float">
            <text:p>27.790001</text:p>
          </table:table-cell>
          <table:table-cell office:value-type="float" office:value="29.07" calcext:value-type="float">
            <text:p>29.07</text:p>
          </table:table-cell>
          <table:table-cell office:value-type="float" office:value="24.594042" calcext:value-type="float">
            <text:p>24.594042</text:p>
          </table:table-cell>
          <table:table-cell office:value-type="float" office:value="132158900" calcext:value-type="float">
            <text:p>132158900</text:p>
          </table:table-cell>
        </table:table-row>
        <table:table-row table:style-name="ro1">
          <table:table-cell office:value-type="date" office:date-value="2007-07-01" calcext:value-type="date">
            <text:p>1. Jul. 2007</text:p>
          </table:table-cell>
          <table:table-cell office:value-type="float" office:value="29.299999" calcext:value-type="float">
            <text:p>29.299999</text:p>
          </table:table-cell>
          <table:table-cell office:value-type="float" office:value="34.900002" calcext:value-type="float">
            <text:p>34.900002</text:p>
          </table:table-cell>
          <table:table-cell office:value-type="float" office:value="29.16" calcext:value-type="float">
            <text:p>29.16</text:p>
          </table:table-cell>
          <table:table-cell office:value-type="float" office:value="32.900002" calcext:value-type="float">
            <text:p>32.900002</text:p>
          </table:table-cell>
          <table:table-cell office:value-type="float" office:value="27.834332" calcext:value-type="float">
            <text:p>27.834332</text:p>
          </table:table-cell>
          <table:table-cell office:value-type="float" office:value="145541600" calcext:value-type="float">
            <text:p>145541600</text:p>
          </table:table-cell>
        </table:table-row>
        <table:table-row table:style-name="ro1">
          <table:table-cell office:value-type="date" office:date-value="2007-08-01" calcext:value-type="date">
            <text:p>1. Aug. 2007</text:p>
          </table:table-cell>
          <table:table-cell office:value-type="float" office:value="32.57" calcext:value-type="float">
            <text:p>32.57</text:p>
          </table:table-cell>
          <table:table-cell office:value-type="float" office:value="35" calcext:value-type="float">
            <text:p>35</text:p>
          </table:table-cell>
          <table:table-cell office:value-type="float" office:value="28.889999" calcext:value-type="float">
            <text:p>28.889999</text:p>
          </table:table-cell>
          <table:table-cell office:value-type="float" office:value="32.52" calcext:value-type="float">
            <text:p>32.52</text:p>
          </table:table-cell>
          <table:table-cell office:value-type="float" office:value="27.512827" calcext:value-type="float">
            <text:p>27.512827</text:p>
          </table:table-cell>
          <table:table-cell office:value-type="float" office:value="140526900" calcext:value-type="float">
            <text:p>140526900</text:p>
          </table:table-cell>
        </table:table-row>
        <table:table-row table:style-name="ro1">
          <table:table-cell office:value-type="date" office:date-value="2007-09-01" calcext:value-type="date">
            <text:p>1. Sep. 2007</text:p>
          </table:table-cell>
          <table:table-cell office:value-type="float" office:value="32.889999" calcext:value-type="float">
            <text:p>32.889999</text:p>
          </table:table-cell>
          <table:table-cell office:value-type="float" office:value="41.130001" calcext:value-type="float">
            <text:p>41.130001</text:p>
          </table:table-cell>
          <table:table-cell office:value-type="float" office:value="32.52" calcext:value-type="float">
            <text:p>32.52</text:p>
          </table:table-cell>
          <table:table-cell office:value-type="float" office:value="40.279999" calcext:value-type="float">
            <text:p>40.279999</text:p>
          </table:table-cell>
          <table:table-cell office:value-type="float" office:value="34.078011" calcext:value-type="float">
            <text:p>34.078011</text:p>
          </table:table-cell>
          <table:table-cell office:value-type="float" office:value="157109900" calcext:value-type="float">
            <text:p>157109900</text:p>
          </table:table-cell>
        </table:table-row>
        <table:table-row table:style-name="ro1">
          <table:table-cell office:value-type="date" office:date-value="2007-10-01" calcext:value-type="date">
            <text:p>1. Oct. 2007</text:p>
          </table:table-cell>
          <table:table-cell office:value-type="float" office:value="40.5" calcext:value-type="float">
            <text:p>40.5</text:p>
          </table:table-cell>
          <table:table-cell office:value-type="float" office:value="44.799999" calcext:value-type="float">
            <text:p>44.799999</text:p>
          </table:table-cell>
          <table:table-cell office:value-type="float" office:value="38.810001" calcext:value-type="float">
            <text:p>38.810001</text:p>
          </table:table-cell>
          <table:table-cell office:value-type="float" office:value="44.130001" calcext:value-type="float">
            <text:p>44.130001</text:p>
          </table:table-cell>
          <table:table-cell office:value-type="float" office:value="37.335224" calcext:value-type="float">
            <text:p>37.335224</text:p>
          </table:table-cell>
          <table:table-cell office:value-type="float" office:value="176139000" calcext:value-type="float">
            <text:p>176139000</text:p>
          </table:table-cell>
        </table:table-row>
        <table:table-row table:style-name="ro1">
          <table:table-cell office:value-type="date" office:date-value="2007-11-01" calcext:value-type="date">
            <text:p>1. Nov. 2007</text:p>
          </table:table-cell>
          <table:table-cell office:value-type="float" office:value="43.029999" calcext:value-type="float">
            <text:p>43.029999</text:p>
          </table:table-cell>
          <table:table-cell office:value-type="float" office:value="47.720001" calcext:value-type="float">
            <text:p>47.720001</text:p>
          </table:table-cell>
          <table:table-cell office:value-type="float" office:value="38.599998" calcext:value-type="float">
            <text:p>38.599998</text:p>
          </table:table-cell>
          <table:table-cell office:value-type="float" office:value="40.509998" calcext:value-type="float">
            <text:p>40.509998</text:p>
          </table:table-cell>
          <table:table-cell office:value-type="float" office:value="34.272602" calcext:value-type="float">
            <text:p>34.272602</text:p>
          </table:table-cell>
          <table:table-cell office:value-type="float" office:value="171754300" calcext:value-type="float">
            <text:p>171754300</text:p>
          </table:table-cell>
        </table:table-row>
        <table:table-row table:style-name="ro1">
          <table:table-cell office:value-type="date" office:date-value="2007-12-01" calcext:value-type="date">
            <text:p>1. Dec. 2007</text:p>
          </table:table-cell>
          <table:table-cell office:value-type="float" office:value="40.389999" calcext:value-type="float">
            <text:p>40.389999</text:p>
          </table:table-cell>
          <table:table-cell office:value-type="float" office:value="43.41" calcext:value-type="float">
            <text:p>43.41</text:p>
          </table:table-cell>
          <table:table-cell office:value-type="float" office:value="37.049999" calcext:value-type="float">
            <text:p>37.049999</text:p>
          </table:table-cell>
          <table:table-cell office:value-type="float" office:value="42.049999" calcext:value-type="float">
            <text:p>42.049999</text:p>
          </table:table-cell>
          <table:table-cell office:value-type="float" office:value="35.705414" calcext:value-type="float">
            <text:p>35.705414</text:p>
          </table:table-cell>
          <table:table-cell office:value-type="float" office:value="117225300" calcext:value-type="float">
            <text:p>117225300</text:p>
          </table:table-cell>
        </table:table-row>
        <table:table-row table:style-name="ro1">
          <table:table-cell office:value-type="date" office:date-value="2008-01-01" calcext:value-type="date">
            <text:p>1. Jan. 2008</text:p>
          </table:table-cell>
          <table:table-cell office:value-type="float" office:value="42.950001" calcext:value-type="float">
            <text:p>42.950001</text:p>
          </table:table-cell>
          <table:table-cell office:value-type="float" office:value="54" calcext:value-type="float">
            <text:p>54</text:p>
          </table:table-cell>
          <table:table-cell office:value-type="float" office:value="42.93" calcext:value-type="float">
            <text:p>42.93</text:p>
          </table:table-cell>
          <table:table-cell office:value-type="float" office:value="51.439999" calcext:value-type="float">
            <text:p>51.439999</text:p>
          </table:table-cell>
          <table:table-cell office:value-type="float" office:value="43.678623" calcext:value-type="float">
            <text:p>43.678623</text:p>
          </table:table-cell>
          <table:table-cell office:value-type="float" office:value="329188800" calcext:value-type="float">
            <text:p>329188800</text:p>
          </table:table-cell>
        </table:table-row>
        <table:table-row table:style-name="ro1">
          <table:table-cell office:value-type="date" office:date-value="2008-02-01" calcext:value-type="date">
            <text:p>1. Feb. 2008</text:p>
          </table:table-cell>
          <table:table-cell office:value-type="float" office:value="52" calcext:value-type="float">
            <text:p>52</text:p>
          </table:table-cell>
          <table:table-cell office:value-type="float" office:value="53.52" calcext:value-type="float">
            <text:p>53.52</text:p>
          </table:table-cell>
          <table:table-cell office:value-type="float" office:value="47.18" calcext:value-type="float">
            <text:p>47.18</text:p>
          </table:table-cell>
          <table:table-cell office:value-type="float" office:value="51.950001" calcext:value-type="float">
            <text:p>51.950001</text:p>
          </table:table-cell>
          <table:table-cell office:value-type="float" office:value="44.111694" calcext:value-type="float">
            <text:p>44.111694</text:p>
          </table:table-cell>
          <table:table-cell office:value-type="float" office:value="195997700" calcext:value-type="float">
            <text:p>195997700</text:p>
          </table:table-cell>
        </table:table-row>
        <table:table-row table:style-name="ro1">
          <table:table-cell office:value-type="date" office:date-value="2008-03-01" calcext:value-type="date">
            <text:p>1. Mar. 2008</text:p>
          </table:table-cell>
          <table:table-cell office:value-type="float" office:value="52.779999" calcext:value-type="float">
            <text:p>52.779999</text:p>
          </table:table-cell>
          <table:table-cell office:value-type="float" office:value="54.740002" calcext:value-type="float">
            <text:p>54.740002</text:p>
          </table:table-cell>
          <table:table-cell office:value-type="float" office:value="41.540001" calcext:value-type="float">
            <text:p>41.540001</text:p>
          </table:table-cell>
          <table:table-cell office:value-type="float" office:value="43.450001" calcext:value-type="float">
            <text:p>43.450001</text:p>
          </table:table-cell>
          <table:table-cell office:value-type="float" office:value="36.89418" calcext:value-type="float">
            <text:p>36.89418</text:p>
          </table:table-cell>
          <table:table-cell office:value-type="float" office:value="205564100" calcext:value-type="float">
            <text:p>205564100</text:p>
          </table:table-cell>
        </table:table-row>
        <table:table-row table:style-name="ro1">
          <table:table-cell office:value-type="date" office:date-value="2008-04-01" calcext:value-type="date">
            <text:p>1. Apr. 2008</text:p>
          </table:table-cell>
          <table:table-cell office:value-type="float" office:value="42.150002" calcext:value-type="float">
            <text:p>42.150002</text:p>
          </table:table-cell>
          <table:table-cell office:value-type="float" office:value="46.259998" calcext:value-type="float">
            <text:p>46.259998</text:p>
          </table:table-cell>
          <table:table-cell office:value-type="float" office:value="37.279999" calcext:value-type="float">
            <text:p>37.279999</text:p>
          </table:table-cell>
          <table:table-cell office:value-type="float" office:value="38.619999" calcext:value-type="float">
            <text:p>38.619999</text:p>
          </table:table-cell>
          <table:table-cell office:value-type="float" office:value="32.792953" calcext:value-type="float">
            <text:p>32.792953</text:p>
          </table:table-cell>
          <table:table-cell office:value-type="float" office:value="192899800" calcext:value-type="float">
            <text:p>192899800</text:p>
          </table:table-cell>
        </table:table-row>
        <table:table-row table:style-name="ro1">
          <table:table-cell office:value-type="date" office:date-value="2008-05-01" calcext:value-type="date">
            <text:p>1. May. 2008</text:p>
          </table:table-cell>
          <table:table-cell office:value-type="float" office:value="37.599998" calcext:value-type="float">
            <text:p>37.599998</text:p>
          </table:table-cell>
          <table:table-cell office:value-type="float" office:value="43.869999" calcext:value-type="float">
            <text:p>43.869999</text:p>
          </table:table-cell>
          <table:table-cell office:value-type="float" office:value="37" calcext:value-type="float">
            <text:p>37</text:p>
          </table:table-cell>
          <table:table-cell office:value-type="float" office:value="40.290001" calcext:value-type="float">
            <text:p>40.290001</text:p>
          </table:table-cell>
          <table:table-cell office:value-type="float" office:value="34.210964" calcext:value-type="float">
            <text:p>34.210964</text:p>
          </table:table-cell>
          <table:table-cell office:value-type="float" office:value="199158800" calcext:value-type="float">
            <text:p>199158800</text:p>
          </table:table-cell>
        </table:table-row>
        <table:table-row table:style-name="ro1">
          <table:table-cell office:value-type="date" office:date-value="2008-06-01" calcext:value-type="date">
            <text:p>1. Jun. 2008</text:p>
          </table:table-cell>
          <table:table-cell office:value-type="float" office:value="40.139999" calcext:value-type="float">
            <text:p>40.139999</text:p>
          </table:table-cell>
          <table:table-cell office:value-type="float" office:value="45.98" calcext:value-type="float">
            <text:p>45.98</text:p>
          </table:table-cell>
          <table:table-cell office:value-type="float" office:value="37.799999" calcext:value-type="float">
            <text:p>37.799999</text:p>
          </table:table-cell>
          <table:table-cell office:value-type="float" office:value="45.5" calcext:value-type="float">
            <text:p>45.5</text:p>
          </table:table-cell>
          <table:table-cell office:value-type="float" office:value="38.82523" calcext:value-type="float">
            <text:p>38.82523</text:p>
          </table:table-cell>
          <table:table-cell office:value-type="float" office:value="168988100" calcext:value-type="float">
            <text:p>168988100</text:p>
          </table:table-cell>
        </table:table-row>
        <table:table-row table:style-name="ro1">
          <table:table-cell office:value-type="date" office:date-value="2008-07-01" calcext:value-type="date">
            <text:p>1. Jul. 2008</text:p>
          </table:table-cell>
          <table:table-cell office:value-type="float" office:value="46.419998" calcext:value-type="float">
            <text:p>46.419998</text:p>
          </table:table-cell>
          <table:table-cell office:value-type="float" office:value="52.48" calcext:value-type="float">
            <text:p>52.48</text:p>
          </table:table-cell>
          <table:table-cell office:value-type="float" office:value="39.060001" calcext:value-type="float">
            <text:p>39.060001</text:p>
          </table:table-cell>
          <table:table-cell office:value-type="float" office:value="42.349998" calcext:value-type="float">
            <text:p>42.349998</text:p>
          </table:table-cell>
          <table:table-cell office:value-type="float" office:value="36.137344" calcext:value-type="float">
            <text:p>36.137344</text:p>
          </table:table-cell>
          <table:table-cell office:value-type="float" office:value="225878300" calcext:value-type="float">
            <text:p>225878300</text:p>
          </table:table-cell>
        </table:table-row>
        <table:table-row table:style-name="ro1">
          <table:table-cell office:value-type="date" office:date-value="2008-08-01" calcext:value-type="date">
            <text:p>1. Aug. 2008</text:p>
          </table:table-cell>
          <table:table-cell office:value-type="float" office:value="42.27" calcext:value-type="float">
            <text:p>42.27</text:p>
          </table:table-cell>
          <table:table-cell office:value-type="float" office:value="43.66" calcext:value-type="float">
            <text:p>43.66</text:p>
          </table:table-cell>
          <table:table-cell office:value-type="float" office:value="31.719999" calcext:value-type="float">
            <text:p>31.719999</text:p>
          </table:table-cell>
          <table:table-cell office:value-type="float" office:value="34.73" calcext:value-type="float">
            <text:p>34.73</text:p>
          </table:table-cell>
          <table:table-cell office:value-type="float" office:value="29.635178" calcext:value-type="float">
            <text:p>29.635178</text:p>
          </table:table-cell>
          <table:table-cell office:value-type="float" office:value="235621900" calcext:value-type="float">
            <text:p>235621900</text:p>
          </table:table-cell>
        </table:table-row>
        <table:table-row table:style-name="ro1">
          <table:table-cell office:value-type="date" office:date-value="2008-09-01" calcext:value-type="date">
            <text:p>1. Sep. 2008</text:p>
          </table:table-cell>
          <table:table-cell office:value-type="float" office:value="32.950001" calcext:value-type="float">
            <text:p>32.950001</text:p>
          </table:table-cell>
          <table:table-cell office:value-type="float" office:value="39.59" calcext:value-type="float">
            <text:p>39.59</text:p>
          </table:table-cell>
          <table:table-cell office:value-type="float" office:value="26.02" calcext:value-type="float">
            <text:p>26.02</text:p>
          </table:table-cell>
          <table:table-cell office:value-type="float" office:value="36.740002" calcext:value-type="float">
            <text:p>36.740002</text:p>
          </table:table-cell>
          <table:table-cell office:value-type="float" office:value="31.350311" calcext:value-type="float">
            <text:p>31.350311</text:p>
          </table:table-cell>
          <table:table-cell office:value-type="float" office:value="436652800" calcext:value-type="float">
            <text:p>436652800</text:p>
          </table:table-cell>
        </table:table-row>
        <table:table-row table:style-name="ro1">
          <table:table-cell office:value-type="date" office:date-value="2008-10-01" calcext:value-type="date">
            <text:p>1. Oct. 2008</text:p>
          </table:table-cell>
          <table:table-cell office:value-type="float" office:value="36.709999" calcext:value-type="float">
            <text:p>36.709999</text:p>
          </table:table-cell>
          <table:table-cell office:value-type="float" office:value="39.23" calcext:value-type="float">
            <text:p>39.23</text:p>
          </table:table-cell>
          <table:table-cell office:value-type="float" office:value="17.27" calcext:value-type="float">
            <text:p>17.27</text:p>
          </table:table-cell>
          <table:table-cell office:value-type="float" office:value="22.74" calcext:value-type="float">
            <text:p>22.74</text:p>
          </table:table-cell>
          <table:table-cell office:value-type="float" office:value="19.404089" calcext:value-type="float">
            <text:p>19.404089</text:p>
          </table:table-cell>
          <table:table-cell office:value-type="float" office:value="472261300" calcext:value-type="float">
            <text:p>472261300</text:p>
          </table:table-cell>
        </table:table-row>
        <table:table-row table:style-name="ro1">
          <table:table-cell office:value-type="date" office:date-value="2008-11-01" calcext:value-type="date">
            <text:p>1. Nov. 2008</text:p>
          </table:table-cell>
          <table:table-cell office:value-type="float" office:value="23.370001" calcext:value-type="float">
            <text:p>23.370001</text:p>
          </table:table-cell>
          <table:table-cell office:value-type="float" office:value="29.700001" calcext:value-type="float">
            <text:p>29.700001</text:p>
          </table:table-cell>
          <table:table-cell office:value-type="float" office:value="19.110001" calcext:value-type="float">
            <text:p>19.110001</text:p>
          </table:table-cell>
          <table:table-cell office:value-type="float" office:value="29.459999" calcext:value-type="float">
            <text:p>29.459999</text:p>
          </table:table-cell>
          <table:table-cell office:value-type="float" office:value="25.138277" calcext:value-type="float">
            <text:p>25.138277</text:p>
          </table:table-cell>
          <table:table-cell office:value-type="float" office:value="276291400" calcext:value-type="float">
            <text:p>276291400</text:p>
          </table:table-cell>
        </table:table-row>
        <table:table-row table:style-name="ro1">
          <table:table-cell office:value-type="date" office:date-value="2008-12-01" calcext:value-type="date">
            <text:p>1. Dec. 2008</text:p>
          </table:table-cell>
          <table:table-cell office:value-type="float" office:value="27.620001" calcext:value-type="float">
            <text:p>27.620001</text:p>
          </table:table-cell>
          <table:table-cell office:value-type="float" office:value="37.84" calcext:value-type="float">
            <text:p>37.84</text:p>
          </table:table-cell>
          <table:table-cell office:value-type="float" office:value="22.66" calcext:value-type="float">
            <text:p>22.66</text:p>
          </table:table-cell>
          <table:table-cell office:value-type="float" office:value="36.77" calcext:value-type="float">
            <text:p>36.77</text:p>
          </table:table-cell>
          <table:table-cell office:value-type="float" office:value="31.603781" calcext:value-type="float">
            <text:p>31.603781</text:p>
          </table:table-cell>
          <table:table-cell office:value-type="float" office:value="301842800" calcext:value-type="float">
            <text:p>301842800</text:p>
          </table:table-cell>
        </table:table-row>
        <table:table-row table:style-name="ro1">
          <table:table-cell office:value-type="date" office:date-value="2009-01-01" calcext:value-type="date">
            <text:p>1. Jan. 2009</text:p>
          </table:table-cell>
          <table:table-cell office:value-type="float" office:value="35.970001" calcext:value-type="float">
            <text:p>35.970001</text:p>
          </table:table-cell>
          <table:table-cell office:value-type="float" office:value="40.900002" calcext:value-type="float">
            <text:p>40.900002</text:p>
          </table:table-cell>
          <table:table-cell office:value-type="float" office:value="30.790001" calcext:value-type="float">
            <text:p>30.790001</text:p>
          </table:table-cell>
          <table:table-cell office:value-type="float" office:value="37.490002" calcext:value-type="float">
            <text:p>37.490002</text:p>
          </table:table-cell>
          <table:table-cell office:value-type="float" office:value="32.222607" calcext:value-type="float">
            <text:p>32.222607</text:p>
          </table:table-cell>
          <table:table-cell office:value-type="float" office:value="338801400" calcext:value-type="float">
            <text:p>338801400</text:p>
          </table:table-cell>
        </table:table-row>
        <table:table-row table:style-name="ro1">
          <table:table-cell office:value-type="date" office:date-value="2009-02-01" calcext:value-type="date">
            <text:p>1. Feb. 2009</text:p>
          </table:table-cell>
          <table:table-cell office:value-type="float" office:value="36.330002" calcext:value-type="float">
            <text:p>36.330002</text:p>
          </table:table-cell>
          <table:table-cell office:value-type="float" office:value="39.630001" calcext:value-type="float">
            <text:p>39.630001</text:p>
          </table:table-cell>
          <table:table-cell office:value-type="float" office:value="29.379999" calcext:value-type="float">
            <text:p>29.379999</text:p>
          </table:table-cell>
          <table:table-cell office:value-type="float" office:value="30.200001" calcext:value-type="float">
            <text:p>30.200001</text:p>
          </table:table-cell>
          <table:table-cell office:value-type="float" office:value="25.95686" calcext:value-type="float">
            <text:p>25.95686</text:p>
          </table:table-cell>
          <table:table-cell office:value-type="float" office:value="304486200" calcext:value-type="float">
            <text:p>304486200</text:p>
          </table:table-cell>
        </table:table-row>
        <table:table-row table:style-name="ro1">
          <table:table-cell office:value-type="date" office:date-value="2009-03-01" calcext:value-type="date">
            <text:p>1. Mar. 2009</text:p>
          </table:table-cell>
          <table:table-cell office:value-type="float" office:value="30.68" calcext:value-type="float">
            <text:p>30.68</text:p>
          </table:table-cell>
          <table:table-cell office:value-type="float" office:value="34.240002" calcext:value-type="float">
            <text:p>34.240002</text:p>
          </table:table-cell>
          <table:table-cell office:value-type="float" office:value="25.540001" calcext:value-type="float">
            <text:p>25.540001</text:p>
          </table:table-cell>
          <table:table-cell office:value-type="float" office:value="32.419998" calcext:value-type="float">
            <text:p>32.419998</text:p>
          </table:table-cell>
          <table:table-cell office:value-type="float" office:value="27.864943" calcext:value-type="float">
            <text:p>27.864943</text:p>
          </table:table-cell>
          <table:table-cell office:value-type="float" office:value="344046300" calcext:value-type="float">
            <text:p>344046300</text:p>
          </table:table-cell>
        </table:table-row>
        <table:table-row table:style-name="ro1">
          <table:table-cell office:value-type="date" office:date-value="2009-04-01" calcext:value-type="date">
            <text:p>1. Apr. 2009</text:p>
          </table:table-cell>
          <table:table-cell office:value-type="float" office:value="33.07" calcext:value-type="float">
            <text:p>33.07</text:p>
          </table:table-cell>
          <table:table-cell office:value-type="float" office:value="34.040001" calcext:value-type="float">
            <text:p>34.040001</text:p>
          </table:table-cell>
          <table:table-cell office:value-type="float" office:value="27.09" calcext:value-type="float">
            <text:p>27.09</text:p>
          </table:table-cell>
          <table:table-cell office:value-type="float" office:value="29.1" calcext:value-type="float">
            <text:p>29.1</text:p>
          </table:table-cell>
          <table:table-cell office:value-type="float" office:value="25.01141" calcext:value-type="float">
            <text:p>25.01141</text:p>
          </table:table-cell>
          <table:table-cell office:value-type="float" office:value="230369900" calcext:value-type="float">
            <text:p>230369900</text:p>
          </table:table-cell>
        </table:table-row>
        <table:table-row table:style-name="ro1">
          <table:table-cell office:value-type="date" office:date-value="2009-05-01" calcext:value-type="date">
            <text:p>1. May. 2009</text:p>
          </table:table-cell>
          <table:table-cell office:value-type="float" office:value="29" calcext:value-type="float">
            <text:p>29</text:p>
          </table:table-cell>
          <table:table-cell office:value-type="float" office:value="38.959999" calcext:value-type="float">
            <text:p>38.959999</text:p>
          </table:table-cell>
          <table:table-cell office:value-type="float" office:value="28.77" calcext:value-type="float">
            <text:p>28.77</text:p>
          </table:table-cell>
          <table:table-cell office:value-type="float" office:value="38.080002" calcext:value-type="float">
            <text:p>38.080002</text:p>
          </table:table-cell>
          <table:table-cell office:value-type="float" office:value="32.729713" calcext:value-type="float">
            <text:p>32.729713</text:p>
          </table:table-cell>
          <table:table-cell office:value-type="float" office:value="203124300" calcext:value-type="float">
            <text:p>203124300</text:p>
          </table:table-cell>
        </table:table-row>
        <table:table-row table:style-name="ro1">
          <table:table-cell office:value-type="date" office:date-value="2009-06-01" calcext:value-type="date">
            <text:p>1. Jun. 2009</text:p>
          </table:table-cell>
          <table:table-cell office:value-type="float" office:value="38.549999" calcext:value-type="float">
            <text:p>38.549999</text:p>
          </table:table-cell>
          <table:table-cell office:value-type="float" office:value="38.630001" calcext:value-type="float">
            <text:p>38.630001</text:p>
          </table:table-cell>
          <table:table-cell office:value-type="float" office:value="31.620001" calcext:value-type="float">
            <text:p>31.620001</text:p>
          </table:table-cell>
          <table:table-cell office:value-type="float" office:value="33.549999" calcext:value-type="float">
            <text:p>33.549999</text:p>
          </table:table-cell>
          <table:table-cell office:value-type="float" office:value="28.992899" calcext:value-type="float">
            <text:p>28.992899</text:p>
          </table:table-cell>
          <table:table-cell office:value-type="float" office:value="201174200" calcext:value-type="float">
            <text:p>201174200</text:p>
          </table:table-cell>
        </table:table-row>
        <table:table-row table:style-name="ro1">
          <table:table-cell office:value-type="date" office:date-value="2009-07-01" calcext:value-type="date">
            <text:p>1. Jul. 2009</text:p>
          </table:table-cell>
          <table:table-cell office:value-type="float" office:value="34.220001" calcext:value-type="float">
            <text:p>34.220001</text:p>
          </table:table-cell>
          <table:table-cell office:value-type="float" office:value="36.029999" calcext:value-type="float">
            <text:p>36.029999</text:p>
          </table:table-cell>
          <table:table-cell office:value-type="float" office:value="30.67" calcext:value-type="float">
            <text:p>30.67</text:p>
          </table:table-cell>
          <table:table-cell office:value-type="float" office:value="34.900002" calcext:value-type="float">
            <text:p>34.900002</text:p>
          </table:table-cell>
          <table:table-cell office:value-type="float" office:value="30.159538" calcext:value-type="float">
            <text:p>30.159538</text:p>
          </table:table-cell>
          <table:table-cell office:value-type="float" office:value="145352700" calcext:value-type="float">
            <text:p>145352700</text:p>
          </table:table-cell>
        </table:table-row>
        <table:table-row table:style-name="ro1">
          <table:table-cell office:value-type="date" office:date-value="2009-08-01" calcext:value-type="date">
            <text:p>1. Aug. 2009</text:p>
          </table:table-cell>
          <table:table-cell office:value-type="float" office:value="35.68" calcext:value-type="float">
            <text:p>35.68</text:p>
          </table:table-cell>
          <table:table-cell office:value-type="float" office:value="36.709999" calcext:value-type="float">
            <text:p>36.709999</text:p>
          </table:table-cell>
          <table:table-cell office:value-type="float" office:value="32.169998" calcext:value-type="float">
            <text:p>32.169998</text:p>
          </table:table-cell>
          <table:table-cell office:value-type="float" office:value="34.700001" calcext:value-type="float">
            <text:p>34.700001</text:p>
          </table:table-cell>
          <table:table-cell office:value-type="float" office:value="29.986692" calcext:value-type="float">
            <text:p>29.986692</text:p>
          </table:table-cell>
          <table:table-cell office:value-type="float" office:value="138632300" calcext:value-type="float">
            <text:p>138632300</text:p>
          </table:table-cell>
        </table:table-row>
        <table:table-row table:style-name="ro1">
          <table:table-cell office:value-type="date" office:date-value="2009-09-01" calcext:value-type="date">
            <text:p>1. Sep. 2009</text:p>
          </table:table-cell>
          <table:table-cell office:value-type="float" office:value="34.91" calcext:value-type="float">
            <text:p>34.91</text:p>
          </table:table-cell>
          <table:table-cell office:value-type="float" office:value="42.099998" calcext:value-type="float">
            <text:p>42.099998</text:p>
          </table:table-cell>
          <table:table-cell office:value-type="float" office:value="34.419998" calcext:value-type="float">
            <text:p>34.419998</text:p>
          </table:table-cell>
          <table:table-cell office:value-type="float" office:value="37.900002" calcext:value-type="float">
            <text:p>37.900002</text:p>
          </table:table-cell>
          <table:table-cell office:value-type="float" office:value="32.752048" calcext:value-type="float">
            <text:p>32.752048</text:p>
          </table:table-cell>
          <table:table-cell office:value-type="float" office:value="389168900" calcext:value-type="float">
            <text:p>389168900</text:p>
          </table:table-cell>
        </table:table-row>
        <table:table-row table:style-name="ro1">
          <table:table-cell office:value-type="date" office:date-value="2009-10-01" calcext:value-type="date">
            <text:p>1. Oct. 2009</text:p>
          </table:table-cell>
          <table:table-cell office:value-type="float" office:value="38.099998" calcext:value-type="float">
            <text:p>38.099998</text:p>
          </table:table-cell>
          <table:table-cell office:value-type="float" office:value="40.509998" calcext:value-type="float">
            <text:p>40.509998</text:p>
          </table:table-cell>
          <table:table-cell office:value-type="float" office:value="34.5" calcext:value-type="float">
            <text:p>34.5</text:p>
          </table:table-cell>
          <table:table-cell office:value-type="float" office:value="35.93" calcext:value-type="float">
            <text:p>35.93</text:p>
          </table:table-cell>
          <table:table-cell office:value-type="float" office:value="31.049622" calcext:value-type="float">
            <text:p>31.049622</text:p>
          </table:table-cell>
          <table:table-cell office:value-type="float" office:value="315497600" calcext:value-type="float">
            <text:p>315497600</text:p>
          </table:table-cell>
        </table:table-row>
        <table:table-row table:style-name="ro1">
          <table:table-cell office:value-type="date" office:date-value="2009-11-01" calcext:value-type="date">
            <text:p>1. Nov. 2009</text:p>
          </table:table-cell>
          <table:table-cell office:value-type="float" office:value="36.860001" calcext:value-type="float">
            <text:p>36.860001</text:p>
          </table:table-cell>
          <table:table-cell office:value-type="float" office:value="45.82" calcext:value-type="float">
            <text:p>45.82</text:p>
          </table:table-cell>
          <table:table-cell office:value-type="float" office:value="35.5" calcext:value-type="float">
            <text:p>35.5</text:p>
          </table:table-cell>
          <table:table-cell office:value-type="float" office:value="42.689999" calcext:value-type="float">
            <text:p>42.689999</text:p>
          </table:table-cell>
          <table:table-cell office:value-type="float" office:value="36.891415" calcext:value-type="float">
            <text:p>36.891415</text:p>
          </table:table-cell>
          <table:table-cell office:value-type="float" office:value="276703100" calcext:value-type="float">
            <text:p>276703100</text:p>
          </table:table-cell>
        </table:table-row>
        <table:table-row table:style-name="ro1">
          <table:table-cell office:value-type="date" office:date-value="2009-12-01" calcext:value-type="date">
            <text:p>1. Dec. 2009</text:p>
          </table:table-cell>
          <table:table-cell office:value-type="float" office:value="44.119999" calcext:value-type="float">
            <text:p>44.119999</text:p>
          </table:table-cell>
          <table:table-cell office:value-type="float" office:value="48.02" calcext:value-type="float">
            <text:p>48.02</text:p>
          </table:table-cell>
          <table:table-cell office:value-type="float" office:value="38.130001" calcext:value-type="float">
            <text:p>38.130001</text:p>
          </table:table-cell>
          <table:table-cell office:value-type="float" office:value="39.380001" calcext:value-type="float">
            <text:p>39.380001</text:p>
          </table:table-cell>
          <table:table-cell office:value-type="float" office:value="34.18644" calcext:value-type="float">
            <text:p>34.18644</text:p>
          </table:table-cell>
          <table:table-cell office:value-type="float" office:value="338511900" calcext:value-type="float">
            <text:p>338511900</text:p>
          </table:table-cell>
        </table:table-row>
        <table:table-row table:style-name="ro1">
          <table:table-cell office:value-type="date" office:date-value="2010-01-01" calcext:value-type="date">
            <text:p>1. Jan. 2010</text:p>
          </table:table-cell>
          <table:table-cell office:value-type="float" office:value="40.700001" calcext:value-type="float">
            <text:p>40.700001</text:p>
          </table:table-cell>
          <table:table-cell office:value-type="float" office:value="42.639999" calcext:value-type="float">
            <text:p>42.639999</text:p>
          </table:table-cell>
          <table:table-cell office:value-type="float" office:value="34.630001" calcext:value-type="float">
            <text:p>34.630001</text:p>
          </table:table-cell>
          <table:table-cell office:value-type="float" office:value="34.82" calcext:value-type="float">
            <text:p>34.82</text:p>
          </table:table-cell>
          <table:table-cell office:value-type="float" office:value="30.227831" calcext:value-type="float">
            <text:p>30.227831</text:p>
          </table:table-cell>
          <table:table-cell office:value-type="float" office:value="245181900" calcext:value-type="float">
            <text:p>245181900</text:p>
          </table:table-cell>
        </table:table-row>
        <table:table-row table:style-name="ro1">
          <table:table-cell office:value-type="date" office:date-value="2010-02-01" calcext:value-type="date">
            <text:p>1. Feb. 2010</text:p>
          </table:table-cell>
          <table:table-cell office:value-type="float" office:value="35.189999" calcext:value-type="float">
            <text:p>35.189999</text:p>
          </table:table-cell>
          <table:table-cell office:value-type="float" office:value="40" calcext:value-type="float">
            <text:p>40</text:p>
          </table:table-cell>
          <table:table-cell office:value-type="float" office:value="33.650002" calcext:value-type="float">
            <text:p>33.650002</text:p>
          </table:table-cell>
          <table:table-cell office:value-type="float" office:value="37.66" calcext:value-type="float">
            <text:p>37.66</text:p>
          </table:table-cell>
          <table:table-cell office:value-type="float" office:value="32.693272" calcext:value-type="float">
            <text:p>32.693272</text:p>
          </table:table-cell>
          <table:table-cell office:value-type="float" office:value="243781100" calcext:value-type="float">
            <text:p>243781100</text:p>
          </table:table-cell>
        </table:table-row>
        <table:table-row table:style-name="ro1">
          <table:table-cell office:value-type="date" office:date-value="2010-03-01" calcext:value-type="date">
            <text:p>1. Mar. 2010</text:p>
          </table:table-cell>
          <table:table-cell office:value-type="float" office:value="38.099998" calcext:value-type="float">
            <text:p>38.099998</text:p>
          </table:table-cell>
          <table:table-cell office:value-type="float" office:value="40.799999" calcext:value-type="float">
            <text:p>40.799999</text:p>
          </table:table-cell>
          <table:table-cell office:value-type="float" office:value="36.689999" calcext:value-type="float">
            <text:p>36.689999</text:p>
          </table:table-cell>
          <table:table-cell office:value-type="float" office:value="38.34" calcext:value-type="float">
            <text:p>38.34</text:p>
          </table:table-cell>
          <table:table-cell office:value-type="float" office:value="33.2836" calcext:value-type="float">
            <text:p>33.2836</text:p>
          </table:table-cell>
          <table:table-cell office:value-type="float" office:value="231723800" calcext:value-type="float">
            <text:p>231723800</text:p>
          </table:table-cell>
        </table:table-row>
        <table:table-row table:style-name="ro1">
          <table:table-cell office:value-type="date" office:date-value="2010-04-01" calcext:value-type="date">
            <text:p>1. Apr. 2010</text:p>
          </table:table-cell>
          <table:table-cell office:value-type="float" office:value="38.950001" calcext:value-type="float">
            <text:p>38.950001</text:p>
          </table:table-cell>
          <table:table-cell office:value-type="float" office:value="44.369999" calcext:value-type="float">
            <text:p>44.369999</text:p>
          </table:table-cell>
          <table:table-cell office:value-type="float" office:value="38.139999" calcext:value-type="float">
            <text:p>38.139999</text:p>
          </table:table-cell>
          <table:table-cell office:value-type="float" office:value="43.549999" calcext:value-type="float">
            <text:p>43.549999</text:p>
          </table:table-cell>
          <table:table-cell office:value-type="float" office:value="37.806477" calcext:value-type="float">
            <text:p>37.806477</text:p>
          </table:table-cell>
          <table:table-cell office:value-type="float" office:value="207884200" calcext:value-type="float">
            <text:p>207884200</text:p>
          </table:table-cell>
        </table:table-row>
        <table:table-row table:style-name="ro1">
          <table:table-cell office:value-type="date" office:date-value="2010-05-01" calcext:value-type="date">
            <text:p>1. May. 2010</text:p>
          </table:table-cell>
          <table:table-cell office:value-type="float" office:value="43.950001" calcext:value-type="float">
            <text:p>43.950001</text:p>
          </table:table-cell>
          <table:table-cell office:value-type="float" office:value="47.209999" calcext:value-type="float">
            <text:p>47.209999</text:p>
          </table:table-cell>
          <table:table-cell office:value-type="float" office:value="39.950001" calcext:value-type="float">
            <text:p>39.950001</text:p>
          </table:table-cell>
          <table:table-cell office:value-type="float" office:value="42.080002" calcext:value-type="float">
            <text:p>42.080002</text:p>
          </table:table-cell>
          <table:table-cell office:value-type="float" office:value="36.530354" calcext:value-type="float">
            <text:p>36.530354</text:p>
          </table:table-cell>
          <table:table-cell office:value-type="float" office:value="272184700" calcext:value-type="float">
            <text:p>272184700</text:p>
          </table:table-cell>
        </table:table-row>
        <table:table-row table:style-name="ro1">
          <table:table-cell office:value-type="date" office:date-value="2010-06-01" calcext:value-type="date">
            <text:p>1. Jun. 2010</text:p>
          </table:table-cell>
          <table:table-cell office:value-type="float" office:value="42.509998" calcext:value-type="float">
            <text:p>42.509998</text:p>
          </table:table-cell>
          <table:table-cell office:value-type="float" office:value="47.25" calcext:value-type="float">
            <text:p>47.25</text:p>
          </table:table-cell>
          <table:table-cell office:value-type="float" office:value="41.130001" calcext:value-type="float">
            <text:p>41.130001</text:p>
          </table:table-cell>
          <table:table-cell office:value-type="float" office:value="45.41" calcext:value-type="float">
            <text:p>45.41</text:p>
          </table:table-cell>
          <table:table-cell office:value-type="float" office:value="39.610672" calcext:value-type="float">
            <text:p>39.610672</text:p>
          </table:table-cell>
          <table:table-cell office:value-type="float" office:value="220060800" calcext:value-type="float">
            <text:p>220060800</text:p>
          </table:table-cell>
        </table:table-row>
        <table:table-row table:style-name="ro1">
          <table:table-cell office:value-type="date" office:date-value="2010-07-01" calcext:value-type="date">
            <text:p>1. Jul. 2010</text:p>
          </table:table-cell>
          <table:table-cell office:value-type="float" office:value="45.080002" calcext:value-type="float">
            <text:p>45.080002</text:p>
          </table:table-cell>
          <table:table-cell office:value-type="float" office:value="45.34" calcext:value-type="float">
            <text:p>45.34</text:p>
          </table:table-cell>
          <table:table-cell office:value-type="float" office:value="39.669998" calcext:value-type="float">
            <text:p>39.669998</text:p>
          </table:table-cell>
          <table:table-cell office:value-type="float" office:value="41.099998" calcext:value-type="float">
            <text:p>41.099998</text:p>
          </table:table-cell>
          <table:table-cell office:value-type="float" office:value="35.851093" calcext:value-type="float">
            <text:p>35.851093</text:p>
          </table:table-cell>
          <table:table-cell office:value-type="float" office:value="195790100" calcext:value-type="float">
            <text:p>195790100</text:p>
          </table:table-cell>
        </table:table-row>
        <table:table-row table:style-name="ro1">
          <table:table-cell office:value-type="date" office:date-value="2010-08-01" calcext:value-type="date">
            <text:p>1. Aug. 2010</text:p>
          </table:table-cell>
          <table:table-cell office:value-type="float" office:value="41.77" calcext:value-type="float">
            <text:p>41.77</text:p>
          </table:table-cell>
          <table:table-cell office:value-type="float" office:value="47.5" calcext:value-type="float">
            <text:p>47.5</text:p>
          </table:table-cell>
          <table:table-cell office:value-type="float" office:value="40.66" calcext:value-type="float">
            <text:p>40.66</text:p>
          </table:table-cell>
          <table:table-cell office:value-type="float" office:value="46.759998" calcext:value-type="float">
            <text:p>46.759998</text:p>
          </table:table-cell>
          <table:table-cell office:value-type="float" office:value="40.788254" calcext:value-type="float">
            <text:p>40.788254</text:p>
          </table:table-cell>
          <table:table-cell office:value-type="float" office:value="150699600" calcext:value-type="float">
            <text:p>150699600</text:p>
          </table:table-cell>
        </table:table-row>
        <table:table-row table:style-name="ro1">
          <table:table-cell office:value-type="date" office:date-value="2010-09-01" calcext:value-type="date">
            <text:p>1. Sep. 2010</text:p>
          </table:table-cell>
          <table:table-cell office:value-type="float" office:value="47.32" calcext:value-type="float">
            <text:p>47.32</text:p>
          </table:table-cell>
          <table:table-cell office:value-type="float" office:value="47.560001" calcext:value-type="float">
            <text:p>47.560001</text:p>
          </table:table-cell>
          <table:table-cell office:value-type="float" office:value="43.830002" calcext:value-type="float">
            <text:p>43.830002</text:p>
          </table:table-cell>
          <table:table-cell office:value-type="float" office:value="46.290001" calcext:value-type="float">
            <text:p>46.290001</text:p>
          </table:table-cell>
          <table:table-cell office:value-type="float" office:value="40.483593" calcext:value-type="float">
            <text:p>40.483593</text:p>
          </table:table-cell>
          <table:table-cell office:value-type="float" office:value="186087300" calcext:value-type="float">
            <text:p>186087300</text:p>
          </table:table-cell>
        </table:table-row>
        <table:table-row table:style-name="ro1">
          <table:table-cell office:value-type="date" office:date-value="2010-10-01" calcext:value-type="date">
            <text:p>1. Oct. 2010</text:p>
          </table:table-cell>
          <table:table-cell office:value-type="float" office:value="46.849998" calcext:value-type="float">
            <text:p>46.849998</text:p>
          </table:table-cell>
          <table:table-cell office:value-type="float" office:value="49.66" calcext:value-type="float">
            <text:p>49.66</text:p>
          </table:table-cell>
          <table:table-cell office:value-type="float" office:value="44.860001" calcext:value-type="float">
            <text:p>44.860001</text:p>
          </table:table-cell>
          <table:table-cell office:value-type="float" office:value="48.09" calcext:value-type="float">
            <text:p>48.09</text:p>
          </table:table-cell>
          <table:table-cell office:value-type="float" office:value="42.057812" calcext:value-type="float">
            <text:p>42.057812</text:p>
          </table:table-cell>
          <table:table-cell office:value-type="float" office:value="193642700" calcext:value-type="float">
            <text:p>193642700</text:p>
          </table:table-cell>
        </table:table-row>
        <table:table-row table:style-name="ro1">
          <table:table-cell office:value-type="date" office:date-value="2010-11-01" calcext:value-type="date">
            <text:p>1. Nov. 2010</text:p>
          </table:table-cell>
          <table:table-cell office:value-type="float" office:value="48.459999" calcext:value-type="float">
            <text:p>48.459999</text:p>
          </table:table-cell>
          <table:table-cell office:value-type="float" office:value="53.439999" calcext:value-type="float">
            <text:p>53.439999</text:p>
          </table:table-cell>
          <table:table-cell office:value-type="float" office:value="47.630001" calcext:value-type="float">
            <text:p>47.630001</text:p>
          </table:table-cell>
          <table:table-cell office:value-type="float" office:value="51.650002" calcext:value-type="float">
            <text:p>51.650002</text:p>
          </table:table-cell>
          <table:table-cell office:value-type="float" office:value="45.171257" calcext:value-type="float">
            <text:p>45.171257</text:p>
          </table:table-cell>
          <table:table-cell office:value-type="float" office:value="201769300" calcext:value-type="float">
            <text:p>201769300</text:p>
          </table:table-cell>
        </table:table-row>
        <table:table-row table:style-name="ro1">
          <table:table-cell office:value-type="date" office:date-value="2010-12-01" calcext:value-type="date">
            <text:p>1. Dec. 2010</text:p>
          </table:table-cell>
          <table:table-cell office:value-type="float" office:value="52.09" calcext:value-type="float">
            <text:p>52.09</text:p>
          </table:table-cell>
          <table:table-cell office:value-type="float" office:value="55.720001" calcext:value-type="float">
            <text:p>55.720001</text:p>
          </table:table-cell>
          <table:table-cell office:value-type="float" office:value="50.650002" calcext:value-type="float">
            <text:p>50.650002</text:p>
          </table:table-cell>
          <table:table-cell office:value-type="float" office:value="53.18" calcext:value-type="float">
            <text:p>53.18</text:p>
          </table:table-cell>
          <table:table-cell office:value-type="float" office:value="46.619064" calcext:value-type="float">
            <text:p>46.619064</text:p>
          </table:table-cell>
          <table:table-cell office:value-type="float" office:value="141232400" calcext:value-type="float">
            <text:p>141232400</text:p>
          </table:table-cell>
        </table:table-row>
        <table:table-row table:style-name="ro1">
          <table:table-cell office:value-type="date" office:date-value="2011-01-01" calcext:value-type="date">
            <text:p>1. Jan. 2011</text:p>
          </table:table-cell>
          <table:table-cell office:value-type="float" office:value="53.919998" calcext:value-type="float">
            <text:p>53.919998</text:p>
          </table:table-cell>
          <table:table-cell office:value-type="float" office:value="53.93" calcext:value-type="float">
            <text:p>53.93</text:p>
          </table:table-cell>
          <table:table-cell office:value-type="float" office:value="45.599998" calcext:value-type="float">
            <text:p>45.599998</text:p>
          </table:table-cell>
          <table:table-cell office:value-type="float" office:value="47.509998" calcext:value-type="float">
            <text:p>47.509998</text:p>
          </table:table-cell>
          <table:table-cell office:value-type="float" office:value="41.648582" calcext:value-type="float">
            <text:p>41.648582</text:p>
          </table:table-cell>
          <table:table-cell office:value-type="float" office:value="226710000" calcext:value-type="float">
            <text:p>226710000</text:p>
          </table:table-cell>
        </table:table-row>
        <table:table-row table:style-name="ro1">
          <table:table-cell office:value-type="date" office:date-value="2011-02-01" calcext:value-type="date">
            <text:p>1. Feb. 2011</text:p>
          </table:table-cell>
          <table:table-cell office:value-type="float" office:value="48.240002" calcext:value-type="float">
            <text:p>48.240002</text:p>
          </table:table-cell>
          <table:table-cell office:value-type="float" office:value="53.009998" calcext:value-type="float">
            <text:p>53.009998</text:p>
          </table:table-cell>
          <table:table-cell office:value-type="float" office:value="47.099998" calcext:value-type="float">
            <text:p>47.099998</text:p>
          </table:table-cell>
          <table:table-cell office:value-type="float" office:value="52.82" calcext:value-type="float">
            <text:p>52.82</text:p>
          </table:table-cell>
          <table:table-cell office:value-type="float" office:value="46.303486" calcext:value-type="float">
            <text:p>46.303486</text:p>
          </table:table-cell>
          <table:table-cell office:value-type="float" office:value="170748700" calcext:value-type="float">
            <text:p>170748700</text:p>
          </table:table-cell>
        </table:table-row>
        <table:table-row table:style-name="ro1">
          <table:table-cell office:value-type="date" office:date-value="2011-03-01" calcext:value-type="date">
            <text:p>1. Mar. 2011</text:p>
          </table:table-cell>
          <table:table-cell office:value-type="float" office:value="53.48" calcext:value-type="float">
            <text:p>53.48</text:p>
          </table:table-cell>
          <table:table-cell office:value-type="float" office:value="54.259998" calcext:value-type="float">
            <text:p>54.259998</text:p>
          </table:table-cell>
          <table:table-cell office:value-type="float" office:value="47.900002" calcext:value-type="float">
            <text:p>47.900002</text:p>
          </table:table-cell>
          <table:table-cell office:value-type="float" office:value="51.91" calcext:value-type="float">
            <text:p>51.91</text:p>
          </table:table-cell>
          <table:table-cell office:value-type="float" office:value="45.609936" calcext:value-type="float">
            <text:p>45.609936</text:p>
          </table:table-cell>
          <table:table-cell office:value-type="float" office:value="169842400" calcext:value-type="float">
            <text:p>169842400</text:p>
          </table:table-cell>
        </table:table-row>
        <table:table-row table:style-name="ro1">
          <table:table-cell office:value-type="date" office:date-value="2011-04-01" calcext:value-type="date">
            <text:p>1. Apr. 2011</text:p>
          </table:table-cell>
          <table:table-cell office:value-type="float" office:value="51.700001" calcext:value-type="float">
            <text:p>51.700001</text:p>
          </table:table-cell>
          <table:table-cell office:value-type="float" office:value="55.740002" calcext:value-type="float">
            <text:p>55.740002</text:p>
          </table:table-cell>
          <table:table-cell office:value-type="float" office:value="49.560001" calcext:value-type="float">
            <text:p>49.560001</text:p>
          </table:table-cell>
          <table:table-cell office:value-type="float" office:value="51.009998" calcext:value-type="float">
            <text:p>51.009998</text:p>
          </table:table-cell>
          <table:table-cell office:value-type="float" office:value="44.819176" calcext:value-type="float">
            <text:p>44.819176</text:p>
          </table:table-cell>
          <table:table-cell office:value-type="float" office:value="204126300" calcext:value-type="float">
            <text:p>204126300</text:p>
          </table:table-cell>
        </table:table-row>
        <table:table-row table:style-name="ro1">
          <table:table-cell office:value-type="date" office:date-value="2011-05-01" calcext:value-type="date">
            <text:p>1. May. 2011</text:p>
          </table:table-cell>
          <table:table-cell office:value-type="float" office:value="50.93" calcext:value-type="float">
            <text:p>50.93</text:p>
          </table:table-cell>
          <table:table-cell office:value-type="float" office:value="51" calcext:value-type="float">
            <text:p>51</text:p>
          </table:table-cell>
          <table:table-cell office:value-type="float" office:value="44.25" calcext:value-type="float">
            <text:p>44.25</text:p>
          </table:table-cell>
          <table:table-cell office:value-type="float" office:value="47.759998" calcext:value-type="float">
            <text:p>47.759998</text:p>
          </table:table-cell>
          <table:table-cell office:value-type="float" office:value="41.963604" calcext:value-type="float">
            <text:p>41.963604</text:p>
          </table:table-cell>
          <table:table-cell office:value-type="float" office:value="207325300" calcext:value-type="float">
            <text:p>207325300</text:p>
          </table:table-cell>
        </table:table-row>
        <table:table-row table:style-name="ro1">
          <table:table-cell office:value-type="date" office:date-value="2011-06-01" calcext:value-type="date">
            <text:p>1. Jun. 2011</text:p>
          </table:table-cell>
          <table:table-cell office:value-type="float" office:value="48" calcext:value-type="float">
            <text:p>48</text:p>
          </table:table-cell>
          <table:table-cell office:value-type="float" office:value="48.220001" calcext:value-type="float">
            <text:p>48.220001</text:p>
          </table:table-cell>
          <table:table-cell office:value-type="float" office:value="42.5" calcext:value-type="float">
            <text:p>42.5</text:p>
          </table:table-cell>
          <table:table-cell office:value-type="float" office:value="45.290001" calcext:value-type="float">
            <text:p>45.290001</text:p>
          </table:table-cell>
          <table:table-cell office:value-type="float" office:value="39.894882" calcext:value-type="float">
            <text:p>39.894882</text:p>
          </table:table-cell>
          <table:table-cell office:value-type="float" office:value="159677800" calcext:value-type="float">
            <text:p>159677800</text:p>
          </table:table-cell>
        </table:table-row>
        <table:table-row table:style-name="ro1">
          <table:table-cell office:value-type="date" office:date-value="2011-07-01" calcext:value-type="date">
            <text:p>1. Jul. 2011</text:p>
          </table:table-cell>
          <table:table-cell office:value-type="float" office:value="45.099998" calcext:value-type="float">
            <text:p>45.099998</text:p>
          </table:table-cell>
          <table:table-cell office:value-type="float" office:value="51" calcext:value-type="float">
            <text:p>51</text:p>
          </table:table-cell>
          <table:table-cell office:value-type="float" office:value="44.25" calcext:value-type="float">
            <text:p>44.25</text:p>
          </table:table-cell>
          <table:table-cell office:value-type="float" office:value="47.57" calcext:value-type="float">
            <text:p>47.57</text:p>
          </table:table-cell>
          <table:table-cell office:value-type="float" office:value="41.903271" calcext:value-type="float">
            <text:p>41.903271</text:p>
          </table:table-cell>
          <table:table-cell office:value-type="float" office:value="157699300" calcext:value-type="float">
            <text:p>157699300</text:p>
          </table:table-cell>
        </table:table-row>
        <table:table-row table:style-name="ro1">
          <table:table-cell office:value-type="date" office:date-value="2011-08-01" calcext:value-type="date">
            <text:p>1. Aug. 2011</text:p>
          </table:table-cell>
          <table:table-cell office:value-type="float" office:value="48.09" calcext:value-type="float">
            <text:p>48.09</text:p>
          </table:table-cell>
          <table:table-cell office:value-type="float" office:value="52.779999" calcext:value-type="float">
            <text:p>52.779999</text:p>
          </table:table-cell>
          <table:table-cell office:value-type="float" office:value="44.59" calcext:value-type="float">
            <text:p>44.59</text:p>
          </table:table-cell>
          <table:table-cell office:value-type="float" office:value="50.75" calcext:value-type="float">
            <text:p>50.75</text:p>
          </table:table-cell>
          <table:table-cell office:value-type="float" office:value="44.704468" calcext:value-type="float">
            <text:p>44.704468</text:p>
          </table:table-cell>
          <table:table-cell office:value-type="float" office:value="251113400" calcext:value-type="float">
            <text:p>251113400</text:p>
          </table:table-cell>
        </table:table-row>
        <table:table-row table:style-name="ro1">
          <table:table-cell office:value-type="date" office:date-value="2011-09-01" calcext:value-type="date">
            <text:p>1. Sep. 2011</text:p>
          </table:table-cell>
          <table:table-cell office:value-type="float" office:value="50.709999" calcext:value-type="float">
            <text:p>50.709999</text:p>
          </table:table-cell>
          <table:table-cell office:value-type="float" office:value="55.950001" calcext:value-type="float">
            <text:p>55.950001</text:p>
          </table:table-cell>
          <table:table-cell office:value-type="float" office:value="45.150002" calcext:value-type="float">
            <text:p>45.150002</text:p>
          </table:table-cell>
          <table:table-cell office:value-type="float" office:value="46.650002" calcext:value-type="float">
            <text:p>46.650002</text:p>
          </table:table-cell>
          <table:table-cell office:value-type="float" office:value="41.189728" calcext:value-type="float">
            <text:p>41.189728</text:p>
          </table:table-cell>
          <table:table-cell office:value-type="float" office:value="197781100" calcext:value-type="float">
            <text:p>197781100</text:p>
          </table:table-cell>
        </table:table-row>
        <table:table-row table:style-name="ro1">
          <table:table-cell office:value-type="date" office:date-value="2011-10-01" calcext:value-type="date">
            <text:p>1. Oct. 2011</text:p>
          </table:table-cell>
          <table:table-cell office:value-type="float" office:value="47.240002" calcext:value-type="float">
            <text:p>47.240002</text:p>
          </table:table-cell>
          <table:table-cell office:value-type="float" office:value="50.990002" calcext:value-type="float">
            <text:p>50.990002</text:p>
          </table:table-cell>
          <table:table-cell office:value-type="float" office:value="42.889999" calcext:value-type="float">
            <text:p>42.889999</text:p>
          </table:table-cell>
          <table:table-cell office:value-type="float" office:value="49.5" calcext:value-type="float">
            <text:p>49.5</text:p>
          </table:table-cell>
          <table:table-cell office:value-type="float" office:value="43.706142" calcext:value-type="float">
            <text:p>43.706142</text:p>
          </table:table-cell>
          <table:table-cell office:value-type="float" office:value="163029000" calcext:value-type="float">
            <text:p>163029000</text:p>
          </table:table-cell>
        </table:table-row>
        <table:table-row table:style-name="ro1">
          <table:table-cell office:value-type="date" office:date-value="2011-11-01" calcext:value-type="date">
            <text:p>1. Nov. 2011</text:p>
          </table:table-cell>
          <table:table-cell office:value-type="float" office:value="47.720001" calcext:value-type="float">
            <text:p>47.720001</text:p>
          </table:table-cell>
          <table:table-cell office:value-type="float" office:value="53.259998" calcext:value-type="float">
            <text:p>53.259998</text:p>
          </table:table-cell>
          <table:table-cell office:value-type="float" office:value="47.189999" calcext:value-type="float">
            <text:p>47.189999</text:p>
          </table:table-cell>
          <table:table-cell office:value-type="float" office:value="52.880001" calcext:value-type="float">
            <text:p>52.880001</text:p>
          </table:table-cell>
          <table:table-cell office:value-type="float" office:value="46.690521" calcext:value-type="float">
            <text:p>46.690521</text:p>
          </table:table-cell>
          <table:table-cell office:value-type="float" office:value="134697900" calcext:value-type="float">
            <text:p>134697900</text:p>
          </table:table-cell>
        </table:table-row>
        <table:table-row table:style-name="ro1">
          <table:table-cell office:value-type="date" office:date-value="2011-12-01" calcext:value-type="date">
            <text:p>1. Dec. 2011</text:p>
          </table:table-cell>
          <table:table-cell office:value-type="float" office:value="52.549999" calcext:value-type="float">
            <text:p>52.549999</text:p>
          </table:table-cell>
          <table:table-cell office:value-type="float" office:value="53.139999" calcext:value-type="float">
            <text:p>53.139999</text:p>
          </table:table-cell>
          <table:table-cell office:value-type="float" office:value="43.720001" calcext:value-type="float">
            <text:p>43.720001</text:p>
          </table:table-cell>
          <table:table-cell office:value-type="float" office:value="45.25" calcext:value-type="float">
            <text:p>45.25</text:p>
          </table:table-cell>
          <table:table-cell office:value-type="float" office:value="40.079926" calcext:value-type="float">
            <text:p>40.079926</text:p>
          </table:table-cell>
          <table:table-cell office:value-type="float" office:value="144398700" calcext:value-type="float">
            <text:p>144398700</text:p>
          </table:table-cell>
        </table:table-row>
        <table:table-row table:style-name="ro1">
          <table:table-cell office:value-type="date" office:date-value="2012-01-01" calcext:value-type="date">
            <text:p>1. Jan. 2012</text:p>
          </table:table-cell>
          <table:table-cell office:value-type="float" office:value="46.27" calcext:value-type="float">
            <text:p>46.27</text:p>
          </table:table-cell>
          <table:table-cell office:value-type="float" office:value="50.23" calcext:value-type="float">
            <text:p>50.23</text:p>
          </table:table-cell>
          <table:table-cell office:value-type="float" office:value="45.200001" calcext:value-type="float">
            <text:p>45.200001</text:p>
          </table:table-cell>
          <table:table-cell office:value-type="float" office:value="49.259998" calcext:value-type="float">
            <text:p>49.259998</text:p>
          </table:table-cell>
          <table:table-cell office:value-type="float" office:value="43.63176" calcext:value-type="float">
            <text:p>43.63176</text:p>
          </table:table-cell>
          <table:table-cell office:value-type="float" office:value="149235800" calcext:value-type="float">
            <text:p>149235800</text:p>
          </table:table-cell>
        </table:table-row>
        <table:table-row table:style-name="ro1">
          <table:table-cell office:value-type="date" office:date-value="2012-02-01" calcext:value-type="date">
            <text:p>1. Feb. 2012</text:p>
          </table:table-cell>
          <table:table-cell office:value-type="float" office:value="49.939999" calcext:value-type="float">
            <text:p>49.939999</text:p>
          </table:table-cell>
          <table:table-cell office:value-type="float" office:value="50.389999" calcext:value-type="float">
            <text:p>50.389999</text:p>
          </table:table-cell>
          <table:table-cell office:value-type="float" office:value="45.889999" calcext:value-type="float">
            <text:p>45.889999</text:p>
          </table:table-cell>
          <table:table-cell office:value-type="float" office:value="47.73" calcext:value-type="float">
            <text:p>47.73</text:p>
          </table:table-cell>
          <table:table-cell office:value-type="float" office:value="42.276569" calcext:value-type="float">
            <text:p>42.276569</text:p>
          </table:table-cell>
          <table:table-cell office:value-type="float" office:value="137091600" calcext:value-type="float">
            <text:p>137091600</text:p>
          </table:table-cell>
        </table:table-row>
        <table:table-row table:style-name="ro1">
          <table:table-cell office:value-type="date" office:date-value="2012-03-01" calcext:value-type="date">
            <text:p>1. Mar. 2012</text:p>
          </table:table-cell>
          <table:table-cell office:value-type="float" office:value="47.880001" calcext:value-type="float">
            <text:p>47.880001</text:p>
          </table:table-cell>
          <table:table-cell office:value-type="float" office:value="48.59" calcext:value-type="float">
            <text:p>48.59</text:p>
          </table:table-cell>
          <table:table-cell office:value-type="float" office:value="42.200001" calcext:value-type="float">
            <text:p>42.200001</text:p>
          </table:table-cell>
          <table:table-cell office:value-type="float" office:value="43.48" calcext:value-type="float">
            <text:p>43.48</text:p>
          </table:table-cell>
          <table:table-cell office:value-type="float" office:value="38.630768" calcext:value-type="float">
            <text:p>38.630768</text:p>
          </table:table-cell>
          <table:table-cell office:value-type="float" office:value="183833800" calcext:value-type="float">
            <text:p>183833800</text:p>
          </table:table-cell>
        </table:table-row>
        <table:table-row table:style-name="ro1">
          <table:table-cell office:value-type="date" office:date-value="2012-04-01" calcext:value-type="date">
            <text:p>1. Apr. 2012</text:p>
          </table:table-cell>
          <table:table-cell office:value-type="float" office:value="43.68" calcext:value-type="float">
            <text:p>43.68</text:p>
          </table:table-cell>
          <table:table-cell office:value-type="float" office:value="44.5" calcext:value-type="float">
            <text:p>44.5</text:p>
          </table:table-cell>
          <table:table-cell office:value-type="float" office:value="38.459999" calcext:value-type="float">
            <text:p>38.459999</text:p>
          </table:table-cell>
          <table:table-cell office:value-type="float" office:value="40.43" calcext:value-type="float">
            <text:p>40.43</text:p>
          </table:table-cell>
          <table:table-cell office:value-type="float" office:value="35.920914" calcext:value-type="float">
            <text:p>35.920914</text:p>
          </table:table-cell>
          <table:table-cell office:value-type="float" office:value="151262000" calcext:value-type="float">
            <text:p>151262000</text:p>
          </table:table-cell>
        </table:table-row>
        <table:table-row table:style-name="ro1">
          <table:table-cell office:value-type="date" office:date-value="2012-05-01" calcext:value-type="date">
            <text:p>1. May. 2012</text:p>
          </table:table-cell>
          <table:table-cell office:value-type="float" office:value="40.580002" calcext:value-type="float">
            <text:p>40.580002</text:p>
          </table:table-cell>
          <table:table-cell office:value-type="float" office:value="40.759998" calcext:value-type="float">
            <text:p>40.759998</text:p>
          </table:table-cell>
          <table:table-cell office:value-type="float" office:value="34.82" calcext:value-type="float">
            <text:p>34.82</text:p>
          </table:table-cell>
          <table:table-cell office:value-type="float" office:value="39.060001" calcext:value-type="float">
            <text:p>39.060001</text:p>
          </table:table-cell>
          <table:table-cell office:value-type="float" office:value="34.703701" calcext:value-type="float">
            <text:p>34.703701</text:p>
          </table:table-cell>
          <table:table-cell office:value-type="float" office:value="204916400" calcext:value-type="float">
            <text:p>204916400</text:p>
          </table:table-cell>
        </table:table-row>
        <table:table-row table:style-name="ro1">
          <table:table-cell office:value-type="date" office:date-value="2012-06-01" calcext:value-type="date">
            <text:p>1. Jun. 2012</text:p>
          </table:table-cell>
          <table:table-cell office:value-type="float" office:value="40.200001" calcext:value-type="float">
            <text:p>40.200001</text:p>
          </table:table-cell>
          <table:table-cell office:value-type="float" office:value="43.299999" calcext:value-type="float">
            <text:p>43.299999</text:p>
          </table:table-cell>
          <table:table-cell office:value-type="float" office:value="35.549999" calcext:value-type="float">
            <text:p>35.549999</text:p>
          </table:table-cell>
          <table:table-cell office:value-type="float" office:value="37.57" calcext:value-type="float">
            <text:p>37.57</text:p>
          </table:table-cell>
          <table:table-cell office:value-type="float" office:value="33.547619" calcext:value-type="float">
            <text:p>33.547619</text:p>
          </table:table-cell>
          <table:table-cell office:value-type="float" office:value="226200100" calcext:value-type="float">
            <text:p>226200100</text:p>
          </table:table-cell>
        </table:table-row>
        <table:table-row table:style-name="ro1">
          <table:table-cell office:value-type="date" office:date-value="2012-07-01" calcext:value-type="date">
            <text:p>1. Jul. 2012</text:p>
          </table:table-cell>
          <table:table-cell office:value-type="float" office:value="37.630001" calcext:value-type="float">
            <text:p>37.63000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2.880001" calcext:value-type="float">
            <text:p>32.880001</text:p>
          </table:table-cell>
          <table:table-cell office:value-type="float" office:value="29.359749" calcext:value-type="float">
            <text:p>29.359749</text:p>
          </table:table-cell>
          <table:table-cell office:value-type="float" office:value="190949700" calcext:value-type="float">
            <text:p>190949700</text:p>
          </table:table-cell>
        </table:table-row>
        <table:table-row table:style-name="ro1">
          <table:table-cell office:value-type="date" office:date-value="2012-08-01" calcext:value-type="date">
            <text:p>1. Aug. 2012</text:p>
          </table:table-cell>
          <table:table-cell office:value-type="float" office:value="32.799999" calcext:value-type="float">
            <text:p>32.799999</text:p>
          </table:table-cell>
          <table:table-cell office:value-type="float" office:value="38.68" calcext:value-type="float">
            <text:p>38.68</text:p>
          </table:table-cell>
          <table:table-cell office:value-type="float" office:value="31.48" calcext:value-type="float">
            <text:p>31.48</text:p>
          </table:table-cell>
          <table:table-cell office:value-type="float" office:value="38.52" calcext:value-type="float">
            <text:p>38.52</text:p>
          </table:table-cell>
          <table:table-cell office:value-type="float" office:value="34.395908" calcext:value-type="float">
            <text:p>34.395908</text:p>
          </table:table-cell>
          <table:table-cell office:value-type="float" office:value="171308700" calcext:value-type="float">
            <text:p>171308700</text:p>
          </table:table-cell>
        </table:table-row>
        <table:table-row table:style-name="ro1">
          <table:table-cell office:value-type="date" office:date-value="2012-09-01" calcext:value-type="date">
            <text:p>1. Sep. 2012</text:p>
          </table:table-cell>
          <table:table-cell office:value-type="float" office:value="38.68" calcext:value-type="float">
            <text:p>38.68</text:p>
          </table:table-cell>
          <table:table-cell office:value-type="float" office:value="43.189999" calcext:value-type="float">
            <text:p>43.189999</text:p>
          </table:table-cell>
          <table:table-cell office:value-type="float" office:value="37.25" calcext:value-type="float">
            <text:p>37.25</text:p>
          </table:table-cell>
          <table:table-cell office:value-type="float" office:value="41.759998" calcext:value-type="float">
            <text:p>41.759998</text:p>
          </table:table-cell>
          <table:table-cell office:value-type="float" office:value="37.48774" calcext:value-type="float">
            <text:p>37.48774</text:p>
          </table:table-cell>
          <table:table-cell office:value-type="float" office:value="172366100" calcext:value-type="float">
            <text:p>172366100</text:p>
          </table:table-cell>
        </table:table-row>
        <table:table-row table:style-name="ro1">
          <table:table-cell office:value-type="date" office:date-value="2012-10-01" calcext:value-type="date">
            <text:p>1. Oct. 2012</text:p>
          </table:table-cell>
          <table:table-cell office:value-type="float" office:value="42.209999" calcext:value-type="float">
            <text:p>42.209999</text:p>
          </table:table-cell>
          <table:table-cell office:value-type="float" office:value="42.540001" calcext:value-type="float">
            <text:p>42.540001</text:p>
          </table:table-cell>
          <table:table-cell office:value-type="float" office:value="38.240002" calcext:value-type="float">
            <text:p>38.240002</text:p>
          </table:table-cell>
          <table:table-cell office:value-type="float" office:value="40.5" calcext:value-type="float">
            <text:p>40.5</text:p>
          </table:table-cell>
          <table:table-cell office:value-type="float" office:value="36.356636" calcext:value-type="float">
            <text:p>36.356636</text:p>
          </table:table-cell>
          <table:table-cell office:value-type="float" office:value="135980200" calcext:value-type="float">
            <text:p>135980200</text:p>
          </table:table-cell>
        </table:table-row>
        <table:table-row table:style-name="ro1">
          <table:table-cell office:value-type="date" office:date-value="2012-11-01" calcext:value-type="date">
            <text:p>1. Nov. 2012</text:p>
          </table:table-cell>
          <table:table-cell office:value-type="float" office:value="37.490002" calcext:value-type="float">
            <text:p>37.490002</text:p>
          </table:table-cell>
          <table:table-cell office:value-type="float" office:value="38" calcext:value-type="float">
            <text:p>38</text:p>
          </table:table-cell>
          <table:table-cell office:value-type="float" office:value="32.869999" calcext:value-type="float">
            <text:p>32.869999</text:p>
          </table:table-cell>
          <table:table-cell office:value-type="float" office:value="34.529999" calcext:value-type="float">
            <text:p>34.529999</text:p>
          </table:table-cell>
          <table:table-cell office:value-type="float" office:value="30.997402" calcext:value-type="float">
            <text:p>30.997402</text:p>
          </table:table-cell>
          <table:table-cell office:value-type="float" office:value="179124300" calcext:value-type="float">
            <text:p>179124300</text:p>
          </table:table-cell>
        </table:table-row>
        <table:table-row table:style-name="ro1">
          <table:table-cell office:value-type="date" office:date-value="2012-12-01" calcext:value-type="date">
            <text:p>1. Dec. 2012</text:p>
          </table:table-cell>
          <table:table-cell office:value-type="float" office:value="34.619999" calcext:value-type="float">
            <text:p>34.619999</text:p>
          </table:table-cell>
          <table:table-cell office:value-type="float" office:value="35.529999" calcext:value-type="float">
            <text:p>35.529999</text:p>
          </table:table-cell>
          <table:table-cell office:value-type="float" office:value="32.810001" calcext:value-type="float">
            <text:p>32.810001</text:p>
          </table:table-cell>
          <table:table-cell office:value-type="float" office:value="35.009998" calcext:value-type="float">
            <text:p>35.009998</text:p>
          </table:table-cell>
          <table:table-cell office:value-type="float" office:value="31.611341" calcext:value-type="float">
            <text:p>31.611341</text:p>
          </table:table-cell>
          <table:table-cell office:value-type="float" office:value="138964600" calcext:value-type="float">
            <text:p>138964600</text:p>
          </table:table-cell>
        </table:table-row>
        <table:table-row table:style-name="ro1">
          <table:table-cell office:value-type="date" office:date-value="2013-01-01" calcext:value-type="date">
            <text:p>1. Jan. 2013</text:p>
          </table:table-cell>
          <table:table-cell office:value-type="float" office:value="35.919998" calcext:value-type="float">
            <text:p>35.919998</text:p>
          </table:table-cell>
          <table:table-cell office:value-type="float" office:value="36.080002" calcext:value-type="float">
            <text:p>36.080002</text:p>
          </table:table-cell>
          <table:table-cell office:value-type="float" office:value="31.809999" calcext:value-type="float">
            <text:p>31.809999</text:p>
          </table:table-cell>
          <table:table-cell office:value-type="float" office:value="31.92" calcext:value-type="float">
            <text:p>31.92</text:p>
          </table:table-cell>
          <table:table-cell office:value-type="float" office:value="28.821306" calcext:value-type="float">
            <text:p>28.821306</text:p>
          </table:table-cell>
          <table:table-cell office:value-type="float" office:value="174950100" calcext:value-type="float">
            <text:p>174950100</text:p>
          </table:table-cell>
        </table:table-row>
        <table:table-row table:style-name="ro1">
          <table:table-cell office:value-type="date" office:date-value="2013-02-01" calcext:value-type="date">
            <text:p>1. Feb. 2013</text:p>
          </table:table-cell>
          <table:table-cell office:value-type="float" office:value="32.27" calcext:value-type="float">
            <text:p>32.27</text:p>
          </table:table-cell>
          <table:table-cell office:value-type="float" office:value="33.360001" calcext:value-type="float">
            <text:p>33.360001</text:p>
          </table:table-cell>
          <table:table-cell office:value-type="float" office:value="30.139999" calcext:value-type="float">
            <text:p>30.139999</text:p>
          </table:table-cell>
          <table:table-cell office:value-type="float" office:value="30.24" calcext:value-type="float">
            <text:p>30.24</text:p>
          </table:table-cell>
          <table:table-cell office:value-type="float" office:value="27.304401" calcext:value-type="float">
            <text:p>27.304401</text:p>
          </table:table-cell>
          <table:table-cell office:value-type="float" office:value="201710900" calcext:value-type="float">
            <text:p>201710900</text:p>
          </table:table-cell>
        </table:table-row>
        <table:table-row table:style-name="ro1">
          <table:table-cell office:value-type="date" office:date-value="2013-03-01" calcext:value-type="date">
            <text:p>1. Mar. 2013</text:p>
          </table:table-cell>
          <table:table-cell office:value-type="float" office:value="30.41" calcext:value-type="float">
            <text:p>30.41</text:p>
          </table:table-cell>
          <table:table-cell office:value-type="float" office:value="30.459999" calcext:value-type="float">
            <text:p>30.459999</text:p>
          </table:table-cell>
          <table:table-cell office:value-type="float" office:value="28.309999" calcext:value-type="float">
            <text:p>28.309999</text:p>
          </table:table-cell>
          <table:table-cell office:value-type="float" office:value="29.4" calcext:value-type="float">
            <text:p>29.4</text:p>
          </table:table-cell>
          <table:table-cell office:value-type="float" office:value="26.718374" calcext:value-type="float">
            <text:p>26.718374</text:p>
          </table:table-cell>
          <table:table-cell office:value-type="float" office:value="195145600" calcext:value-type="float">
            <text:p>195145600</text:p>
          </table:table-cell>
        </table:table-row>
        <table:table-row table:style-name="ro1">
          <table:table-cell office:value-type="date" office:date-value="2013-04-01" calcext:value-type="date">
            <text:p>1. Apr. 2013</text:p>
          </table:table-cell>
          <table:table-cell office:value-type="float" office:value="29.32" calcext:value-type="float">
            <text:p>29.32</text:p>
          </table:table-cell>
          <table:table-cell office:value-type="float" office:value="29.389999" calcext:value-type="float">
            <text:p>29.389999</text:p>
          </table:table-cell>
          <table:table-cell office:value-type="float" office:value="17.51" calcext:value-type="float">
            <text:p>17.51</text:p>
          </table:table-cell>
          <table:table-cell office:value-type="float" office:value="19.709999" calcext:value-type="float">
            <text:p>19.709999</text:p>
          </table:table-cell>
          <table:table-cell office:value-type="float" office:value="17.912214" calcext:value-type="float">
            <text:p>17.912214</text:p>
          </table:table-cell>
          <table:table-cell office:value-type="float" office:value="583846400" calcext:value-type="float">
            <text:p>583846400</text:p>
          </table:table-cell>
        </table:table-row>
        <table:table-row table:style-name="ro1">
          <table:table-cell office:value-type="date" office:date-value="2013-05-01" calcext:value-type="date">
            <text:p>1. May. 2013</text:p>
          </table:table-cell>
          <table:table-cell office:value-type="float" office:value="19.219999" calcext:value-type="float">
            <text:p>19.219999</text:p>
          </table:table-cell>
          <table:table-cell office:value-type="float" office:value="21.700001" calcext:value-type="float">
            <text:p>21.700001</text:p>
          </table:table-cell>
          <table:table-cell office:value-type="float" office:value="18.469999" calcext:value-type="float">
            <text:p>18.469999</text:p>
          </table:table-cell>
          <table:table-cell office:value-type="float" office:value="21.120001" calcext:value-type="float">
            <text:p>21.120001</text:p>
          </table:table-cell>
          <table:table-cell office:value-type="float" office:value="19.193613" calcext:value-type="float">
            <text:p>19.193613</text:p>
          </table:table-cell>
          <table:table-cell office:value-type="float" office:value="418726200" calcext:value-type="float">
            <text:p>418726200</text:p>
          </table:table-cell>
        </table:table-row>
        <table:table-row table:style-name="ro1">
          <table:table-cell office:value-type="date" office:date-value="2013-06-01" calcext:value-type="date">
            <text:p>1. Jun. 2013</text:p>
          </table:table-cell>
          <table:table-cell office:value-type="float" office:value="21.309999" calcext:value-type="float">
            <text:p>21.309999</text:p>
          </table:table-cell>
          <table:table-cell office:value-type="float" office:value="21.68" calcext:value-type="float">
            <text:p>21.68</text:p>
          </table:table-cell>
          <table:table-cell office:value-type="float" office:value="14.67" calcext:value-type="float">
            <text:p>14.67</text:p>
          </table:table-cell>
          <table:table-cell office:value-type="float" office:value="15.74" calcext:value-type="float">
            <text:p>15.74</text:p>
          </table:table-cell>
          <table:table-cell office:value-type="float" office:value="14.455296" calcext:value-type="float">
            <text:p>14.455296</text:p>
          </table:table-cell>
          <table:table-cell office:value-type="float" office:value="369825200" calcext:value-type="float">
            <text:p>369825200</text:p>
          </table:table-cell>
        </table:table-row>
        <table:table-row table:style-name="ro1">
          <table:table-cell office:value-type="date" office:date-value="2013-07-01" calcext:value-type="date">
            <text:p>1. Jul. 2013</text:p>
          </table:table-cell>
          <table:table-cell office:value-type="float" office:value="15.89" calcext:value-type="float">
            <text:p>15.89</text:p>
          </table:table-cell>
          <table:table-cell office:value-type="float" office:value="18.15" calcext:value-type="float">
            <text:p>18.15</text:p>
          </table:table-cell>
          <table:table-cell office:value-type="float" office:value="13.43" calcext:value-type="float">
            <text:p>13.43</text:p>
          </table:table-cell>
          <table:table-cell office:value-type="float" office:value="16.969999" calcext:value-type="float">
            <text:p>16.969999</text:p>
          </table:table-cell>
          <table:table-cell office:value-type="float" office:value="15.584903" calcext:value-type="float">
            <text:p>15.584903</text:p>
          </table:table-cell>
          <table:table-cell office:value-type="float" office:value="421478600" calcext:value-type="float">
            <text:p>421478600</text:p>
          </table:table-cell>
        </table:table-row>
        <table:table-row table:style-name="ro1">
          <table:table-cell office:value-type="date" office:date-value="2013-08-01" calcext:value-type="date">
            <text:p>1. Aug. 2013</text:p>
          </table:table-cell>
          <table:table-cell office:value-type="float" office:value="17.34" calcext:value-type="float">
            <text:p>17.34</text:p>
          </table:table-cell>
          <table:table-cell office:value-type="float" office:value="21.200001" calcext:value-type="float">
            <text:p>21.200001</text:p>
          </table:table-cell>
          <table:table-cell office:value-type="float" office:value="15.53" calcext:value-type="float">
            <text:p>15.53</text:p>
          </table:table-cell>
          <table:table-cell office:value-type="float" office:value="19.15" calcext:value-type="float">
            <text:p>19.15</text:p>
          </table:table-cell>
          <table:table-cell office:value-type="float" office:value="17.586966" calcext:value-type="float">
            <text:p>17.586966</text:p>
          </table:table-cell>
          <table:table-cell office:value-type="float" office:value="400208100" calcext:value-type="float">
            <text:p>400208100</text:p>
          </table:table-cell>
        </table:table-row>
        <table:table-row table:style-name="ro1">
          <table:table-cell office:value-type="date" office:date-value="2013-09-01" calcext:value-type="date">
            <text:p>1. Sep. 2013</text:p>
          </table:table-cell>
          <table:table-cell office:value-type="float" office:value="19.440001" calcext:value-type="float">
            <text:p>19.440001</text:p>
          </table:table-cell>
          <table:table-cell office:value-type="float" office:value="20.389999" calcext:value-type="float">
            <text:p>20.389999</text:p>
          </table:table-cell>
          <table:table-cell office:value-type="float" office:value="17.389999" calcext:value-type="float">
            <text:p>17.389999</text:p>
          </table:table-cell>
          <table:table-cell office:value-type="float" office:value="18.620001" calcext:value-type="float">
            <text:p>18.620001</text:p>
          </table:table-cell>
          <table:table-cell office:value-type="float" office:value="17.1437" calcext:value-type="float">
            <text:p>17.1437</text:p>
          </table:table-cell>
          <table:table-cell office:value-type="float" office:value="336319400" calcext:value-type="float">
            <text:p>336319400</text:p>
          </table:table-cell>
        </table:table-row>
        <table:table-row table:style-name="ro1">
          <table:table-cell office:value-type="date" office:date-value="2013-10-01" calcext:value-type="date">
            <text:p>1. Oct. 2013</text:p>
          </table:table-cell>
          <table:table-cell office:value-type="float" office:value="18.17" calcext:value-type="float">
            <text:p>18.17</text:p>
          </table:table-cell>
          <table:table-cell office:value-type="float" office:value="20.620001" calcext:value-type="float">
            <text:p>20.620001</text:p>
          </table:table-cell>
          <table:table-cell office:value-type="float" office:value="17.129999" calcext:value-type="float">
            <text:p>17.129999</text:p>
          </table:table-cell>
          <table:table-cell office:value-type="float" office:value="19.389999" calcext:value-type="float">
            <text:p>19.389999</text:p>
          </table:table-cell>
          <table:table-cell office:value-type="float" office:value="17.852648" calcext:value-type="float">
            <text:p>17.852648</text:p>
          </table:table-cell>
          <table:table-cell office:value-type="float" office:value="321165100" calcext:value-type="float">
            <text:p>321165100</text:p>
          </table:table-cell>
        </table:table-row>
        <table:table-row table:style-name="ro1">
          <table:table-cell office:value-type="date" office:date-value="2013-11-01" calcext:value-type="date">
            <text:p>1. Nov. 2013</text:p>
          </table:table-cell>
          <table:table-cell office:value-type="float" office:value="18.16" calcext:value-type="float">
            <text:p>18.16</text:p>
          </table:table-cell>
          <table:table-cell office:value-type="float" office:value="18.459999" calcext:value-type="float">
            <text:p>18.459999</text:p>
          </table:table-cell>
          <table:table-cell office:value-type="float" office:value="15.9" calcext:value-type="float">
            <text:p>15.9</text:p>
          </table:table-cell>
          <table:table-cell office:value-type="float" office:value="16.49" calcext:value-type="float">
            <text:p>16.49</text:p>
          </table:table-cell>
          <table:table-cell office:value-type="float" office:value="15.182575" calcext:value-type="float">
            <text:p>15.182575</text:p>
          </table:table-cell>
          <table:table-cell office:value-type="float" office:value="438697000" calcext:value-type="float">
            <text:p>438697000</text:p>
          </table:table-cell>
        </table:table-row>
        <table:table-row table:style-name="ro1">
          <table:table-cell office:value-type="date" office:date-value="2013-12-01" calcext:value-type="date">
            <text:p>1. Dec. 2013</text:p>
          </table:table-cell>
          <table:table-cell office:value-type="float" office:value="16.25" calcext:value-type="float">
            <text:p>16.25</text:p>
          </table:table-cell>
          <table:table-cell office:value-type="float" office:value="17.65" calcext:value-type="float">
            <text:p>17.65</text:p>
          </table:table-cell>
          <table:table-cell office:value-type="float" office:value="15.26" calcext:value-type="float">
            <text:p>15.26</text:p>
          </table:table-cell>
          <table:table-cell office:value-type="float" office:value="17.629999" calcext:value-type="float">
            <text:p>17.629999</text:p>
          </table:table-cell>
          <table:table-cell office:value-type="float" office:value="16.282413" calcext:value-type="float">
            <text:p>16.282413</text:p>
          </table:table-cell>
          <table:table-cell office:value-type="float" office:value="341196700" calcext:value-type="float">
            <text:p>341196700</text:p>
          </table:table-cell>
        </table:table-row>
        <table:table-row table:style-name="ro1">
          <table:table-cell office:value-type="date" office:date-value="2014-01-01" calcext:value-type="date">
            <text:p>1. Jan. 2014</text:p>
          </table:table-cell>
          <table:table-cell office:value-type="float" office:value="17.959999" calcext:value-type="float">
            <text:p>17.959999</text:p>
          </table:table-cell>
          <table:table-cell office:value-type="float" office:value="19.950001" calcext:value-type="float">
            <text:p>19.950001</text:p>
          </table:table-cell>
          <table:table-cell office:value-type="float" office:value="17.58" calcext:value-type="float">
            <text:p>17.58</text:p>
          </table:table-cell>
          <table:table-cell office:value-type="float" office:value="19.280001" calcext:value-type="float">
            <text:p>19.280001</text:p>
          </table:table-cell>
          <table:table-cell office:value-type="float" office:value="17.806297" calcext:value-type="float">
            <text:p>17.806297</text:p>
          </table:table-cell>
          <table:table-cell office:value-type="float" office:value="304438500" calcext:value-type="float">
            <text:p>304438500</text:p>
          </table:table-cell>
        </table:table-row>
        <table:table-row table:style-name="ro1">
          <table:table-cell office:value-type="date" office:date-value="2014-02-01" calcext:value-type="date">
            <text:p>1. Feb. 2014</text:p>
          </table:table-cell>
          <table:table-cell office:value-type="float" office:value="19.48" calcext:value-type="float">
            <text:p>19.48</text:p>
          </table:table-cell>
          <table:table-cell office:value-type="float" office:value="21.450001" calcext:value-type="float">
            <text:p>21.450001</text:p>
          </table:table-cell>
          <table:table-cell office:value-type="float" office:value="18.34" calcext:value-type="float">
            <text:p>18.34</text:p>
          </table:table-cell>
          <table:table-cell office:value-type="float" office:value="20.379999" calcext:value-type="float">
            <text:p>20.379999</text:p>
          </table:table-cell>
          <table:table-cell office:value-type="float" office:value="18.822214" calcext:value-type="float">
            <text:p>18.822214</text:p>
          </table:table-cell>
          <table:table-cell office:value-type="float" office:value="273431000" calcext:value-type="float">
            <text:p>273431000</text:p>
          </table:table-cell>
        </table:table-row>
        <table:table-row table:style-name="ro1">
          <table:table-cell office:value-type="date" office:date-value="2014-03-01" calcext:value-type="date">
            <text:p>1. Mar. 2014</text:p>
          </table:table-cell>
          <table:table-cell office:value-type="float" office:value="20.940001" calcext:value-type="float">
            <text:p>20.940001</text:p>
          </table:table-cell>
          <table:table-cell office:value-type="float" office:value="21.1" calcext:value-type="float">
            <text:p>21.1</text:p>
          </table:table-cell>
          <table:table-cell office:value-type="float" office:value="17.719999" calcext:value-type="float">
            <text:p>17.719999</text:p>
          </table:table-cell>
          <table:table-cell office:value-type="float" office:value="17.83" calcext:value-type="float">
            <text:p>17.83</text:p>
          </table:table-cell>
          <table:table-cell office:value-type="float" office:value="16.506279" calcext:value-type="float">
            <text:p>16.506279</text:p>
          </table:table-cell>
          <table:table-cell office:value-type="float" office:value="241822800" calcext:value-type="float">
            <text:p>241822800</text:p>
          </table:table-cell>
        </table:table-row>
        <table:table-row table:style-name="ro1">
          <table:table-cell office:value-type="date" office:date-value="2014-04-01" calcext:value-type="date">
            <text:p>1. Apr. 2014</text:p>
          </table:table-cell>
          <table:table-cell office:value-type="float" office:value="17.93" calcext:value-type="float">
            <text:p>17.93</text:p>
          </table:table-cell>
          <table:table-cell office:value-type="float" office:value="19.219999" calcext:value-type="float">
            <text:p>19.219999</text:p>
          </table:table-cell>
          <table:table-cell office:value-type="float" office:value="17.17" calcext:value-type="float">
            <text:p>17.17</text:p>
          </table:table-cell>
          <table:table-cell office:value-type="float" office:value="17.469999" calcext:value-type="float">
            <text:p>17.469999</text:p>
          </table:table-cell>
          <table:table-cell office:value-type="float" office:value="16.17301" calcext:value-type="float">
            <text:p>16.17301</text:p>
          </table:table-cell>
          <table:table-cell office:value-type="float" office:value="241636600" calcext:value-type="float">
            <text:p>241636600</text:p>
          </table:table-cell>
        </table:table-row>
        <table:table-row table:style-name="ro1">
          <table:table-cell office:value-type="date" office:date-value="2014-05-01" calcext:value-type="date">
            <text:p>1. May. 2014</text:p>
          </table:table-cell>
          <table:table-cell office:value-type="float" office:value="17.280001" calcext:value-type="float">
            <text:p>17.280001</text:p>
          </table:table-cell>
          <table:table-cell office:value-type="float" office:value="17.65" calcext:value-type="float">
            <text:p>17.65</text:p>
          </table:table-cell>
          <table:table-cell office:value-type="float" office:value="15.47" calcext:value-type="float">
            <text:p>15.47</text:p>
          </table:table-cell>
          <table:table-cell office:value-type="float" office:value="16.110001" calcext:value-type="float">
            <text:p>16.110001</text:p>
          </table:table-cell>
          <table:table-cell office:value-type="float" office:value="14.913977" calcext:value-type="float">
            <text:p>14.913977</text:p>
          </table:table-cell>
          <table:table-cell office:value-type="float" office:value="183447200" calcext:value-type="float">
            <text:p>183447200</text:p>
          </table:table-cell>
        </table:table-row>
        <table:table-row table:style-name="ro1">
          <table:table-cell office:value-type="date" office:date-value="2014-06-01" calcext:value-type="date">
            <text:p>1. Jun. 2014</text:p>
          </table:table-cell>
          <table:table-cell office:value-type="float" office:value="16.07" calcext:value-type="float">
            <text:p>16.07</text:p>
          </table:table-cell>
          <table:table-cell office:value-type="float" office:value="18.34" calcext:value-type="float">
            <text:p>18.34</text:p>
          </table:table-cell>
          <table:table-cell office:value-type="float" office:value="15.69" calcext:value-type="float">
            <text:p>15.69</text:p>
          </table:table-cell>
          <table:table-cell office:value-type="float" office:value="18.299999" calcext:value-type="float">
            <text:p>18.299999</text:p>
          </table:table-cell>
          <table:table-cell office:value-type="float" office:value="16.994692" calcext:value-type="float">
            <text:p>16.994692</text:p>
          </table:table-cell>
          <table:table-cell office:value-type="float" office:value="184051900" calcext:value-type="float">
            <text:p>184051900</text:p>
          </table:table-cell>
        </table:table-row>
        <table:table-row table:style-name="ro1">
          <table:table-cell office:value-type="date" office:date-value="2014-07-01" calcext:value-type="date">
            <text:p>1. Jul. 2014</text:p>
          </table:table-cell>
          <table:table-cell office:value-type="float" office:value="18.299999" calcext:value-type="float">
            <text:p>18.299999</text:p>
          </table:table-cell>
          <table:table-cell office:value-type="float" office:value="19.49" calcext:value-type="float">
            <text:p>19.49</text:p>
          </table:table-cell>
          <table:table-cell office:value-type="float" office:value="18.02" calcext:value-type="float">
            <text:p>18.02</text:p>
          </table:table-cell>
          <table:table-cell office:value-type="float" office:value="18.08" calcext:value-type="float">
            <text:p>18.08</text:p>
          </table:table-cell>
          <table:table-cell office:value-type="float" office:value="16.790382" calcext:value-type="float">
            <text:p>16.790382</text:p>
          </table:table-cell>
          <table:table-cell office:value-type="float" office:value="227741400" calcext:value-type="float">
            <text:p>227741400</text:p>
          </table:table-cell>
        </table:table-row>
        <table:table-row table:style-name="ro1">
          <table:table-cell office:value-type="date" office:date-value="2014-08-01" calcext:value-type="date">
            <text:p>1. Aug. 2014</text:p>
          </table:table-cell>
          <table:table-cell office:value-type="float" office:value="18.27" calcext:value-type="float">
            <text:p>18.27</text:p>
          </table:table-cell>
          <table:table-cell office:value-type="float" office:value="19.360001" calcext:value-type="float">
            <text:p>19.360001</text:p>
          </table:table-cell>
          <table:table-cell office:value-type="float" office:value="17.75" calcext:value-type="float">
            <text:p>17.75</text:p>
          </table:table-cell>
          <table:table-cell office:value-type="float" office:value="18.389999" calcext:value-type="float">
            <text:p>18.389999</text:p>
          </table:table-cell>
          <table:table-cell office:value-type="float" office:value="17.078278" calcext:value-type="float">
            <text:p>17.078278</text:p>
          </table:table-cell>
          <table:table-cell office:value-type="float" office:value="144027500" calcext:value-type="float">
            <text:p>144027500</text:p>
          </table:table-cell>
        </table:table-row>
        <table:table-row table:style-name="ro1">
          <table:table-cell office:value-type="date" office:date-value="2014-09-01" calcext:value-type="date">
            <text:p>1. Sep. 2014</text:p>
          </table:table-cell>
          <table:table-cell office:value-type="float" office:value="18.040001" calcext:value-type="float">
            <text:p>18.040001</text:p>
          </table:table-cell>
          <table:table-cell office:value-type="float" office:value="18.129999" calcext:value-type="float">
            <text:p>18.129999</text:p>
          </table:table-cell>
          <table:table-cell office:value-type="float" office:value="14.55" calcext:value-type="float">
            <text:p>14.55</text:p>
          </table:table-cell>
          <table:table-cell office:value-type="float" office:value="14.66" calcext:value-type="float">
            <text:p>14.66</text:p>
          </table:table-cell>
          <table:table-cell office:value-type="float" office:value="13.651734" calcext:value-type="float">
            <text:p>13.651734</text:p>
          </table:table-cell>
          <table:table-cell office:value-type="float" office:value="218945300" calcext:value-type="float">
            <text:p>218945300</text:p>
          </table:table-cell>
        </table:table-row>
        <table:table-row table:style-name="ro1">
          <table:table-cell office:value-type="date" office:date-value="2014-10-01" calcext:value-type="date">
            <text:p>1. Oct. 2014</text:p>
          </table:table-cell>
          <table:table-cell office:value-type="float" office:value="14.76" calcext:value-type="float">
            <text:p>14.76</text:p>
          </table:table-cell>
          <table:table-cell office:value-type="float" office:value="15.03" calcext:value-type="float">
            <text:p>15.03</text:p>
          </table:table-cell>
          <table:table-cell office:value-type="float" office:value="11.33" calcext:value-type="float">
            <text:p>11.33</text:p>
          </table:table-cell>
          <table:table-cell office:value-type="float" office:value="11.87" calcext:value-type="float">
            <text:p>11.87</text:p>
          </table:table-cell>
          <table:table-cell office:value-type="float" office:value="11.053618" calcext:value-type="float">
            <text:p>11.053618</text:p>
          </table:table-cell>
          <table:table-cell office:value-type="float" office:value="325784600" calcext:value-type="float">
            <text:p>325784600</text:p>
          </table:table-cell>
        </table:table-row>
        <table:table-row table:style-name="ro1">
          <table:table-cell office:value-type="date" office:date-value="2014-11-01" calcext:value-type="date">
            <text:p>1. Nov. 2014</text:p>
          </table:table-cell>
          <table:table-cell office:value-type="float" office:value="11.82" calcext:value-type="float">
            <text:p>11.82</text:p>
          </table:table-cell>
          <table:table-cell office:value-type="float" office:value="13.33" calcext:value-type="float">
            <text:p>13.33</text:p>
          </table:table-cell>
          <table:table-cell office:value-type="float" office:value="10.9" calcext:value-type="float">
            <text:p>10.9</text:p>
          </table:table-cell>
          <table:table-cell office:value-type="float" office:value="11.89" calcext:value-type="float">
            <text:p>11.89</text:p>
          </table:table-cell>
          <table:table-cell office:value-type="float" office:value="11.072242" calcext:value-type="float">
            <text:p>11.072242</text:p>
          </table:table-cell>
          <table:table-cell office:value-type="float" office:value="327294000" calcext:value-type="float">
            <text:p>327294000</text:p>
          </table:table-cell>
        </table:table-row>
        <table:table-row table:style-name="ro1">
          <table:table-cell office:value-type="date" office:date-value="2014-12-01" calcext:value-type="date">
            <text:p>1. Dec. 2014</text:p>
          </table:table-cell>
          <table:table-cell office:value-type="float" office:value="12.21" calcext:value-type="float">
            <text:p>12.21</text:p>
          </table:table-cell>
          <table:table-cell office:value-type="float" office:value="12.52" calcext:value-type="float">
            <text:p>12.52</text:p>
          </table:table-cell>
          <table:table-cell office:value-type="float" office:value="10.04" calcext:value-type="float">
            <text:p>10.04</text:p>
          </table:table-cell>
          <table:table-cell office:value-type="float" office:value="10.75" calcext:value-type="float">
            <text:p>10.75</text:p>
          </table:table-cell>
          <table:table-cell office:value-type="float" office:value="10.049603" calcext:value-type="float">
            <text:p>10.049603</text:p>
          </table:table-cell>
          <table:table-cell office:value-type="float" office:value="411278400" calcext:value-type="float">
            <text:p>411278400</text:p>
          </table:table-cell>
        </table:table-row>
        <table:table-row table:style-name="ro1">
          <table:table-cell office:value-type="date" office:date-value="2015-01-01" calcext:value-type="date">
            <text:p>1. Jan. 2015</text:p>
          </table:table-cell>
          <table:table-cell office:value-type="float" office:value="10.54" calcext:value-type="float">
            <text:p>10.54</text:p>
          </table:table-cell>
          <table:table-cell office:value-type="float" office:value="13.25" calcext:value-type="float">
            <text:p>13.25</text:p>
          </table:table-cell>
          <table:table-cell office:value-type="float" office:value="10.15" calcext:value-type="float">
            <text:p>10.15</text:p>
          </table:table-cell>
          <table:table-cell office:value-type="float" office:value="12.78" calcext:value-type="float">
            <text:p>12.78</text:p>
          </table:table-cell>
          <table:table-cell office:value-type="float" office:value="11.947336" calcext:value-type="float">
            <text:p>11.947336</text:p>
          </table:table-cell>
          <table:table-cell office:value-type="float" office:value="477189900" calcext:value-type="float">
            <text:p>477189900</text:p>
          </table:table-cell>
        </table:table-row>
        <table:table-row table:style-name="ro1">
          <table:table-cell office:value-type="date" office:date-value="2015-02-01" calcext:value-type="date">
            <text:p>1. Feb. 2015</text:p>
          </table:table-cell>
          <table:table-cell office:value-type="float" office:value="12.52" calcext:value-type="float">
            <text:p>12.52</text:p>
          </table:table-cell>
          <table:table-cell office:value-type="float" office:value="13.24" calcext:value-type="float">
            <text:p>13.24</text:p>
          </table:table-cell>
          <table:table-cell office:value-type="float" office:value="11.88" calcext:value-type="float">
            <text:p>11.88</text:p>
          </table:table-cell>
          <table:table-cell office:value-type="float" office:value="13.02" calcext:value-type="float">
            <text:p>13.02</text:p>
          </table:table-cell>
          <table:table-cell office:value-type="float" office:value="12.171702" calcext:value-type="float">
            <text:p>12.171702</text:p>
          </table:table-cell>
          <table:table-cell office:value-type="float" office:value="280878800" calcext:value-type="float">
            <text:p>280878800</text:p>
          </table:table-cell>
        </table:table-row>
        <table:table-row table:style-name="ro1">
          <table:table-cell office:value-type="date" office:date-value="2015-03-01" calcext:value-type="date">
            <text:p>1. Mar. 201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11" calcext:value-type="float">
            <text:p>13.11</text:p>
          </table:table-cell>
          <table:table-cell office:value-type="float" office:value="10.29" calcext:value-type="float">
            <text:p>10.29</text:p>
          </table:table-cell>
          <table:table-cell office:value-type="float" office:value="10.96" calcext:value-type="float">
            <text:p>10.96</text:p>
          </table:table-cell>
          <table:table-cell office:value-type="float" office:value="10.286804" calcext:value-type="float">
            <text:p>10.286804</text:p>
          </table:table-cell>
          <table:table-cell office:value-type="float" office:value="317815300" calcext:value-type="float">
            <text:p>317815300</text:p>
          </table:table-cell>
        </table:table-row>
        <table:table-row table:style-name="ro1">
          <table:table-cell office:value-type="date" office:date-value="2015-04-01" calcext:value-type="date">
            <text:p>1. Apr. 2015</text:p>
          </table:table-cell>
          <table:table-cell office:value-type="float" office:value="11.07" calcext:value-type="float">
            <text:p>11.07</text:p>
          </table:table-cell>
          <table:table-cell office:value-type="float" office:value="13.7" calcext:value-type="float">
            <text:p>13.7</text:p>
          </table:table-cell>
          <table:table-cell office:value-type="float" office:value="11.06" calcext:value-type="float">
            <text:p>11.06</text:p>
          </table:table-cell>
          <table:table-cell office:value-type="float" office:value="13.02" calcext:value-type="float">
            <text:p>13.02</text:p>
          </table:table-cell>
          <table:table-cell office:value-type="float" office:value="12.220271" calcext:value-type="float">
            <text:p>12.220271</text:p>
          </table:table-cell>
          <table:table-cell office:value-type="float" office:value="272362300" calcext:value-type="float">
            <text:p>272362300</text:p>
          </table:table-cell>
        </table:table-row>
        <table:table-row table:style-name="ro1">
          <table:table-cell office:value-type="date" office:date-value="2015-05-01" calcext:value-type="date">
            <text:p>1. May. 2015</text:p>
          </table:table-cell>
          <table:table-cell office:value-type="float" office:value="12.85" calcext:value-type="float">
            <text:p>12.85</text:p>
          </table:table-cell>
          <table:table-cell office:value-type="float" office:value="13.61" calcext:value-type="float">
            <text:p>13.61</text:p>
          </table:table-cell>
          <table:table-cell office:value-type="float" office:value="11.53" calcext:value-type="float">
            <text:p>11.53</text:p>
          </table:table-cell>
          <table:table-cell office:value-type="float" office:value="11.86" calcext:value-type="float">
            <text:p>11.86</text:p>
          </table:table-cell>
          <table:table-cell office:value-type="float" office:value="11.131523" calcext:value-type="float">
            <text:p>11.131523</text:p>
          </table:table-cell>
          <table:table-cell office:value-type="float" office:value="210441200" calcext:value-type="float">
            <text:p>210441200</text:p>
          </table:table-cell>
        </table:table-row>
        <table:table-row table:style-name="ro1">
          <table:table-cell office:value-type="date" office:date-value="2015-06-01" calcext:value-type="date">
            <text:p>1. Jun. 2015</text:p>
          </table:table-cell>
          <table:table-cell office:value-type="float" office:value="11.94" calcext:value-type="float">
            <text:p>11.94</text:p>
          </table:table-cell>
          <table:table-cell office:value-type="float" office:value="12.17" calcext:value-type="float">
            <text:p>12.17</text:p>
          </table:table-cell>
          <table:table-cell office:value-type="float" office:value="10.56" calcext:value-type="float">
            <text:p>10.56</text:p>
          </table:table-cell>
          <table:table-cell office:value-type="float" office:value="10.66" calcext:value-type="float">
            <text:p>10.66</text:p>
          </table:table-cell>
          <table:table-cell office:value-type="float" office:value="10.048134" calcext:value-type="float">
            <text:p>10.048134</text:p>
          </table:table-cell>
          <table:table-cell office:value-type="float" office:value="240976700" calcext:value-type="float">
            <text:p>240976700</text:p>
          </table:table-cell>
        </table:table-row>
        <table:table-row table:style-name="ro1">
          <table:table-cell office:value-type="date" office:date-value="2015-07-01" calcext:value-type="date">
            <text:p>1. Jul. 2015</text:p>
          </table:table-cell>
          <table:table-cell office:value-type="float" office:value="10.63" calcext:value-type="float">
            <text:p>10.63</text:p>
          </table:table-cell>
          <table:table-cell office:value-type="float" office:value="11" calcext:value-type="float">
            <text:p>11</text:p>
          </table:table-cell>
          <table:table-cell office:value-type="float" office:value="6.79" calcext:value-type="float">
            <text:p>6.79</text:p>
          </table:table-cell>
          <table:table-cell office:value-type="float" office:value="7.06" calcext:value-type="float">
            <text:p>7.06</text:p>
          </table:table-cell>
          <table:table-cell office:value-type="float" office:value="6.654768" calcext:value-type="float">
            <text:p>6.654768</text:p>
          </table:table-cell>
          <table:table-cell office:value-type="float" office:value="481493100" calcext:value-type="float">
            <text:p>481493100</text:p>
          </table:table-cell>
        </table:table-row>
        <table:table-row table:style-name="ro1">
          <table:table-cell office:value-type="date" office:date-value="2015-08-01" calcext:value-type="date">
            <text:p>1. Aug. 2015</text:p>
          </table:table-cell>
          <table:table-cell office:value-type="float" office:value="7.02" calcext:value-type="float">
            <text:p>7.02</text:p>
          </table:table-cell>
          <table:table-cell office:value-type="float" office:value="8.52" calcext:value-type="float">
            <text:p>8.52</text:p>
          </table:table-cell>
          <table:table-cell office:value-type="float" office:value="6.51" calcext:value-type="float">
            <text:p>6.51</text:p>
          </table:table-cell>
          <table:table-cell office:value-type="float" office:value="6.95" calcext:value-type="float">
            <text:p>6.95</text:p>
          </table:table-cell>
          <table:table-cell office:value-type="float" office:value="6.551082" calcext:value-type="float">
            <text:p>6.551082</text:p>
          </table:table-cell>
          <table:table-cell office:value-type="float" office:value="518937300" calcext:value-type="float">
            <text:p>518937300</text:p>
          </table:table-cell>
        </table:table-row>
        <table:table-row table:style-name="ro1">
          <table:table-cell office:value-type="date" office:date-value="2015-09-01" calcext:value-type="date">
            <text:p>1. Sep. 2015</text:p>
          </table:table-cell>
          <table:table-cell office:value-type="float" office:value="7.03" calcext:value-type="float">
            <text:p>7.03</text:p>
          </table:table-cell>
          <table:table-cell office:value-type="float" office:value="7.18" calcext:value-type="float">
            <text:p>7.18</text:p>
          </table:table-cell>
          <table:table-cell office:value-type="float" office:value="5.91" calcext:value-type="float">
            <text:p>5.91</text:p>
          </table:table-cell>
          <table:table-cell office:value-type="float" office:value="6.36" calcext:value-type="float">
            <text:p>6.36</text:p>
          </table:table-cell>
          <table:table-cell office:value-type="float" office:value="6.013309" calcext:value-type="float">
            <text:p>6.013309</text:p>
          </table:table-cell>
          <table:table-cell office:value-type="float" office:value="418116800" calcext:value-type="float">
            <text:p>418116800</text:p>
          </table:table-cell>
        </table:table-row>
        <table:table-row table:style-name="ro1">
          <table:table-cell office:value-type="date" office:date-value="2015-10-01" calcext:value-type="date">
            <text:p>1. Oct. 2015</text:p>
          </table:table-cell>
          <table:table-cell office:value-type="float" office:value="6.41" calcext:value-type="float">
            <text:p>6.41</text:p>
          </table:table-cell>
          <table:table-cell office:value-type="float" office:value="8.33" calcext:value-type="float">
            <text:p>8.33</text:p>
          </table:table-cell>
          <table:table-cell office:value-type="float" office:value="6.13" calcext:value-type="float">
            <text:p>6.13</text:p>
          </table:table-cell>
          <table:table-cell office:value-type="float" office:value="7.69" calcext:value-type="float">
            <text:p>7.69</text:p>
          </table:table-cell>
          <table:table-cell office:value-type="float" office:value="7.270809" calcext:value-type="float">
            <text:p>7.270809</text:p>
          </table:table-cell>
          <table:table-cell office:value-type="float" office:value="448033100" calcext:value-type="float">
            <text:p>448033100</text:p>
          </table:table-cell>
        </table:table-row>
        <table:table-row table:style-name="ro1">
          <table:table-cell office:value-type="date" office:date-value="2015-11-01" calcext:value-type="date">
            <text:p>1. Nov. 2015</text:p>
          </table:table-cell>
          <table:table-cell office:value-type="float" office:value="7.61" calcext:value-type="float">
            <text:p>7.61</text:p>
          </table:table-cell>
          <table:table-cell office:value-type="float" office:value="8" calcext:value-type="float">
            <text:p>8</text:p>
          </table:table-cell>
          <table:table-cell office:value-type="float" office:value="6.9" calcext:value-type="float">
            <text:p>6.9</text:p>
          </table:table-cell>
          <table:table-cell office:value-type="float" office:value="7.34" calcext:value-type="float">
            <text:p>7.34</text:p>
          </table:table-cell>
          <table:table-cell office:value-type="float" office:value="6.939887" calcext:value-type="float">
            <text:p>6.939887</text:p>
          </table:table-cell>
          <table:table-cell office:value-type="float" office:value="297695900" calcext:value-type="float">
            <text:p>297695900</text:p>
          </table:table-cell>
        </table:table-row>
        <table:table-row table:style-name="ro1">
          <table:table-cell office:value-type="date" office:date-value="2015-12-01" calcext:value-type="date">
            <text:p>1. Dec. 2015</text:p>
          </table:table-cell>
          <table:table-cell office:value-type="float" office:value="7.38" calcext:value-type="float">
            <text:p>7.38</text:p>
          </table:table-cell>
          <table:table-cell office:value-type="float" office:value="8.1" calcext:value-type="float">
            <text:p>8.1</text:p>
          </table:table-cell>
          <table:table-cell office:value-type="float" office:value="6.94" calcext:value-type="float">
            <text:p>6.94</text:p>
          </table:table-cell>
          <table:table-cell office:value-type="float" office:value="7.38" calcext:value-type="float">
            <text:p>7.38</text:p>
          </table:table-cell>
          <table:table-cell office:value-type="float" office:value="6.996667" calcext:value-type="float">
            <text:p>6.996667</text:p>
          </table:table-cell>
          <table:table-cell office:value-type="float" office:value="325166100" calcext:value-type="float">
            <text:p>325166100</text:p>
          </table:table-cell>
        </table:table-row>
        <table:table-row table:style-name="ro1">
          <table:table-cell office:value-type="date" office:date-value="2016-01-01" calcext:value-type="date">
            <text:p>1. Jan. 2016</text:p>
          </table:table-cell>
          <table:table-cell office:value-type="float" office:value="7.69" calcext:value-type="float">
            <text:p>7.69</text:p>
          </table:table-cell>
          <table:table-cell office:value-type="float" office:value="9.95" calcext:value-type="float">
            <text:p>9.95</text:p>
          </table:table-cell>
          <table:table-cell office:value-type="float" office:value="7.39" calcext:value-type="float">
            <text:p>7.39</text:p>
          </table:table-cell>
          <table:table-cell office:value-type="float" office:value="9.91" calcext:value-type="float">
            <text:p>9.91</text:p>
          </table:table-cell>
          <table:table-cell office:value-type="float" office:value="9.395254" calcext:value-type="float">
            <text:p>9.395254</text:p>
          </table:table-cell>
          <table:table-cell office:value-type="float" office:value="484186200" calcext:value-type="float">
            <text:p>484186200</text:p>
          </table:table-cell>
        </table:table-row>
        <table:table-row table:style-name="ro1">
          <table:table-cell office:value-type="date" office:date-value="2016-02-01" calcext:value-type="date">
            <text:p>1. Feb. 2016</text:p>
          </table:table-cell>
          <table:table-cell office:value-type="float" office:value="10.03" calcext:value-type="float">
            <text:p>10.03</text:p>
          </table:table-cell>
          <table:table-cell office:value-type="float" office:value="14.45" calcext:value-type="float">
            <text:p>14.45</text:p>
          </table:table-cell>
          <table:table-cell office:value-type="float" office:value="9.65" calcext:value-type="float">
            <text:p>9.65</text:p>
          </table:table-cell>
          <table:table-cell office:value-type="float" office:value="13.89" calcext:value-type="float">
            <text:p>13.89</text:p>
          </table:table-cell>
          <table:table-cell office:value-type="float" office:value="13.168526" calcext:value-type="float">
            <text:p>13.168526</text:p>
          </table:table-cell>
          <table:table-cell office:value-type="float" office:value="519944100" calcext:value-type="float">
            <text:p>519944100</text:p>
          </table:table-cell>
        </table:table-row>
        <table:table-row table:style-name="ro1">
          <table:table-cell office:value-type="date" office:date-value="2016-03-01" calcext:value-type="date">
            <text:p>1. Mar. 2016</text:p>
          </table:table-cell>
          <table:table-cell office:value-type="float" office:value="14" calcext:value-type="float">
            <text:p>14</text:p>
          </table:table-cell>
          <table:table-cell office:value-type="float" office:value="15.52" calcext:value-type="float">
            <text:p>15.52</text:p>
          </table:table-cell>
          <table:table-cell office:value-type="float" office:value="12.64" calcext:value-type="float">
            <text:p>12.64</text:p>
          </table:table-cell>
          <table:table-cell office:value-type="float" office:value="13.58" calcext:value-type="float">
            <text:p>13.58</text:p>
          </table:table-cell>
          <table:table-cell office:value-type="float" office:value="12.893755" calcext:value-type="float">
            <text:p>12.893755</text:p>
          </table:table-cell>
          <table:table-cell office:value-type="float" office:value="487197000" calcext:value-type="float">
            <text:p>487197000</text:p>
          </table:table-cell>
        </table:table-row>
        <table:table-row table:style-name="ro1">
          <table:table-cell office:value-type="date" office:date-value="2016-04-01" calcext:value-type="date">
            <text:p>1. Apr. 2016</text:p>
          </table:table-cell>
          <table:table-cell office:value-type="float" office:value="13.21" calcext:value-type="float">
            <text:p>13.21</text:p>
          </table:table-cell>
          <table:table-cell office:value-type="float" office:value="19.4" calcext:value-type="float">
            <text:p>19.4</text:p>
          </table:table-cell>
          <table:table-cell office:value-type="float" office:value="13.04" calcext:value-type="float">
            <text:p>13.04</text:p>
          </table:table-cell>
          <table:table-cell office:value-type="float" office:value="19.370001" calcext:value-type="float">
            <text:p>19.370001</text:p>
          </table:table-cell>
          <table:table-cell office:value-type="float" office:value="18.391165" calcext:value-type="float">
            <text:p>18.391165</text:p>
          </table:table-cell>
          <table:table-cell office:value-type="float" office:value="394599000" calcext:value-type="float">
            <text:p>394599000</text:p>
          </table:table-cell>
        </table:table-row>
        <table:table-row table:style-name="ro1">
          <table:table-cell office:value-type="date" office:date-value="2016-05-01" calcext:value-type="date">
            <text:p>1. May. 2016</text:p>
          </table:table-cell>
          <table:table-cell office:value-type="float" office:value="19.459999" calcext:value-type="float">
            <text:p>19.459999</text:p>
          </table:table-cell>
          <table:table-cell office:value-type="float" office:value="19.73" calcext:value-type="float">
            <text:p>19.73</text:p>
          </table:table-cell>
          <table:table-cell office:value-type="float" office:value="16.24" calcext:value-type="float">
            <text:p>16.24</text:p>
          </table:table-cell>
          <table:table-cell office:value-type="float" office:value="16.77" calcext:value-type="float">
            <text:p>16.77</text:p>
          </table:table-cell>
          <table:table-cell office:value-type="float" office:value="15.922555" calcext:value-type="float">
            <text:p>15.922555</text:p>
          </table:table-cell>
          <table:table-cell office:value-type="float" office:value="407542500" calcext:value-type="float">
            <text:p>407542500</text:p>
          </table:table-cell>
        </table:table-row>
        <table:table-row table:style-name="ro1">
          <table:table-cell office:value-type="date" office:date-value="2016-06-01" calcext:value-type="date">
            <text:p>1. Jun. 2016</text:p>
          </table:table-cell>
          <table:table-cell office:value-type="float" office:value="16.99" calcext:value-type="float">
            <text:p>16.99</text:p>
          </table:table-cell>
          <table:table-cell office:value-type="float" office:value="21.43" calcext:value-type="float">
            <text:p>21.43</text:p>
          </table:table-cell>
          <table:table-cell office:value-type="float" office:value="16.629999" calcext:value-type="float">
            <text:p>16.629999</text:p>
          </table:table-cell>
          <table:table-cell office:value-type="float" office:value="21.35" calcext:value-type="float">
            <text:p>21.35</text:p>
          </table:table-cell>
          <table:table-cell office:value-type="float" office:value="20.294807" calcext:value-type="float">
            <text:p>20.294807</text:p>
          </table:table-cell>
          <table:table-cell office:value-type="float" office:value="443279200" calcext:value-type="float">
            <text:p>443279200</text:p>
          </table:table-cell>
        </table:table-row>
        <table:table-row table:style-name="ro1">
          <table:table-cell office:value-type="date" office:date-value="2016-07-01" calcext:value-type="date">
            <text:p>1. Jul. 2016</text:p>
          </table:table-cell>
          <table:table-cell office:value-type="float" office:value="21.83" calcext:value-type="float">
            <text:p>21.83</text:p>
          </table:table-cell>
          <table:table-cell office:value-type="float" office:value="23.469999" calcext:value-type="float">
            <text:p>23.469999</text:p>
          </table:table-cell>
          <table:table-cell office:value-type="float" office:value="19.530001" calcext:value-type="float">
            <text:p>19.530001</text:p>
          </table:table-cell>
          <table:table-cell office:value-type="float" office:value="21.860001" calcext:value-type="float">
            <text:p>21.860001</text:p>
          </table:table-cell>
          <table:table-cell office:value-type="float" office:value="20.779608" calcext:value-type="float">
            <text:p>20.779608</text:p>
          </table:table-cell>
          <table:table-cell office:value-type="float" office:value="401566800" calcext:value-type="float">
            <text:p>401566800</text:p>
          </table:table-cell>
        </table:table-row>
        <table:table-row table:style-name="ro1">
          <table:table-cell office:value-type="date" office:date-value="2016-08-01" calcext:value-type="date">
            <text:p>1. Aug. 2016</text:p>
          </table:table-cell>
          <table:table-cell office:value-type="float" office:value="21.84" calcext:value-type="float">
            <text:p>21.84</text:p>
          </table:table-cell>
          <table:table-cell office:value-type="float" office:value="22.940001" calcext:value-type="float">
            <text:p>22.940001</text:p>
          </table:table-cell>
          <table:table-cell office:value-type="float" office:value="16.75" calcext:value-type="float">
            <text:p>16.75</text:p>
          </table:table-cell>
          <table:table-cell office:value-type="float" office:value="17.01" calcext:value-type="float">
            <text:p>17.01</text:p>
          </table:table-cell>
          <table:table-cell office:value-type="float" office:value="16.169306" calcext:value-type="float">
            <text:p>16.169306</text:p>
          </table:table-cell>
          <table:table-cell office:value-type="float" office:value="347292000" calcext:value-type="float">
            <text:p>347292000</text:p>
          </table:table-cell>
        </table:table-row>
        <table:table-row table:style-name="ro1">
          <table:table-cell office:value-type="date" office:date-value="2016-09-01" calcext:value-type="date">
            <text:p>1. Sep. 2016</text:p>
          </table:table-cell>
          <table:table-cell office:value-type="float" office:value="16.879999" calcext:value-type="float">
            <text:p>16.879999</text:p>
          </table:table-cell>
          <table:table-cell office:value-type="float" office:value="19.190001" calcext:value-type="float">
            <text:p>19.190001</text:p>
          </table:table-cell>
          <table:table-cell office:value-type="float" office:value="16.76" calcext:value-type="float">
            <text:p>16.76</text:p>
          </table:table-cell>
          <table:table-cell office:value-type="float" office:value="17.719999" calcext:value-type="float">
            <text:p>17.719999</text:p>
          </table:table-cell>
          <table:table-cell office:value-type="float" office:value="16.862722" calcext:value-type="float">
            <text:p>16.862722</text:p>
          </table:table-cell>
          <table:table-cell office:value-type="float" office:value="332828600" calcext:value-type="float">
            <text:p>332828600</text:p>
          </table:table-cell>
        </table:table-row>
        <table:table-row table:style-name="ro1">
          <table:table-cell office:value-type="date" office:date-value="2016-10-01" calcext:value-type="date">
            <text:p>1. Oct. 2016</text:p>
          </table:table-cell>
          <table:table-cell office:value-type="float" office:value="17.700001" calcext:value-type="float">
            <text:p>17.700001</text:p>
          </table:table-cell>
          <table:table-cell office:value-type="float" office:value="17.940001" calcext:value-type="float">
            <text:p>17.940001</text:p>
          </table:table-cell>
          <table:table-cell office:value-type="float" office:value="15.3" calcext:value-type="float">
            <text:p>15.3</text:p>
          </table:table-cell>
          <table:table-cell office:value-type="float" office:value="17.59" calcext:value-type="float">
            <text:p>17.59</text:p>
          </table:table-cell>
          <table:table-cell office:value-type="float" office:value="16.739014" calcext:value-type="float">
            <text:p>16.739014</text:p>
          </table:table-cell>
          <table:table-cell office:value-type="float" office:value="339539100" calcext:value-type="float">
            <text:p>339539100</text:p>
          </table:table-cell>
        </table:table-row>
        <table:table-row table:style-name="ro1">
          <table:table-cell office:value-type="date" office:date-value="2016-11-01" calcext:value-type="date">
            <text:p>1. Nov. 2016</text:p>
          </table:table-cell>
          <table:table-cell office:value-type="float" office:value="17.99" calcext:value-type="float">
            <text:p>17.99</text:p>
          </table:table-cell>
          <table:table-cell office:value-type="float" office:value="18.950001" calcext:value-type="float">
            <text:p>18.950001</text:p>
          </table:table-cell>
          <table:table-cell office:value-type="float" office:value="13.95" calcext:value-type="float">
            <text:p>13.95</text:p>
          </table:table-cell>
          <table:table-cell office:value-type="float" office:value="15.02" calcext:value-type="float">
            <text:p>15.02</text:p>
          </table:table-cell>
          <table:table-cell office:value-type="float" office:value="14.293349" calcext:value-type="float">
            <text:p>14.293349</text:p>
          </table:table-cell>
          <table:table-cell office:value-type="float" office:value="426785300" calcext:value-type="float">
            <text:p>426785300</text:p>
          </table:table-cell>
        </table:table-row>
        <table:table-row table:style-name="ro1">
          <table:table-cell office:value-type="date" office:date-value="2016-12-01" calcext:value-type="date">
            <text:p>1. Dec. 2016</text:p>
          </table:table-cell>
          <table:table-cell office:value-type="float" office:value="14.95" calcext:value-type="float">
            <text:p>14.95</text:p>
          </table:table-cell>
          <table:table-cell office:value-type="float" office:value="16.84" calcext:value-type="float">
            <text:p>16.84</text:p>
          </table:table-cell>
          <table:table-cell office:value-type="float" office:value="13.81" calcext:value-type="float">
            <text:p>13.81</text:p>
          </table:table-cell>
          <table:table-cell office:value-type="float" office:value="15.98" calcext:value-type="float">
            <text:p>15.98</text:p>
          </table:table-cell>
          <table:table-cell office:value-type="float" office:value="15.227539" calcext:value-type="float">
            <text:p>15.227539</text:p>
          </table:table-cell>
          <table:table-cell office:value-type="float" office:value="394366500" calcext:value-type="float">
            <text:p>394366500</text:p>
          </table:table-cell>
        </table:table-row>
        <table:table-row table:style-name="ro1">
          <table:table-cell office:value-type="date" office:date-value="2017-01-01" calcext:value-type="date">
            <text:p>1. Jan. 2017</text:p>
          </table:table-cell>
          <table:table-cell office:value-type="float" office:value="16" calcext:value-type="float">
            <text:p>16</text:p>
          </table:table-cell>
          <table:table-cell office:value-type="float" office:value="18.6" calcext:value-type="float">
            <text:p>18.6</text:p>
          </table:table-cell>
          <table:table-cell office:value-type="float" office:value="15.87" calcext:value-type="float">
            <text:p>15.87</text:p>
          </table:table-cell>
          <table:table-cell office:value-type="float" office:value="18.440001" calcext:value-type="float">
            <text:p>18.440001</text:p>
          </table:table-cell>
          <table:table-cell office:value-type="float" office:value="17.571697" calcext:value-type="float">
            <text:p>17.571697</text:p>
          </table:table-cell>
          <table:table-cell office:value-type="float" office:value="374387000" calcext:value-type="float">
            <text:p>374387000</text:p>
          </table:table-cell>
        </table:table-row>
        <table:table-row table:style-name="ro1">
          <table:table-cell office:value-type="date" office:date-value="2017-02-01" calcext:value-type="date">
            <text:p>1. Feb. 2017</text:p>
          </table:table-cell>
          <table:table-cell office:value-type="float" office:value="18.16" calcext:value-type="float">
            <text:p>18.16</text:p>
          </table:table-cell>
          <table:table-cell office:value-type="float" office:value="20.780001" calcext:value-type="float">
            <text:p>20.780001</text:p>
          </table:table-cell>
          <table:table-cell office:value-type="float" office:value="18.02" calcext:value-type="float">
            <text:p>18.02</text:p>
          </table:table-cell>
          <table:table-cell office:value-type="float" office:value="18.58" calcext:value-type="float">
            <text:p>18.58</text:p>
          </table:table-cell>
          <table:table-cell office:value-type="float" office:value="17.705112" calcext:value-type="float">
            <text:p>17.705112</text:p>
          </table:table-cell>
          <table:table-cell office:value-type="float" office:value="310776500" calcext:value-type="float">
            <text:p>310776500</text:p>
          </table:table-cell>
        </table:table-row>
        <table:table-row table:style-name="ro1">
          <table:table-cell office:value-type="date" office:date-value="2017-03-01" calcext:value-type="date">
            <text:p>1. Mar. 2017</text:p>
          </table:table-cell>
          <table:table-cell office:value-type="float" office:value="18.24" calcext:value-type="float">
            <text:p>18.24</text:p>
          </table:table-cell>
          <table:table-cell office:value-type="float" office:value="19.77" calcext:value-type="float">
            <text:p>19.77</text:p>
          </table:table-cell>
          <table:table-cell office:value-type="float" office:value="17.35" calcext:value-type="float">
            <text:p>17.35</text:p>
          </table:table-cell>
          <table:table-cell office:value-type="float" office:value="18.99" calcext:value-type="float">
            <text:p>18.99</text:p>
          </table:table-cell>
          <table:table-cell office:value-type="float" office:value="18.123415" calcext:value-type="float">
            <text:p>18.123415</text:p>
          </table:table-cell>
          <table:table-cell office:value-type="float" office:value="307158200" calcext:value-type="float">
            <text:p>307158200</text:p>
          </table:table-cell>
        </table:table-row>
        <table:table-row table:style-name="ro1">
          <table:table-cell office:value-type="date" office:date-value="2017-04-01" calcext:value-type="date">
            <text:p>1. Apr. 2017</text:p>
          </table:table-cell>
          <table:table-cell office:value-type="float" office:value="18.99" calcext:value-type="float">
            <text:p>18.99</text:p>
          </table:table-cell>
          <table:table-cell office:value-type="float" office:value="20.360001" calcext:value-type="float">
            <text:p>20.360001</text:p>
          </table:table-cell>
          <table:table-cell office:value-type="float" office:value="16.57" calcext:value-type="float">
            <text:p>16.57</text:p>
          </table:table-cell>
          <table:table-cell office:value-type="float" office:value="16.719999" calcext:value-type="float">
            <text:p>16.719999</text:p>
          </table:table-cell>
          <table:table-cell office:value-type="float" office:value="15.957006" calcext:value-type="float">
            <text:p>15.957006</text:p>
          </table:table-cell>
          <table:table-cell office:value-type="float" office:value="286151400" calcext:value-type="float">
            <text:p>286151400</text:p>
          </table:table-cell>
        </table:table-row>
        <table:table-row table:style-name="ro1">
          <table:table-cell office:value-type="date" office:date-value="2017-05-01" calcext:value-type="date">
            <text:p>1. May. 2017</text:p>
          </table:table-cell>
          <table:table-cell office:value-type="float" office:value="16.59" calcext:value-type="float">
            <text:p>16.59</text:p>
          </table:table-cell>
          <table:table-cell office:value-type="float" office:value="17.379999" calcext:value-type="float">
            <text:p>17.379999</text:p>
          </table:table-cell>
          <table:table-cell office:value-type="float" office:value="15.86" calcext:value-type="float">
            <text:p>15.86</text:p>
          </table:table-cell>
          <table:table-cell office:value-type="float" office:value="16.540001" calcext:value-type="float">
            <text:p>16.540001</text:p>
          </table:table-cell>
          <table:table-cell office:value-type="float" office:value="15.785219" calcext:value-type="float">
            <text:p>15.785219</text:p>
          </table:table-cell>
          <table:table-cell office:value-type="float" office:value="280674600" calcext:value-type="float">
            <text:p>280674600</text:p>
          </table:table-cell>
        </table:table-row>
        <table:table-row table:style-name="ro1">
          <table:table-cell office:value-type="date" office:date-value="2017-06-01" calcext:value-type="date">
            <text:p>1. Jun. 2017</text:p>
          </table:table-cell>
          <table:table-cell office:value-type="float" office:value="16.309999" calcext:value-type="float">
            <text:p>16.309999</text:p>
          </table:table-cell>
          <table:table-cell office:value-type="float" office:value="17.040001" calcext:value-type="float">
            <text:p>17.040001</text:p>
          </table:table-cell>
          <table:table-cell office:value-type="float" office:value="15.51" calcext:value-type="float">
            <text:p>15.51</text:p>
          </table:table-cell>
          <table:table-cell office:value-type="float" office:value="15.91" calcext:value-type="float">
            <text:p>15.91</text:p>
          </table:table-cell>
          <table:table-cell office:value-type="float" office:value="15.211985" calcext:value-type="float">
            <text:p>15.211985</text:p>
          </table:table-cell>
          <table:table-cell office:value-type="float" office:value="239565800" calcext:value-type="float">
            <text:p>239565800</text:p>
          </table:table-cell>
        </table:table-row>
        <table:table-row table:style-name="ro1">
          <table:table-cell office:value-type="date" office:date-value="2017-07-01" calcext:value-type="date">
            <text:p>1. Jul. 2017</text:p>
          </table:table-cell>
          <table:table-cell office:value-type="float" office:value="15.58" calcext:value-type="float">
            <text:p>15.58</text:p>
          </table:table-cell>
          <table:table-cell office:value-type="float" office:value="17.120001" calcext:value-type="float">
            <text:p>17.120001</text:p>
          </table:table-cell>
          <table:table-cell office:value-type="float" office:value="15.25" calcext:value-type="float">
            <text:p>15.25</text:p>
          </table:table-cell>
          <table:table-cell office:value-type="float" office:value="16.91" calcext:value-type="float">
            <text:p>16.91</text:p>
          </table:table-cell>
          <table:table-cell office:value-type="float" office:value="16.168108" calcext:value-type="float">
            <text:p>16.168108</text:p>
          </table:table-cell>
          <table:table-cell office:value-type="float" office:value="231566200" calcext:value-type="float">
            <text:p>231566200</text:p>
          </table:table-cell>
        </table:table-row>
        <table:table-row table:style-name="ro1">
          <table:table-cell office:value-type="date" office:date-value="2017-08-01" calcext:value-type="date">
            <text:p>1. Aug. 2017</text:p>
          </table:table-cell>
          <table:table-cell office:value-type="float" office:value="16.790001" calcext:value-type="float">
            <text:p>16.790001</text:p>
          </table:table-cell>
          <table:table-cell office:value-type="float" office:value="18.09" calcext:value-type="float">
            <text:p>18.09</text:p>
          </table:table-cell>
          <table:table-cell office:value-type="float" office:value="16.34" calcext:value-type="float">
            <text:p>16.34</text:p>
          </table:table-cell>
          <table:table-cell office:value-type="float" office:value="17.99" calcext:value-type="float">
            <text:p>17.99</text:p>
          </table:table-cell>
          <table:table-cell office:value-type="float" office:value="17.200727" calcext:value-type="float">
            <text:p>17.200727</text:p>
          </table:table-cell>
          <table:table-cell office:value-type="float" office:value="224366300" calcext:value-type="float">
            <text:p>224366300</text:p>
          </table:table-cell>
        </table:table-row>
        <table:table-row table:style-name="ro1">
          <table:table-cell office:value-type="date" office:date-value="2017-09-01" calcext:value-type="date">
            <text:p>1. Sep. 2017</text:p>
          </table:table-cell>
          <table:table-cell office:value-type="float" office:value="18.16" calcext:value-type="float">
            <text:p>18.16</text:p>
          </table:table-cell>
          <table:table-cell office:value-type="float" office:value="18.35" calcext:value-type="float">
            <text:p>18.35</text:p>
          </table:table-cell>
          <table:table-cell office:value-type="float" office:value="16.059999" calcext:value-type="float">
            <text:p>16.059999</text:p>
          </table:table-cell>
          <table:table-cell office:value-type="float" office:value="16.09" calcext:value-type="float">
            <text:p>16.09</text:p>
          </table:table-cell>
          <table:table-cell office:value-type="float" office:value="15.410249" calcext:value-type="float">
            <text:p>15.410249</text:p>
          </table:table-cell>
          <table:table-cell office:value-type="float" office:value="180024600" calcext:value-type="float">
            <text:p>180024600</text:p>
          </table:table-cell>
        </table:table-row>
        <table:table-row table:style-name="ro1">
          <table:table-cell office:value-type="date" office:date-value="2017-10-01" calcext:value-type="date">
            <text:p>1. Oct. 2017</text:p>
          </table:table-cell>
          <table:table-cell office:value-type="float" office:value="16.030001" calcext:value-type="float">
            <text:p>16.030001</text:p>
          </table:table-cell>
          <table:table-cell office:value-type="float" office:value="16.84" calcext:value-type="float">
            <text:p>16.84</text:p>
          </table:table-cell>
          <table:table-cell office:value-type="float" office:value="14.41" calcext:value-type="float">
            <text:p>14.41</text:p>
          </table:table-cell>
          <table:table-cell office:value-type="float" office:value="14.45" calcext:value-type="float">
            <text:p>14.45</text:p>
          </table:table-cell>
          <table:table-cell office:value-type="float" office:value="13.839532" calcext:value-type="float">
            <text:p>13.839532</text:p>
          </table:table-cell>
          <table:table-cell office:value-type="float" office:value="201306200" calcext:value-type="float">
            <text:p>201306200</text:p>
          </table:table-cell>
        </table:table-row>
        <table:table-row table:style-name="ro1">
          <table:table-cell office:value-type="date" office:date-value="2017-11-01" calcext:value-type="date">
            <text:p>1. Nov. 2017</text:p>
          </table:table-cell>
          <table:table-cell office:value-type="float" office:value="14.52" calcext:value-type="float">
            <text:p>14.52</text:p>
          </table:table-cell>
          <table:table-cell office:value-type="float" office:value="14.56" calcext:value-type="float">
            <text:p>14.56</text:p>
          </table:table-cell>
          <table:table-cell office:value-type="float" office:value="13.46" calcext:value-type="float">
            <text:p>13.46</text:p>
          </table:table-cell>
          <table:table-cell office:value-type="float" office:value="13.78" calcext:value-type="float">
            <text:p>13.78</text:p>
          </table:table-cell>
          <table:table-cell office:value-type="float" office:value="13.19784" calcext:value-type="float">
            <text:p>13.19784</text:p>
          </table:table-cell>
          <table:table-cell office:value-type="float" office:value="198546500" calcext:value-type="float">
            <text:p>198546500</text:p>
          </table:table-cell>
        </table:table-row>
        <table:table-row table:style-name="ro1">
          <table:table-cell office:value-type="date" office:date-value="2017-12-01" calcext:value-type="date">
            <text:p>1. Dec. 2017</text:p>
          </table:table-cell>
          <table:table-cell office:value-type="float" office:value="13.77" calcext:value-type="float">
            <text:p>13.77</text:p>
          </table:table-cell>
          <table:table-cell office:value-type="float" office:value="14.68" calcext:value-type="float">
            <text:p>14.68</text:p>
          </table:table-cell>
          <table:table-cell office:value-type="float" office:value="13.28" calcext:value-type="float">
            <text:p>13.28</text:p>
          </table:table-cell>
          <table:table-cell office:value-type="float" office:value="14.47" calcext:value-type="float">
            <text:p>14.47</text:p>
          </table:table-cell>
          <table:table-cell office:value-type="float" office:value="13.888092" calcext:value-type="float">
            <text:p>13.888092</text:p>
          </table:table-cell>
          <table:table-cell office:value-type="float" office:value="198277100" calcext:value-type="float">
            <text:p>198277100</text:p>
          </table:table-cell>
        </table:table-row>
        <table:table-row table:style-name="ro1">
          <table:table-cell office:value-type="date" office:date-value="2018-01-01" calcext:value-type="date">
            <text:p>1. Jan. 2018</text:p>
          </table:table-cell>
          <table:table-cell office:value-type="float" office:value="14.65" calcext:value-type="float">
            <text:p>14.65</text:p>
          </table:table-cell>
          <table:table-cell office:value-type="float" office:value="15.52" calcext:value-type="float">
            <text:p>15.52</text:p>
          </table:table-cell>
          <table:table-cell office:value-type="float" office:value="14.15" calcext:value-type="float">
            <text:p>14.15</text:p>
          </table:table-cell>
          <table:table-cell office:value-type="float" office:value="14.38" calcext:value-type="float">
            <text:p>14.38</text:p>
          </table:table-cell>
          <table:table-cell office:value-type="float" office:value="13.801712" calcext:value-type="float">
            <text:p>13.801712</text:p>
          </table:table-cell>
          <table:table-cell office:value-type="float" office:value="249857800" calcext:value-type="float">
            <text:p>249857800</text:p>
          </table:table-cell>
        </table:table-row>
        <table:table-row table:style-name="ro1">
          <table:table-cell office:value-type="date" office:date-value="2018-02-01" calcext:value-type="date">
            <text:p>1. Feb. 2018</text:p>
          </table:table-cell>
          <table:table-cell office:value-type="float" office:value="14.27" calcext:value-type="float">
            <text:p>14.27</text:p>
          </table:table-cell>
          <table:table-cell office:value-type="float" office:value="14.52" calcext:value-type="float">
            <text:p>14.52</text:p>
          </table:table-cell>
          <table:table-cell office:value-type="float" office:value="11.51" calcext:value-type="float">
            <text:p>11.51</text:p>
          </table:table-cell>
          <table:table-cell office:value-type="float" office:value="11.52" calcext:value-type="float">
            <text:p>11.52</text:p>
          </table:table-cell>
          <table:table-cell office:value-type="float" office:value="11.056726" calcext:value-type="float">
            <text:p>11.056726</text:p>
          </table:table-cell>
          <table:table-cell office:value-type="float" office:value="287999700" calcext:value-type="float">
            <text:p>287999700</text:p>
          </table:table-cell>
        </table:table-row>
        <table:table-row table:style-name="ro1">
          <table:table-cell office:value-type="date" office:date-value="2018-03-01" calcext:value-type="date">
            <text:p>1. Mar. 2018</text:p>
          </table:table-cell>
          <table:table-cell office:value-type="float" office:value="11.43" calcext:value-type="float">
            <text:p>11.43</text:p>
          </table:table-cell>
          <table:table-cell office:value-type="float" office:value="12.79" calcext:value-type="float">
            <text:p>12.79</text:p>
          </table:table-cell>
          <table:table-cell office:value-type="float" office:value="11.07" calcext:value-type="float">
            <text:p>11.07</text:p>
          </table:table-cell>
          <table:table-cell office:value-type="float" office:value="12.45" calcext:value-type="float">
            <text:p>12.45</text:p>
          </table:table-cell>
          <table:table-cell office:value-type="float" office:value="11.978735" calcext:value-type="float">
            <text:p>11.978735</text:p>
          </table:table-cell>
          <table:table-cell office:value-type="float" office:value="293429700" calcext:value-type="float">
            <text:p>293429700</text:p>
          </table:table-cell>
        </table:table-row>
        <table:table-row table:style-name="ro1">
          <table:table-cell office:value-type="date" office:date-value="2018-04-01" calcext:value-type="date">
            <text:p>1. Apr. 2018</text:p>
          </table:table-cell>
          <table:table-cell office:value-type="float" office:value="12.57" calcext:value-type="float">
            <text:p>12.57</text:p>
          </table:table-cell>
          <table:table-cell office:value-type="float" office:value="13.8" calcext:value-type="float">
            <text:p>13.8</text:p>
          </table:table-cell>
          <table:table-cell office:value-type="float" office:value="12.34" calcext:value-type="float">
            <text:p>12.34</text:p>
          </table:table-cell>
          <table:table-cell office:value-type="float" office:value="13.47" calcext:value-type="float">
            <text:p>13.47</text:p>
          </table:table-cell>
          <table:table-cell office:value-type="float" office:value="12.960125" calcext:value-type="float">
            <text:p>12.960125</text:p>
          </table:table-cell>
          <table:table-cell office:value-type="float" office:value="221200400" calcext:value-type="float">
            <text:p>221200400</text:p>
          </table:table-cell>
        </table:table-row>
        <table:table-row table:style-name="ro1">
          <table:table-cell office:value-type="date" office:date-value="2018-05-01" calcext:value-type="date">
            <text:p>1. May. 2018</text:p>
          </table:table-cell>
          <table:table-cell office:value-type="float" office:value="13.44" calcext:value-type="float">
            <text:p>13.44</text:p>
          </table:table-cell>
          <table:table-cell office:value-type="float" office:value="13.67" calcext:value-type="float">
            <text:p>13.67</text:p>
          </table:table-cell>
          <table:table-cell office:value-type="float" office:value="12.97" calcext:value-type="float">
            <text:p>12.97</text:p>
          </table:table-cell>
          <table:table-cell office:value-type="float" office:value="13.19" calcext:value-type="float">
            <text:p>13.19</text:p>
          </table:table-cell>
          <table:table-cell office:value-type="float" office:value="12.690724" calcext:value-type="float">
            <text:p>12.690724</text:p>
          </table:table-cell>
          <table:table-cell office:value-type="float" office:value="169624600" calcext:value-type="float">
            <text:p>169624600</text:p>
          </table:table-cell>
        </table:table-row>
        <table:table-row table:style-name="ro1">
          <table:table-cell office:value-type="date" office:date-value="2018-06-01" calcext:value-type="date">
            <text:p>1. Jun. 2018</text:p>
          </table:table-cell>
          <table:table-cell office:value-type="float" office:value="13.15" calcext:value-type="float">
            <text:p>13.15</text:p>
          </table:table-cell>
          <table:table-cell office:value-type="float" office:value="13.25" calcext:value-type="float">
            <text:p>13.25</text:p>
          </table:table-cell>
          <table:table-cell office:value-type="float" office:value="12.57" calcext:value-type="float">
            <text:p>12.57</text:p>
          </table:table-cell>
          <table:table-cell office:value-type="float" office:value="13.13" calcext:value-type="float">
            <text:p>13.13</text:p>
          </table:table-cell>
          <table:table-cell office:value-type="float" office:value="12.661489" calcext:value-type="float">
            <text:p>12.661489</text:p>
          </table:table-cell>
          <table:table-cell office:value-type="float" office:value="178561100" calcext:value-type="float">
            <text:p>178561100</text:p>
          </table:table-cell>
        </table:table-row>
        <table:table-row table:style-name="ro1">
          <table:table-cell office:value-type="date" office:date-value="2018-07-01" calcext:value-type="date">
            <text:p>1. Jul. 2018</text:p>
          </table:table-cell>
          <table:table-cell office:value-type="float" office:value="13.03" calcext:value-type="float">
            <text:p>13.03</text:p>
          </table:table-cell>
          <table:table-cell office:value-type="float" office:value="13.59" calcext:value-type="float">
            <text:p>13.5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19" calcext:value-type="float">
            <text:p>11.19</text:p>
          </table:table-cell>
          <table:table-cell office:value-type="float" office:value="10.790712" calcext:value-type="float">
            <text:p>10.790712</text:p>
          </table:table-cell>
          <table:table-cell office:value-type="float" office:value="239225600" calcext:value-type="float">
            <text:p>239225600</text:p>
          </table:table-cell>
        </table:table-row>
        <table:table-row table:style-name="ro1">
          <table:table-cell office:value-type="date" office:date-value="2018-08-01" calcext:value-type="date">
            <text:p>1. Aug. 2018</text:p>
          </table:table-cell>
          <table:table-cell office:value-type="float" office:value="11.14" calcext:value-type="float">
            <text:p>11.14</text:p>
          </table:table-cell>
          <table:table-cell office:value-type="float" office:value="11.29" calcext:value-type="float">
            <text:p>11.29</text:p>
          </table:table-cell>
          <table:table-cell office:value-type="float" office:value="9.72" calcext:value-type="float">
            <text:p>9.72</text:p>
          </table:table-cell>
          <table:table-cell office:value-type="float" office:value="10.42" calcext:value-type="float">
            <text:p>10.42</text:p>
          </table:table-cell>
          <table:table-cell office:value-type="float" office:value="10.04819" calcext:value-type="float">
            <text:p>10.04819</text:p>
          </table:table-cell>
          <table:table-cell office:value-type="float" office:value="308252000" calcext:value-type="float">
            <text:p>308252000</text:p>
          </table:table-cell>
        </table:table-row>
        <table:table-row table:style-name="ro1">
          <table:table-cell office:value-type="date" office:date-value="2018-09-01" calcext:value-type="date">
            <text:p>1. Sep. 2018</text:p>
          </table:table-cell>
          <table:table-cell office:value-type="float" office:value="10.17" calcext:value-type="float">
            <text:p>10.17</text:p>
          </table:table-cell>
          <table:table-cell office:value-type="float" office:value="11.64" calcext:value-type="float">
            <text:p>11.64</text:p>
          </table:table-cell>
          <table:table-cell office:value-type="float" office:value="9.53" calcext:value-type="float">
            <text:p>9.53</text:p>
          </table:table-cell>
          <table:table-cell office:value-type="float" office:value="11.08" calcext:value-type="float">
            <text:p>11.08</text:p>
          </table:table-cell>
          <table:table-cell office:value-type="float" office:value="10.714906" calcext:value-type="float">
            <text:p>10.714906</text:p>
          </table:table-cell>
          <table:table-cell office:value-type="float" office:value="335719400" calcext:value-type="float">
            <text:p>335719400</text:p>
          </table:table-cell>
        </table:table-row>
        <table:table-row table:style-name="ro1">
          <table:table-cell office:value-type="date" office:date-value="2018-10-01" calcext:value-type="date">
            <text:p>1. Oct. 2018</text:p>
          </table:table-cell>
          <table:table-cell office:value-type="float" office:value="11.08" calcext:value-type="float">
            <text:p>11.08</text:p>
          </table:table-cell>
          <table:table-cell office:value-type="float" office:value="14.1" calcext:value-type="float">
            <text:p>14.1</text:p>
          </table:table-cell>
          <table:table-cell office:value-type="float" office:value="11.06" calcext:value-type="float">
            <text:p>11.06</text:p>
          </table:table-cell>
          <table:table-cell office:value-type="float" office:value="12.55" calcext:value-type="float">
            <text:p>12.55</text:p>
          </table:table-cell>
          <table:table-cell office:value-type="float" office:value="12.13647" calcext:value-type="float">
            <text:p>12.13647</text:p>
          </table:table-cell>
          <table:table-cell office:value-type="float" office:value="515093400" calcext:value-type="float">
            <text:p>515093400</text:p>
          </table:table-cell>
        </table:table-row>
        <table:table-row table:style-name="ro1">
          <table:table-cell office:value-type="date" office:date-value="2018-11-01" calcext:value-type="date">
            <text:p>1. Nov. 2018</text:p>
          </table:table-cell>
          <table:table-cell office:value-type="float" office:value="12.82" calcext:value-type="float">
            <text:p>12.82</text:p>
          </table:table-cell>
          <table:table-cell office:value-type="float" office:value="13.55" calcext:value-type="float">
            <text:p>13.55</text:p>
          </table:table-cell>
          <table:table-cell office:value-type="float" office:value="12.28" calcext:value-type="float">
            <text:p>12.28</text:p>
          </table:table-cell>
          <table:table-cell office:value-type="float" office:value="12.75" calcext:value-type="float">
            <text:p>12.75</text:p>
          </table:table-cell>
          <table:table-cell office:value-type="float" office:value="12.329878" calcext:value-type="float">
            <text:p>12.329878</text:p>
          </table:table-cell>
          <table:table-cell office:value-type="float" office:value="283252400" calcext:value-type="float">
            <text:p>283252400</text:p>
          </table:table-cell>
        </table:table-row>
        <table:table-row table:style-name="ro1">
          <table:table-cell office:value-type="date" office:date-value="2018-12-01" calcext:value-type="date">
            <text:p>1. Dec. 2018</text:p>
          </table:table-cell>
          <table:table-cell office:value-type="float" office:value="12.95" calcext:value-type="float">
            <text:p>12.95</text:p>
          </table:table-cell>
          <table:table-cell office:value-type="float" office:value="14.18" calcext:value-type="float">
            <text:p>14.18</text:p>
          </table:table-cell>
          <table:table-cell office:value-type="float" office:value="12.69" calcext:value-type="float">
            <text:p>12.69</text:p>
          </table:table-cell>
          <table:table-cell office:value-type="float" office:value="13.54" calcext:value-type="float">
            <text:p>13.54</text:p>
          </table:table-cell>
          <table:table-cell office:value-type="float" office:value="13.124018" calcext:value-type="float">
            <text:p>13.124018</text:p>
          </table:table-cell>
          <table:table-cell office:value-type="float" office:value="424482700" calcext:value-type="float">
            <text:p>424482700</text:p>
          </table:table-cell>
        </table:table-row>
        <table:table-row table:style-name="ro1">
          <table:table-cell office:value-type="date" office:date-value="2019-01-01" calcext:value-type="date">
            <text:p>1. Jan. 2019</text:p>
          </table:table-cell>
          <table:table-cell office:value-type="float" office:value="13.64" calcext:value-type="float">
            <text:p>13.64</text:p>
          </table:table-cell>
          <table:table-cell office:value-type="float" office:value="13.69" calcext:value-type="float">
            <text:p>13.69</text:p>
          </table:table-cell>
          <table:table-cell office:value-type="float" office:value="11.52" calcext:value-type="float">
            <text:p>11.52</text:p>
          </table:table-cell>
          <table:table-cell office:value-type="float" office:value="13.39" calcext:value-type="float">
            <text:p>13.39</text:p>
          </table:table-cell>
          <table:table-cell office:value-type="float" office:value="13.045527" calcext:value-type="float">
            <text:p>13.045527</text:p>
          </table:table-cell>
          <table:table-cell office:value-type="float" office:value="318812400" calcext:value-type="float">
            <text:p>318812400</text:p>
          </table:table-cell>
        </table:table-row>
        <table:table-row table:style-name="ro1">
          <table:table-cell office:value-type="date" office:date-value="2019-02-01" calcext:value-type="date">
            <text:p>1. Feb. 2019</text:p>
          </table:table-cell>
          <table:table-cell office:value-type="float" office:value="13.36" calcext:value-type="float">
            <text:p>13.36</text:p>
          </table:table-cell>
          <table:table-cell office:value-type="float" office:value="14.04" calcext:value-type="float">
            <text:p>14.04</text:p>
          </table:table-cell>
          <table:table-cell office:value-type="float" office:value="12.22" calcext:value-type="float">
            <text:p>12.22</text:p>
          </table:table-cell>
          <table:table-cell office:value-type="float" office:value="12.64" calcext:value-type="float">
            <text:p>12.64</text:p>
          </table:table-cell>
          <table:table-cell office:value-type="float" office:value="12.314821" calcext:value-type="float">
            <text:p>12.314821</text:p>
          </table:table-cell>
          <table:table-cell office:value-type="float" office:value="322746200" calcext:value-type="float">
            <text:p>322746200</text:p>
          </table:table-cell>
        </table:table-row>
        <table:table-row table:style-name="ro1">
          <table:table-cell office:value-type="date" office:date-value="2019-03-01" calcext:value-type="date">
            <text:p>1. Mar. 2019</text:p>
          </table:table-cell>
          <table:table-cell office:value-type="float" office:value="12.44" calcext:value-type="float">
            <text:p>12.44</text:p>
          </table:table-cell>
          <table:table-cell office:value-type="float" office:value="14.54" calcext:value-type="float">
            <text:p>14.54</text:p>
          </table:table-cell>
          <table:table-cell office:value-type="float" office:value="12.18" calcext:value-type="float">
            <text:p>12.18</text:p>
          </table:table-cell>
          <table:table-cell office:value-type="float" office:value="13.71" calcext:value-type="float">
            <text:p>13.71</text:p>
          </table:table-cell>
          <table:table-cell office:value-type="float" office:value="13.357293" calcext:value-type="float">
            <text:p>13.357293</text:p>
          </table:table-cell>
          <table:table-cell office:value-type="float" office:value="339062100" calcext:value-type="float">
            <text:p>339062100</text:p>
          </table:table-cell>
        </table:table-row>
        <table:table-row table:style-name="ro1">
          <table:table-cell office:value-type="date" office:date-value="2019-04-01" calcext:value-type="date">
            <text:p>1. Apr. 2019</text:p>
          </table:table-cell>
          <table:table-cell office:value-type="float" office:value="13.71" calcext:value-type="float">
            <text:p>13.71</text:p>
          </table:table-cell>
          <table:table-cell office:value-type="float" office:value="13.96" calcext:value-type="float">
            <text:p>13.96</text:p>
          </table:table-cell>
          <table:table-cell office:value-type="float" office:value="12.62" calcext:value-type="float">
            <text:p>12.62</text:p>
          </table:table-cell>
          <table:table-cell office:value-type="float" office:value="12.72" calcext:value-type="float">
            <text:p>12.72</text:p>
          </table:table-cell>
          <table:table-cell office:value-type="float" office:value="12.392762" calcext:value-type="float">
            <text:p>12.392762</text:p>
          </table:table-cell>
          <table:table-cell office:value-type="float" office:value="226097900" calcext:value-type="float">
            <text:p>226097900</text:p>
          </table:table-cell>
        </table:table-row>
        <table:table-row table:style-name="ro1">
          <table:table-cell office:value-type="date" office:date-value="2019-05-01" calcext:value-type="date">
            <text:p>1. May. 2019</text:p>
          </table:table-cell>
          <table:table-cell office:value-type="float" office:value="12.7" calcext:value-type="float">
            <text:p>12.7</text:p>
          </table:table-cell>
          <table:table-cell office:value-type="float" office:value="13.01" calcext:value-type="float">
            <text:p>13.01</text:p>
          </table:table-cell>
          <table:table-cell office:value-type="float" office:value="11.65" calcext:value-type="float">
            <text:p>11.65</text:p>
          </table:table-cell>
          <table:table-cell office:value-type="float" office:value="12.42" calcext:value-type="float">
            <text:p>12.42</text:p>
          </table:table-cell>
          <table:table-cell office:value-type="float" office:value="12.100481" calcext:value-type="float">
            <text:p>12.100481</text:p>
          </table:table-cell>
          <table:table-cell office:value-type="float" office:value="274805800" calcext:value-type="float">
            <text:p>274805800</text:p>
          </table:table-cell>
        </table:table-row>
        <table:table-row table:style-name="ro1">
          <table:table-cell office:value-type="date" office:date-value="2019-06-01" calcext:value-type="date">
            <text:p>1. Jun. 2019</text:p>
          </table:table-cell>
          <table:table-cell office:value-type="float" office:value="12.59" calcext:value-type="float">
            <text:p>12.59</text:p>
          </table:table-cell>
          <table:table-cell office:value-type="float" office:value="16.450001" calcext:value-type="float">
            <text:p>16.450001</text:p>
          </table:table-cell>
          <table:table-cell office:value-type="float" office:value="12.57" calcext:value-type="float">
            <text:p>12.57</text:p>
          </table:table-cell>
          <table:table-cell office:value-type="float" office:value="15.77" calcext:value-type="float">
            <text:p>15.77</text:p>
          </table:table-cell>
          <table:table-cell office:value-type="float" office:value="15.416781" calcext:value-type="float">
            <text:p>15.416781</text:p>
          </table:table-cell>
          <table:table-cell office:value-type="float" office:value="381243000" calcext:value-type="float">
            <text:p>381243000</text:p>
          </table:table-cell>
        </table:table-row>
        <table:table-row table:style-name="ro1">
          <table:table-cell office:value-type="date" office:date-value="2019-07-01" calcext:value-type="date">
            <text:p>1. Jul. 2019</text:p>
          </table:table-cell>
          <table:table-cell office:value-type="float" office:value="15.2" calcext:value-type="float">
            <text:p>15.2</text:p>
          </table:table-cell>
          <table:table-cell office:value-type="float" office:value="17.5" calcext:value-type="float">
            <text:p>17.5</text:p>
          </table:table-cell>
          <table:table-cell office:value-type="float" office:value="14.85" calcext:value-type="float">
            <text:p>14.85</text:p>
          </table:table-cell>
          <table:table-cell office:value-type="float" office:value="16.26" calcext:value-type="float">
            <text:p>16.26</text:p>
          </table:table-cell>
          <table:table-cell office:value-type="float" office:value="15.895805" calcext:value-type="float">
            <text:p>15.895805</text:p>
          </table:table-cell>
          <table:table-cell office:value-type="float" office:value="354743700" calcext:value-type="float">
            <text:p>354743700</text:p>
          </table:table-cell>
        </table:table-row>
        <table:table-row table:style-name="ro1">
          <table:table-cell office:value-type="date" office:date-value="2019-08-01" calcext:value-type="date">
            <text:p>1. Aug. 2019</text:p>
          </table:table-cell>
          <table:table-cell office:value-type="float" office:value="15.85" calcext:value-type="float">
            <text:p>15.85</text:p>
          </table:table-cell>
          <table:table-cell office:value-type="float" office:value="20.07" calcext:value-type="float">
            <text:p>20.07</text:p>
          </table:table-cell>
          <table:table-cell office:value-type="float" office:value="15.83" calcext:value-type="float">
            <text:p>15.83</text:p>
          </table:table-cell>
          <table:table-cell office:value-type="float" office:value="19.379999" calcext:value-type="float">
            <text:p>19.379999</text:p>
          </table:table-cell>
          <table:table-cell office:value-type="float" office:value="18.945925" calcext:value-type="float">
            <text:p>18.945925</text:p>
          </table:table-cell>
          <table:table-cell office:value-type="float" office:value="389941000" calcext:value-type="float">
            <text:p>389941000</text:p>
          </table:table-cell>
        </table:table-row>
        <table:table-row table:style-name="ro1">
          <table:table-cell office:value-type="date" office:date-value="2019-09-01" calcext:value-type="date">
            <text:p>1. Sep. 2019</text:p>
          </table:table-cell>
          <table:table-cell office:value-type="float" office:value="19.6" calcext:value-type="float">
            <text:p>19.6</text:p>
          </table:table-cell>
          <table:table-cell office:value-type="float" office:value="19.889999" calcext:value-type="float">
            <text:p>19.889999</text:p>
          </table:table-cell>
          <table:table-cell office:value-type="float" office:value="16.93" calcext:value-type="float">
            <text:p>16.93</text:p>
          </table:table-cell>
          <table:table-cell office:value-type="float" office:value="17.33" calcext:value-type="float">
            <text:p>17.33</text:p>
          </table:table-cell>
          <table:table-cell office:value-type="float" office:value="16.975893" calcext:value-type="float">
            <text:p>16.975893</text:p>
          </table:table-cell>
          <table:table-cell office:value-type="float" office:value="363424500" calcext:value-type="float">
            <text:p>363424500</text:p>
          </table:table-cell>
        </table:table-row>
        <table:table-row table:style-name="ro1">
          <table:table-cell office:value-type="date" office:date-value="2019-10-01" calcext:value-type="date">
            <text:p>1. Oct. 2019</text:p>
          </table:table-cell>
          <table:table-cell office:value-type="float" office:value="17.16" calcext:value-type="float">
            <text:p>17.16</text:p>
          </table:table-cell>
          <table:table-cell office:value-type="float" office:value="18.209999" calcext:value-type="float">
            <text:p>18.209999</text:p>
          </table:table-cell>
          <table:table-cell office:value-type="float" office:value="16.43" calcext:value-type="float">
            <text:p>16.43</text:p>
          </table:table-cell>
          <table:table-cell office:value-type="float" office:value="17.360001" calcext:value-type="float">
            <text:p>17.360001</text:p>
          </table:table-cell>
          <table:table-cell office:value-type="float" office:value="17.005281" calcext:value-type="float">
            <text:p>17.005281</text:p>
          </table:table-cell>
          <table:table-cell office:value-type="float" office:value="277118700" calcext:value-type="float">
            <text:p>277118700</text:p>
          </table:table-cell>
        </table:table-row>
        <table:table-row table:style-name="ro1">
          <table:table-cell office:value-type="date" office:date-value="2019-11-01" calcext:value-type="date">
            <text:p>1. Nov. 2019</text:p>
          </table:table-cell>
          <table:table-cell office:value-type="float" office:value="17.219999" calcext:value-type="float">
            <text:p>17.219999</text:p>
          </table:table-cell>
          <table:table-cell office:value-type="float" office:value="17.32" calcext:value-type="float">
            <text:p>17.32</text:p>
          </table:table-cell>
          <table:table-cell office:value-type="float" office:value="16.07" calcext:value-type="float">
            <text:p>16.07</text:p>
          </table:table-cell>
          <table:table-cell office:value-type="float" office:value="16.799999" calcext:value-type="float">
            <text:p>16.799999</text:p>
          </table:table-cell>
          <table:table-cell office:value-type="float" office:value="16.456722" calcext:value-type="float">
            <text:p>16.456722</text:p>
          </table:table-cell>
          <table:table-cell office:value-type="float" office:value="217504900" calcext:value-type="float">
            <text:p>217504900</text:p>
          </table:table-cell>
        </table:table-row>
        <table:table-row table:style-name="ro1">
          <table:table-cell office:value-type="date" office:date-value="2019-12-01" calcext:value-type="date">
            <text:p>1. Dec. 2019</text:p>
          </table:table-cell>
          <table:table-cell office:value-type="float" office:value="16.76" calcext:value-type="float">
            <text:p>16.76</text:p>
          </table:table-cell>
          <table:table-cell office:value-type="float" office:value="18.83" calcext:value-type="float">
            <text:p>18.83</text:p>
          </table:table-cell>
          <table:table-cell office:value-type="float" office:value="16.73" calcext:value-type="float">
            <text:p>16.73</text:p>
          </table:table-cell>
          <table:table-cell office:value-type="float" office:value="18.59" calcext:value-type="float">
            <text:p>18.59</text:p>
          </table:table-cell>
          <table:table-cell office:value-type="float" office:value="18.264833" calcext:value-type="float">
            <text:p>18.264833</text:p>
          </table:table-cell>
          <table:table-cell office:value-type="float" office:value="219232600" calcext:value-type="float">
            <text:p>219232600</text:p>
          </table:table-cell>
        </table:table-row>
        <table:table-row table:style-name="ro1">
          <table:table-cell office:value-type="date" office:date-value="2020-01-01" calcext:value-type="date">
            <text:p>1. Jan. 2020</text:p>
          </table:table-cell>
          <table:table-cell office:value-type="float" office:value="18.709999" calcext:value-type="float">
            <text:p>18.709999</text:p>
          </table:table-cell>
          <table:table-cell office:value-type="float" office:value="19.17" calcext:value-type="float">
            <text:p>19.17</text:p>
          </table:table-cell>
          <table:table-cell office:value-type="float" office:value="17.26" calcext:value-type="float">
            <text:p>17.26</text:p>
          </table:table-cell>
          <table:table-cell office:value-type="float" office:value="18.52" calcext:value-type="float">
            <text:p>18.52</text:p>
          </table:table-cell>
          <table:table-cell office:value-type="float" office:value="18.196058" calcext:value-type="float">
            <text:p>18.196058</text:p>
          </table:table-cell>
          <table:table-cell office:value-type="float" office:value="254467200" calcext:value-type="float">
            <text:p>254467200</text:p>
          </table:table-cell>
        </table:table-row>
        <table:table-row table:style-name="ro1">
          <table:table-cell office:value-type="date" office:date-value="2020-02-01" calcext:value-type="date">
            <text:p>1. Feb. 2020</text:p>
          </table:table-cell>
          <table:table-cell office:value-type="float" office:value="18.370001" calcext:value-type="float">
            <text:p>18.370001</text:p>
          </table:table-cell>
          <table:table-cell office:value-type="float" office:value="22.57" calcext:value-type="float">
            <text:p>22.57</text:p>
          </table:table-cell>
          <table:table-cell office:value-type="float" office:value="17.629999" calcext:value-type="float">
            <text:p>17.629999</text:p>
          </table:table-cell>
          <table:table-cell office:value-type="float" office:value="19.040001" calcext:value-type="float">
            <text:p>19.040001</text:p>
          </table:table-cell>
          <table:table-cell office:value-type="float" office:value="18.706963" calcext:value-type="float">
            <text:p>18.706963</text:p>
          </table:table-cell>
          <table:table-cell office:value-type="float" office:value="344757400" calcext:value-type="float">
            <text:p>344757400</text:p>
          </table:table-cell>
        </table:table-row>
        <table:table-row table:style-name="ro1">
          <table:table-cell office:value-type="date" office:date-value="2020-03-01" calcext:value-type="date">
            <text:p>1. Mar. 2020</text:p>
          </table:table-cell>
          <table:table-cell office:value-type="float" office:value="19.42" calcext:value-type="float">
            <text:p>19.42</text:p>
          </table:table-cell>
          <table:table-cell office:value-type="float" office:value="21.83" calcext:value-type="float">
            <text:p>21.83</text:p>
          </table:table-cell>
          <table:table-cell office:value-type="float" office:value="12.65" calcext:value-type="float">
            <text:p>12.65</text:p>
          </table:table-cell>
          <table:table-cell office:value-type="float" office:value="18.32" calcext:value-type="float">
            <text:p>18.32</text:p>
          </table:table-cell>
          <table:table-cell office:value-type="float" office:value="18.059496" calcext:value-type="float">
            <text:p>18.059496</text:p>
          </table:table-cell>
          <table:table-cell office:value-type="float" office:value="600507500" calcext:value-type="float">
            <text:p>600507500</text:p>
          </table:table-cell>
        </table:table-row>
        <table:table-row table:style-name="ro1">
          <table:table-cell office:value-type="date" office:date-value="2020-04-01" calcext:value-type="date">
            <text:p>1. Apr. 2020</text:p>
          </table:table-cell>
          <table:table-cell office:value-type="float" office:value="18.41" calcext:value-type="float">
            <text:p>18.41</text:p>
          </table:table-cell>
          <table:table-cell office:value-type="float" office:value="28.5" calcext:value-type="float">
            <text:p>28.5</text:p>
          </table:table-cell>
          <table:table-cell office:value-type="float" office:value="18.26" calcext:value-type="float">
            <text:p>18.26</text:p>
          </table:table-cell>
          <table:table-cell office:value-type="float" office:value="25.719999" calcext:value-type="float">
            <text:p>25.719999</text:p>
          </table:table-cell>
          <table:table-cell office:value-type="float" office:value="25.354271" calcext:value-type="float">
            <text:p>25.354271</text:p>
          </table:table-cell>
          <table:table-cell office:value-type="float" office:value="454755300" calcext:value-type="float">
            <text:p>454755300</text:p>
          </table:table-cell>
        </table:table-row>
        <table:table-row table:style-name="ro1">
          <table:table-cell office:value-type="date" office:date-value="2020-05-01" calcext:value-type="date">
            <text:p>1. May. 2020</text:p>
          </table:table-cell>
          <table:table-cell office:value-type="float" office:value="25.280001" calcext:value-type="float">
            <text:p>25.280001</text:p>
          </table:table-cell>
          <table:table-cell office:value-type="float" office:value="28.360001" calcext:value-type="float">
            <text:p>28.360001</text:p>
          </table:table-cell>
          <table:table-cell office:value-type="float" office:value="23.059999" calcext:value-type="float">
            <text:p>23.059999</text:p>
          </table:table-cell>
          <table:table-cell office:value-type="float" office:value="24" calcext:value-type="float">
            <text:p>24</text:p>
          </table:table-cell>
          <table:table-cell office:value-type="float" office:value="23.658726" calcext:value-type="float">
            <text:p>23.658726</text:p>
          </table:table-cell>
          <table:table-cell office:value-type="float" office:value="372165400" calcext:value-type="float">
            <text:p>372165400</text:p>
          </table:table-cell>
        </table:table-row>
        <table:table-row table:style-name="ro1">
          <table:table-cell office:value-type="date" office:date-value="2020-06-01" calcext:value-type="date">
            <text:p>1. Jun. 2020</text:p>
          </table:table-cell>
          <table:table-cell office:value-type="float" office:value="24.1" calcext:value-type="float">
            <text:p>24.1</text:p>
          </table:table-cell>
          <table:table-cell office:value-type="float" office:value="27.040001" calcext:value-type="float">
            <text:p>27.040001</text:p>
          </table:table-cell>
          <table:table-cell office:value-type="float" office:value="22.129999" calcext:value-type="float">
            <text:p>22.129999</text:p>
          </table:table-cell>
          <table:table-cell office:value-type="float" office:value="26.940001" calcext:value-type="float">
            <text:p>26.940001</text:p>
          </table:table-cell>
          <table:table-cell office:value-type="float" office:value="26.634867" calcext:value-type="float">
            <text:p>26.634867</text:p>
          </table:table-cell>
          <table:table-cell office:value-type="float" office:value="385693000" calcext:value-type="float">
            <text:p>385693000</text:p>
          </table:table-cell>
        </table:table-row>
        <table:table-row table:style-name="ro1">
          <table:table-cell office:value-type="date" office:date-value="2020-07-01" calcext:value-type="date">
            <text:p>1. Jul. 2020</text:p>
          </table:table-cell>
          <table:table-cell office:value-type="float" office:value="26.98" calcext:value-type="float">
            <text:p>26.98</text:p>
          </table:table-cell>
          <table:table-cell office:value-type="float" office:value="30.200001" calcext:value-type="float">
            <text:p>30.200001</text:p>
          </table:table-cell>
          <table:table-cell office:value-type="float" office:value="25.879999" calcext:value-type="float">
            <text:p>25.879999</text:p>
          </table:table-cell>
          <table:table-cell office:value-type="float" office:value="28.91" calcext:value-type="float">
            <text:p>28.91</text:p>
          </table:table-cell>
          <table:table-cell office:value-type="float" office:value="28.582554" calcext:value-type="float">
            <text:p>28.582554</text:p>
          </table:table-cell>
          <table:table-cell office:value-type="float" office:value="344339800" calcext:value-type="float">
            <text:p>344339800</text:p>
          </table:table-cell>
        </table:table-row>
        <table:table-row table:style-name="ro1">
          <table:table-cell office:value-type="date" office:date-value="2020-08-01" calcext:value-type="date">
            <text:p>1. Aug. 2020</text:p>
          </table:table-cell>
          <table:table-cell office:value-type="float" office:value="28.799999" calcext:value-type="float">
            <text:p>28.799999</text:p>
          </table:table-cell>
          <table:table-cell office:value-type="float" office:value="31.219999" calcext:value-type="float">
            <text:p>31.219999</text:p>
          </table:table-cell>
          <table:table-cell office:value-type="float" office:value="25.870001" calcext:value-type="float">
            <text:p>25.870001</text:p>
          </table:table-cell>
          <table:table-cell office:value-type="float" office:value="29.65" calcext:value-type="float">
            <text:p>29.65</text:p>
          </table:table-cell>
          <table:table-cell office:value-type="float" office:value="29.314173" calcext:value-type="float">
            <text:p>29.314173</text:p>
          </table:table-cell>
          <table:table-cell office:value-type="float" office:value="464688200" calcext:value-type="float">
            <text:p>464688200</text:p>
          </table:table-cell>
        </table:table-row>
        <table:table-row table:style-name="ro1">
          <table:table-cell office:value-type="date" office:date-value="2020-09-01" calcext:value-type="date">
            <text:p>1. Sep. 2020</text:p>
          </table:table-cell>
          <table:table-cell office:value-type="float" office:value="30.27" calcext:value-type="float">
            <text:p>30.27</text:p>
          </table:table-cell>
          <table:table-cell office:value-type="float" office:value="30.870001" calcext:value-type="float">
            <text:p>30.870001</text:p>
          </table:table-cell>
          <table:table-cell office:value-type="float" office:value="26.83" calcext:value-type="float">
            <text:p>26.83</text:p>
          </table:table-cell>
          <table:table-cell office:value-type="float" office:value="28.110001" calcext:value-type="float">
            <text:p>28.110001</text:p>
          </table:table-cell>
          <table:table-cell office:value-type="float" office:value="27.869627" calcext:value-type="float">
            <text:p>27.869627</text:p>
          </table:table-cell>
          <table:table-cell office:value-type="float" office:value="368325700" calcext:value-type="float">
            <text:p>368325700</text:p>
          </table:table-cell>
        </table:table-row>
        <table:table-row table:style-name="ro1">
          <table:table-cell office:value-type="date" office:date-value="2020-10-01" calcext:value-type="date">
            <text:p>1. Oct. 2020</text:p>
          </table:table-cell>
          <table:table-cell office:value-type="float" office:value="28.389999" calcext:value-type="float">
            <text:p>28.389999</text:p>
          </table:table-cell>
          <table:table-cell office:value-type="float" office:value="28.74" calcext:value-type="float">
            <text:p>28.74</text:p>
          </table:table-cell>
          <table:table-cell office:value-type="float" office:value="25.559999" calcext:value-type="float">
            <text:p>25.559999</text:p>
          </table:table-cell>
          <table:table-cell office:value-type="float" office:value="26.73" calcext:value-type="float">
            <text:p>26.73</text:p>
          </table:table-cell>
          <table:table-cell office:value-type="float" office:value="26.501427" calcext:value-type="float">
            <text:p>26.501427</text:p>
          </table:table-cell>
          <table:table-cell office:value-type="float" office:value="283368400" calcext:value-type="float">
            <text:p>283368400</text:p>
          </table:table-cell>
        </table:table-row>
        <table:table-row table:style-name="ro1">
          <table:table-cell office:value-type="date" office:date-value="2020-11-01" calcext:value-type="date">
            <text:p>1. Nov. 2020</text:p>
          </table:table-cell>
          <table:table-cell office:value-type="float" office:value="27" calcext:value-type="float">
            <text:p>27</text:p>
          </table:table-cell>
          <table:table-cell office:value-type="float" office:value="29.6" calcext:value-type="float">
            <text:p>29.6</text:p>
          </table:table-cell>
          <table:table-cell office:value-type="float" office:value="22.219999" calcext:value-type="float">
            <text:p>22.219999</text:p>
          </table:table-cell>
          <table:table-cell office:value-type="float" office:value="23.139999" calcext:value-type="float">
            <text:p>23.139999</text:p>
          </table:table-cell>
          <table:table-cell office:value-type="float" office:value="22.942125" calcext:value-type="float">
            <text:p>22.942125</text:p>
          </table:table-cell>
          <table:table-cell office:value-type="float" office:value="460943800" calcext:value-type="float">
            <text:p>460943800</text:p>
          </table:table-cell>
        </table:table-row>
        <table:table-row table:style-name="ro1">
          <table:table-cell office:value-type="date" office:date-value="2020-12-01" calcext:value-type="date">
            <text:p>1. Dec. 2020</text:p>
          </table:table-cell>
          <table:table-cell office:value-type="float" office:value="23.860001" calcext:value-type="float">
            <text:p>23.860001</text:p>
          </table:table-cell>
          <table:table-cell office:value-type="float" office:value="24.209999" calcext:value-type="float">
            <text:p>24.209999</text:p>
          </table:table-cell>
          <table:table-cell office:value-type="float" office:value="22.26" calcext:value-type="float">
            <text:p>22.26</text:p>
          </table:table-cell>
          <table:table-cell office:value-type="float" office:value="22.780001" calcext:value-type="float">
            <text:p>22.780001</text:p>
          </table:table-cell>
          <table:table-cell office:value-type="float" office:value="22.674593" calcext:value-type="float">
            <text:p>22.674593</text:p>
          </table:table-cell>
          <table:table-cell office:value-type="float" office:value="369771100" calcext:value-type="float">
            <text:p>369771100</text:p>
          </table:table-cell>
        </table:table-row>
        <table:table-row table:style-name="ro1">
          <table:table-cell office:value-type="date" office:date-value="2021-01-01" calcext:value-type="date">
            <text:p>1. Jan. 2021</text:p>
          </table:table-cell>
          <table:table-cell office:value-type="float" office:value="23.85" calcext:value-type="float">
            <text:p>23.85</text:p>
          </table:table-cell>
          <table:table-cell office:value-type="float" office:value="24.950001" calcext:value-type="float">
            <text:p>24.950001</text:p>
          </table:table-cell>
          <table:table-cell office:value-type="float" office:value="21.879999" calcext:value-type="float">
            <text:p>21.879999</text:p>
          </table:table-cell>
          <table:table-cell office:value-type="float" office:value="22.370001" calcext:value-type="float">
            <text:p>22.370001</text:p>
          </table:table-cell>
          <table:table-cell office:value-type="float" office:value="22.266489" calcext:value-type="float">
            <text:p>22.266489</text:p>
          </table:table-cell>
          <table:table-cell office:value-type="float" office:value="409222100" calcext:value-type="float">
            <text:p>409222100</text:p>
          </table:table-cell>
        </table:table-row>
        <table:table-row table:style-name="ro1">
          <table:table-cell office:value-type="date" office:date-value="2021-02-01" calcext:value-type="date">
            <text:p>1. Feb. 2021</text:p>
          </table:table-cell>
          <table:table-cell office:value-type="float" office:value="22.93" calcext:value-type="float">
            <text:p>22.93</text:p>
          </table:table-cell>
          <table:table-cell office:value-type="float" office:value="22.969999" calcext:value-type="float">
            <text:p>22.969999</text:p>
          </table:table-cell>
          <table:table-cell office:value-type="float" office:value="18.639999" calcext:value-type="float">
            <text:p>18.639999</text:p>
          </table:table-cell>
          <table:table-cell office:value-type="float" office:value="18.67" calcext:value-type="float">
            <text:p>18.67</text:p>
          </table:table-cell>
          <table:table-cell office:value-type="float" office:value="18.583611" calcext:value-type="float">
            <text:p>18.583611</text:p>
          </table:table-cell>
          <table:table-cell office:value-type="float" office:value="399495400" calcext:value-type="float">
            <text:p>399495400</text:p>
          </table:table-cell>
        </table:table-row>
        <table:table-row table:style-name="ro1">
          <table:table-cell office:value-type="date" office:date-value="2021-03-01" calcext:value-type="date">
            <text:p>1. Mar. 2021</text:p>
          </table:table-cell>
          <table:table-cell office:value-type="float" office:value="19" calcext:value-type="float">
            <text:p>19</text:p>
          </table:table-cell>
          <table:table-cell office:value-type="float" office:value="21.34" calcext:value-type="float">
            <text:p>21.34</text:p>
          </table:table-cell>
          <table:table-cell office:value-type="float" office:value="18.799999" calcext:value-type="float">
            <text:p>18.799999</text:p>
          </table:table-cell>
          <table:table-cell table:number-columns-repeated="2" office:value-type="float" office:value="20.959999" calcext:value-type="float">
            <text:p>20.959999</text:p>
          </table:table-cell>
          <table:table-cell office:value-type="float" office:value="283642000" calcext:value-type="float">
            <text:p>283642000</text:p>
          </table:table-cell>
        </table:table-row>
        <table:table-row table:style-name="ro1" table:number-rows-repeated="104831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ZGLD" table:style-name="ta1">
        <table:table-column table:style-name="co1" table:default-cell-style-name="ce2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ZKB Gold ETF AA CHF (ZGLD.SW)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Adj Close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date" office:date-value="2008-02-01" calcext:value-type="date">
            <text:p>1. Feb. 2008</text:p>
          </table:table-cell>
          <table:table-cell office:value-type="float" office:value="312.993011" calcext:value-type="float">
            <text:p>312.993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3.032013" calcext:value-type="float">
            <text:p>323.03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3-01" calcext:value-type="date">
            <text:p>1. Mar. 2008</text:p>
          </table:table-cell>
          <table:table-cell office:value-type="float" office:value="327.59201" calcext:value-type="float">
            <text:p>327.59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4.114014" calcext:value-type="float">
            <text:p>294.1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4-01" calcext:value-type="date">
            <text:p>1. Apr. 2008</text:p>
          </table:table-cell>
          <table:table-cell office:value-type="float" office:value="283.580994" calcext:value-type="float">
            <text:p>283.580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7.761993" calcext:value-type="float">
            <text:p>287.761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5-01" calcext:value-type="date">
            <text:p>1. May. 2008</text:p>
          </table:table-cell>
          <table:table-cell office:value-type="float" office:value="288.846008" calcext:value-type="float">
            <text:p>288.846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5.803986" calcext:value-type="float">
            <text:p>295.803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6-01" calcext:value-type="date">
            <text:p>1. Jun. 2008</text:p>
          </table:table-cell>
          <table:table-cell office:value-type="float" office:value="297.084991" calcext:value-type="float">
            <text:p>297.0849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.56601" calcext:value-type="float">
            <text:p>300.56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7-01" calcext:value-type="date">
            <text:p>1. Jul. 2008</text:p>
          </table:table-cell>
          <table:table-cell office:value-type="float" office:value="306.121002" calcext:value-type="float">
            <text:p>306.121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5.326996" calcext:value-type="float">
            <text:p>305.326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8-01" calcext:value-type="date">
            <text:p>1. Aug. 2008</text:p>
          </table:table-cell>
          <table:table-cell office:value-type="float" office:value="302.136993" calcext:value-type="float">
            <text:p>302.1369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2.532013" calcext:value-type="float">
            <text:p>292.53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9-01" calcext:value-type="date">
            <text:p>1. Sep. 2008</text:p>
          </table:table-cell>
          <table:table-cell office:value-type="float" office:value="287.464996" calcext:value-type="float">
            <text:p>287.4649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2.054993" calcext:value-type="float">
            <text:p>312.054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01" calcext:value-type="date">
            <text:p>1. Oct. 2008</text:p>
          </table:table-cell>
          <table:table-cell office:value-type="float" office:value="315.226013" calcext:value-type="float">
            <text:p>315.226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0.769012" calcext:value-type="float">
            <text:p>270.769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1-01" calcext:value-type="date">
            <text:p>1. Nov. 2008</text:p>
          </table:table-cell>
          <table:table-cell office:value-type="float" office:value="270.661011" calcext:value-type="float">
            <text:p>270.661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5.178009" calcext:value-type="float">
            <text:p>315.178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2-01" calcext:value-type="date">
            <text:p>1. Dec. 2008</text:p>
          </table:table-cell>
          <table:table-cell office:value-type="float" office:value="297.532013" calcext:value-type="float">
            <text:p>297.532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3.028015" calcext:value-type="float">
            <text:p>293.028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01-01" calcext:value-type="date">
            <text:p>1. Jan. 2009</text:p>
          </table:table-cell>
          <table:table-cell office:value-type="float" office:value="300.303986" calcext:value-type="float">
            <text:p>300.303986</text:p>
          </table:table-cell>
          <table:table-cell office:value-type="float" office:value="344.43399" calcext:value-type="float">
            <text:p>344.43399</text:p>
          </table:table-cell>
          <table:table-cell office:value-type="float" office:value="288.57901" calcext:value-type="float">
            <text:p>288.57901</text:p>
          </table:table-cell>
          <table:table-cell table:number-columns-repeated="2" office:value-type="float" office:value="340.700012" calcext:value-type="float">
            <text:p>340.700012</text:p>
          </table:table-cell>
          <table:table-cell office:value-type="float" office:value="1507630" calcext:value-type="float">
            <text:p>1507630</text:p>
          </table:table-cell>
        </table:table-row>
        <table:table-row table:style-name="ro1">
          <table:table-cell office:value-type="date" office:date-value="2009-02-01" calcext:value-type="date">
            <text:p>1. Feb. 2009</text:p>
          </table:table-cell>
          <table:table-cell office:value-type="float" office:value="340.600006" calcext:value-type="float">
            <text:p>340.600006</text:p>
          </table:table-cell>
          <table:table-cell office:value-type="float" office:value="378.600006" calcext:value-type="float">
            <text:p>378.600006</text:p>
          </table:table-cell>
          <table:table-cell office:value-type="float" office:value="328.299988" calcext:value-type="float">
            <text:p>328.299988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float" office:value="2350020" calcext:value-type="float">
            <text:p>2350020</text:p>
          </table:table-cell>
        </table:table-row>
        <table:table-row table:style-name="ro1">
          <table:table-cell office:value-type="date" office:date-value="2009-03-01" calcext:value-type="date">
            <text:p>1. Mar. 2009</text:p>
          </table:table-cell>
          <table:table-cell office:value-type="float" office:value="357.98999" calcext:value-type="float">
            <text:p>357.98999</text:p>
          </table:table-cell>
          <table:table-cell office:value-type="float" office:value="359.519989" calcext:value-type="float">
            <text:p>359.519989</text:p>
          </table:table-cell>
          <table:table-cell office:value-type="float" office:value="328.799988" calcext:value-type="float">
            <text:p>328.799988</text:p>
          </table:table-cell>
          <table:table-cell table:number-columns-repeated="2" office:value-type="float" office:value="331.600006" calcext:value-type="float">
            <text:p>331.600006</text:p>
          </table:table-cell>
          <table:table-cell office:value-type="float" office:value="1648410" calcext:value-type="float">
            <text:p>1648410</text:p>
          </table:table-cell>
        </table:table-row>
        <table:table-row table:style-name="ro1">
          <table:table-cell office:value-type="date" office:date-value="2009-04-01" calcext:value-type="date">
            <text:p>1. Apr. 2009</text:p>
          </table:table-cell>
          <table:table-cell office:value-type="float" office:value="336.510986" calcext:value-type="float">
            <text:p>336.510986</text:p>
          </table:table-cell>
          <table:table-cell office:value-type="float" office:value="340.799988" calcext:value-type="float">
            <text:p>340.799988</text:p>
          </table:table-cell>
          <table:table-cell office:value-type="float" office:value="314.006012" calcext:value-type="float">
            <text:p>314.006012</text:p>
          </table:table-cell>
          <table:table-cell table:number-columns-repeated="2" office:value-type="float" office:value="320.399994" calcext:value-type="float">
            <text:p>320.399994</text:p>
          </table:table-cell>
          <table:table-cell office:value-type="float" office:value="1131940" calcext:value-type="float">
            <text:p>1131940</text:p>
          </table:table-cell>
        </table:table-row>
        <table:table-row table:style-name="ro1">
          <table:table-cell office:value-type="date" office:date-value="2009-05-01" calcext:value-type="date">
            <text:p>1. May. 2009</text:p>
          </table:table-cell>
          <table:table-cell office:value-type="float" office:value="322.399994" calcext:value-type="float">
            <text:p>322.399994</text:p>
          </table:table-cell>
          <table:table-cell office:value-type="float" office:value="335.196991" calcext:value-type="float">
            <text:p>335.196991</text:p>
          </table:table-cell>
          <table:table-cell office:value-type="float" office:value="320.501007" calcext:value-type="float">
            <text:p>320.501007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720730" calcext:value-type="float">
            <text:p>720730</text:p>
          </table:table-cell>
        </table:table-row>
        <table:table-row table:style-name="ro1">
          <table:table-cell office:value-type="date" office:date-value="2009-06-01" calcext:value-type="date">
            <text:p>1. Jun. 2009</text:p>
          </table:table-cell>
          <table:table-cell office:value-type="float" office:value="332" calcext:value-type="float">
            <text:p>332</text:p>
          </table:table-cell>
          <table:table-cell office:value-type="float" office:value="338.700012" calcext:value-type="float">
            <text:p>338.700012</text:p>
          </table:table-cell>
          <table:table-cell office:value-type="float" office:value="312.700989" calcext:value-type="float">
            <text:p>312.700989</text:p>
          </table:table-cell>
          <table:table-cell table:number-columns-repeated="2" office:value-type="float" office:value="320.100006" calcext:value-type="float">
            <text:p>320.100006</text:p>
          </table:table-cell>
          <table:table-cell office:value-type="float" office:value="697330" calcext:value-type="float">
            <text:p>697330</text:p>
          </table:table-cell>
        </table:table-row>
        <table:table-row table:style-name="ro1">
          <table:table-cell office:value-type="date" office:date-value="2009-07-01" calcext:value-type="date">
            <text:p>1. Jul. 2009</text:p>
          </table:table-cell>
          <table:table-cell office:value-type="float" office:value="320.899994" calcext:value-type="float">
            <text:p>320.899994</text:p>
          </table:table-cell>
          <table:table-cell office:value-type="float" office:value="326.100006" calcext:value-type="float">
            <text:p>326.100006</text:p>
          </table:table-cell>
          <table:table-cell office:value-type="float" office:value="313.049988" calcext:value-type="float">
            <text:p>313.049988</text:p>
          </table:table-cell>
          <table:table-cell table:number-columns-repeated="2" office:value-type="float" office:value="322.399994" calcext:value-type="float">
            <text:p>322.399994</text:p>
          </table:table-cell>
          <table:table-cell office:value-type="float" office:value="495360" calcext:value-type="float">
            <text:p>495360</text:p>
          </table:table-cell>
        </table:table-row>
        <table:table-row table:style-name="ro1">
          <table:table-cell office:value-type="date" office:date-value="2009-08-01" calcext:value-type="date">
            <text:p>1. Aug. 2009</text:p>
          </table:table-cell>
          <table:table-cell office:value-type="float" office:value="324.699005" calcext:value-type="float">
            <text:p>324.699005</text:p>
          </table:table-cell>
          <table:table-cell office:value-type="float" office:value="329.5" calcext:value-type="float">
            <text:p>329.5</text:p>
          </table:table-cell>
          <table:table-cell office:value-type="float" office:value="316.640015" calcext:value-type="float">
            <text:p>316.640015</text:p>
          </table:table-cell>
          <table:table-cell table:number-columns-repeated="2" office:value-type="float" office:value="318.700012" calcext:value-type="float">
            <text:p>318.700012</text:p>
          </table:table-cell>
          <table:table-cell office:value-type="float" office:value="579260" calcext:value-type="float">
            <text:p>579260</text:p>
          </table:table-cell>
        </table:table-row>
        <table:table-row table:style-name="ro1">
          <table:table-cell office:value-type="date" office:date-value="2009-09-01" calcext:value-type="date">
            <text:p>1. Sep. 2009</text:p>
          </table:table-cell>
          <table:table-cell office:value-type="float" office:value="320.799988" calcext:value-type="float">
            <text:p>320.799988</text:p>
          </table:table-cell>
          <table:table-cell office:value-type="float" office:value="338" calcext:value-type="float">
            <text:p>338</text:p>
          </table:table-cell>
          <table:table-cell office:value-type="float" office:value="318.901001" calcext:value-type="float">
            <text:p>318.901001</text:p>
          </table:table-cell>
          <table:table-cell table:number-columns-repeated="2" office:value-type="float" office:value="329.5" calcext:value-type="float">
            <text:p>329.5</text:p>
          </table:table-cell>
          <table:table-cell office:value-type="float" office:value="1089160" calcext:value-type="float">
            <text:p>1089160</text:p>
          </table:table-cell>
        </table:table-row>
        <table:table-row table:style-name="ro1">
          <table:table-cell office:value-type="date" office:date-value="2009-10-01" calcext:value-type="date">
            <text:p>1. Oct. 2009</text:p>
          </table:table-cell>
          <table:table-cell office:value-type="float" office:value="332.100006" calcext:value-type="float">
            <text:p>332.100006</text:p>
          </table:table-cell>
          <table:table-cell office:value-type="float" office:value="347" calcext:value-type="float">
            <text:p>347</text:p>
          </table:table-cell>
          <table:table-cell office:value-type="float" office:value="326.899994" calcext:value-type="float">
            <text:p>326.899994</text:p>
          </table:table-cell>
          <table:table-cell table:number-columns-repeated="2" office:value-type="float" office:value="337.100006" calcext:value-type="float">
            <text:p>337.100006</text:p>
          </table:table-cell>
          <table:table-cell office:value-type="float" office:value="840570" calcext:value-type="float">
            <text:p>840570</text:p>
          </table:table-cell>
        </table:table-row>
        <table:table-row table:style-name="ro1">
          <table:table-cell office:value-type="date" office:date-value="2009-11-01" calcext:value-type="date">
            <text:p>1. Nov. 2009</text:p>
          </table:table-cell>
          <table:table-cell office:value-type="float" office:value="339.5" calcext:value-type="float">
            <text:p>339.5</text:p>
          </table:table-cell>
          <table:table-cell office:value-type="float" office:value="377.5" calcext:value-type="float">
            <text:p>377.5</text:p>
          </table:table-cell>
          <table:table-cell office:value-type="float" office:value="339.5" calcext:value-type="float">
            <text:p>339.5</text:p>
          </table:table-cell>
          <table:table-cell table:number-columns-repeated="2" office:value-type="float" office:value="373.752991" calcext:value-type="float">
            <text:p>373.752991</text:p>
          </table:table-cell>
          <table:table-cell office:value-type="float" office:value="868340" calcext:value-type="float">
            <text:p>868340</text:p>
          </table:table-cell>
        </table:table-row>
        <table:table-row table:style-name="ro1">
          <table:table-cell office:value-type="date" office:date-value="2009-12-01" calcext:value-type="date">
            <text:p>1. Dec. 2009</text:p>
          </table:table-cell>
          <table:table-cell office:value-type="float" office:value="377.200012" calcext:value-type="float">
            <text:p>377.200012</text:p>
          </table:table-cell>
          <table:table-cell office:value-type="float" office:value="386.484009" calcext:value-type="float">
            <text:p>386.484009</text:p>
          </table:table-cell>
          <table:table-cell office:value-type="float" office:value="357.601013" calcext:value-type="float">
            <text:p>357.601013</text:p>
          </table:table-cell>
          <table:table-cell table:number-columns-repeated="2" office:value-type="float" office:value="359.681" calcext:value-type="float">
            <text:p>359.681</text:p>
          </table:table-cell>
          <table:table-cell office:value-type="float" office:value="904360" calcext:value-type="float">
            <text:p>904360</text:p>
          </table:table-cell>
        </table:table-row>
        <table:table-row table:style-name="ro1">
          <table:table-cell office:value-type="date" office:date-value="2010-01-01" calcext:value-type="date">
            <text:p>1. Jan. 2010</text:p>
          </table:table-cell>
          <table:table-cell office:value-type="float" office:value="364.5" calcext:value-type="float">
            <text:p>364.5</text:p>
          </table:table-cell>
          <table:table-cell office:value-type="float" office:value="375" calcext:value-type="float">
            <text:p>375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360.351013" calcext:value-type="float">
            <text:p>360.351013</text:p>
          </table:table-cell>
          <table:table-cell office:value-type="float" office:value="525300" calcext:value-type="float">
            <text:p>525300</text:p>
          </table:table-cell>
        </table:table-row>
        <table:table-row table:style-name="ro1">
          <table:table-cell office:value-type="date" office:date-value="2010-02-01" calcext:value-type="date">
            <text:p>1. Feb. 2010</text:p>
          </table:table-cell>
          <table:table-cell office:value-type="float" office:value="364.298004" calcext:value-type="float">
            <text:p>364.298004</text:p>
          </table:table-cell>
          <table:table-cell office:value-type="float" office:value="384.200012" calcext:value-type="float">
            <text:p>384.200012</text:p>
          </table:table-cell>
          <table:table-cell office:value-type="float" office:value="357.700012" calcext:value-type="float">
            <text:p>357.700012</text:p>
          </table:table-cell>
          <table:table-cell table:number-columns-repeated="2" office:value-type="float" office:value="379.351013" calcext:value-type="float">
            <text:p>379.351013</text:p>
          </table:table-cell>
          <table:table-cell office:value-type="float" office:value="668640" calcext:value-type="float">
            <text:p>668640</text:p>
          </table:table-cell>
        </table:table-row>
        <table:table-row table:style-name="ro1">
          <table:table-cell office:value-type="date" office:date-value="2010-03-01" calcext:value-type="date">
            <text:p>1. Mar. 2010</text:p>
          </table:table-cell>
          <table:table-cell office:value-type="float" office:value="382.799988" calcext:value-type="float">
            <text:p>382.799988</text:p>
          </table:table-cell>
          <table:table-cell office:value-type="float" office:value="389" calcext:value-type="float">
            <text:p>389</text:p>
          </table:table-cell>
          <table:table-cell office:value-type="float" office:value="367.778015" calcext:value-type="float">
            <text:p>367.778015</text:p>
          </table:table-cell>
          <table:table-cell table:number-columns-repeated="2" office:value-type="float" office:value="371.963013" calcext:value-type="float">
            <text:p>371.963013</text:p>
          </table:table-cell>
          <table:table-cell office:value-type="float" office:value="770080" calcext:value-type="float">
            <text:p>770080</text:p>
          </table:table-cell>
        </table:table-row>
        <table:table-row table:style-name="ro1">
          <table:table-cell office:value-type="date" office:date-value="2010-04-01" calcext:value-type="date">
            <text:p>1. Apr. 2010</text:p>
          </table:table-cell>
          <table:table-cell office:value-type="float" office:value="373.299988" calcext:value-type="float">
            <text:p>373.299988</text:p>
          </table:table-cell>
          <table:table-cell office:value-type="float" office:value="403.700012" calcext:value-type="float">
            <text:p>403.700012</text:p>
          </table:table-cell>
          <table:table-cell office:value-type="float" office:value="371.717987" calcext:value-type="float">
            <text:p>371.717987</text:p>
          </table:table-cell>
          <table:table-cell table:number-columns-repeated="2" office:value-type="float" office:value="403.454987" calcext:value-type="float">
            <text:p>403.454987</text:p>
          </table:table-cell>
          <table:table-cell office:value-type="float" office:value="744880" calcext:value-type="float">
            <text:p>744880</text:p>
          </table:table-cell>
        </table:table-row>
        <table:table-row table:style-name="ro1">
          <table:table-cell office:value-type="date" office:date-value="2010-05-01" calcext:value-type="date">
            <text:p>1. May. 2010</text:p>
          </table:table-cell>
          <table:table-cell office:value-type="float" office:value="404.100006" calcext:value-type="float">
            <text:p>404.100006</text:p>
          </table:table-cell>
          <table:table-cell office:value-type="float" office:value="448.098999" calcext:value-type="float">
            <text:p>448.098999</text:p>
          </table:table-cell>
          <table:table-cell office:value-type="float" office:value="403.5" calcext:value-type="float">
            <text:p>403.5</text:p>
          </table:table-cell>
          <table:table-cell table:number-columns-repeated="2" office:value-type="float" office:value="445.197998" calcext:value-type="float">
            <text:p>445.197998</text:p>
          </table:table-cell>
          <table:table-cell office:value-type="float" office:value="1325060" calcext:value-type="float">
            <text:p>1325060</text:p>
          </table:table-cell>
        </table:table-row>
        <table:table-row table:style-name="ro1">
          <table:table-cell office:value-type="date" office:date-value="2010-06-01" calcext:value-type="date">
            <text:p>1. Jun. 2010</text:p>
          </table:table-cell>
          <table:table-cell office:value-type="float" office:value="447.899994" calcext:value-type="float">
            <text:p>447.899994</text:p>
          </table:table-cell>
          <table:table-cell office:value-type="float" office:value="460.299011" calcext:value-type="float">
            <text:p>460.299011</text:p>
          </table:table-cell>
          <table:table-cell office:value-type="float" office:value="422.100006" calcext:value-type="float">
            <text:p>422.100006</text:p>
          </table:table-cell>
          <table:table-cell table:number-columns-repeated="2" office:value-type="float" office:value="424.338989" calcext:value-type="float">
            <text:p>424.338989</text:p>
          </table:table-cell>
          <table:table-cell office:value-type="float" office:value="901610" calcext:value-type="float">
            <text:p>901610</text:p>
          </table:table-cell>
        </table:table-row>
        <table:table-row table:style-name="ro1">
          <table:table-cell office:value-type="date" office:date-value="2010-07-01" calcext:value-type="date">
            <text:p>1. Jul. 2010</text:p>
          </table:table-cell>
          <table:table-cell office:value-type="float" office:value="422.600006" calcext:value-type="float">
            <text:p>422.600006</text:p>
          </table:table-cell>
          <table:table-cell office:value-type="float" office:value="422.924988" calcext:value-type="float">
            <text:p>422.924988</text:p>
          </table:table-cell>
          <table:table-cell office:value-type="float" office:value="382.479004" calcext:value-type="float">
            <text:p>382.479004</text:p>
          </table:table-cell>
          <table:table-cell table:number-columns-repeated="2" office:value-type="float" office:value="389.597992" calcext:value-type="float">
            <text:p>389.597992</text:p>
          </table:table-cell>
          <table:table-cell office:value-type="float" office:value="644110" calcext:value-type="float">
            <text:p>644110</text:p>
          </table:table-cell>
        </table:table-row>
        <table:table-row table:style-name="ro1">
          <table:table-cell office:value-type="date" office:date-value="2010-08-01" calcext:value-type="date">
            <text:p>1. Aug. 2010</text:p>
          </table:table-cell>
          <table:table-cell office:value-type="float" office:value="390.144989" calcext:value-type="float">
            <text:p>390.144989</text:p>
          </table:table-cell>
          <table:table-cell office:value-type="float" office:value="408.020996" calcext:value-type="float">
            <text:p>408.020996</text:p>
          </table:table-cell>
          <table:table-cell office:value-type="float" office:value="387.421997" calcext:value-type="float">
            <text:p>387.421997</text:p>
          </table:table-cell>
          <table:table-cell table:number-columns-repeated="2" office:value-type="float" office:value="401.399994" calcext:value-type="float">
            <text:p>401.399994</text:p>
          </table:table-cell>
          <table:table-cell office:value-type="float" office:value="516300" calcext:value-type="float">
            <text:p>516300</text:p>
          </table:table-cell>
        </table:table-row>
        <table:table-row table:style-name="ro1">
          <table:table-cell office:value-type="date" office:date-value="2010-09-01" calcext:value-type="date">
            <text:p>1. Sep. 2010</text:p>
          </table:table-cell>
          <table:table-cell office:value-type="float" office:value="402.872009" calcext:value-type="float">
            <text:p>402.872009</text:p>
          </table:table-cell>
          <table:table-cell office:value-type="float" office:value="413.481995" calcext:value-type="float">
            <text:p>413.481995</text:p>
          </table:table-cell>
          <table:table-cell office:value-type="float" office:value="397.053986" calcext:value-type="float">
            <text:p>397.053986</text:p>
          </table:table-cell>
          <table:table-cell table:number-columns-repeated="2" office:value-type="float" office:value="404.334991" calcext:value-type="float">
            <text:p>404.334991</text:p>
          </table:table-cell>
          <table:table-cell office:value-type="float" office:value="505740" calcext:value-type="float">
            <text:p>505740</text:p>
          </table:table-cell>
        </table:table-row>
        <table:table-row table:style-name="ro1">
          <table:table-cell office:value-type="date" office:date-value="2010-10-01" calcext:value-type="date">
            <text:p>1. Oct. 2010</text:p>
          </table:table-cell>
          <table:table-cell office:value-type="float" office:value="405.130005" calcext:value-type="float">
            <text:p>405.130005</text:p>
          </table:table-cell>
          <table:table-cell office:value-type="float" office:value="422.035004" calcext:value-type="float">
            <text:p>422.035004</text:p>
          </table:table-cell>
          <table:table-cell office:value-type="float" office:value="404.005005" calcext:value-type="float">
            <text:p>404.005005</text:p>
          </table:table-cell>
          <table:table-cell table:number-columns-repeated="2" office:value-type="float" office:value="419.058014" calcext:value-type="float">
            <text:p>419.058014</text:p>
          </table:table-cell>
          <table:table-cell office:value-type="float" office:value="597680" calcext:value-type="float">
            <text:p>597680</text:p>
          </table:table-cell>
        </table:table-row>
        <table:table-row table:style-name="ro1">
          <table:table-cell office:value-type="date" office:date-value="2010-11-01" calcext:value-type="date">
            <text:p>1. Nov. 2010</text:p>
          </table:table-cell>
          <table:table-cell office:value-type="float" office:value="423.90799" calcext:value-type="float">
            <text:p>423.90799</text:p>
          </table:table-cell>
          <table:table-cell office:value-type="float" office:value="437.984009" calcext:value-type="float">
            <text:p>437.984009</text:p>
          </table:table-cell>
          <table:table-cell office:value-type="float" office:value="411.263" calcext:value-type="float">
            <text:p>411.263</text:p>
          </table:table-cell>
          <table:table-cell table:number-columns-repeated="2" office:value-type="float" office:value="436.34201" calcext:value-type="float">
            <text:p>436.34201</text:p>
          </table:table-cell>
          <table:table-cell office:value-type="float" office:value="694640" calcext:value-type="float">
            <text:p>694640</text:p>
          </table:table-cell>
        </table:table-row>
        <table:table-row table:style-name="ro1">
          <table:table-cell office:value-type="date" office:date-value="2010-12-01" calcext:value-type="date">
            <text:p>1. Dec. 2010</text:p>
          </table:table-cell>
          <table:table-cell office:value-type="float" office:value="440.832001" calcext:value-type="float">
            <text:p>440.832001</text:p>
          </table:table-cell>
          <table:table-cell office:value-type="float" office:value="443.821014" calcext:value-type="float">
            <text:p>443.821014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418.153015" calcext:value-type="float">
            <text:p>418.153015</text:p>
          </table:table-cell>
          <table:table-cell office:value-type="float" office:value="544240" calcext:value-type="float">
            <text:p>544240</text:p>
          </table:table-cell>
        </table:table-row>
        <table:table-row table:style-name="ro1">
          <table:table-cell office:value-type="date" office:date-value="2011-01-01" calcext:value-type="date">
            <text:p>1. Jan. 2011</text:p>
          </table:table-cell>
          <table:table-cell office:value-type="float" office:value="419.975006" calcext:value-type="float">
            <text:p>419.975006</text:p>
          </table:table-cell>
          <table:table-cell office:value-type="float" office:value="427" calcext:value-type="float">
            <text:p>427</text:p>
          </table:table-cell>
          <table:table-cell office:value-type="float" office:value="390.234985" calcext:value-type="float">
            <text:p>390.234985</text:p>
          </table:table-cell>
          <table:table-cell table:number-columns-repeated="2" office:value-type="float" office:value="394.744995" calcext:value-type="float">
            <text:p>394.744995</text:p>
          </table:table-cell>
          <table:table-cell office:value-type="float" office:value="740470" calcext:value-type="float">
            <text:p>740470</text:p>
          </table:table-cell>
        </table:table-row>
        <table:table-row table:style-name="ro1">
          <table:table-cell office:value-type="date" office:date-value="2011-02-01" calcext:value-type="date">
            <text:p>1. Feb. 2011</text:p>
          </table:table-cell>
          <table:table-cell office:value-type="float" office:value="396.825989" calcext:value-type="float">
            <text:p>396.825989</text:p>
          </table:table-cell>
          <table:table-cell office:value-type="float" office:value="422.19101" calcext:value-type="float">
            <text:p>422.19101</text:p>
          </table:table-cell>
          <table:table-cell office:value-type="float" office:value="393.393005" calcext:value-type="float">
            <text:p>393.393005</text:p>
          </table:table-cell>
          <table:table-cell table:number-columns-repeated="2" office:value-type="float" office:value="415.118988" calcext:value-type="float">
            <text:p>415.118988</text:p>
          </table:table-cell>
          <table:table-cell office:value-type="float" office:value="517200" calcext:value-type="float">
            <text:p>517200</text:p>
          </table:table-cell>
        </table:table-row>
        <table:table-row table:style-name="ro1">
          <table:table-cell office:value-type="date" office:date-value="2011-03-01" calcext:value-type="date">
            <text:p>1. Mar. 2011</text:p>
          </table:table-cell>
          <table:table-cell office:value-type="float" office:value="416.010986" calcext:value-type="float">
            <text:p>416.010986</text:p>
          </table:table-cell>
          <table:table-cell office:value-type="float" office:value="422.912994" calcext:value-type="float">
            <text:p>422.912994</text:p>
          </table:table-cell>
          <table:table-cell office:value-type="float" office:value="396.335999" calcext:value-type="float">
            <text:p>396.335999</text:p>
          </table:table-cell>
          <table:table-cell table:number-columns-repeated="2" office:value-type="float" office:value="415.605011" calcext:value-type="float">
            <text:p>415.605011</text:p>
          </table:table-cell>
          <table:table-cell office:value-type="float" office:value="480080" calcext:value-type="float">
            <text:p>480080</text:p>
          </table:table-cell>
        </table:table-row>
        <table:table-row table:style-name="ro1">
          <table:table-cell office:value-type="date" office:date-value="2011-04-01" calcext:value-type="date">
            <text:p>1. Apr. 2011</text:p>
          </table:table-cell>
          <table:table-cell office:value-type="float" office:value="416.372986" calcext:value-type="float">
            <text:p>416.372986</text:p>
          </table:table-cell>
          <table:table-cell office:value-type="float" office:value="425.700012" calcext:value-type="float">
            <text:p>425.700012</text:p>
          </table:table-cell>
          <table:table-cell office:value-type="float" office:value="409.901001" calcext:value-type="float">
            <text:p>409.901001</text:p>
          </table:table-cell>
          <table:table-cell table:number-columns-repeated="2" office:value-type="float" office:value="421.92099" calcext:value-type="float">
            <text:p>421.92099</text:p>
          </table:table-cell>
          <table:table-cell office:value-type="float" office:value="532410" calcext:value-type="float">
            <text:p>532410</text:p>
          </table:table-cell>
        </table:table-row>
        <table:table-row table:style-name="ro1">
          <table:table-cell office:value-type="date" office:date-value="2011-05-01" calcext:value-type="date">
            <text:p>1. May. 2011</text:p>
          </table:table-cell>
          <table:table-cell office:value-type="float" office:value="425.497986" calcext:value-type="float">
            <text:p>425.497986</text:p>
          </table:table-cell>
          <table:table-cell office:value-type="float" office:value="428.834015" calcext:value-type="float">
            <text:p>428.834015</text:p>
          </table:table-cell>
          <table:table-cell office:value-type="float" office:value="405.062988" calcext:value-type="float">
            <text:p>405.062988</text:p>
          </table:table-cell>
          <table:table-cell table:number-columns-repeated="2" office:value-type="float" office:value="413.286987" calcext:value-type="float">
            <text:p>413.286987</text:p>
          </table:table-cell>
          <table:table-cell office:value-type="float" office:value="848060" calcext:value-type="float">
            <text:p>848060</text:p>
          </table:table-cell>
        </table:table-row>
        <table:table-row table:style-name="ro1">
          <table:table-cell office:value-type="date" office:date-value="2011-06-01" calcext:value-type="date">
            <text:p>1. Jun. 2011</text:p>
          </table:table-cell>
          <table:table-cell table:number-columns-repeated="2" office:value-type="float" office:value="412.541992" calcext:value-type="float">
            <text:p>412.541992</text:p>
          </table:table-cell>
          <table:table-cell office:value-type="float" office:value="391.787994" calcext:value-type="float">
            <text:p>391.787994</text:p>
          </table:table-cell>
          <table:table-cell table:number-columns-repeated="2" office:value-type="float" office:value="400.971008" calcext:value-type="float">
            <text:p>400.971008</text:p>
          </table:table-cell>
          <table:table-cell office:value-type="float" office:value="415330" calcext:value-type="float">
            <text:p>415330</text:p>
          </table:table-cell>
        </table:table-row>
        <table:table-row table:style-name="ro1">
          <table:table-cell office:value-type="date" office:date-value="2011-07-01" calcext:value-type="date">
            <text:p>1. Jul. 2011</text:p>
          </table:table-cell>
          <table:table-cell office:value-type="float" office:value="398.864014" calcext:value-type="float">
            <text:p>398.864014</text:p>
          </table:table-cell>
          <table:table-cell office:value-type="float" office:value="417" calcext:value-type="float">
            <text:p>417</text:p>
          </table:table-cell>
          <table:table-cell office:value-type="float" office:value="395.526001" calcext:value-type="float">
            <text:p>395.526001</text:p>
          </table:table-cell>
          <table:table-cell table:number-columns-repeated="2" office:value-type="float" office:value="404.143005" calcext:value-type="float">
            <text:p>404.143005</text:p>
          </table:table-cell>
          <table:table-cell office:value-type="float" office:value="492710" calcext:value-type="float">
            <text:p>492710</text:p>
          </table:table-cell>
        </table:table-row>
        <table:table-row table:style-name="ro1">
          <table:table-cell office:value-type="date" office:date-value="2011-08-01" calcext:value-type="date">
            <text:p>1. Aug. 2011</text:p>
          </table:table-cell>
          <table:table-cell office:value-type="float" office:value="399.925995" calcext:value-type="float">
            <text:p>399.925995</text:p>
          </table:table-cell>
          <table:table-cell office:value-type="float" office:value="474" calcext:value-type="float">
            <text:p>474</text:p>
          </table:table-cell>
          <table:table-cell office:value-type="float" office:value="397.846008" calcext:value-type="float">
            <text:p>397.846008</text:p>
          </table:table-cell>
          <table:table-cell table:number-columns-repeated="2" office:value-type="float" office:value="461.403992" calcext:value-type="float">
            <text:p>461.403992</text:p>
          </table:table-cell>
          <table:table-cell office:value-type="float" office:value="1662790" calcext:value-type="float">
            <text:p>1662790</text:p>
          </table:table-cell>
        </table:table-row>
        <table:table-row table:style-name="ro1">
          <table:table-cell office:value-type="date" office:date-value="2011-09-01" calcext:value-type="date">
            <text:p>1. Sep. 2011</text:p>
          </table:table-cell>
          <table:table-cell office:value-type="float" office:value="461.062012" calcext:value-type="float">
            <text:p>461.062012</text:p>
          </table:table-cell>
          <table:table-cell office:value-type="float" office:value="521.252991" calcext:value-type="float">
            <text:p>521.252991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464.109009" calcext:value-type="float">
            <text:p>464.109009</text:p>
          </table:table-cell>
          <table:table-cell office:value-type="float" office:value="1351130" calcext:value-type="float">
            <text:p>1351130</text:p>
          </table:table-cell>
        </table:table-row>
        <table:table-row table:style-name="ro1">
          <table:table-cell office:value-type="date" office:date-value="2011-10-01" calcext:value-type="date">
            <text:p>1. Oct. 2011</text:p>
          </table:table-cell>
          <table:table-cell office:value-type="float" office:value="472.368988" calcext:value-type="float">
            <text:p>472.368988</text:p>
          </table:table-cell>
          <table:table-cell office:value-type="float" office:value="486.015991" calcext:value-type="float">
            <text:p>486.015991</text:p>
          </table:table-cell>
          <table:table-cell office:value-type="float" office:value="453.808014" calcext:value-type="float">
            <text:p>453.808014</text:p>
          </table:table-cell>
          <table:table-cell table:number-columns-repeated="2" office:value-type="float" office:value="473.730011" calcext:value-type="float">
            <text:p>473.730011</text:p>
          </table:table-cell>
          <table:table-cell office:value-type="float" office:value="590010" calcext:value-type="float">
            <text:p>590010</text:p>
          </table:table-cell>
        </table:table-row>
        <table:table-row table:style-name="ro1">
          <table:table-cell office:value-type="date" office:date-value="2011-11-01" calcext:value-type="date">
            <text:p>1. Nov. 2011</text:p>
          </table:table-cell>
          <table:table-cell office:value-type="float" office:value="475.850006" calcext:value-type="float">
            <text:p>475.850006</text:p>
          </table:table-cell>
          <table:table-cell office:value-type="float" office:value="514" calcext:value-type="float">
            <text:p>514</text:p>
          </table:table-cell>
          <table:table-cell office:value-type="float" office:value="473.380005" calcext:value-type="float">
            <text:p>473.380005</text:p>
          </table:table-cell>
          <table:table-cell table:number-columns-repeated="2" office:value-type="float" office:value="500.809998" calcext:value-type="float">
            <text:p>500.809998</text:p>
          </table:table-cell>
          <table:table-cell office:value-type="float" office:value="607299" calcext:value-type="float">
            <text:p>607299</text:p>
          </table:table-cell>
        </table:table-row>
        <table:table-row table:style-name="ro1">
          <table:table-cell office:value-type="date" office:date-value="2011-12-01" calcext:value-type="date">
            <text:p>1. Dec. 2011</text:p>
          </table:table-cell>
          <table:table-cell office:value-type="float" office:value="500.309998" calcext:value-type="float">
            <text:p>500.309998</text:p>
          </table:table-cell>
          <table:table-cell office:value-type="float" office:value="508.429993" calcext:value-type="float">
            <text:p>508.429993</text:p>
          </table:table-cell>
          <table:table-cell office:value-type="float" office:value="452.559998" calcext:value-type="float">
            <text:p>452.559998</text:p>
          </table:table-cell>
          <table:table-cell table:number-columns-repeated="2" office:value-type="float" office:value="463.559998" calcext:value-type="float">
            <text:p>463.559998</text:p>
          </table:table-cell>
          <table:table-cell office:value-type="float" office:value="703015" calcext:value-type="float">
            <text:p>703015</text:p>
          </table:table-cell>
        </table:table-row>
        <table:table-row table:style-name="ro1">
          <table:table-cell office:value-type="date" office:date-value="2012-01-01" calcext:value-type="date">
            <text:p>1. Jan. 2012</text:p>
          </table:table-cell>
          <table:table-cell office:value-type="float" office:value="469.410004" calcext:value-type="float">
            <text:p>469.410004</text:p>
          </table:table-cell>
          <table:table-cell office:value-type="float" office:value="503.309998" calcext:value-type="float">
            <text:p>503.309998</text:p>
          </table:table-cell>
          <table:table-cell office:value-type="float" office:value="466.790009" calcext:value-type="float">
            <text:p>466.790009</text:p>
          </table:table-cell>
          <table:table-cell table:number-columns-repeated="2" office:value-type="float" office:value="501.230011" calcext:value-type="float">
            <text:p>501.230011</text:p>
          </table:table-cell>
          <table:table-cell office:value-type="float" office:value="637856" calcext:value-type="float">
            <text:p>637856</text:p>
          </table:table-cell>
        </table:table-row>
        <table:table-row table:style-name="ro1">
          <table:table-cell office:value-type="date" office:date-value="2012-02-01" calcext:value-type="date">
            <text:p>1. Feb. 2012</text:p>
          </table:table-cell>
          <table:table-cell office:value-type="float" office:value="504.5" calcext:value-type="float">
            <text:p>504.5</text:p>
          </table:table-cell>
          <table:table-cell office:value-type="float" office:value="508.049988" calcext:value-type="float">
            <text:p>508.049988</text:p>
          </table:table-cell>
          <table:table-cell office:value-type="float" office:value="483.600006" calcext:value-type="float">
            <text:p>483.600006</text:p>
          </table:table-cell>
          <table:table-cell table:number-columns-repeated="2" office:value-type="float" office:value="486.51001" calcext:value-type="float">
            <text:p>486.51001</text:p>
          </table:table-cell>
          <table:table-cell office:value-type="float" office:value="516783" calcext:value-type="float">
            <text:p>516783</text:p>
          </table:table-cell>
        </table:table-row>
        <table:table-row table:style-name="ro1">
          <table:table-cell office:value-type="date" office:date-value="2012-03-01" calcext:value-type="date">
            <text:p>1. Mar. 2012</text:p>
          </table:table-cell>
          <table:table-cell office:value-type="float" office:value="489.440002" calcext:value-type="float">
            <text:p>489.440002</text:p>
          </table:table-cell>
          <table:table-cell office:value-type="float" office:value="494.529999" calcext:value-type="float">
            <text:p>494.529999</text:p>
          </table:table-cell>
          <table:table-cell office:value-type="float" office:value="468.920013" calcext:value-type="float">
            <text:p>468.920013</text:p>
          </table:table-cell>
          <table:table-cell table:number-columns-repeated="2" office:value-type="float" office:value="472.25" calcext:value-type="float">
            <text:p>472.25</text:p>
          </table:table-cell>
          <table:table-cell office:value-type="float" office:value="693184" calcext:value-type="float">
            <text:p>693184</text:p>
          </table:table-cell>
        </table:table-row>
        <table:table-row table:style-name="ro1">
          <table:table-cell office:value-type="date" office:date-value="2012-04-01" calcext:value-type="date">
            <text:p>1. Apr. 2012</text:p>
          </table:table-cell>
          <table:table-cell office:value-type="float" office:value="473.579987" calcext:value-type="float">
            <text:p>473.579987</text:p>
          </table:table-cell>
          <table:table-cell office:value-type="float" office:value="482.299988" calcext:value-type="float">
            <text:p>482.299988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473.809998" calcext:value-type="float">
            <text:p>473.809998</text:p>
          </table:table-cell>
          <table:table-cell office:value-type="float" office:value="313002" calcext:value-type="float">
            <text:p>313002</text:p>
          </table:table-cell>
        </table:table-row>
        <table:table-row table:style-name="ro1">
          <table:table-cell office:value-type="date" office:date-value="2012-05-01" calcext:value-type="date">
            <text:p>1. May. 2012</text:p>
          </table:table-cell>
          <table:table-cell office:value-type="float" office:value="472.970001" calcext:value-type="float">
            <text:p>472.970001</text:p>
          </table:table-cell>
          <table:table-cell office:value-type="float" office:value="479.079987" calcext:value-type="float">
            <text:p>479.079987</text:p>
          </table:table-cell>
          <table:table-cell office:value-type="float" office:value="454.309998" calcext:value-type="float">
            <text:p>454.309998</text:p>
          </table:table-cell>
          <table:table-cell table:number-columns-repeated="2" office:value-type="float" office:value="478.279999" calcext:value-type="float">
            <text:p>478.279999</text:p>
          </table:table-cell>
          <table:table-cell office:value-type="float" office:value="562601" calcext:value-type="float">
            <text:p>562601</text:p>
          </table:table-cell>
        </table:table-row>
        <table:table-row table:style-name="ro1">
          <table:table-cell office:value-type="date" office:date-value="2012-06-01" calcext:value-type="date">
            <text:p>1. Jun. 2012</text:p>
          </table:table-cell>
          <table:table-cell office:value-type="float" office:value="476.429993" calcext:value-type="float">
            <text:p>476.429993</text:p>
          </table:table-cell>
          <table:table-cell office:value-type="float" office:value="495.799988" calcext:value-type="float">
            <text:p>495.799988</text:p>
          </table:table-cell>
          <table:table-cell office:value-type="float" office:value="468.890015" calcext:value-type="float">
            <text:p>468.890015</text:p>
          </table:table-cell>
          <table:table-cell table:number-columns-repeated="2" office:value-type="float" office:value="475.410004" calcext:value-type="float">
            <text:p>475.410004</text:p>
          </table:table-cell>
          <table:table-cell office:value-type="float" office:value="624895" calcext:value-type="float">
            <text:p>624895</text:p>
          </table:table-cell>
        </table:table-row>
        <table:table-row table:style-name="ro1">
          <table:table-cell office:value-type="date" office:date-value="2012-07-01" calcext:value-type="date">
            <text:p>1. Jul. 2012</text:p>
          </table:table-cell>
          <table:table-cell office:value-type="float" office:value="475.779999" calcext:value-type="float">
            <text:p>475.779999</text:p>
          </table:table-cell>
          <table:table-cell office:value-type="float" office:value="499.679993" calcext:value-type="float">
            <text:p>499.679993</text:p>
          </table:table-cell>
          <table:table-cell office:value-type="float" office:value="474.799988" calcext:value-type="float">
            <text:p>474.799988</text:p>
          </table:table-cell>
          <table:table-cell table:number-columns-repeated="2" office:value-type="float" office:value="496.5" calcext:value-type="float">
            <text:p>496.5</text:p>
          </table:table-cell>
          <table:table-cell office:value-type="float" office:value="347550" calcext:value-type="float">
            <text:p>347550</text:p>
          </table:table-cell>
        </table:table-row>
        <table:table-row table:style-name="ro1">
          <table:table-cell office:value-type="date" office:date-value="2012-08-01" calcext:value-type="date">
            <text:p>1. Aug. 2012</text:p>
          </table:table-cell>
          <table:table-cell office:value-type="float" office:value="492.73999" calcext:value-type="float">
            <text:p>492.73999</text:p>
          </table:table-cell>
          <table:table-cell office:value-type="float" office:value="504.320007" calcext:value-type="float">
            <text:p>504.320007</text:p>
          </table:table-cell>
          <table:table-cell office:value-type="float" office:value="485.029999" calcext:value-type="float">
            <text:p>485.029999</text:p>
          </table:table-cell>
          <table:table-cell table:number-columns-repeated="2" office:value-type="float" office:value="500.399994" calcext:value-type="float">
            <text:p>500.399994</text:p>
          </table:table-cell>
          <table:table-cell office:value-type="float" office:value="449778" calcext:value-type="float">
            <text:p>449778</text:p>
          </table:table-cell>
        </table:table-row>
        <table:table-row table:style-name="ro1">
          <table:table-cell office:value-type="date" office:date-value="2012-09-01" calcext:value-type="date">
            <text:p>1. Sep. 2012</text:p>
          </table:table-cell>
          <table:table-cell office:value-type="float" office:value="505.829987" calcext:value-type="float">
            <text:p>505.829987</text:p>
          </table:table-cell>
          <table:table-cell office:value-type="float" office:value="523.690002" calcext:value-type="float">
            <text:p>523.690002</text:p>
          </table:table-cell>
          <table:table-cell office:value-type="float" office:value="505.01001" calcext:value-type="float">
            <text:p>505.01001</text:p>
          </table:table-cell>
          <table:table-cell table:number-columns-repeated="2" office:value-type="float" office:value="522.780029" calcext:value-type="float">
            <text:p>522.780029</text:p>
          </table:table-cell>
          <table:table-cell office:value-type="float" office:value="769381" calcext:value-type="float">
            <text:p>769381</text:p>
          </table:table-cell>
        </table:table-row>
        <table:table-row table:style-name="ro1">
          <table:table-cell office:value-type="date" office:date-value="2012-10-01" calcext:value-type="date">
            <text:p>1. Oct. 2012</text:p>
          </table:table-cell>
          <table:table-cell office:value-type="float" office:value="521.460022" calcext:value-type="float">
            <text:p>521.460022</text:p>
          </table:table-cell>
          <table:table-cell office:value-type="float" office:value="529" calcext:value-type="float">
            <text:p>529</text:p>
          </table:table-cell>
          <table:table-cell office:value-type="float" office:value="497.920013" calcext:value-type="float">
            <text:p>497.920013</text:p>
          </table:table-cell>
          <table:table-cell table:number-columns-repeated="2" office:value-type="float" office:value="503.640015" calcext:value-type="float">
            <text:p>503.640015</text:p>
          </table:table-cell>
          <table:table-cell office:value-type="float" office:value="397080" calcext:value-type="float">
            <text:p>397080</text:p>
          </table:table-cell>
        </table:table-row>
        <table:table-row table:style-name="ro1">
          <table:table-cell office:value-type="date" office:date-value="2012-11-01" calcext:value-type="date">
            <text:p>1. Nov. 2012</text:p>
          </table:table-cell>
          <table:table-cell office:value-type="float" office:value="504.609985" calcext:value-type="float">
            <text:p>504.609985</text:p>
          </table:table-cell>
          <table:table-cell office:value-type="float" office:value="516.719971" calcext:value-type="float">
            <text:p>516.719971</text:p>
          </table:table-cell>
          <table:table-cell office:value-type="float" office:value="494.119995" calcext:value-type="float">
            <text:p>494.119995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342350" calcext:value-type="float">
            <text:p>342350</text:p>
          </table:table-cell>
        </table:table-row>
        <table:table-row table:style-name="ro1">
          <table:table-cell office:value-type="date" office:date-value="2012-12-01" calcext:value-type="date">
            <text:p>1. Dec. 2012</text:p>
          </table:table-cell>
          <table:table-cell office:value-type="float" office:value="498.01001" calcext:value-type="float">
            <text:p>498.01001</text:p>
          </table:table-cell>
          <table:table-cell office:value-type="float" office:value="502.170013" calcext:value-type="float">
            <text:p>502.170013</text:p>
          </table:table-cell>
          <table:table-cell office:value-type="float" office:value="468.630005" calcext:value-type="float">
            <text:p>468.630005</text:p>
          </table:table-cell>
          <table:table-cell table:number-columns-repeated="2" office:value-type="float" office:value="480.339996" calcext:value-type="float">
            <text:p>480.339996</text:p>
          </table:table-cell>
          <table:table-cell office:value-type="float" office:value="441762" calcext:value-type="float">
            <text:p>441762</text:p>
          </table:table-cell>
        </table:table-row>
        <table:table-row table:style-name="ro1">
          <table:table-cell office:value-type="date" office:date-value="2013-01-01" calcext:value-type="date">
            <text:p>1. Jan. 2013</text:p>
          </table:table-cell>
          <table:table-cell office:value-type="float" office:value="486.410004" calcext:value-type="float">
            <text:p>486.410004</text:p>
          </table:table-cell>
          <table:table-cell office:value-type="float" office:value="496.48999" calcext:value-type="float">
            <text:p>496.48999</text:p>
          </table:table-cell>
          <table:table-cell office:value-type="float" office:value="473.5" calcext:value-type="float">
            <text:p>473.5</text:p>
          </table:table-cell>
          <table:table-cell table:number-columns-repeated="2" office:value-type="float" office:value="474.209991" calcext:value-type="float">
            <text:p>474.209991</text:p>
          </table:table-cell>
          <table:table-cell office:value-type="float" office:value="358986" calcext:value-type="float">
            <text:p>358986</text:p>
          </table:table-cell>
        </table:table-row>
        <table:table-row table:style-name="ro1">
          <table:table-cell office:value-type="date" office:date-value="2013-02-01" calcext:value-type="date">
            <text:p>1. Feb. 2013</text:p>
          </table:table-cell>
          <table:table-cell office:value-type="float" office:value="473.73999" calcext:value-type="float">
            <text:p>473.73999</text:p>
          </table:table-cell>
          <table:table-cell office:value-type="float" office:value="484.109985" calcext:value-type="float">
            <text:p>484.109985</text:p>
          </table:table-cell>
          <table:table-cell office:value-type="float" office:value="454.880005" calcext:value-type="float">
            <text:p>454.880005</text:p>
          </table:table-cell>
          <table:table-cell table:number-columns-repeated="2" office:value-type="float" office:value="462.420013" calcext:value-type="float">
            <text:p>462.420013</text:p>
          </table:table-cell>
          <table:table-cell office:value-type="float" office:value="561655" calcext:value-type="float">
            <text:p>561655</text:p>
          </table:table-cell>
        </table:table-row>
        <table:table-row table:style-name="ro1">
          <table:table-cell office:value-type="date" office:date-value="2013-03-01" calcext:value-type="date">
            <text:p>1. Mar. 2013</text:p>
          </table:table-cell>
          <table:table-cell office:value-type="float" office:value="462.619995" calcext:value-type="float">
            <text:p>462.619995</text:p>
          </table:table-cell>
          <table:table-cell office:value-type="float" office:value="480.149994" calcext:value-type="float">
            <text:p>480.149994</text:p>
          </table:table-cell>
          <table:table-cell office:value-type="float" office:value="459.350006" calcext:value-type="float">
            <text:p>459.350006</text:p>
          </table:table-cell>
          <table:table-cell table:number-columns-repeated="2" office:value-type="float" office:value="473.700012" calcext:value-type="float">
            <text:p>473.700012</text:p>
          </table:table-cell>
          <table:table-cell office:value-type="float" office:value="318346" calcext:value-type="float">
            <text:p>318346</text:p>
          </table:table-cell>
        </table:table-row>
        <table:table-row table:style-name="ro1">
          <table:table-cell office:value-type="date" office:date-value="2013-04-01" calcext:value-type="date">
            <text:p>1. Apr. 2013</text:p>
          </table:table-cell>
          <table:table-cell office:value-type="float" office:value="473.480011" calcext:value-type="float">
            <text:p>473.480011</text:p>
          </table:table-cell>
          <table:table-cell office:value-type="float" office:value="474.029999" calcext:value-type="float">
            <text:p>474.02999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426.25" calcext:value-type="float">
            <text:p>426.25</text:p>
          </table:table-cell>
          <table:table-cell office:value-type="float" office:value="1138625" calcext:value-type="float">
            <text:p>1138625</text:p>
          </table:table-cell>
        </table:table-row>
        <table:table-row table:style-name="ro1">
          <table:table-cell office:value-type="date" office:date-value="2013-05-01" calcext:value-type="date">
            <text:p>1. May. 2013</text:p>
          </table:table-cell>
          <table:table-cell office:value-type="float" office:value="423.230011" calcext:value-type="float">
            <text:p>423.230011</text:p>
          </table:table-cell>
          <table:table-cell office:value-type="float" office:value="435.5" calcext:value-type="float">
            <text:p>435.5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418.75" calcext:value-type="float">
            <text:p>418.75</text:p>
          </table:table-cell>
          <table:table-cell office:value-type="float" office:value="589762" calcext:value-type="float">
            <text:p>589762</text:p>
          </table:table-cell>
        </table:table-row>
        <table:table-row table:style-name="ro1">
          <table:table-cell office:value-type="date" office:date-value="2013-06-01" calcext:value-type="date">
            <text:p>1. Jun. 2013</text:p>
          </table:table-cell>
          <table:table-cell office:value-type="float" office:value="416.829987" calcext:value-type="float">
            <text:p>416.829987</text:p>
          </table:table-cell>
          <table:table-cell office:value-type="float" office:value="420" calcext:value-type="float">
            <text:p>420</text:p>
          </table:table-cell>
          <table:table-cell office:value-type="float" office:value="350.5" calcext:value-type="float">
            <text:p>350.5</text:p>
          </table:table-cell>
          <table:table-cell table:number-columns-repeated="2" office:value-type="float" office:value="359.290009" calcext:value-type="float">
            <text:p>359.290009</text:p>
          </table:table-cell>
          <table:table-cell office:value-type="float" office:value="709166" calcext:value-type="float">
            <text:p>709166</text:p>
          </table:table-cell>
        </table:table-row>
        <table:table-row table:style-name="ro1">
          <table:table-cell office:value-type="date" office:date-value="2013-07-01" calcext:value-type="date">
            <text:p>1. Jul. 2013</text:p>
          </table:table-cell>
          <table:table-cell office:value-type="float" office:value="367.890015" calcext:value-type="float">
            <text:p>367.890015</text:p>
          </table:table-cell>
          <table:table-cell office:value-type="float" office:value="393.209991" calcext:value-type="float">
            <text:p>393.209991</text:p>
          </table:table-cell>
          <table:table-cell office:value-type="float" office:value="362.73999" calcext:value-type="float">
            <text:p>362.73999</text:p>
          </table:table-cell>
          <table:table-cell table:number-columns-repeated="2" office:value-type="float" office:value="380.049988" calcext:value-type="float">
            <text:p>380.049988</text:p>
          </table:table-cell>
          <table:table-cell office:value-type="float" office:value="454889" calcext:value-type="float">
            <text:p>454889</text:p>
          </table:table-cell>
        </table:table-row>
        <table:table-row table:style-name="ro1">
          <table:table-cell office:value-type="date" office:date-value="2013-08-01" calcext:value-type="date">
            <text:p>1. Aug. 2013</text:p>
          </table:table-cell>
          <table:table-cell office:value-type="float" office:value="376.730011" calcext:value-type="float">
            <text:p>376.730011</text:p>
          </table:table-cell>
          <table:table-cell office:value-type="float" office:value="411.609985" calcext:value-type="float">
            <text:p>411.609985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407.589996" calcext:value-type="float">
            <text:p>407.589996</text:p>
          </table:table-cell>
          <table:table-cell office:value-type="float" office:value="346928" calcext:value-type="float">
            <text:p>346928</text:p>
          </table:table-cell>
        </table:table-row>
        <table:table-row table:style-name="ro1">
          <table:table-cell office:value-type="date" office:date-value="2013-09-01" calcext:value-type="date">
            <text:p>1. Sep. 2013</text:p>
          </table:table-cell>
          <table:table-cell office:value-type="float" office:value="405.549988" calcext:value-type="float">
            <text:p>405.549988</text:p>
          </table:table-cell>
          <table:table-cell office:value-type="float" office:value="412.390015" calcext:value-type="float">
            <text:p>412.390015</text:p>
          </table:table-cell>
          <table:table-cell office:value-type="float" office:value="372.769989" calcext:value-type="float">
            <text:p>372.769989</text:p>
          </table:table-cell>
          <table:table-cell table:number-columns-repeated="2" office:value-type="float" office:value="375.899994" calcext:value-type="float">
            <text:p>375.899994</text:p>
          </table:table-cell>
          <table:table-cell office:value-type="float" office:value="347730" calcext:value-type="float">
            <text:p>347730</text:p>
          </table:table-cell>
        </table:table-row>
        <table:table-row table:style-name="ro1">
          <table:table-cell office:value-type="date" office:date-value="2013-10-01" calcext:value-type="date">
            <text:p>1. Oct. 2013</text:p>
          </table:table-cell>
          <table:table-cell office:value-type="float" office:value="375.350006" calcext:value-type="float">
            <text:p>375.350006</text:p>
          </table:table-cell>
          <table:table-cell office:value-type="float" office:value="380.670013" calcext:value-type="float">
            <text:p>380.670013</text:p>
          </table:table-cell>
          <table:table-cell office:value-type="float" office:value="355.019989" calcext:value-type="float">
            <text:p>355.019989</text:p>
          </table:table-cell>
          <table:table-cell table:number-columns-repeated="2" office:value-type="float" office:value="373.910004" calcext:value-type="float">
            <text:p>373.910004</text:p>
          </table:table-cell>
          <table:table-cell office:value-type="float" office:value="283976" calcext:value-type="float">
            <text:p>283976</text:p>
          </table:table-cell>
        </table:table-row>
        <table:table-row table:style-name="ro1">
          <table:table-cell office:value-type="date" office:date-value="2013-11-01" calcext:value-type="date">
            <text:p>1. Nov. 2013</text:p>
          </table:table-cell>
          <table:table-cell office:value-type="float" office:value="375.540009" calcext:value-type="float">
            <text:p>375.540009</text:p>
          </table:table-cell>
          <table:table-cell office:value-type="float" office:value="380.059998" calcext:value-type="float">
            <text:p>380.059998</text:p>
          </table:table-cell>
          <table:table-cell office:value-type="float" office:value="348.089996" calcext:value-type="float">
            <text:p>348.089996</text:p>
          </table:table-cell>
          <table:table-cell table:number-columns-repeated="2" office:value-type="float" office:value="353.98999" calcext:value-type="float">
            <text:p>353.98999</text:p>
          </table:table-cell>
          <table:table-cell office:value-type="float" office:value="249899" calcext:value-type="float">
            <text:p>249899</text:p>
          </table:table-cell>
        </table:table-row>
        <table:table-row table:style-name="ro1">
          <table:table-cell office:value-type="date" office:date-value="2013-12-01" calcext:value-type="date">
            <text:p>1. Dec. 2013</text:p>
          </table:table-cell>
          <table:table-cell office:value-type="float" office:value="351.329987" calcext:value-type="float">
            <text:p>351.329987</text:p>
          </table:table-cell>
          <table:table-cell office:value-type="float" office:value="352.109985" calcext:value-type="float">
            <text:p>352.109985</text:p>
          </table:table-cell>
          <table:table-cell office:value-type="float" office:value="331.190002" calcext:value-type="float">
            <text:p>331.190002</text:p>
          </table:table-cell>
          <table:table-cell table:number-columns-repeated="2" office:value-type="float" office:value="334.470001" calcext:value-type="float">
            <text:p>334.470001</text:p>
          </table:table-cell>
          <table:table-cell office:value-type="float" office:value="303939" calcext:value-type="float">
            <text:p>303939</text:p>
          </table:table-cell>
        </table:table-row>
        <table:table-row table:style-name="ro1">
          <table:table-cell office:value-type="date" office:date-value="2014-01-01" calcext:value-type="date">
            <text:p>1. Jan. 2014</text:p>
          </table:table-cell>
          <table:table-cell office:value-type="float" office:value="345.950012" calcext:value-type="float">
            <text:p>345.950012</text:p>
          </table:table-cell>
          <table:table-cell office:value-type="float" office:value="356.51001" calcext:value-type="float">
            <text:p>356.51001</text:p>
          </table:table-cell>
          <table:table-cell office:value-type="float" office:value="344.820007" calcext:value-type="float">
            <text:p>344.820007</text:p>
          </table:table-cell>
          <table:table-cell table:number-columns-repeated="2" office:value-type="float" office:value="349.630005" calcext:value-type="float">
            <text:p>349.630005</text:p>
          </table:table-cell>
          <table:table-cell office:value-type="float" office:value="480490" calcext:value-type="float">
            <text:p>480490</text:p>
          </table:table-cell>
        </table:table-row>
        <table:table-row table:style-name="ro1">
          <table:table-cell office:value-type="date" office:date-value="2014-02-01" calcext:value-type="date">
            <text:p>1. Feb. 2014</text:p>
          </table:table-cell>
          <table:table-cell office:value-type="float" office:value="351.320007" calcext:value-type="float">
            <text:p>351.320007</text:p>
          </table:table-cell>
          <table:table-cell office:value-type="float" office:value="371.700012" calcext:value-type="float">
            <text:p>371.700012</text:p>
          </table:table-cell>
          <table:table-cell office:value-type="float" office:value="350.5" calcext:value-type="float">
            <text:p>350.5</text:p>
          </table:table-cell>
          <table:table-cell table:number-columns-repeated="2" office:value-type="float" office:value="364.01001" calcext:value-type="float">
            <text:p>364.01001</text:p>
          </table:table-cell>
          <table:table-cell office:value-type="float" office:value="360741" calcext:value-type="float">
            <text:p>360741</text:p>
          </table:table-cell>
        </table:table-row>
        <table:table-row table:style-name="ro1">
          <table:table-cell office:value-type="date" office:date-value="2014-03-01" calcext:value-type="date">
            <text:p>1. Mar. 2014</text:p>
          </table:table-cell>
          <table:table-cell office:value-type="float" office:value="370.179993" calcext:value-type="float">
            <text:p>370.179993</text:p>
          </table:table-cell>
          <table:table-cell office:value-type="float" office:value="377.640015" calcext:value-type="float">
            <text:p>377.640015</text:p>
          </table:table-cell>
          <table:table-cell table:number-columns-repeated="3" office:value-type="float" office:value="354.98999" calcext:value-type="float">
            <text:p>354.98999</text:p>
          </table:table-cell>
          <table:table-cell office:value-type="float" office:value="273409" calcext:value-type="float">
            <text:p>273409</text:p>
          </table:table-cell>
        </table:table-row>
        <table:table-row table:style-name="ro1">
          <table:table-cell office:value-type="date" office:date-value="2014-04-01" calcext:value-type="date">
            <text:p>1. Apr. 2014</text:p>
          </table:table-cell>
          <table:table-cell office:value-type="float" office:value="353.880005" calcext:value-type="float">
            <text:p>353.880005</text:p>
          </table:table-cell>
          <table:table-cell office:value-type="float" office:value="364.149994" calcext:value-type="float">
            <text:p>364.149994</text:p>
          </table:table-cell>
          <table:table-cell office:value-type="float" office:value="348.839996" calcext:value-type="float">
            <text:p>348.839996</text:p>
          </table:table-cell>
          <table:table-cell table:number-columns-repeated="2" office:value-type="float" office:value="354.350006" calcext:value-type="float">
            <text:p>354.350006</text:p>
          </table:table-cell>
          <table:table-cell office:value-type="float" office:value="417580" calcext:value-type="float">
            <text:p>417580</text:p>
          </table:table-cell>
        </table:table-row>
        <table:table-row table:style-name="ro1">
          <table:table-cell office:value-type="date" office:date-value="2014-05-01" calcext:value-type="date">
            <text:p>1. May. 2014</text:p>
          </table:table-cell>
          <table:table-cell office:value-type="float" office:value="351.579987" calcext:value-type="float">
            <text:p>351.579987</text:p>
          </table:table-cell>
          <table:table-cell office:value-type="float" office:value="364" calcext:value-type="float">
            <text:p>364</text:p>
          </table:table-cell>
          <table:table-cell office:value-type="float" office:value="346.209991" calcext:value-type="float">
            <text:p>346.209991</text:p>
          </table:table-cell>
          <table:table-cell table:number-columns-repeated="2" office:value-type="float" office:value="346.339996" calcext:value-type="float">
            <text:p>346.339996</text:p>
          </table:table-cell>
          <table:table-cell office:value-type="float" office:value="266936" calcext:value-type="float">
            <text:p>266936</text:p>
          </table:table-cell>
        </table:table-row>
        <table:table-row table:style-name="ro1">
          <table:table-cell office:value-type="date" office:date-value="2014-06-01" calcext:value-type="date">
            <text:p>1. Jun. 2014</text:p>
          </table:table-cell>
          <table:table-cell office:value-type="float" office:value="347.079987" calcext:value-type="float">
            <text:p>347.079987</text:p>
          </table:table-cell>
          <table:table-cell office:value-type="float" office:value="368.529999" calcext:value-type="float">
            <text:p>368.529999</text:p>
          </table:table-cell>
          <table:table-cell office:value-type="float" office:value="346.25" calcext:value-type="float">
            <text:p>346.25</text:p>
          </table:table-cell>
          <table:table-cell table:number-columns-repeated="2" office:value-type="float" office:value="363.679993" calcext:value-type="float">
            <text:p>363.679993</text:p>
          </table:table-cell>
          <table:table-cell office:value-type="float" office:value="156488" calcext:value-type="float">
            <text:p>156488</text:p>
          </table:table-cell>
        </table:table-row>
        <table:table-row table:style-name="ro1">
          <table:table-cell office:value-type="date" office:date-value="2014-07-01" calcext:value-type="date">
            <text:p>1. Jul. 2014</text:p>
          </table:table-cell>
          <table:table-cell office:value-type="float" office:value="365.910004" calcext:value-type="float">
            <text:p>365.910004</text:p>
          </table:table-cell>
          <table:table-cell office:value-type="float" office:value="373.459991" calcext:value-type="float">
            <text:p>373.459991</text:p>
          </table:table-cell>
          <table:table-cell office:value-type="float" office:value="360.380005" calcext:value-type="float">
            <text:p>360.380005</text:p>
          </table:table-cell>
          <table:table-cell table:number-columns-repeated="2" office:value-type="float" office:value="363.600006" calcext:value-type="float">
            <text:p>363.600006</text:p>
          </table:table-cell>
          <table:table-cell office:value-type="float" office:value="131195" calcext:value-type="float">
            <text:p>131195</text:p>
          </table:table-cell>
        </table:table-row>
        <table:table-row table:style-name="ro1">
          <table:table-cell office:value-type="date" office:date-value="2014-08-01" calcext:value-type="date">
            <text:p>1. Aug. 2014</text:p>
          </table:table-cell>
          <table:table-cell office:value-type="float" office:value="365.630005" calcext:value-type="float">
            <text:p>365.630005</text:p>
          </table:table-cell>
          <table:table-cell office:value-type="float" office:value="372.980011" calcext:value-type="float">
            <text:p>372.980011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366.880005" calcext:value-type="float">
            <text:p>366.880005</text:p>
          </table:table-cell>
          <table:table-cell office:value-type="float" office:value="128515" calcext:value-type="float">
            <text:p>128515</text:p>
          </table:table-cell>
        </table:table-row>
        <table:table-row table:style-name="ro1">
          <table:table-cell office:value-type="date" office:date-value="2014-09-01" calcext:value-type="date">
            <text:p>1. Sep. 2014</text:p>
          </table:table-cell>
          <table:table-cell office:value-type="float" office:value="368.480011" calcext:value-type="float">
            <text:p>368.480011</text:p>
          </table:table-cell>
          <table:table-cell office:value-type="float" office:value="368.76001" calcext:value-type="float">
            <text:p>368.76001</text:p>
          </table:table-cell>
          <table:table-cell office:value-type="float" office:value="354.01001" calcext:value-type="float">
            <text:p>354.01001</text:p>
          </table:table-cell>
          <table:table-cell table:number-columns-repeated="2" office:value-type="float" office:value="359.970001" calcext:value-type="float">
            <text:p>359.970001</text:p>
          </table:table-cell>
          <table:table-cell office:value-type="float" office:value="165278" calcext:value-type="float">
            <text:p>165278</text:p>
          </table:table-cell>
        </table:table-row>
        <table:table-row table:style-name="ro1">
          <table:table-cell office:value-type="date" office:date-value="2014-10-01" calcext:value-type="date">
            <text:p>1. Oct. 2014</text:p>
          </table:table-cell>
          <table:table-cell office:value-type="float" office:value="359.119995" calcext:value-type="float">
            <text:p>359.119995</text:p>
          </table:table-cell>
          <table:table-cell office:value-type="float" office:value="369.5" calcext:value-type="float">
            <text:p>369.5</text:p>
          </table:table-cell>
          <table:table-cell office:value-type="float" office:value="347.339996" calcext:value-type="float">
            <text:p>347.339996</text:p>
          </table:table-cell>
          <table:table-cell table:number-columns-repeated="2" office:value-type="float" office:value="348.829987" calcext:value-type="float">
            <text:p>348.829987</text:p>
          </table:table-cell>
          <table:table-cell office:value-type="float" office:value="160370" calcext:value-type="float">
            <text:p>160370</text:p>
          </table:table-cell>
        </table:table-row>
        <table:table-row table:style-name="ro1">
          <table:table-cell office:value-type="date" office:date-value="2014-11-01" calcext:value-type="date">
            <text:p>1. Nov. 2014</text:p>
          </table:table-cell>
          <table:table-cell office:value-type="float" office:value="351.690002" calcext:value-type="float">
            <text:p>351.690002</text:p>
          </table:table-cell>
          <table:table-cell office:value-type="float" office:value="364.480011" calcext:value-type="float">
            <text:p>364.480011</text:p>
          </table:table-cell>
          <table:table-cell office:value-type="float" office:value="341.220001" calcext:value-type="float">
            <text:p>341.220001</text:p>
          </table:table-cell>
          <table:table-cell table:number-columns-repeated="2" office:value-type="float" office:value="354.600006" calcext:value-type="float">
            <text:p>354.600006</text:p>
          </table:table-cell>
          <table:table-cell office:value-type="float" office:value="212883" calcext:value-type="float">
            <text:p>212883</text:p>
          </table:table-cell>
        </table:table-row>
        <table:table-row table:style-name="ro1">
          <table:table-cell office:value-type="date" office:date-value="2014-12-01" calcext:value-type="date">
            <text:p>1. Dec. 2014</text:p>
          </table:table-cell>
          <table:table-cell office:value-type="float" office:value="348.700012" calcext:value-type="float">
            <text:p>348.700012</text:p>
          </table:table-cell>
          <table:table-cell office:value-type="float" office:value="372" calcext:value-type="float">
            <text:p>372</text:p>
          </table:table-cell>
          <table:table-cell office:value-type="float" office:value="347.73999" calcext:value-type="float">
            <text:p>347.73999</text:p>
          </table:table-cell>
          <table:table-cell table:number-columns-repeated="2" office:value-type="float" office:value="372.390015" calcext:value-type="float">
            <text:p>372.390015</text:p>
          </table:table-cell>
          <table:table-cell office:value-type="float" office:value="174857" calcext:value-type="float">
            <text:p>174857</text:p>
          </table:table-cell>
        </table:table-row>
        <table:table-row table:style-name="ro1">
          <table:table-cell office:value-type="date" office:date-value="2015-01-01" calcext:value-type="date">
            <text:p>1. Jan. 2015</text:p>
          </table:table-cell>
          <table:table-cell office:value-type="float" office:value="373.600006" calcext:value-type="float">
            <text:p>373.600006</text:p>
          </table:table-cell>
          <table:table-cell office:value-type="float" office:value="393.01001" calcext:value-type="float">
            <text:p>393.01001</text:p>
          </table:table-cell>
          <table:table-cell office:value-type="float" office:value="329.880005" calcext:value-type="float">
            <text:p>329.880005</text:p>
          </table:table-cell>
          <table:table-cell table:number-columns-repeated="2" office:value-type="float" office:value="364.5" calcext:value-type="float">
            <text:p>364.5</text:p>
          </table:table-cell>
          <table:table-cell office:value-type="float" office:value="595783" calcext:value-type="float">
            <text:p>595783</text:p>
          </table:table-cell>
        </table:table-row>
        <table:table-row table:style-name="ro1">
          <table:table-cell office:value-type="date" office:date-value="2015-02-01" calcext:value-type="date">
            <text:p>1. Feb. 2015</text:p>
          </table:table-cell>
          <table:table-cell office:value-type="float" office:value="369.100006" calcext:value-type="float">
            <text:p>369.100006</text:p>
          </table:table-cell>
          <table:table-cell office:value-type="float" office:value="370.880005" calcext:value-type="float">
            <text:p>370.880005</text:p>
          </table:table-cell>
          <table:table-cell office:value-type="float" office:value="349.100006" calcext:value-type="float">
            <text:p>349.100006</text:p>
          </table:table-cell>
          <table:table-cell table:number-columns-repeated="2" office:value-type="float" office:value="359" calcext:value-type="float">
            <text:p>359</text:p>
          </table:table-cell>
          <table:table-cell office:value-type="float" office:value="223919" calcext:value-type="float">
            <text:p>223919</text:p>
          </table:table-cell>
        </table:table-row>
        <table:table-row table:style-name="ro1">
          <table:table-cell office:value-type="date" office:date-value="2015-03-01" calcext:value-type="date">
            <text:p>1. Mar. 2015</text:p>
          </table:table-cell>
          <table:table-cell office:value-type="float" office:value="361.049988" calcext:value-type="float">
            <text:p>361.049988</text:p>
          </table:table-cell>
          <table:table-cell office:value-type="float" office:value="364.399994" calcext:value-type="float">
            <text:p>364.399994</text:p>
          </table:table-cell>
          <table:table-cell office:value-type="float" office:value="352.579987" calcext:value-type="float">
            <text:p>352.579987</text:p>
          </table:table-cell>
          <table:table-cell table:number-columns-repeated="2" office:value-type="float" office:value="357.459991" calcext:value-type="float">
            <text:p>357.459991</text:p>
          </table:table-cell>
          <table:table-cell office:value-type="float" office:value="238339" calcext:value-type="float">
            <text:p>238339</text:p>
          </table:table-cell>
        </table:table-row>
        <table:table-row table:style-name="ro1">
          <table:table-cell office:value-type="date" office:date-value="2015-04-01" calcext:value-type="date">
            <text:p>1. Apr. 2015</text:p>
          </table:table-cell>
          <table:table-cell office:value-type="float" office:value="356.720001" calcext:value-type="float">
            <text:p>356.720001</text:p>
          </table:table-cell>
          <table:table-cell office:value-type="float" office:value="367.980011" calcext:value-type="float">
            <text:p>367.980011</text:p>
          </table:table-cell>
          <table:table-cell office:value-type="float" office:value="343.420013" calcext:value-type="float">
            <text:p>343.420013</text:p>
          </table:table-cell>
          <table:table-cell table:number-columns-repeated="2" office:value-type="float" office:value="343.940002" calcext:value-type="float">
            <text:p>343.940002</text:p>
          </table:table-cell>
          <table:table-cell office:value-type="float" office:value="163451" calcext:value-type="float">
            <text:p>163451</text:p>
          </table:table-cell>
        </table:table-row>
        <table:table-row table:style-name="ro1">
          <table:table-cell office:value-type="date" office:date-value="2015-05-01" calcext:value-type="date">
            <text:p>1. May. 2015</text:p>
          </table:table-cell>
          <table:table-cell office:value-type="float" office:value="344.320007" calcext:value-type="float">
            <text:p>344.320007</text:p>
          </table:table-cell>
          <table:table-cell office:value-type="float" office:value="354.399994" calcext:value-type="float">
            <text:p>354.399994</text:p>
          </table:table-cell>
          <table:table-cell office:value-type="float" office:value="333.279999" calcext:value-type="float">
            <text:p>333.279999</text:p>
          </table:table-cell>
          <table:table-cell table:number-columns-repeated="2" office:value-type="float" office:value="345.26001" calcext:value-type="float">
            <text:p>345.26001</text:p>
          </table:table-cell>
          <table:table-cell office:value-type="float" office:value="138960" calcext:value-type="float">
            <text:p>138960</text:p>
          </table:table-cell>
        </table:table-row>
        <table:table-row table:style-name="ro1">
          <table:table-cell office:value-type="date" office:date-value="2015-06-01" calcext:value-type="date">
            <text:p>1. Jun. 2015</text:p>
          </table:table-cell>
          <table:table-cell office:value-type="float" office:value="348.380005" calcext:value-type="float">
            <text:p>348.380005</text:p>
          </table:table-cell>
          <table:table-cell office:value-type="float" office:value="352.359985" calcext:value-type="float">
            <text:p>352.359985</text:p>
          </table:table-cell>
          <table:table-cell office:value-type="float" office:value="336.519989" calcext:value-type="float">
            <text:p>336.519989</text:p>
          </table:table-cell>
          <table:table-cell table:number-columns-repeated="2" office:value-type="float" office:value="340.26001" calcext:value-type="float">
            <text:p>340.26001</text:p>
          </table:table-cell>
          <table:table-cell office:value-type="float" office:value="154648" calcext:value-type="float">
            <text:p>154648</text:p>
          </table:table-cell>
        </table:table-row>
        <table:table-row table:style-name="ro1">
          <table:table-cell office:value-type="date" office:date-value="2015-07-01" calcext:value-type="date">
            <text:p>1. Jul. 2015</text:p>
          </table:table-cell>
          <table:table-cell office:value-type="float" office:value="340.679993" calcext:value-type="float">
            <text:p>340.679993</text:p>
          </table:table-cell>
          <table:table-cell office:value-type="float" office:value="344.480011" calcext:value-type="float">
            <text:p>344.480011</text:p>
          </table:table-cell>
          <table:table-cell office:value-type="float" office:value="320.519989" calcext:value-type="float">
            <text:p>320.519989</text:p>
          </table:table-cell>
          <table:table-cell table:number-columns-repeated="2" office:value-type="float" office:value="326.609985" calcext:value-type="float">
            <text:p>326.609985</text:p>
          </table:table-cell>
          <table:table-cell office:value-type="float" office:value="199103" calcext:value-type="float">
            <text:p>199103</text:p>
          </table:table-cell>
        </table:table-row>
        <table:table-row table:style-name="ro1">
          <table:table-cell office:value-type="date" office:date-value="2015-08-01" calcext:value-type="date">
            <text:p>1. Aug. 2015</text:p>
          </table:table-cell>
          <table:table-cell office:value-type="float" office:value="327.98999" calcext:value-type="float">
            <text:p>327.98999</text:p>
          </table:table-cell>
          <table:table-cell office:value-type="float" office:value="343.399994" calcext:value-type="float">
            <text:p>343.399994</text:p>
          </table:table-cell>
          <table:table-cell office:value-type="float" office:value="324.709991" calcext:value-type="float">
            <text:p>324.709991</text:p>
          </table:table-cell>
          <table:table-cell table:number-columns-repeated="2" office:value-type="float" office:value="338.73999" calcext:value-type="float">
            <text:p>338.73999</text:p>
          </table:table-cell>
          <table:table-cell office:value-type="float" office:value="180234" calcext:value-type="float">
            <text:p>180234</text:p>
          </table:table-cell>
        </table:table-row>
        <table:table-row table:style-name="ro1">
          <table:table-cell office:value-type="date" office:date-value="2015-09-01" calcext:value-type="date">
            <text:p>1. Sep. 2015</text:p>
          </table:table-cell>
          <table:table-cell office:value-type="float" office:value="339.429993" calcext:value-type="float">
            <text:p>339.429993</text:p>
          </table:table-cell>
          <table:table-cell office:value-type="float" office:value="348.820007" calcext:value-type="float">
            <text:p>348.820007</text:p>
          </table:table-cell>
          <table:table-cell office:value-type="float" office:value="330.279999" calcext:value-type="float">
            <text:p>330.279999</text:p>
          </table:table-cell>
          <table:table-cell table:number-columns-repeated="2" office:value-type="float" office:value="336.5" calcext:value-type="float">
            <text:p>336.5</text:p>
          </table:table-cell>
          <table:table-cell office:value-type="float" office:value="133028" calcext:value-type="float">
            <text:p>133028</text:p>
          </table:table-cell>
        </table:table-row>
        <table:table-row table:style-name="ro1">
          <table:table-cell office:value-type="date" office:date-value="2015-10-01" calcext:value-type="date">
            <text:p>1. Oct. 2015</text:p>
          </table:table-cell>
          <table:table-cell office:value-type="float" office:value="337" calcext:value-type="float">
            <text:p>337</text:p>
          </table:table-cell>
          <table:table-cell office:value-type="float" office:value="360.029999" calcext:value-type="float">
            <text:p>360.029999</text:p>
          </table:table-cell>
          <table:table-cell office:value-type="float" office:value="335.119995" calcext:value-type="float">
            <text:p>335.119995</text:p>
          </table:table-cell>
          <table:table-cell table:number-columns-repeated="2" office:value-type="float" office:value="347.869995" calcext:value-type="float">
            <text:p>347.869995</text:p>
          </table:table-cell>
          <table:table-cell office:value-type="float" office:value="111598" calcext:value-type="float">
            <text:p>111598</text:p>
          </table:table-cell>
        </table:table-row>
        <table:table-row table:style-name="ro1">
          <table:table-cell office:value-type="date" office:date-value="2015-11-01" calcext:value-type="date">
            <text:p>1. Nov. 2015</text:p>
          </table:table-cell>
          <table:table-cell office:value-type="float" office:value="348.100006" calcext:value-type="float">
            <text:p>348.100006</text:p>
          </table:table-cell>
          <table:table-cell office:value-type="float" office:value="348.649994" calcext:value-type="float">
            <text:p>348.649994</text:p>
          </table:table-cell>
          <table:table-cell office:value-type="float" office:value="334.399994" calcext:value-type="float">
            <text:p>334.399994</text:p>
          </table:table-cell>
          <table:table-cell table:number-columns-repeated="2" office:value-type="float" office:value="337.720001" calcext:value-type="float">
            <text:p>337.720001</text:p>
          </table:table-cell>
          <table:table-cell office:value-type="float" office:value="94072" calcext:value-type="float">
            <text:p>94072</text:p>
          </table:table-cell>
        </table:table-row>
        <table:table-row table:style-name="ro1">
          <table:table-cell office:value-type="date" office:date-value="2015-12-01" calcext:value-type="date">
            <text:p>1. Dec. 2015</text:p>
          </table:table-cell>
          <table:table-cell office:value-type="float" office:value="340.170013" calcext:value-type="float">
            <text:p>340.170013</text:p>
          </table:table-cell>
          <table:table-cell office:value-type="float" office:value="341.339996" calcext:value-type="float">
            <text:p>341.339996</text:p>
          </table:table-cell>
          <table:table-cell office:value-type="float" office:value="322.339996" calcext:value-type="float">
            <text:p>322.339996</text:p>
          </table:table-cell>
          <table:table-cell table:number-columns-repeated="2" office:value-type="float" office:value="328.26001" calcext:value-type="float">
            <text:p>328.26001</text:p>
          </table:table-cell>
          <table:table-cell office:value-type="float" office:value="136629" calcext:value-type="float">
            <text:p>136629</text:p>
          </table:table-cell>
        </table:table-row>
        <table:table-row table:style-name="ro1">
          <table:table-cell office:value-type="date" office:date-value="2016-01-01" calcext:value-type="date">
            <text:p>1. Jan. 2016</text:p>
          </table:table-cell>
          <table:table-cell office:value-type="float" office:value="329.859985" calcext:value-type="float">
            <text:p>329.859985</text:p>
          </table:table-cell>
          <table:table-cell office:value-type="float" office:value="354.899994" calcext:value-type="float">
            <text:p>354.899994</text:p>
          </table:table-cell>
          <table:table-cell office:value-type="float" office:value="329.799988" calcext:value-type="float">
            <text:p>329.799988</text:p>
          </table:table-cell>
          <table:table-cell table:number-columns-repeated="2" office:value-type="float" office:value="353.940002" calcext:value-type="float">
            <text:p>353.940002</text:p>
          </table:table-cell>
          <table:table-cell office:value-type="float" office:value="196462" calcext:value-type="float">
            <text:p>196462</text:p>
          </table:table-cell>
        </table:table-row>
        <table:table-row table:style-name="ro1">
          <table:table-cell office:value-type="date" office:date-value="2016-02-01" calcext:value-type="date">
            <text:p>1. Feb. 2016</text:p>
          </table:table-cell>
          <table:table-cell office:value-type="float" office:value="354.980011" calcext:value-type="float">
            <text:p>354.980011</text:p>
          </table:table-cell>
          <table:table-cell office:value-type="float" office:value="383" calcext:value-type="float">
            <text:p>383</text:p>
          </table:table-cell>
          <table:table-cell office:value-type="float" office:value="353.5" calcext:value-type="float">
            <text:p>353.5</text:p>
          </table:table-cell>
          <table:table-cell table:number-columns-repeated="2" office:value-type="float" office:value="380.779999" calcext:value-type="float">
            <text:p>380.779999</text:p>
          </table:table-cell>
          <table:table-cell office:value-type="float" office:value="354489" calcext:value-type="float">
            <text:p>354489</text:p>
          </table:table-cell>
        </table:table-row>
        <table:table-row table:style-name="ro1">
          <table:table-cell office:value-type="date" office:date-value="2016-03-01" calcext:value-type="date">
            <text:p>1. Mar. 2016</text:p>
          </table:table-cell>
          <table:table-cell office:value-type="float" office:value="383.459991" calcext:value-type="float">
            <text:p>383.459991</text:p>
          </table:table-cell>
          <table:table-cell office:value-type="float" office:value="394" calcext:value-type="float">
            <text:p>394</text:p>
          </table:table-cell>
          <table:table-cell office:value-type="float" office:value="362.679993" calcext:value-type="float">
            <text:p>362.679993</text:p>
          </table:table-cell>
          <table:table-cell table:number-columns-repeated="2" office:value-type="float" office:value="365.799988" calcext:value-type="float">
            <text:p>365.799988</text:p>
          </table:table-cell>
          <table:table-cell office:value-type="float" office:value="300596" calcext:value-type="float">
            <text:p>300596</text:p>
          </table:table-cell>
        </table:table-row>
        <table:table-row table:style-name="ro1">
          <table:table-cell office:value-type="date" office:date-value="2016-04-01" calcext:value-type="date">
            <text:p>1. Apr. 2016</text:p>
          </table:table-cell>
          <table:table-cell office:value-type="float" office:value="366.540009" calcext:value-type="float">
            <text:p>366.540009</text:p>
          </table:table-cell>
          <table:table-cell office:value-type="float" office:value="384.98999" calcext:value-type="float">
            <text:p>384.98999</text:p>
          </table:table-cell>
          <table:table-cell office:value-type="float" office:value="359.799988" calcext:value-type="float">
            <text:p>359.799988</text:p>
          </table:table-cell>
          <table:table-cell table:number-columns-repeated="2" office:value-type="float" office:value="384.98999" calcext:value-type="float">
            <text:p>384.98999</text:p>
          </table:table-cell>
          <table:table-cell office:value-type="float" office:value="202902" calcext:value-type="float">
            <text:p>202902</text:p>
          </table:table-cell>
        </table:table-row>
        <table:table-row table:style-name="ro1">
          <table:table-cell office:value-type="date" office:date-value="2016-05-01" calcext:value-type="date">
            <text:p>1. May. 2016</text:p>
          </table:table-cell>
          <table:table-cell office:value-type="float" office:value="384.049988" calcext:value-type="float">
            <text:p>384.049988</text:p>
          </table:table-cell>
          <table:table-cell office:value-type="float" office:value="387.820007" calcext:value-type="float">
            <text:p>387.820007</text:p>
          </table:table-cell>
          <table:table-cell office:value-type="float" office:value="369.420013" calcext:value-type="float">
            <text:p>369.420013</text:p>
          </table:table-cell>
          <table:table-cell table:number-columns-repeated="2" office:value-type="float" office:value="372.899994" calcext:value-type="float">
            <text:p>372.899994</text:p>
          </table:table-cell>
          <table:table-cell office:value-type="float" office:value="158154" calcext:value-type="float">
            <text:p>158154</text:p>
          </table:table-cell>
        </table:table-row>
        <table:table-row table:style-name="ro1">
          <table:table-cell office:value-type="date" office:date-value="2016-06-01" calcext:value-type="date">
            <text:p>1. Jun. 2016</text:p>
          </table:table-cell>
          <table:table-cell office:value-type="float" office:value="373.630005" calcext:value-type="float">
            <text:p>373.630005</text:p>
          </table:table-cell>
          <table:table-cell office:value-type="float" office:value="402.339996" calcext:value-type="float">
            <text:p>402.339996</text:p>
          </table:table-cell>
          <table:table-cell office:value-type="float" office:value="369.329987" calcext:value-type="float">
            <text:p>369.329987</text:p>
          </table:table-cell>
          <table:table-cell table:number-columns-repeated="2" office:value-type="float" office:value="398.290009" calcext:value-type="float">
            <text:p>398.290009</text:p>
          </table:table-cell>
          <table:table-cell office:value-type="float" office:value="252515" calcext:value-type="float">
            <text:p>252515</text:p>
          </table:table-cell>
        </table:table-row>
        <table:table-row table:style-name="ro1">
          <table:table-cell office:value-type="date" office:date-value="2016-07-01" calcext:value-type="date">
            <text:p>1. Jul. 2016</text:p>
          </table:table-cell>
          <table:table-cell office:value-type="float" office:value="401.959991" calcext:value-type="float">
            <text:p>401.959991</text:p>
          </table:table-cell>
          <table:table-cell office:value-type="float" office:value="415.809998" calcext:value-type="float">
            <text:p>415.809998</text:p>
          </table:table-cell>
          <table:table-cell office:value-type="float" office:value="398.549988" calcext:value-type="float">
            <text:p>398.549988</text:p>
          </table:table-cell>
          <table:table-cell table:number-columns-repeated="2" office:value-type="float" office:value="402.190002" calcext:value-type="float">
            <text:p>402.190002</text:p>
          </table:table-cell>
          <table:table-cell office:value-type="float" office:value="238178" calcext:value-type="float">
            <text:p>238178</text:p>
          </table:table-cell>
        </table:table-row>
        <table:table-row table:style-name="ro1">
          <table:table-cell office:value-type="date" office:date-value="2016-08-01" calcext:value-type="date">
            <text:p>1. Aug. 2016</text:p>
          </table:table-cell>
          <table:table-cell office:value-type="float" office:value="404.200012" calcext:value-type="float">
            <text:p>404.200012</text:p>
          </table:table-cell>
          <table:table-cell office:value-type="float" office:value="410.309998" calcext:value-type="float">
            <text:p>410.309998</text:p>
          </table:table-cell>
          <table:table-cell office:value-type="float" office:value="393.100006" calcext:value-type="float">
            <text:p>393.100006</text:p>
          </table:table-cell>
          <table:table-cell table:number-columns-repeated="2" office:value-type="float" office:value="396.839996" calcext:value-type="float">
            <text:p>396.839996</text:p>
          </table:table-cell>
          <table:table-cell office:value-type="float" office:value="155377" calcext:value-type="float">
            <text:p>155377</text:p>
          </table:table-cell>
        </table:table-row>
        <table:table-row table:style-name="ro1">
          <table:table-cell office:value-type="date" office:date-value="2016-09-01" calcext:value-type="date">
            <text:p>1. Sep. 2016</text:p>
          </table:table-cell>
          <table:table-cell office:value-type="float" office:value="397.109985" calcext:value-type="float">
            <text:p>397.109985</text:p>
          </table:table-cell>
          <table:table-cell office:value-type="float" office:value="405.700012" calcext:value-type="float">
            <text:p>405.700012</text:p>
          </table:table-cell>
          <table:table-cell office:value-type="float" office:value="392.5" calcext:value-type="float">
            <text:p>392.5</text:p>
          </table:table-cell>
          <table:table-cell table:number-columns-repeated="2" office:value-type="float" office:value="395.450012" calcext:value-type="float">
            <text:p>395.450012</text:p>
          </table:table-cell>
          <table:table-cell office:value-type="float" office:value="169668" calcext:value-type="float">
            <text:p>169668</text:p>
          </table:table-cell>
        </table:table-row>
        <table:table-row table:style-name="ro1">
          <table:table-cell office:value-type="date" office:date-value="2016-10-01" calcext:value-type="date">
            <text:p>1. Oct. 2016</text:p>
          </table:table-cell>
          <table:table-cell office:value-type="float" office:value="394.950012" calcext:value-type="float">
            <text:p>394.950012</text:p>
          </table:table-cell>
          <table:table-cell office:value-type="float" office:value="396.019989" calcext:value-type="float">
            <text:p>396.019989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388.950012" calcext:value-type="float">
            <text:p>388.950012</text:p>
          </table:table-cell>
          <table:table-cell office:value-type="float" office:value="220029" calcext:value-type="float">
            <text:p>220029</text:p>
          </table:table-cell>
        </table:table-row>
        <table:table-row table:style-name="ro1">
          <table:table-cell office:value-type="date" office:date-value="2016-11-01" calcext:value-type="date">
            <text:p>1. Nov. 2016</text:p>
          </table:table-cell>
          <table:table-cell office:value-type="float" office:value="390.390015" calcext:value-type="float">
            <text:p>390.390015</text:p>
          </table:table-cell>
          <table:table-cell office:value-type="float" office:value="395" calcext:value-type="float">
            <text:p>395</text:p>
          </table:table-cell>
          <table:table-cell office:value-type="float" office:value="368.700012" calcext:value-type="float">
            <text:p>368.700012</text:p>
          </table:table-cell>
          <table:table-cell table:number-columns-repeated="2" office:value-type="float" office:value="368.75" calcext:value-type="float">
            <text:p>368.75</text:p>
          </table:table-cell>
          <table:table-cell office:value-type="float" office:value="274089" calcext:value-type="float">
            <text:p>274089</text:p>
          </table:table-cell>
        </table:table-row>
        <table:table-row table:style-name="ro1">
          <table:table-cell office:value-type="date" office:date-value="2016-12-01" calcext:value-type="date">
            <text:p>1. Dec. 2016</text:p>
          </table:table-cell>
          <table:table-cell office:value-type="float" office:value="367.720001" calcext:value-type="float">
            <text:p>367.720001</text:p>
          </table:table-cell>
          <table:table-cell office:value-type="float" office:value="367.899994" calcext:value-type="float">
            <text:p>367.899994</text:p>
          </table:table-cell>
          <table:table-cell office:value-type="float" office:value="356.700012" calcext:value-type="float">
            <text:p>356.700012</text:p>
          </table:table-cell>
          <table:table-cell table:number-columns-repeated="2" office:value-type="float" office:value="363.709991" calcext:value-type="float">
            <text:p>363.709991</text:p>
          </table:table-cell>
          <table:table-cell office:value-type="float" office:value="221830" calcext:value-type="float">
            <text:p>221830</text:p>
          </table:table-cell>
        </table:table-row>
        <table:table-row table:style-name="ro1">
          <table:table-cell office:value-type="date" office:date-value="2017-01-01" calcext:value-type="date">
            <text:p>1. Jan. 2017</text:p>
          </table:table-cell>
          <table:table-cell office:value-type="float" office:value="364.940002" calcext:value-type="float">
            <text:p>364.940002</text:p>
          </table:table-cell>
          <table:table-cell office:value-type="float" office:value="379.100006" calcext:value-type="float">
            <text:p>379.100006</text:p>
          </table:table-cell>
          <table:table-cell office:value-type="float" office:value="364.420013" calcext:value-type="float">
            <text:p>364.420013</text:p>
          </table:table-cell>
          <table:table-cell table:number-columns-repeated="2" office:value-type="float" office:value="371.100006" calcext:value-type="float">
            <text:p>371.100006</text:p>
          </table:table-cell>
          <table:table-cell office:value-type="float" office:value="138415" calcext:value-type="float">
            <text:p>138415</text:p>
          </table:table-cell>
        </table:table-row>
        <table:table-row table:style-name="ro1">
          <table:table-cell office:value-type="date" office:date-value="2017-02-01" calcext:value-type="date">
            <text:p>1. Feb. 2017</text:p>
          </table:table-cell>
          <table:table-cell office:value-type="float" office:value="371.220001" calcext:value-type="float">
            <text:p>371.220001</text:p>
          </table:table-cell>
          <table:table-cell office:value-type="float" office:value="391.660004" calcext:value-type="float">
            <text:p>391.660004</text:p>
          </table:table-cell>
          <table:table-cell office:value-type="float" office:value="369.700012" calcext:value-type="float">
            <text:p>369.700012</text:p>
          </table:table-cell>
          <table:table-cell table:number-columns-repeated="2" office:value-type="float" office:value="388.820007" calcext:value-type="float">
            <text:p>388.820007</text:p>
          </table:table-cell>
          <table:table-cell office:value-type="float" office:value="143498" calcext:value-type="float">
            <text:p>143498</text:p>
          </table:table-cell>
        </table:table-row>
        <table:table-row table:style-name="ro1">
          <table:table-cell office:value-type="date" office:date-value="2017-03-01" calcext:value-type="date">
            <text:p>1. Mar. 2017</text:p>
          </table:table-cell>
          <table:table-cell office:value-type="float" office:value="387.359985" calcext:value-type="float">
            <text:p>387.359985</text:p>
          </table:table-cell>
          <table:table-cell office:value-type="float" office:value="388.660004" calcext:value-type="float">
            <text:p>388.660004</text:p>
          </table:table-cell>
          <table:table-cell office:value-type="float" office:value="372.809998" calcext:value-type="float">
            <text:p>372.809998</text:p>
          </table:table-cell>
          <table:table-cell table:number-columns-repeated="2" office:value-type="float" office:value="384.5" calcext:value-type="float">
            <text:p>384.5</text:p>
          </table:table-cell>
          <table:table-cell office:value-type="float" office:value="242895" calcext:value-type="float">
            <text:p>242895</text:p>
          </table:table-cell>
        </table:table-row>
        <table:table-row table:style-name="ro1">
          <table:table-cell office:value-type="date" office:date-value="2017-04-01" calcext:value-type="date">
            <text:p>1. Apr. 2017</text:p>
          </table:table-cell>
          <table:table-cell office:value-type="float" office:value="385.019989" calcext:value-type="float">
            <text:p>385.019989</text:p>
          </table:table-cell>
          <table:table-cell office:value-type="float" office:value="399" calcext:value-type="float">
            <text:p>399</text:p>
          </table:table-cell>
          <table:table-cell office:value-type="float" office:value="384.5" calcext:value-type="float">
            <text:p>384.5</text:p>
          </table:table-cell>
          <table:table-cell table:number-columns-repeated="2" office:value-type="float" office:value="387.859985" calcext:value-type="float">
            <text:p>387.859985</text:p>
          </table:table-cell>
          <table:table-cell office:value-type="float" office:value="136655" calcext:value-type="float">
            <text:p>136655</text:p>
          </table:table-cell>
        </table:table-row>
        <table:table-row table:style-name="ro1">
          <table:table-cell office:value-type="date" office:date-value="2017-05-01" calcext:value-type="date">
            <text:p>1. May. 2017</text:p>
          </table:table-cell>
          <table:table-cell office:value-type="float" office:value="384.679993" calcext:value-type="float">
            <text:p>384.679993</text:p>
          </table:table-cell>
          <table:table-cell office:value-type="float" office:value="384.700012" calcext:value-type="float">
            <text:p>384.700012</text:p>
          </table:table-cell>
          <table:table-cell office:value-type="float" office:value="373.549988" calcext:value-type="float">
            <text:p>373.549988</text:p>
          </table:table-cell>
          <table:table-cell table:number-columns-repeated="2" office:value-type="float" office:value="377.269989" calcext:value-type="float">
            <text:p>377.269989</text:p>
          </table:table-cell>
          <table:table-cell office:value-type="float" office:value="197223" calcext:value-type="float">
            <text:p>197223</text:p>
          </table:table-cell>
        </table:table-row>
        <table:table-row table:style-name="ro1">
          <table:table-cell office:value-type="date" office:date-value="2017-06-01" calcext:value-type="date">
            <text:p>1. Jun. 2017</text:p>
          </table:table-cell>
          <table:table-cell office:value-type="float" office:value="377.579987" calcext:value-type="float">
            <text:p>377.579987</text:p>
          </table:table-cell>
          <table:table-cell office:value-type="float" office:value="384.160004" calcext:value-type="float">
            <text:p>384.160004</text:p>
          </table:table-cell>
          <table:table-cell office:value-type="float" office:value="366.119995" calcext:value-type="float">
            <text:p>366.119995</text:p>
          </table:table-cell>
          <table:table-cell table:number-columns-repeated="2" office:value-type="float" office:value="366.700012" calcext:value-type="float">
            <text:p>366.700012</text:p>
          </table:table-cell>
          <table:table-cell office:value-type="float" office:value="125558" calcext:value-type="float">
            <text:p>125558</text:p>
          </table:table-cell>
        </table:table-row>
        <table:table-row table:style-name="ro1">
          <table:table-cell office:value-type="date" office:date-value="2017-07-01" calcext:value-type="date">
            <text:p>1. Jul. 2017</text:p>
          </table:table-cell>
          <table:table-cell office:value-type="float" office:value="365.320007" calcext:value-type="float">
            <text:p>365.320007</text:p>
          </table:table-cell>
          <table:table-cell office:value-type="float" office:value="378.609985" calcext:value-type="float">
            <text:p>378.609985</text:p>
          </table:table-cell>
          <table:table-cell office:value-type="float" office:value="357.799988" calcext:value-type="float">
            <text:p>357.799988</text:p>
          </table:table-cell>
          <table:table-cell table:number-columns-repeated="2" office:value-type="float" office:value="376.779999" calcext:value-type="float">
            <text:p>376.779999</text:p>
          </table:table-cell>
          <table:table-cell office:value-type="float" office:value="203795" calcext:value-type="float">
            <text:p>203795</text:p>
          </table:table-cell>
        </table:table-row>
        <table:table-row table:style-name="ro1">
          <table:table-cell office:value-type="date" office:date-value="2017-08-01" calcext:value-type="date">
            <text:p>1. Aug. 2017</text:p>
          </table:table-cell>
          <table:table-cell office:value-type="float" office:value="376.230011" calcext:value-type="float">
            <text:p>376.230011</text:p>
          </table:table-cell>
          <table:table-cell office:value-type="float" office:value="390.170013" calcext:value-type="float">
            <text:p>390.170013</text:p>
          </table:table-cell>
          <table:table-cell office:value-type="float" office:value="375.450012" calcext:value-type="float">
            <text:p>375.450012</text:p>
          </table:table-cell>
          <table:table-cell table:number-columns-repeated="2" office:value-type="float" office:value="389.269989" calcext:value-type="float">
            <text:p>389.269989</text:p>
          </table:table-cell>
          <table:table-cell office:value-type="float" office:value="181670" calcext:value-type="float">
            <text:p>181670</text:p>
          </table:table-cell>
        </table:table-row>
        <table:table-row table:style-name="ro1">
          <table:table-cell office:value-type="date" office:date-value="2017-09-01" calcext:value-type="date">
            <text:p>1. Sep. 2017</text:p>
          </table:table-cell>
          <table:table-cell office:value-type="float" office:value="389.279999" calcext:value-type="float">
            <text:p>389.279999</text:p>
          </table:table-cell>
          <table:table-cell office:value-type="float" office:value="395.170013" calcext:value-type="float">
            <text:p>395.170013</text:p>
          </table:table-cell>
          <table:table-cell table:number-columns-repeated="3" office:value-type="float" office:value="382.26001" calcext:value-type="float">
            <text:p>382.26001</text:p>
          </table:table-cell>
          <table:table-cell office:value-type="float" office:value="167076" calcext:value-type="float">
            <text:p>167076</text:p>
          </table:table-cell>
        </table:table-row>
        <table:table-row table:style-name="ro1">
          <table:table-cell office:value-type="date" office:date-value="2017-10-01" calcext:value-type="date">
            <text:p>1. Oct. 2017</text:p>
          </table:table-cell>
          <table:table-cell office:value-type="float" office:value="380.369995" calcext:value-type="float">
            <text:p>380.369995</text:p>
          </table:table-cell>
          <table:table-cell office:value-type="float" office:value="391.5" calcext:value-type="float">
            <text:p>391.5</text:p>
          </table:table-cell>
          <table:table-cell office:value-type="float" office:value="379.48999" calcext:value-type="float">
            <text:p>379.48999</text:p>
          </table:table-cell>
          <table:table-cell table:number-columns-repeated="2" office:value-type="float" office:value="389.040009" calcext:value-type="float">
            <text:p>389.040009</text:p>
          </table:table-cell>
          <table:table-cell office:value-type="float" office:value="131017" calcext:value-type="float">
            <text:p>131017</text:p>
          </table:table-cell>
        </table:table-row>
        <table:table-row table:style-name="ro1">
          <table:table-cell office:value-type="date" office:date-value="2017-11-01" calcext:value-type="date">
            <text:p>1. Nov. 2017</text:p>
          </table:table-cell>
          <table:table-cell office:value-type="float" office:value="391.230011" calcext:value-type="float">
            <text:p>391.230011</text:p>
          </table:table-cell>
          <table:table-cell office:value-type="float" office:value="395" calcext:value-type="float">
            <text:p>395</text:p>
          </table:table-cell>
          <table:table-cell table:number-columns-repeated="3" office:value-type="float" office:value="385.940002" calcext:value-type="float">
            <text:p>385.940002</text:p>
          </table:table-cell>
          <table:table-cell office:value-type="float" office:value="133097" calcext:value-type="float">
            <text:p>133097</text:p>
          </table:table-cell>
        </table:table-row>
        <table:table-row table:style-name="ro1">
          <table:table-cell office:value-type="date" office:date-value="2017-12-01" calcext:value-type="date">
            <text:p>1. Dec. 2017</text:p>
          </table:table-cell>
          <table:table-cell office:value-type="float" office:value="385.570007" calcext:value-type="float">
            <text:p>385.570007</text:p>
          </table:table-cell>
          <table:table-cell office:value-type="float" office:value="390.679993" calcext:value-type="float">
            <text:p>390.679993</text:p>
          </table:table-cell>
          <table:table-cell office:value-type="float" office:value="374.790009" calcext:value-type="float">
            <text:p>374.790009</text:p>
          </table:table-cell>
          <table:table-cell table:number-columns-repeated="2" office:value-type="float" office:value="389.399994" calcext:value-type="float">
            <text:p>389.399994</text:p>
          </table:table-cell>
          <table:table-cell office:value-type="float" office:value="156663" calcext:value-type="float">
            <text:p>156663</text:p>
          </table:table-cell>
        </table:table-row>
        <table:table-row table:style-name="ro1">
          <table:table-cell office:value-type="date" office:date-value="2018-01-01" calcext:value-type="date">
            <text:p>1. Jan. 2018</text:p>
          </table:table-cell>
          <table:table-cell office:value-type="float" office:value="389.399994" calcext:value-type="float">
            <text:p>389.399994</text:p>
          </table:table-cell>
          <table:table-cell office:value-type="float" office:value="398.450012" calcext:value-type="float">
            <text:p>398.450012</text:p>
          </table:table-cell>
          <table:table-cell office:value-type="float" office:value="382.75" calcext:value-type="float">
            <text:p>382.75</text:p>
          </table:table-cell>
          <table:table-cell table:number-columns-repeated="2" office:value-type="float" office:value="383.299988" calcext:value-type="float">
            <text:p>383.299988</text:p>
          </table:table-cell>
          <table:table-cell office:value-type="float" office:value="130240" calcext:value-type="float">
            <text:p>130240</text:p>
          </table:table-cell>
        </table:table-row>
        <table:table-row table:style-name="ro1">
          <table:table-cell office:value-type="date" office:date-value="2018-02-01" calcext:value-type="date">
            <text:p>1. Feb. 2018</text:p>
          </table:table-cell>
          <table:table-cell office:value-type="float" office:value="383.299988" calcext:value-type="float">
            <text:p>383.299988</text:p>
          </table:table-cell>
          <table:table-cell office:value-type="float" office:value="385.399994" calcext:value-type="float">
            <text:p>385.399994</text:p>
          </table:table-cell>
          <table:table-cell office:value-type="float" office:value="376.799988" calcext:value-type="float">
            <text:p>376.799988</text:p>
          </table:table-cell>
          <table:table-cell table:number-columns-repeated="2" office:value-type="float" office:value="381.149994" calcext:value-type="float">
            <text:p>381.149994</text:p>
          </table:table-cell>
          <table:table-cell office:value-type="float" office:value="222555" calcext:value-type="float">
            <text:p>222555</text:p>
          </table:table-cell>
        </table:table-row>
        <table:table-row table:style-name="ro1">
          <table:table-cell office:value-type="date" office:date-value="2018-03-01" calcext:value-type="date">
            <text:p>1. Mar. 2018</text:p>
          </table:table-cell>
          <table:table-cell office:value-type="float" office:value="380.149994" calcext:value-type="float">
            <text:p>380.149994</text:p>
          </table:table-cell>
          <table:table-cell office:value-type="float" office:value="391.950012" calcext:value-type="float">
            <text:p>391.950012</text:p>
          </table:table-cell>
          <table:table-cell office:value-type="float" office:value="377.850006" calcext:value-type="float">
            <text:p>377.850006</text:p>
          </table:table-cell>
          <table:table-cell table:number-columns-repeated="2" office:value-type="float" office:value="387.5" calcext:value-type="float">
            <text:p>387.5</text:p>
          </table:table-cell>
          <table:table-cell office:value-type="float" office:value="79870" calcext:value-type="float">
            <text:p>79870</text:p>
          </table:table-cell>
        </table:table-row>
        <table:table-row table:style-name="ro1">
          <table:table-cell office:value-type="date" office:date-value="2018-04-01" calcext:value-type="date">
            <text:p>1. Apr. 2018</text:p>
          </table:table-cell>
          <table:table-cell office:value-type="float" office:value="387.5" calcext:value-type="float">
            <text:p>387.5</text:p>
          </table:table-cell>
          <table:table-cell office:value-type="float" office:value="401" calcext:value-type="float">
            <text:p>401</text:p>
          </table:table-cell>
          <table:table-cell office:value-type="float" office:value="387.5" calcext:value-type="float">
            <text:p>387.5</text:p>
          </table:table-cell>
          <table:table-cell table:number-columns-repeated="2" office:value-type="float" office:value="398.799988" calcext:value-type="float">
            <text:p>398.799988</text:p>
          </table:table-cell>
          <table:table-cell office:value-type="float" office:value="93086" calcext:value-type="float">
            <text:p>93086</text:p>
          </table:table-cell>
        </table:table-row>
        <table:table-row table:style-name="ro1">
          <table:table-cell office:value-type="date" office:date-value="2018-05-01" calcext:value-type="date">
            <text:p>1. May. 2018</text:p>
          </table:table-cell>
          <table:table-cell office:value-type="float" office:value="398.799988" calcext:value-type="float">
            <text:p>398.799988</text:p>
          </table:table-cell>
          <table:table-cell office:value-type="float" office:value="407" calcext:value-type="float">
            <text:p>407</text:p>
          </table:table-cell>
          <table:table-cell office:value-type="float" office:value="391.200012" calcext:value-type="float">
            <text:p>391.200012</text:p>
          </table:table-cell>
          <table:table-cell table:number-columns-repeated="2" office:value-type="float" office:value="393.850006" calcext:value-type="float">
            <text:p>393.850006</text:p>
          </table:table-cell>
          <table:table-cell office:value-type="float" office:value="144464" calcext:value-type="float">
            <text:p>144464</text:p>
          </table:table-cell>
        </table:table-row>
        <table:table-row table:style-name="ro1">
          <table:table-cell office:value-type="date" office:date-value="2018-06-01" calcext:value-type="date">
            <text:p>1. Jun. 2018</text:p>
          </table:table-cell>
          <table:table-cell office:value-type="float" office:value="392.950012" calcext:value-type="float">
            <text:p>392.950012</text:p>
          </table:table-cell>
          <table:table-cell office:value-type="float" office:value="396.799988" calcext:value-type="float">
            <text:p>396.799988</text:p>
          </table:table-cell>
          <table:table-cell office:value-type="float" office:value="379.700012" calcext:value-type="float">
            <text:p>379.700012</text:p>
          </table:table-cell>
          <table:table-cell table:number-columns-repeated="2" office:value-type="float" office:value="380.100006" calcext:value-type="float">
            <text:p>380.100006</text:p>
          </table:table-cell>
          <table:table-cell office:value-type="float" office:value="134828" calcext:value-type="float">
            <text:p>134828</text:p>
          </table:table-cell>
        </table:table-row>
        <table:table-row table:style-name="ro1">
          <table:table-cell office:value-type="date" office:date-value="2018-07-01" calcext:value-type="date">
            <text:p>1. Jul. 2018</text:p>
          </table:table-cell>
          <table:table-cell office:value-type="float" office:value="379.299988" calcext:value-type="float">
            <text:p>379.299988</text:p>
          </table:table-cell>
          <table:table-cell office:value-type="float" office:value="382.75" calcext:value-type="float">
            <text:p>382.75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83396" calcext:value-type="float">
            <text:p>83396</text:p>
          </table:table-cell>
        </table:table-row>
        <table:table-row table:style-name="ro1">
          <table:table-cell office:value-type="date" office:date-value="2018-08-01" calcext:value-type="date">
            <text:p>1. Aug. 2018</text:p>
          </table:table-cell>
          <table:table-cell office:value-type="float" office:value="370" calcext:value-type="float">
            <text:p>370</text:p>
          </table:table-cell>
          <table:table-cell office:value-type="float" office:value="370.799988" calcext:value-type="float">
            <text:p>370.799988</text:p>
          </table:table-cell>
          <table:table-cell office:value-type="float" office:value="356.950012" calcext:value-type="float">
            <text:p>356.950012</text:p>
          </table:table-cell>
          <table:table-cell table:number-columns-repeated="2" office:value-type="float" office:value="357.100006" calcext:value-type="float">
            <text:p>357.100006</text:p>
          </table:table-cell>
          <table:table-cell office:value-type="float" office:value="171547" calcext:value-type="float">
            <text:p>171547</text:p>
          </table:table-cell>
        </table:table-row>
        <table:table-row table:style-name="ro1">
          <table:table-cell office:value-type="date" office:date-value="2018-09-01" calcext:value-type="date">
            <text:p>1. Sep. 2018</text:p>
          </table:table-cell>
          <table:table-cell office:value-type="float" office:value="357.350006" calcext:value-type="float">
            <text:p>357.350006</text:p>
          </table:table-cell>
          <table:table-cell office:value-type="float" office:value="359.450012" calcext:value-type="float">
            <text:p>359.450012</text:p>
          </table:table-cell>
          <table:table-cell office:value-type="float" office:value="350.799988" calcext:value-type="float">
            <text:p>350.799988</text:p>
          </table:table-cell>
          <table:table-cell table:number-columns-repeated="2" office:value-type="float" office:value="356.299988" calcext:value-type="float">
            <text:p>356.299988</text:p>
          </table:table-cell>
          <table:table-cell office:value-type="float" office:value="104102" calcext:value-type="float">
            <text:p>104102</text:p>
          </table:table-cell>
        </table:table-row>
        <table:table-row table:style-name="ro1">
          <table:table-cell office:value-type="date" office:date-value="2018-10-01" calcext:value-type="date">
            <text:p>1. Oct. 2018</text:p>
          </table:table-cell>
          <table:table-cell office:value-type="float" office:value="357.200012" calcext:value-type="float">
            <text:p>357.200012</text:p>
          </table:table-cell>
          <table:table-cell office:value-type="float" office:value="379.649994" calcext:value-type="float">
            <text:p>379.649994</text:p>
          </table:table-cell>
          <table:table-cell office:value-type="float" office:value="356.799988" calcext:value-type="float">
            <text:p>356.799988</text:p>
          </table:table-cell>
          <table:table-cell table:number-columns-repeated="2" office:value-type="float" office:value="375.25" calcext:value-type="float">
            <text:p>375.25</text:p>
          </table:table-cell>
          <table:table-cell office:value-type="float" office:value="147413" calcext:value-type="float">
            <text:p>147413</text:p>
          </table:table-cell>
        </table:table-row>
        <table:table-row table:style-name="ro1">
          <table:table-cell office:value-type="date" office:date-value="2018-11-01" calcext:value-type="date">
            <text:p>1. Nov. 2018</text:p>
          </table:table-cell>
          <table:table-cell office:value-type="float" office:value="376.75" calcext:value-type="float">
            <text:p>376.75</text:p>
          </table:table-cell>
          <table:table-cell office:value-type="float" office:value="380.799988" calcext:value-type="float">
            <text:p>380.799988</text:p>
          </table:table-cell>
          <table:table-cell office:value-type="float" office:value="370.100006" calcext:value-type="float">
            <text:p>370.100006</text:p>
          </table:table-cell>
          <table:table-cell table:number-columns-repeated="2" office:value-type="float" office:value="372.299988" calcext:value-type="float">
            <text:p>372.299988</text:p>
          </table:table-cell>
          <table:table-cell office:value-type="float" office:value="132858" calcext:value-type="float">
            <text:p>132858</text:p>
          </table:table-cell>
        </table:table-row>
        <table:table-row table:style-name="ro1">
          <table:table-cell office:value-type="date" office:date-value="2018-12-01" calcext:value-type="date">
            <text:p>1. Dec. 2018</text:p>
          </table:table-cell>
          <table:table-cell office:value-type="float" office:value="375.700012" calcext:value-type="float">
            <text:p>375.700012</text:p>
          </table:table-cell>
          <table:table-cell office:value-type="float" office:value="386" calcext:value-type="float">
            <text:p>386</text:p>
          </table:table-cell>
          <table:table-cell office:value-type="float" office:value="375.100006" calcext:value-type="float">
            <text:p>375.100006</text:p>
          </table:table-cell>
          <table:table-cell table:number-columns-repeated="2" office:value-type="float" office:value="383.600006" calcext:value-type="float">
            <text:p>383.600006</text:p>
          </table:table-cell>
          <table:table-cell office:value-type="float" office:value="189482" calcext:value-type="float">
            <text:p>189482</text:p>
          </table:table-cell>
        </table:table-row>
        <table:table-row table:style-name="ro1">
          <table:table-cell office:value-type="date" office:date-value="2019-01-01" calcext:value-type="date">
            <text:p>1. Jan. 2019</text:p>
          </table:table-cell>
          <table:table-cell office:value-type="float" office:value="383.600006" calcext:value-type="float">
            <text:p>383.600006</text:p>
          </table:table-cell>
          <table:table-cell office:value-type="float" office:value="403" calcext:value-type="float">
            <text:p>403</text:p>
          </table:table-cell>
          <table:table-cell office:value-type="float" office:value="382.75" calcext:value-type="float">
            <text:p>382.75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float" office:value="192924" calcext:value-type="float">
            <text:p>192924</text:p>
          </table:table-cell>
        </table:table-row>
        <table:table-row table:style-name="ro1">
          <table:table-cell office:value-type="date" office:date-value="2019-02-01" calcext:value-type="date">
            <text:p>1. Feb. 2019</text:p>
          </table:table-cell>
          <table:table-cell office:value-type="float" office:value="401.200012" calcext:value-type="float">
            <text:p>401.200012</text:p>
          </table:table-cell>
          <table:table-cell office:value-type="float" office:value="411.799988" calcext:value-type="float">
            <text:p>411.799988</text:p>
          </table:table-cell>
          <table:table-cell office:value-type="float" office:value="399.049988" calcext:value-type="float">
            <text:p>399.049988</text:p>
          </table:table-cell>
          <table:table-cell table:number-columns-repeated="2" office:value-type="float" office:value="400.950012" calcext:value-type="float">
            <text:p>400.950012</text:p>
          </table:table-cell>
          <table:table-cell office:value-type="float" office:value="177756" calcext:value-type="float">
            <text:p>177756</text:p>
          </table:table-cell>
        </table:table-row>
        <table:table-row table:style-name="ro1">
          <table:table-cell office:value-type="date" office:date-value="2019-03-01" calcext:value-type="date">
            <text:p>1. Mar. 2019</text:p>
          </table:table-cell>
          <table:table-cell office:value-type="float" office:value="399.799988" calcext:value-type="float">
            <text:p>399.799988</text:p>
          </table:table-cell>
          <table:table-cell office:value-type="float" office:value="402.450012" calcext:value-type="float">
            <text:p>402.450012</text:p>
          </table:table-cell>
          <table:table-cell office:value-type="float" office:value="391.850006" calcext:value-type="float">
            <text:p>391.850006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157027" calcext:value-type="float">
            <text:p>157027</text:p>
          </table:table-cell>
        </table:table-row>
        <table:table-row table:style-name="ro1">
          <table:table-cell office:value-type="date" office:date-value="2019-04-01" calcext:value-type="date">
            <text:p>1. Apr. 2019</text:p>
          </table:table-cell>
          <table:table-cell office:value-type="float" office:value="391.950012" calcext:value-type="float">
            <text:p>391.950012</text:p>
          </table:table-cell>
          <table:table-cell office:value-type="float" office:value="400.600006" calcext:value-type="float">
            <text:p>400.600006</text:p>
          </table:table-cell>
          <table:table-cell office:value-type="float" office:value="391.5" calcext:value-type="float">
            <text:p>391.5</text:p>
          </table:table-cell>
          <table:table-cell table:number-columns-repeated="2" office:value-type="float" office:value="398.899994" calcext:value-type="float">
            <text:p>398.899994</text:p>
          </table:table-cell>
          <table:table-cell office:value-type="float" office:value="123897" calcext:value-type="float">
            <text:p>123897</text:p>
          </table:table-cell>
        </table:table-row>
        <table:table-row table:style-name="ro1">
          <table:table-cell office:value-type="date" office:date-value="2019-05-01" calcext:value-type="date">
            <text:p>1. May. 2019</text:p>
          </table:table-cell>
          <table:table-cell office:value-type="float" office:value="398.899994" calcext:value-type="float">
            <text:p>398.899994</text:p>
          </table:table-cell>
          <table:table-cell office:value-type="float" office:value="401.700012" calcext:value-type="float">
            <text:p>401.700012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99.549988" calcext:value-type="float">
            <text:p>399.549988</text:p>
          </table:table-cell>
          <table:table-cell office:value-type="float" office:value="315683" calcext:value-type="float">
            <text:p>315683</text:p>
          </table:table-cell>
        </table:table-row>
        <table:table-row table:style-name="ro1">
          <table:table-cell office:value-type="date" office:date-value="2019-06-01" calcext:value-type="date">
            <text:p>1. Jun. 2019</text:p>
          </table:table-cell>
          <table:table-cell office:value-type="float" office:value="400" calcext:value-type="float">
            <text:p>400</text:p>
          </table:table-cell>
          <table:table-cell office:value-type="float" office:value="426.399994" calcext:value-type="float">
            <text:p>426.399994</text:p>
          </table:table-cell>
          <table:table-cell office:value-type="float" office:value="399.799988" calcext:value-type="float">
            <text:p>399.799988</text:p>
          </table:table-cell>
          <table:table-cell table:number-columns-repeated="2" office:value-type="float" office:value="419.350006" calcext:value-type="float">
            <text:p>419.350006</text:p>
          </table:table-cell>
          <table:table-cell office:value-type="float" office:value="331936" calcext:value-type="float">
            <text:p>331936</text:p>
          </table:table-cell>
        </table:table-row>
        <table:table-row table:style-name="ro1">
          <table:table-cell office:value-type="date" office:date-value="2019-07-01" calcext:value-type="date">
            <text:p>1. Jul. 2019</text:p>
          </table:table-cell>
          <table:table-cell office:value-type="float" office:value="414.200012" calcext:value-type="float">
            <text:p>414.200012</text:p>
          </table:table-cell>
          <table:table-cell office:value-type="float" office:value="432.700012" calcext:value-type="float">
            <text:p>432.700012</text:p>
          </table:table-cell>
          <table:table-cell office:value-type="float" office:value="413.950012" calcext:value-type="float">
            <text:p>413.950012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float" office:value="248893" calcext:value-type="float">
            <text:p>248893</text:p>
          </table:table-cell>
        </table:table-row>
        <table:table-row table:style-name="ro1">
          <table:table-cell office:value-type="date" office:date-value="2019-08-01" calcext:value-type="date">
            <text:p>1. Aug. 2019</text:p>
          </table:table-cell>
          <table:table-cell office:value-type="float" office:value="431" calcext:value-type="float">
            <text:p>431</text:p>
          </table:table-cell>
          <table:table-cell office:value-type="float" office:value="464.200012" calcext:value-type="float">
            <text:p>464.200012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462.100006" calcext:value-type="float">
            <text:p>462.100006</text:p>
          </table:table-cell>
          <table:table-cell office:value-type="float" office:value="449991" calcext:value-type="float">
            <text:p>449991</text:p>
          </table:table-cell>
        </table:table-row>
        <table:table-row table:style-name="ro1">
          <table:table-cell office:value-type="date" office:date-value="2019-09-01" calcext:value-type="date">
            <text:p>1. Sep. 2019</text:p>
          </table:table-cell>
          <table:table-cell office:value-type="float" office:value="460.5" calcext:value-type="float">
            <text:p>460.5</text:p>
          </table:table-cell>
          <table:table-cell office:value-type="float" office:value="466.25" calcext:value-type="float">
            <text:p>466.25</text:p>
          </table:table-cell>
          <table:table-cell table:number-columns-repeated="3" office:value-type="float" office:value="446.399994" calcext:value-type="float">
            <text:p>446.399994</text:p>
          </table:table-cell>
          <table:table-cell office:value-type="float" office:value="203725" calcext:value-type="float">
            <text:p>203725</text:p>
          </table:table-cell>
        </table:table-row>
        <table:table-row table:style-name="ro1">
          <table:table-cell office:value-type="date" office:date-value="2019-10-01" calcext:value-type="date">
            <text:p>1. Oct. 2019</text:p>
          </table:table-cell>
          <table:table-cell office:value-type="float" office:value="446.25" calcext:value-type="float">
            <text:p>446.25</text:p>
          </table:table-cell>
          <table:table-cell office:value-type="float" office:value="461.049988" calcext:value-type="float">
            <text:p>461.049988</text:p>
          </table:table-cell>
          <table:table-cell office:value-type="float" office:value="444.5" calcext:value-type="float">
            <text:p>444.5</text:p>
          </table:table-cell>
          <table:table-cell table:number-columns-repeated="2" office:value-type="float" office:value="454.200012" calcext:value-type="float">
            <text:p>454.200012</text:p>
          </table:table-cell>
          <table:table-cell office:value-type="float" office:value="187982" calcext:value-type="float">
            <text:p>187982</text:p>
          </table:table-cell>
        </table:table-row>
        <table:table-row table:style-name="ro1">
          <table:table-cell office:value-type="date" office:date-value="2019-11-01" calcext:value-type="date">
            <text:p>1. Nov. 2019</text:p>
          </table:table-cell>
          <table:table-cell office:value-type="float" office:value="454.450012" calcext:value-type="float">
            <text:p>454.450012</text:p>
          </table:table-cell>
          <table:table-cell office:value-type="float" office:value="456" calcext:value-type="float">
            <text:p>456</text:p>
          </table:table-cell>
          <table:table-cell office:value-type="float" office:value="438.799988" calcext:value-type="float">
            <text:p>438.799988</text:p>
          </table:table-cell>
          <table:table-cell table:number-columns-repeated="2" office:value-type="float" office:value="445.600006" calcext:value-type="float">
            <text:p>445.600006</text:p>
          </table:table-cell>
          <table:table-cell office:value-type="float" office:value="175683" calcext:value-type="float">
            <text:p>175683</text:p>
          </table:table-cell>
        </table:table-row>
        <table:table-row table:style-name="ro1">
          <table:table-cell office:value-type="date" office:date-value="2019-12-01" calcext:value-type="date">
            <text:p>1. Dec. 2019</text:p>
          </table:table-cell>
          <table:table-cell office:value-type="float" office:value="443.75" calcext:value-type="float">
            <text:p>443.75</text:p>
          </table:table-cell>
          <table:table-cell office:value-type="float" office:value="449.649994" calcext:value-type="float">
            <text:p>449.649994</text:p>
          </table:table-cell>
          <table:table-cell office:value-type="float" office:value="438.799988" calcext:value-type="float">
            <text:p>438.799988</text:p>
          </table:table-cell>
          <table:table-cell table:number-columns-repeated="2" office:value-type="float" office:value="446.75" calcext:value-type="float">
            <text:p>446.75</text:p>
          </table:table-cell>
          <table:table-cell office:value-type="float" office:value="146203" calcext:value-type="float">
            <text:p>146203</text:p>
          </table:table-cell>
        </table:table-row>
        <table:table-row table:style-name="ro1">
          <table:table-cell office:value-type="date" office:date-value="2020-01-01" calcext:value-type="date">
            <text:p>1. Jan. 2020</text:p>
          </table:table-cell>
          <table:table-cell office:value-type="float" office:value="446.75" calcext:value-type="float">
            <text:p>446.75</text:p>
          </table:table-cell>
          <table:table-cell office:value-type="float" office:value="469.899994" calcext:value-type="float">
            <text:p>469.899994</text:p>
          </table:table-cell>
          <table:table-cell office:value-type="float" office:value="446.75" calcext:value-type="float">
            <text:p>446.75</text:p>
          </table:table-cell>
          <table:table-cell table:number-columns-repeated="2" office:value-type="float" office:value="465.299988" calcext:value-type="float">
            <text:p>465.299988</text:p>
          </table:table-cell>
          <table:table-cell office:value-type="float" office:value="286910" calcext:value-type="float">
            <text:p>286910</text:p>
          </table:table-cell>
        </table:table-row>
        <table:table-row table:style-name="ro1">
          <table:table-cell office:value-type="date" office:date-value="2020-02-01" calcext:value-type="date">
            <text:p>1. Feb. 2020</text:p>
          </table:table-cell>
          <table:table-cell office:value-type="float" office:value="463.049988" calcext:value-type="float">
            <text:p>463.049988</text:p>
          </table:table-cell>
          <table:table-cell office:value-type="float" office:value="504.200012" calcext:value-type="float">
            <text:p>504.200012</text:p>
          </table:table-cell>
          <table:table-cell office:value-type="float" office:value="458.149994" calcext:value-type="float">
            <text:p>458.149994</text:p>
          </table:table-cell>
          <table:table-cell table:number-columns-repeated="2" office:value-type="float" office:value="467.5" calcext:value-type="float">
            <text:p>467.5</text:p>
          </table:table-cell>
          <table:table-cell office:value-type="float" office:value="348856" calcext:value-type="float">
            <text:p>348856</text:p>
          </table:table-cell>
        </table:table-row>
        <table:table-row table:style-name="ro1">
          <table:table-cell office:value-type="date" office:date-value="2020-03-01" calcext:value-type="date">
            <text:p>1. Mar. 2020</text:p>
          </table:table-cell>
          <table:table-cell office:value-type="float" office:value="470.100006" calcext:value-type="float">
            <text:p>470.100006</text:p>
          </table:table-cell>
          <table:table-cell office:value-type="float" office:value="489" calcext:value-type="float">
            <text:p>489</text:p>
          </table:table-cell>
          <table:table-cell office:value-type="float" office:value="417.299988" calcext:value-type="float">
            <text:p>417.299988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float" office:value="712722" calcext:value-type="float">
            <text:p>712722</text:p>
          </table:table-cell>
        </table:table-row>
        <table:table-row table:style-name="ro1">
          <table:table-cell office:value-type="date" office:date-value="2020-04-01" calcext:value-type="date">
            <text:p>1. Apr. 2020</text:p>
          </table:table-cell>
          <table:table-cell office:value-type="float" office:value="466.899994" calcext:value-type="float">
            <text:p>466.899994</text:p>
          </table:table-cell>
          <table:table-cell office:value-type="float" office:value="515.799988" calcext:value-type="float">
            <text:p>515.799988</text:p>
          </table:table-cell>
          <table:table-cell office:value-type="float" office:value="464.100006" calcext:value-type="float">
            <text:p>464.100006</text:p>
          </table:table-cell>
          <table:table-cell table:number-columns-repeated="2" office:value-type="float" office:value="500.700012" calcext:value-type="float">
            <text:p>500.700012</text:p>
          </table:table-cell>
          <table:table-cell office:value-type="float" office:value="312625" calcext:value-type="float">
            <text:p>312625</text:p>
          </table:table-cell>
        </table:table-row>
        <table:table-row table:style-name="ro1">
          <table:table-cell office:value-type="date" office:date-value="2020-05-01" calcext:value-type="date">
            <text:p>1. May. 2020</text:p>
          </table:table-cell>
          <table:table-cell office:value-type="float" office:value="500.700012" calcext:value-type="float">
            <text:p>500.700012</text:p>
          </table:table-cell>
          <table:table-cell office:value-type="float" office:value="522.400024" calcext:value-type="float">
            <text:p>522.400024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506.700012" calcext:value-type="float">
            <text:p>506.700012</text:p>
          </table:table-cell>
          <table:table-cell office:value-type="float" office:value="302872" calcext:value-type="float">
            <text:p>302872</text:p>
          </table:table-cell>
        </table:table-row>
        <table:table-row table:style-name="ro1">
          <table:table-cell office:value-type="date" office:date-value="2020-06-01" calcext:value-type="date">
            <text:p>1. Jun. 2020</text:p>
          </table:table-cell>
          <table:table-cell office:value-type="float" office:value="506.700012" calcext:value-type="float">
            <text:p>506.700012</text:p>
          </table:table-cell>
          <table:table-cell office:value-type="float" office:value="513.900024" calcext:value-type="float">
            <text:p>513.900024</text:p>
          </table:table-cell>
          <table:table-cell office:value-type="float" office:value="489.450012" calcext:value-type="float">
            <text:p>489.450012</text:p>
          </table:table-cell>
          <table:table-cell table:number-columns-repeated="2" office:value-type="float" office:value="513.5" calcext:value-type="float">
            <text:p>513.5</text:p>
          </table:table-cell>
          <table:table-cell office:value-type="float" office:value="336887" calcext:value-type="float">
            <text:p>336887</text:p>
          </table:table-cell>
        </table:table-row>
        <table:table-row table:style-name="ro1">
          <table:table-cell office:value-type="date" office:date-value="2020-07-01" calcext:value-type="date">
            <text:p>1. Jul. 2020</text:p>
          </table:table-cell>
          <table:table-cell office:value-type="float" office:value="513.799988" calcext:value-type="float">
            <text:p>513.799988</text:p>
          </table:table-cell>
          <table:table-cell office:value-type="float" office:value="548.299988" calcext:value-type="float">
            <text:p>548.299988</text:p>
          </table:table-cell>
          <table:table-cell office:value-type="float" office:value="505.700012" calcext:value-type="float">
            <text:p>505.700012</text:p>
          </table:table-cell>
          <table:table-cell table:number-columns-repeated="2" office:value-type="float" office:value="547.400024" calcext:value-type="float">
            <text:p>547.400024</text:p>
          </table:table-cell>
          <table:table-cell office:value-type="float" office:value="265584" calcext:value-type="float">
            <text:p>265584</text:p>
          </table:table-cell>
        </table:table-row>
        <table:table-row table:style-name="ro1">
          <table:table-cell office:value-type="date" office:date-value="2020-08-01" calcext:value-type="date">
            <text:p>1. Aug. 2020</text:p>
          </table:table-cell>
          <table:table-cell office:value-type="float" office:value="550.299988" calcext:value-type="float">
            <text:p>550.299988</text:p>
          </table:table-cell>
          <table:table-cell office:value-type="float" office:value="572.799988" calcext:value-type="float">
            <text:p>572.799988</text:p>
          </table:table-cell>
          <table:table-cell office:value-type="float" office:value="526.5" calcext:value-type="float">
            <text:p>526.5</text:p>
          </table:table-cell>
          <table:table-cell table:number-columns-repeated="2" office:value-type="float" office:value="538.099976" calcext:value-type="float">
            <text:p>538.099976</text:p>
          </table:table-cell>
          <table:table-cell office:value-type="float" office:value="399269" calcext:value-type="float">
            <text:p>399269</text:p>
          </table:table-cell>
        </table:table-row>
        <table:table-row table:style-name="ro1">
          <table:table-cell office:value-type="date" office:date-value="2020-09-01" calcext:value-type="date">
            <text:p>1. Sep. 2020</text:p>
          </table:table-cell>
          <table:table-cell office:value-type="float" office:value="543.599976" calcext:value-type="float">
            <text:p>543.599976</text:p>
          </table:table-cell>
          <table:table-cell office:value-type="float" office:value="548" calcext:value-type="float">
            <text:p>548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float" office:value="529.099976" calcext:value-type="float">
            <text:p>529.099976</text:p>
          </table:table-cell>
          <table:table-cell office:value-type="float" office:value="271871" calcext:value-type="float">
            <text:p>271871</text:p>
          </table:table-cell>
        </table:table-row>
        <table:table-row table:style-name="ro1">
          <table:table-cell office:value-type="date" office:date-value="2020-10-01" calcext:value-type="date">
            <text:p>1. Oct. 2020</text:p>
          </table:table-cell>
          <table:table-cell office:value-type="float" office:value="529.599976" calcext:value-type="float">
            <text:p>529.599976</text:p>
          </table:table-cell>
          <table:table-cell office:value-type="float" office:value="534.599976" calcext:value-type="float">
            <text:p>534.599976</text:p>
          </table:table-cell>
          <table:table-cell office:value-type="float" office:value="515.700012" calcext:value-type="float">
            <text:p>515.700012</text:p>
          </table:table-cell>
          <table:table-cell table:number-columns-repeated="2" office:value-type="float" office:value="523.099976" calcext:value-type="float">
            <text:p>523.099976</text:p>
          </table:table-cell>
          <table:table-cell office:value-type="float" office:value="169189" calcext:value-type="float">
            <text:p>169189</text:p>
          </table:table-cell>
        </table:table-row>
        <table:table-row table:style-name="ro1">
          <table:table-cell office:value-type="date" office:date-value="2020-11-01" calcext:value-type="date">
            <text:p>1. Nov. 2020</text:p>
          </table:table-cell>
          <table:table-cell office:value-type="float" office:value="524.700012" calcext:value-type="float">
            <text:p>524.700012</text:p>
          </table:table-cell>
          <table:table-cell office:value-type="float" office:value="536.599976" calcext:value-type="float">
            <text:p>536.599976</text:p>
          </table:table-cell>
          <table:table-cell office:value-type="float" office:value="483.100006" calcext:value-type="float">
            <text:p>483.100006</text:p>
          </table:table-cell>
          <table:table-cell table:number-columns-repeated="2" office:value-type="float" office:value="488.799988" calcext:value-type="float">
            <text:p>488.799988</text:p>
          </table:table-cell>
          <table:table-cell office:value-type="float" office:value="361214" calcext:value-type="float">
            <text:p>361214</text:p>
          </table:table-cell>
        </table:table-row>
        <table:table-row table:style-name="ro1">
          <table:table-cell office:value-type="date" office:date-value="2020-12-01" calcext:value-type="date">
            <text:p>1. Dec. 2020</text:p>
          </table:table-cell>
          <table:table-cell office:value-type="float" office:value="492.149994" calcext:value-type="float">
            <text:p>492.149994</text:p>
          </table:table-cell>
          <table:table-cell office:value-type="float" office:value="510.799988" calcext:value-type="float">
            <text:p>510.799988</text:p>
          </table:table-cell>
          <table:table-cell office:value-type="float" office:value="488.799988" calcext:value-type="float">
            <text:p>488.799988</text:p>
          </table:table-cell>
          <table:table-cell table:number-columns-repeated="2" office:value-type="float" office:value="504.600006" calcext:value-type="float">
            <text:p>504.600006</text:p>
          </table:table-cell>
          <table:table-cell office:value-type="float" office:value="249883" calcext:value-type="float">
            <text:p>249883</text:p>
          </table:table-cell>
        </table:table-row>
        <table:table-row table:style-name="ro1">
          <table:table-cell office:value-type="date" office:date-value="2021-01-01" calcext:value-type="date">
            <text:p>1. Jan. 2021</text:p>
          </table:table-cell>
          <table:table-cell office:value-type="float" office:value="504.600006" calcext:value-type="float">
            <text:p>504.600006</text:p>
          </table:table-cell>
          <table:table-cell office:value-type="float" office:value="520.900024" calcext:value-type="float">
            <text:p>520.900024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500.299988" calcext:value-type="float">
            <text:p>500.299988</text:p>
          </table:table-cell>
          <table:table-cell office:value-type="float" office:value="271218" calcext:value-type="float">
            <text:p>271218</text:p>
          </table:table-cell>
        </table:table-row>
        <table:table-row table:style-name="ro1">
          <table:table-cell office:value-type="date" office:date-value="2021-02-01" calcext:value-type="date">
            <text:p>1. Feb. 2021</text:p>
          </table:table-cell>
          <table:table-cell office:value-type="float" office:value="502.600006" calcext:value-type="float">
            <text:p>502.600006</text:p>
          </table:table-cell>
          <table:table-cell office:value-type="float" office:value="506.399994" calcext:value-type="float">
            <text:p>506.399994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473.700012" calcext:value-type="float">
            <text:p>473.700012</text:p>
          </table:table-cell>
          <table:table-cell office:value-type="float" office:value="242920" calcext:value-type="float">
            <text:p>242920</text:p>
          </table:table-cell>
        </table:table-row>
        <table:table-row table:style-name="ro1">
          <table:table-cell office:value-type="date" office:date-value="2021-03-01" calcext:value-type="date">
            <text:p>1. Mar. 2021</text:p>
          </table:table-cell>
          <table:table-cell office:value-type="float" office:value="483.100006" calcext:value-type="float">
            <text:p>483.100006</text:p>
          </table:table-cell>
          <table:table-cell office:value-type="float" office:value="488.25" calcext:value-type="float">
            <text:p>488.25</text:p>
          </table:table-cell>
          <table:table-cell office:value-type="float" office:value="473.649994" calcext:value-type="float">
            <text:p>473.649994</text:p>
          </table:table-cell>
          <table:table-cell table:number-columns-repeated="2" office:value-type="float" office:value="486.75" calcext:value-type="float">
            <text:p>486.75</text:p>
          </table:table-cell>
          <table:table-cell office:value-type="float" office:value="171270" calcext:value-type="float">
            <text:p>171270</text:p>
          </table:table-cell>
        </table:table-row>
        <table:table-row table:style-name="ro1" table:number-rows-repeated="104841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USD-CHF" table:style-name="ta1">
        <table:table-column table:style-name="co9" table:default-cell-style-name="ce2"/>
        <table:table-column table:style-name="co10" table:number-columns-repeated="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hange %</text:p>
          </table:table-cell>
        </table:table-row>
        <table:table-row table:style-name="ro1">
          <table:table-cell office:value-type="date" office:date-value="2000-01-01" calcext:value-type="date">
            <text:p>1. Jan. 2000</text:p>
          </table:table-cell>
          <table:table-cell office:value-type="float" office:value="1.6563" calcext:value-type="float">
            <text:p>1.6563</text:p>
          </table:table-cell>
          <table:table-cell office:value-type="float" office:value="1.592" calcext:value-type="float">
            <text:p>1.592</text:p>
          </table:table-cell>
          <table:table-cell office:value-type="float" office:value="1.6633" calcext:value-type="float">
            <text:p>1.6633</text:p>
          </table:table-cell>
          <table:table-cell office:value-type="float" office:value="1.5419" calcext:value-type="float">
            <text:p>1.5419</text:p>
          </table:table-cell>
          <table:table-cell table:style-name="ce3" office:value-type="string" calcext:value-type="string">
            <text:p>4.12%</text:p>
          </table:table-cell>
        </table:table-row>
        <table:table-row table:style-name="ro1">
          <table:table-cell office:value-type="date" office:date-value="2000-02-01" calcext:value-type="date">
            <text:p>1. Feb. 2000</text:p>
          </table:table-cell>
          <table:table-cell office:value-type="float" office:value="1.6689" calcext:value-type="float">
            <text:p>1.6689</text:p>
          </table:table-cell>
          <table:table-cell office:value-type="float" office:value="1.6562" calcext:value-type="float">
            <text:p>1.6562</text:p>
          </table:table-cell>
          <table:table-cell office:value-type="float" office:value="1.6996" calcext:value-type="float">
            <text:p>1.6996</text:p>
          </table:table-cell>
          <table:table-cell office:value-type="float" office:value="1.5946" calcext:value-type="float">
            <text:p>1.5946</text:p>
          </table:table-cell>
          <table:table-cell table:style-name="ce3" office:value-type="string" calcext:value-type="string">
            <text:p>0.76%</text:p>
          </table:table-cell>
        </table:table-row>
        <table:table-row table:style-name="ro1">
          <table:table-cell office:value-type="date" office:date-value="2000-03-01" calcext:value-type="date">
            <text:p>1. Mar. 2000</text:p>
          </table:table-cell>
          <table:table-cell office:value-type="float" office:value="1.6629" calcext:value-type="float">
            <text:p>1.6629</text:p>
          </table:table-cell>
          <table:table-cell office:value-type="float" office:value="1.6684" calcext:value-type="float">
            <text:p>1.6684</text:p>
          </table:table-cell>
          <table:table-cell office:value-type="float" office:value="1.6871" calcext:value-type="float">
            <text:p>1.6871</text:p>
          </table:table-cell>
          <table:table-cell office:value-type="float" office:value="1.6205" calcext:value-type="float">
            <text:p>1.6205</text:p>
          </table:table-cell>
          <table:table-cell table:style-name="ce3" office:value-type="string" calcext:value-type="string">
            <text:p>-0.36%</text:p>
          </table:table-cell>
        </table:table-row>
        <table:table-row table:style-name="ro1">
          <table:table-cell office:value-type="date" office:date-value="2000-04-01" calcext:value-type="date">
            <text:p>1. Apr. 2000</text:p>
          </table:table-cell>
          <table:table-cell office:value-type="float" office:value="1.7227" calcext:value-type="float">
            <text:p>1.7227</text:p>
          </table:table-cell>
          <table:table-cell office:value-type="float" office:value="1.6624" calcext:value-type="float">
            <text:p>1.6624</text:p>
          </table:table-cell>
          <table:table-cell office:value-type="float" office:value="1.7396" calcext:value-type="float">
            <text:p>1.7396</text:p>
          </table:table-cell>
          <table:table-cell office:value-type="float" office:value="1.6197" calcext:value-type="float">
            <text:p>1.6197</text:p>
          </table:table-cell>
          <table:table-cell table:style-name="ce3" office:value-type="string" calcext:value-type="string">
            <text:p>3.60%</text:p>
          </table:table-cell>
        </table:table-row>
        <table:table-row table:style-name="ro1">
          <table:table-cell office:value-type="date" office:date-value="2000-05-01" calcext:value-type="date">
            <text:p>1. May. 2000</text:p>
          </table:table-cell>
          <table:table-cell office:value-type="float" office:value="1.6824" calcext:value-type="float">
            <text:p>1.6824</text:p>
          </table:table-cell>
          <table:table-cell office:value-type="float" office:value="1.7183" calcext:value-type="float">
            <text:p>1.7183</text:p>
          </table:table-cell>
          <table:table-cell office:value-type="float" office:value="1.7547" calcext:value-type="float">
            <text:p>1.7547</text:p>
          </table:table-cell>
          <table:table-cell office:value-type="float" office:value="1.6698" calcext:value-type="float">
            <text:p>1.6698</text:p>
          </table:table-cell>
          <table:table-cell table:style-name="ce3" office:value-type="string" calcext:value-type="string">
            <text:p>-2.34%</text:p>
          </table:table-cell>
        </table:table-row>
        <table:table-row table:style-name="ro1">
          <table:table-cell office:value-type="date" office:date-value="2000-06-01" calcext:value-type="date">
            <text:p>1. Jun. 2000</text:p>
          </table:table-cell>
          <table:table-cell office:value-type="float" office:value="1.6344" calcext:value-type="float">
            <text:p>1.6344</text:p>
          </table:table-cell>
          <table:table-cell office:value-type="float" office:value="1.6823" calcext:value-type="float">
            <text:p>1.6823</text:p>
          </table:table-cell>
          <table:table-cell office:value-type="float" office:value="1.6937" calcext:value-type="float">
            <text:p>1.6937</text:p>
          </table:table-cell>
          <table:table-cell office:value-type="float" office:value="1.6102" calcext:value-type="float">
            <text:p>1.6102</text:p>
          </table:table-cell>
          <table:table-cell table:style-name="ce3" office:value-type="string" calcext:value-type="string">
            <text:p>-2.85%</text:p>
          </table:table-cell>
        </table:table-row>
        <table:table-row table:style-name="ro1">
          <table:table-cell office:value-type="date" office:date-value="2000-07-01" calcext:value-type="date">
            <text:p>1. Jul. 2000</text:p>
          </table:table-cell>
          <table:table-cell office:value-type="float" office:value="1.6703" calcext:value-type="float">
            <text:p>1.6703</text:p>
          </table:table-cell>
          <table:table-cell office:value-type="float" office:value="1.6355" calcext:value-type="float">
            <text:p>1.6355</text:p>
          </table:table-cell>
          <table:table-cell office:value-type="float" office:value="1.6869" calcext:value-type="float">
            <text:p>1.6869</text:p>
          </table:table-cell>
          <table:table-cell office:value-type="float" office:value="1.6188" calcext:value-type="float">
            <text:p>1.6188</text:p>
          </table:table-cell>
          <table:table-cell table:style-name="ce3" office:value-type="string" calcext:value-type="string">
            <text:p>2.20%</text:p>
          </table:table-cell>
        </table:table-row>
        <table:table-row table:style-name="ro1">
          <table:table-cell office:value-type="date" office:date-value="2000-08-01" calcext:value-type="date">
            <text:p>1. Aug. 2000</text:p>
          </table:table-cell>
          <table:table-cell office:value-type="float" office:value="1.7408" calcext:value-type="float">
            <text:p>1.7408</text:p>
          </table:table-cell>
          <table:table-cell office:value-type="float" office:value="1.6692" calcext:value-type="float">
            <text:p>1.6692</text:p>
          </table:table-cell>
          <table:table-cell office:value-type="float" office:value="1.7513" calcext:value-type="float">
            <text:p>1.7513</text:p>
          </table:table-cell>
          <table:table-cell office:value-type="float" office:value="1.6637" calcext:value-type="float">
            <text:p>1.6637</text:p>
          </table:table-cell>
          <table:table-cell table:style-name="ce3" office:value-type="string" calcext:value-type="string">
            <text:p>4.22%</text:p>
          </table:table-cell>
        </table:table-row>
        <table:table-row table:style-name="ro1">
          <table:table-cell office:value-type="date" office:date-value="2000-09-01" calcext:value-type="date">
            <text:p>1. Sep. 2000</text:p>
          </table:table-cell>
          <table:table-cell office:value-type="float" office:value="1.7247" calcext:value-type="float">
            <text:p>1.7247</text:p>
          </table:table-cell>
          <table:table-cell office:value-type="float" office:value="1.7399" calcext:value-type="float">
            <text:p>1.7399</text:p>
          </table:table-cell>
          <table:table-cell office:value-type="float" office:value="1.7936" calcext:value-type="float">
            <text:p>1.7936</text:p>
          </table:table-cell>
          <table:table-cell office:value-type="float" office:value="1.7148" calcext:value-type="float">
            <text:p>1.7148</text:p>
          </table:table-cell>
          <table:table-cell table:style-name="ce3" office:value-type="string" calcext:value-type="string">
            <text:p>-0.92%</text:p>
          </table:table-cell>
        </table:table-row>
        <table:table-row table:style-name="ro1">
          <table:table-cell office:value-type="date" office:date-value="2000-10-01" calcext:value-type="date">
            <text:p>1. Oct. 2000</text:p>
          </table:table-cell>
          <table:table-cell office:value-type="float" office:value="1.7966" calcext:value-type="float">
            <text:p>1.7966</text:p>
          </table:table-cell>
          <table:table-cell office:value-type="float" office:value="1.7238" calcext:value-type="float">
            <text:p>1.7238</text:p>
          </table:table-cell>
          <table:table-cell office:value-type="float" office:value="1.8309" calcext:value-type="float">
            <text:p>1.8309</text:p>
          </table:table-cell>
          <table:table-cell office:value-type="float" office:value="1.7207" calcext:value-type="float">
            <text:p>1.7207</text:p>
          </table:table-cell>
          <table:table-cell table:style-name="ce3" office:value-type="string" calcext:value-type="string">
            <text:p>4.17%</text:p>
          </table:table-cell>
        </table:table-row>
        <table:table-row table:style-name="ro1">
          <table:table-cell office:value-type="date" office:date-value="2000-11-01" calcext:value-type="date">
            <text:p>1. Nov. 2000</text:p>
          </table:table-cell>
          <table:table-cell office:value-type="float" office:value="1.7308" calcext:value-type="float">
            <text:p>1.7308</text:p>
          </table:table-cell>
          <table:table-cell office:value-type="float" office:value="1.7976" calcext:value-type="float">
            <text:p>1.7976</text:p>
          </table:table-cell>
          <table:table-cell office:value-type="float" office:value="1.818" calcext:value-type="float">
            <text:p>1.818</text:p>
          </table:table-cell>
          <table:table-cell office:value-type="float" office:value="1.726" calcext:value-type="float">
            <text:p>1.726</text:p>
          </table:table-cell>
          <table:table-cell table:style-name="ce3" office:value-type="string" calcext:value-type="string">
            <text:p>-3.66%</text:p>
          </table:table-cell>
        </table:table-row>
        <table:table-row table:style-name="ro1">
          <table:table-cell office:value-type="date" office:date-value="2000-12-01" calcext:value-type="date">
            <text:p>1. Dec. 2000</text:p>
          </table:table-cell>
          <table:table-cell office:value-type="float" office:value="1.6115" calcext:value-type="float">
            <text:p>1.6115</text:p>
          </table:table-cell>
          <table:table-cell office:value-type="float" office:value="1.7296" calcext:value-type="float">
            <text:p>1.7296</text:p>
          </table:table-cell>
          <table:table-cell office:value-type="float" office:value="1.738" calcext:value-type="float">
            <text:p>1.738</text:p>
          </table:table-cell>
          <table:table-cell office:value-type="float" office:value="1.609" calcext:value-type="float">
            <text:p>1.609</text:p>
          </table:table-cell>
          <table:table-cell table:style-name="ce3" office:value-type="string" calcext:value-type="string">
            <text:p>-6.89%</text:p>
          </table:table-cell>
        </table:table-row>
        <table:table-row table:style-name="ro1">
          <table:table-cell office:value-type="date" office:date-value="2001-01-01" calcext:value-type="date">
            <text:p>1. Jan. 2001</text:p>
          </table:table-cell>
          <table:table-cell office:value-type="float" office:value="1.6335" calcext:value-type="float">
            <text:p>1.6335</text:p>
          </table:table-cell>
          <table:table-cell office:value-type="float" office:value="1.6134" calcext:value-type="float">
            <text:p>1.6134</text:p>
          </table:table-cell>
          <table:table-cell office:value-type="float" office:value="1.6724" calcext:value-type="float">
            <text:p>1.6724</text:p>
          </table:table-cell>
          <table:table-cell office:value-type="float" office:value="1.5891" calcext:value-type="float">
            <text:p>1.5891</text:p>
          </table:table-cell>
          <table:table-cell table:style-name="ce3" office:value-type="string" calcext:value-type="string">
            <text:p>1.37%</text:p>
          </table:table-cell>
        </table:table-row>
        <table:table-row table:style-name="ro1">
          <table:table-cell office:value-type="date" office:date-value="2001-02-01" calcext:value-type="date">
            <text:p>1. Feb. 2001</text:p>
          </table:table-cell>
          <table:table-cell office:value-type="float" office:value="1.6699" calcext:value-type="float">
            <text:p>1.6699</text:p>
          </table:table-cell>
          <table:table-cell office:value-type="float" office:value="1.633" calcext:value-type="float">
            <text:p>1.633</text:p>
          </table:table-cell>
          <table:table-cell office:value-type="float" office:value="1.6995" calcext:value-type="float">
            <text:p>1.6995</text:p>
          </table:table-cell>
          <table:table-cell office:value-type="float" office:value="1.6242" calcext:value-type="float">
            <text:p>1.6242</text:p>
          </table:table-cell>
          <table:table-cell table:style-name="ce3" office:value-type="string" calcext:value-type="string">
            <text:p>2.23%</text:p>
          </table:table-cell>
        </table:table-row>
        <table:table-row table:style-name="ro1">
          <table:table-cell office:value-type="date" office:date-value="2001-03-01" calcext:value-type="date">
            <text:p>1. Mar. 2001</text:p>
          </table:table-cell>
          <table:table-cell office:value-type="float" office:value="1.743" calcext:value-type="float">
            <text:p>1.743</text:p>
          </table:table-cell>
          <table:table-cell office:value-type="float" office:value="1.6691" calcext:value-type="float">
            <text:p>1.6691</text:p>
          </table:table-cell>
          <table:table-cell office:value-type="float" office:value="1.7446" calcext:value-type="float">
            <text:p>1.7446</text:p>
          </table:table-cell>
          <table:table-cell office:value-type="float" office:value="1.6394" calcext:value-type="float">
            <text:p>1.6394</text:p>
          </table:table-cell>
          <table:table-cell table:style-name="ce3" office:value-type="string" calcext:value-type="string">
            <text:p>4.38%</text:p>
          </table:table-cell>
        </table:table-row>
        <table:table-row table:style-name="ro1">
          <table:table-cell office:value-type="date" office:date-value="2001-04-01" calcext:value-type="date">
            <text:p>1. Apr. 2001</text:p>
          </table:table-cell>
          <table:table-cell office:value-type="float" office:value="1.7315" calcext:value-type="float">
            <text:p>1.7315</text:p>
          </table:table-cell>
          <table:table-cell office:value-type="float" office:value="1.7454" calcext:value-type="float">
            <text:p>1.7454</text:p>
          </table:table-cell>
          <table:table-cell office:value-type="float" office:value="1.7596" calcext:value-type="float">
            <text:p>1.7596</text:p>
          </table:table-cell>
          <table:table-cell office:value-type="float" office:value="1.6835" calcext:value-type="float">
            <text:p>1.6835</text:p>
          </table:table-cell>
          <table:table-cell table:style-name="ce3" office:value-type="string" calcext:value-type="string">
            <text:p>-0.66%</text:p>
          </table:table-cell>
        </table:table-row>
        <table:table-row table:style-name="ro1">
          <table:table-cell office:value-type="date" office:date-value="2001-05-01" calcext:value-type="date">
            <text:p>1. May. 2001</text:p>
          </table:table-cell>
          <table:table-cell office:value-type="float" office:value="1.7981" calcext:value-type="float">
            <text:p>1.7981</text:p>
          </table:table-cell>
          <table:table-cell office:value-type="float" office:value="1.7313" calcext:value-type="float">
            <text:p>1.7313</text:p>
          </table:table-cell>
          <table:table-cell office:value-type="float" office:value="1.8008" calcext:value-type="float">
            <text:p>1.8008</text:p>
          </table:table-cell>
          <table:table-cell office:value-type="float" office:value="1.7151" calcext:value-type="float">
            <text:p>1.7151</text:p>
          </table:table-cell>
          <table:table-cell table:style-name="ce3" office:value-type="string" calcext:value-type="string">
            <text:p>3.85%</text:p>
          </table:table-cell>
        </table:table-row>
        <table:table-row table:style-name="ro1">
          <table:table-cell office:value-type="date" office:date-value="2001-06-01" calcext:value-type="date">
            <text:p>1. Jun. 2001</text:p>
          </table:table-cell>
          <table:table-cell office:value-type="float" office:value="1.7935" calcext:value-type="float">
            <text:p>1.7935</text:p>
          </table:table-cell>
          <table:table-cell office:value-type="float" office:value="1.7983" calcext:value-type="float">
            <text:p>1.7983</text:p>
          </table:table-cell>
          <table:table-cell office:value-type="float" office:value="1.808" calcext:value-type="float">
            <text:p>1.808</text:p>
          </table:table-cell>
          <table:table-cell office:value-type="float" office:value="1.758" calcext:value-type="float">
            <text:p>1.758</text:p>
          </table:table-cell>
          <table:table-cell table:style-name="ce3" office:value-type="string" calcext:value-type="string">
            <text:p>-0.26%</text:p>
          </table:table-cell>
        </table:table-row>
        <table:table-row table:style-name="ro1">
          <table:table-cell office:value-type="date" office:date-value="2001-07-01" calcext:value-type="date">
            <text:p>1. Jul. 2001</text:p>
          </table:table-cell>
          <table:table-cell office:value-type="float" office:value="1.7262" calcext:value-type="float">
            <text:p>1.7262</text:p>
          </table:table-cell>
          <table:table-cell office:value-type="float" office:value="1.7915" calcext:value-type="float">
            <text:p>1.7915</text:p>
          </table:table-cell>
          <table:table-cell office:value-type="float" office:value="1.8228" calcext:value-type="float">
            <text:p>1.8228</text:p>
          </table:table-cell>
          <table:table-cell office:value-type="float" office:value="1.71" calcext:value-type="float">
            <text:p>1.71</text:p>
          </table:table-cell>
          <table:table-cell table:style-name="ce3" office:value-type="string" calcext:value-type="string">
            <text:p>-3.75%</text:p>
          </table:table-cell>
        </table:table-row>
        <table:table-row table:style-name="ro1">
          <table:table-cell office:value-type="date" office:date-value="2001-08-01" calcext:value-type="date">
            <text:p>1. Aug. 2001</text:p>
          </table:table-cell>
          <table:table-cell office:value-type="float" office:value="1.6629" calcext:value-type="float">
            <text:p>1.6629</text:p>
          </table:table-cell>
          <table:table-cell office:value-type="float" office:value="1.726" calcext:value-type="float">
            <text:p>1.726</text:p>
          </table:table-cell>
          <table:table-cell office:value-type="float" office:value="1.727" calcext:value-type="float">
            <text:p>1.727</text:p>
          </table:table-cell>
          <table:table-cell office:value-type="float" office:value="1.645" calcext:value-type="float">
            <text:p>1.645</text:p>
          </table:table-cell>
          <table:table-cell table:style-name="ce3" office:value-type="string" calcext:value-type="string">
            <text:p>-3.67%</text:p>
          </table:table-cell>
        </table:table-row>
        <table:table-row table:style-name="ro1">
          <table:table-cell office:value-type="date" office:date-value="2001-09-01" calcext:value-type="date">
            <text:p>1. Sep. 2001</text:p>
          </table:table-cell>
          <table:table-cell office:value-type="float" office:value="1.6212" calcext:value-type="float">
            <text:p>1.6212</text:p>
          </table:table-cell>
          <table:table-cell office:value-type="float" office:value="1.6667" calcext:value-type="float">
            <text:p>1.6667</text:p>
          </table:table-cell>
          <table:table-cell office:value-type="float" office:value="1.7133" calcext:value-type="float">
            <text:p>1.7133</text:p>
          </table:table-cell>
          <table:table-cell office:value-type="float" office:value="1.5668" calcext:value-type="float">
            <text:p>1.5668</text:p>
          </table:table-cell>
          <table:table-cell table:style-name="ce3" office:value-type="string" calcext:value-type="string">
            <text:p>-2.51%</text:p>
          </table:table-cell>
        </table:table-row>
        <table:table-row table:style-name="ro1">
          <table:table-cell office:value-type="date" office:date-value="2001-10-01" calcext:value-type="date">
            <text:p>1. Oct. 2001</text:p>
          </table:table-cell>
          <table:table-cell office:value-type="float" office:value="1.6341" calcext:value-type="float">
            <text:p>1.6341</text:p>
          </table:table-cell>
          <table:table-cell office:value-type="float" office:value="1.6246" calcext:value-type="float">
            <text:p>1.6246</text:p>
          </table:table-cell>
          <table:table-cell office:value-type="float" office:value="1.669" calcext:value-type="float">
            <text:p>1.669</text:p>
          </table:table-cell>
          <table:table-cell office:value-type="float" office:value="1.5989" calcext:value-type="float">
            <text:p>1.5989</text:p>
          </table:table-cell>
          <table:table-cell table:style-name="ce3" office:value-type="string" calcext:value-type="string">
            <text:p>0.80%</text:p>
          </table:table-cell>
        </table:table-row>
        <table:table-row table:style-name="ro1">
          <table:table-cell office:value-type="date" office:date-value="2001-11-01" calcext:value-type="date">
            <text:p>1. Nov. 2001</text:p>
          </table:table-cell>
          <table:table-cell office:value-type="float" office:value="1.6413" calcext:value-type="float">
            <text:p>1.6413</text:p>
          </table:table-cell>
          <table:table-cell office:value-type="float" office:value="1.6345" calcext:value-type="float">
            <text:p>1.6345</text:p>
          </table:table-cell>
          <table:table-cell office:value-type="float" office:value="1.6776" calcext:value-type="float">
            <text:p>1.6776</text:p>
          </table:table-cell>
          <table:table-cell office:value-type="float" office:value="1.613" calcext:value-type="float">
            <text:p>1.613</text:p>
          </table:table-cell>
          <table:table-cell table:style-name="ce3" office:value-type="string" calcext:value-type="string">
            <text:p>0.44%</text:p>
          </table:table-cell>
        </table:table-row>
        <table:table-row table:style-name="ro1">
          <table:table-cell office:value-type="date" office:date-value="2001-12-01" calcext:value-type="date">
            <text:p>1. Dec. 2001</text:p>
          </table:table-cell>
          <table:table-cell office:value-type="float" office:value="1.6615" calcext:value-type="float">
            <text:p>1.6615</text:p>
          </table:table-cell>
          <table:table-cell office:value-type="float" office:value="1.6428" calcext:value-type="float">
            <text:p>1.6428</text:p>
          </table:table-cell>
          <table:table-cell office:value-type="float" office:value="1.6962" calcext:value-type="float">
            <text:p>1.6962</text:p>
          </table:table-cell>
          <table:table-cell office:value-type="float" office:value="1.6248" calcext:value-type="float">
            <text:p>1.6248</text:p>
          </table:table-cell>
          <table:table-cell table:style-name="ce3" office:value-type="string" calcext:value-type="string">
            <text:p>1.23%</text:p>
          </table:table-cell>
        </table:table-row>
        <table:table-row table:style-name="ro1">
          <table:table-cell office:value-type="date" office:date-value="2002-01-01" calcext:value-type="date">
            <text:p>1. Jan. 2002</text:p>
          </table:table-cell>
          <table:table-cell office:value-type="float" office:value="1.7192" calcext:value-type="float">
            <text:p>1.7192</text:p>
          </table:table-cell>
          <table:table-cell office:value-type="float" office:value="1.6612" calcext:value-type="float">
            <text:p>1.6612</text:p>
          </table:table-cell>
          <table:table-cell office:value-type="float" office:value="1.723" calcext:value-type="float">
            <text:p>1.723</text:p>
          </table:table-cell>
          <table:table-cell office:value-type="float" office:value="1.6353" calcext:value-type="float">
            <text:p>1.6353</text:p>
          </table:table-cell>
          <table:table-cell table:style-name="ce3" office:value-type="string" calcext:value-type="string">
            <text:p>3.47%</text:p>
          </table:table-cell>
        </table:table-row>
        <table:table-row table:style-name="ro1">
          <table:table-cell office:value-type="date" office:date-value="2002-02-01" calcext:value-type="date">
            <text:p>1. Feb. 2002</text:p>
          </table:table-cell>
          <table:table-cell office:value-type="float" office:value="1.6961" calcext:value-type="float">
            <text:p>1.6961</text:p>
          </table:table-cell>
          <table:table-cell office:value-type="float" office:value="1.7193" calcext:value-type="float">
            <text:p>1.7193</text:p>
          </table:table-cell>
          <table:table-cell office:value-type="float" office:value="1.7237" calcext:value-type="float">
            <text:p>1.7237</text:p>
          </table:table-cell>
          <table:table-cell office:value-type="float" office:value="1.6775" calcext:value-type="float">
            <text:p>1.6775</text:p>
          </table:table-cell>
          <table:table-cell table:style-name="ce3" office:value-type="string" calcext:value-type="string">
            <text:p>-1.34%</text:p>
          </table:table-cell>
        </table:table-row>
        <table:table-row table:style-name="ro1">
          <table:table-cell office:value-type="date" office:date-value="2002-03-01" calcext:value-type="date">
            <text:p>1. Mar. 2002</text:p>
          </table:table-cell>
          <table:table-cell office:value-type="float" office:value="1.6814" calcext:value-type="float">
            <text:p>1.6814</text:p>
          </table:table-cell>
          <table:table-cell office:value-type="float" office:value="1.6963" calcext:value-type="float">
            <text:p>1.6963</text:p>
          </table:table-cell>
          <table:table-cell office:value-type="float" office:value="1.7144" calcext:value-type="float">
            <text:p>1.7144</text:p>
          </table:table-cell>
          <table:table-cell office:value-type="float" office:value="1.6486" calcext:value-type="float">
            <text:p>1.6486</text:p>
          </table:table-cell>
          <table:table-cell table:style-name="ce3" office:value-type="string" calcext:value-type="string">
            <text:p>-0.87%</text:p>
          </table:table-cell>
        </table:table-row>
        <table:table-row table:style-name="ro1">
          <table:table-cell office:value-type="date" office:date-value="2002-04-01" calcext:value-type="date">
            <text:p>1. Apr. 2002</text:p>
          </table:table-cell>
          <table:table-cell office:value-type="float" office:value="1.6168" calcext:value-type="float">
            <text:p>1.6168</text:p>
          </table:table-cell>
          <table:table-cell office:value-type="float" office:value="1.6822" calcext:value-type="float">
            <text:p>1.6822</text:p>
          </table:table-cell>
          <table:table-cell office:value-type="float" office:value="1.6824" calcext:value-type="float">
            <text:p>1.6824</text:p>
          </table:table-cell>
          <table:table-cell office:value-type="float" office:value="1.6141" calcext:value-type="float">
            <text:p>1.6141</text:p>
          </table:table-cell>
          <table:table-cell table:style-name="ce3" office:value-type="string" calcext:value-type="string">
            <text:p>-3.84%</text:p>
          </table:table-cell>
        </table:table-row>
        <table:table-row table:style-name="ro1">
          <table:table-cell office:value-type="date" office:date-value="2002-05-01" calcext:value-type="date">
            <text:p>1. May. 2002</text:p>
          </table:table-cell>
          <table:table-cell office:value-type="float" office:value="1.5715" calcext:value-type="float">
            <text:p>1.5715</text:p>
          </table:table-cell>
          <table:table-cell office:value-type="float" office:value="1.6173" calcext:value-type="float">
            <text:p>1.6173</text:p>
          </table:table-cell>
          <table:table-cell office:value-type="float" office:value="1.6197" calcext:value-type="float">
            <text:p>1.6197</text:p>
          </table:table-cell>
          <table:table-cell office:value-type="float" office:value="1.5549" calcext:value-type="float">
            <text:p>1.5549</text:p>
          </table:table-cell>
          <table:table-cell table:style-name="ce3" office:value-type="string" calcext:value-type="string">
            <text:p>-2.80%</text:p>
          </table:table-cell>
        </table:table-row>
        <table:table-row table:style-name="ro1">
          <table:table-cell office:value-type="date" office:date-value="2002-06-01" calcext:value-type="date">
            <text:p>1. Jun. 2002</text:p>
          </table:table-cell>
          <table:table-cell office:value-type="float" office:value="1.481" calcext:value-type="float">
            <text:p>1.481</text:p>
          </table:table-cell>
          <table:table-cell office:value-type="float" office:value="1.5703" calcext:value-type="float">
            <text:p>1.5703</text:p>
          </table:table-cell>
          <table:table-cell office:value-type="float" office:value="1.578" calcext:value-type="float">
            <text:p>1.578</text:p>
          </table:table-cell>
          <table:table-cell office:value-type="float" office:value="1.4732" calcext:value-type="float">
            <text:p>1.4732</text:p>
          </table:table-cell>
          <table:table-cell table:style-name="ce3" office:value-type="string" calcext:value-type="string">
            <text:p>-5.76%</text:p>
          </table:table-cell>
        </table:table-row>
        <table:table-row table:style-name="ro1">
          <table:table-cell office:value-type="date" office:date-value="2002-07-01" calcext:value-type="date">
            <text:p>1. Jul. 2002</text:p>
          </table:table-cell>
          <table:table-cell office:value-type="float" office:value="1.4856" calcext:value-type="float">
            <text:p>1.4856</text:p>
          </table:table-cell>
          <table:table-cell office:value-type="float" office:value="1.4818" calcext:value-type="float">
            <text:p>1.4818</text:p>
          </table:table-cell>
          <table:table-cell office:value-type="float" office:value="1.5091" calcext:value-type="float">
            <text:p>1.5091</text:p>
          </table:table-cell>
          <table:table-cell office:value-type="float" office:value="1.4351" calcext:value-type="float">
            <text:p>1.4351</text:p>
          </table:table-cell>
          <table:table-cell table:style-name="ce3" office:value-type="string" calcext:value-type="string">
            <text:p>0.31%</text:p>
          </table:table-cell>
        </table:table-row>
        <table:table-row table:style-name="ro1">
          <table:table-cell office:value-type="date" office:date-value="2002-08-01" calcext:value-type="date">
            <text:p>1. Aug. 2002</text:p>
          </table:table-cell>
          <table:table-cell office:value-type="float" office:value="1.4979" calcext:value-type="float">
            <text:p>1.4979</text:p>
          </table:table-cell>
          <table:table-cell office:value-type="float" office:value="1.4855" calcext:value-type="float">
            <text:p>1.4855</text:p>
          </table:table-cell>
          <table:table-cell office:value-type="float" office:value="1.5243" calcext:value-type="float">
            <text:p>1.5243</text:p>
          </table:table-cell>
          <table:table-cell office:value-type="float" office:value="1.462" calcext:value-type="float">
            <text:p>1.462</text:p>
          </table:table-cell>
          <table:table-cell table:style-name="ce3" office:value-type="string" calcext:value-type="string">
            <text:p>0.83%</text:p>
          </table:table-cell>
        </table:table-row>
        <table:table-row table:style-name="ro1">
          <table:table-cell office:value-type="date" office:date-value="2002-09-01" calcext:value-type="date">
            <text:p>1. Sep. 2002</text:p>
          </table:table-cell>
          <table:table-cell office:value-type="float" office:value="1.4758" calcext:value-type="float">
            <text:p>1.4758</text:p>
          </table:table-cell>
          <table:table-cell office:value-type="float" office:value="1.4981" calcext:value-type="float">
            <text:p>1.4981</text:p>
          </table:table-cell>
          <table:table-cell office:value-type="float" office:value="1.5311" calcext:value-type="float">
            <text:p>1.5311</text:p>
          </table:table-cell>
          <table:table-cell office:value-type="float" office:value="1.4605" calcext:value-type="float">
            <text:p>1.4605</text:p>
          </table:table-cell>
          <table:table-cell table:style-name="ce3" office:value-type="string" calcext:value-type="string">
            <text:p>-1.48%</text:p>
          </table:table-cell>
        </table:table-row>
        <table:table-row table:style-name="ro1">
          <table:table-cell office:value-type="date" office:date-value="2002-10-01" calcext:value-type="date">
            <text:p>1. Oct. 2002</text:p>
          </table:table-cell>
          <table:table-cell office:value-type="float" office:value="1.4764" calcext:value-type="float">
            <text:p>1.4764</text:p>
          </table:table-cell>
          <table:table-cell office:value-type="float" office:value="1.4756" calcext:value-type="float">
            <text:p>1.4756</text:p>
          </table:table-cell>
          <table:table-cell office:value-type="float" office:value="1.5176" calcext:value-type="float">
            <text:p>1.5176</text:p>
          </table:table-cell>
          <table:table-cell office:value-type="float" office:value="1.4723" calcext:value-type="float">
            <text:p>1.4723</text:p>
          </table:table-cell>
          <table:table-cell table:style-name="ce3" office:value-type="string" calcext:value-type="string">
            <text:p>0.04%</text:p>
          </table:table-cell>
        </table:table-row>
        <table:table-row table:style-name="ro1">
          <table:table-cell office:value-type="date" office:date-value="2002-11-01" calcext:value-type="date">
            <text:p>1. Nov. 2002</text:p>
          </table:table-cell>
          <table:table-cell office:value-type="float" office:value="1.4828" calcext:value-type="float">
            <text:p>1.4828</text:p>
          </table:table-cell>
          <table:table-cell office:value-type="float" office:value="1.4764" calcext:value-type="float">
            <text:p>1.4764</text:p>
          </table:table-cell>
          <table:table-cell office:value-type="float" office:value="1.493" calcext:value-type="float">
            <text:p>1.493</text:p>
          </table:table-cell>
          <table:table-cell office:value-type="float" office:value="1.4381" calcext:value-type="float">
            <text:p>1.4381</text:p>
          </table:table-cell>
          <table:table-cell table:style-name="ce3" office:value-type="string" calcext:value-type="string">
            <text:p>0.43%</text:p>
          </table:table-cell>
        </table:table-row>
        <table:table-row table:style-name="ro1">
          <table:table-cell office:value-type="date" office:date-value="2002-12-01" calcext:value-type="date">
            <text:p>1. Dec. 2002</text:p>
          </table:table-cell>
          <table:table-cell office:value-type="float" office:value="1.3821" calcext:value-type="float">
            <text:p>1.3821</text:p>
          </table:table-cell>
          <table:table-cell office:value-type="float" office:value="1.4827" calcext:value-type="float">
            <text:p>1.4827</text:p>
          </table:table-cell>
          <table:table-cell office:value-type="float" office:value="1.4983" calcext:value-type="float">
            <text:p>1.4983</text:p>
          </table:table-cell>
          <table:table-cell office:value-type="float" office:value="1.3806" calcext:value-type="float">
            <text:p>1.3806</text:p>
          </table:table-cell>
          <table:table-cell table:style-name="ce3" office:value-type="string" calcext:value-type="string">
            <text:p>-6.79%</text:p>
          </table:table-cell>
        </table:table-row>
        <table:table-row table:style-name="ro1">
          <table:table-cell office:value-type="date" office:date-value="2003-01-01" calcext:value-type="date">
            <text:p>1. Jan. 2003</text:p>
          </table:table-cell>
          <table:table-cell office:value-type="float" office:value="1.3636" calcext:value-type="float">
            <text:p>1.3636</text:p>
          </table:table-cell>
          <table:table-cell office:value-type="float" office:value="1.3822" calcext:value-type="float">
            <text:p>1.3822</text:p>
          </table:table-cell>
          <table:table-cell office:value-type="float" office:value="1.4089" calcext:value-type="float">
            <text:p>1.4089</text:p>
          </table:table-cell>
          <table:table-cell office:value-type="float" office:value="1.3456" calcext:value-type="float">
            <text:p>1.3456</text:p>
          </table:table-cell>
          <table:table-cell table:style-name="ce3" office:value-type="string" calcext:value-type="string">
            <text:p>-1.34%</text:p>
          </table:table-cell>
        </table:table-row>
        <table:table-row table:style-name="ro1">
          <table:table-cell office:value-type="date" office:date-value="2003-02-01" calcext:value-type="date">
            <text:p>1. Feb. 2003</text:p>
          </table:table-cell>
          <table:table-cell office:value-type="float" office:value="1.3518" calcext:value-type="float">
            <text:p>1.3518</text:p>
          </table:table-cell>
          <table:table-cell office:value-type="float" office:value="1.3615" calcext:value-type="float">
            <text:p>1.3615</text:p>
          </table:table-cell>
          <table:table-cell office:value-type="float" office:value="1.3799" calcext:value-type="float">
            <text:p>1.3799</text:p>
          </table:table-cell>
          <table:table-cell office:value-type="float" office:value="1.3401" calcext:value-type="float">
            <text:p>1.3401</text:p>
          </table:table-cell>
          <table:table-cell table:style-name="ce3" office:value-type="string" calcext:value-type="string">
            <text:p>-0.87%</text:p>
          </table:table-cell>
        </table:table-row>
        <table:table-row table:style-name="ro1">
          <table:table-cell office:value-type="date" office:date-value="2003-03-01" calcext:value-type="date">
            <text:p>1. Mar. 2003</text:p>
          </table:table-cell>
          <table:table-cell office:value-type="float" office:value="1.351" calcext:value-type="float">
            <text:p>1.351</text:p>
          </table:table-cell>
          <table:table-cell office:value-type="float" office:value="1.3561" calcext:value-type="float">
            <text:p>1.3561</text:p>
          </table:table-cell>
          <table:table-cell office:value-type="float" office:value="1.4055" calcext:value-type="float">
            <text:p>1.4055</text:p>
          </table:table-cell>
          <table:table-cell office:value-type="float" office:value="1.3226" calcext:value-type="float">
            <text:p>1.3226</text:p>
          </table:table-cell>
          <table:table-cell table:style-name="ce3" office:value-type="string" calcext:value-type="string">
            <text:p>-0.06%</text:p>
          </table:table-cell>
        </table:table-row>
        <table:table-row table:style-name="ro1">
          <table:table-cell office:value-type="date" office:date-value="2003-04-01" calcext:value-type="date">
            <text:p>1. Apr. 2003</text:p>
          </table:table-cell>
          <table:table-cell office:value-type="float" office:value="1.3548" calcext:value-type="float">
            <text:p>1.3548</text:p>
          </table:table-cell>
          <table:table-cell office:value-type="float" office:value="1.3512" calcext:value-type="float">
            <text:p>1.3512</text:p>
          </table:table-cell>
          <table:table-cell office:value-type="float" office:value="1.4084" calcext:value-type="float">
            <text:p>1.4084</text:p>
          </table:table-cell>
          <table:table-cell office:value-type="float" office:value="1.3487" calcext:value-type="float">
            <text:p>1.3487</text:p>
          </table:table-cell>
          <table:table-cell table:style-name="ce3" office:value-type="string" calcext:value-type="string">
            <text:p>0.28%</text:p>
          </table:table-cell>
        </table:table-row>
        <table:table-row table:style-name="ro1">
          <table:table-cell office:value-type="date" office:date-value="2003-05-01" calcext:value-type="date">
            <text:p>1. May. 2003</text:p>
          </table:table-cell>
          <table:table-cell office:value-type="float" office:value="1.298" calcext:value-type="float">
            <text:p>1.298</text:p>
          </table:table-cell>
          <table:table-cell office:value-type="float" office:value="1.355" calcext:value-type="float">
            <text:p>1.355</text:p>
          </table:table-cell>
          <table:table-cell office:value-type="float" office:value="1.3595" calcext:value-type="float">
            <text:p>1.3595</text:p>
          </table:table-cell>
          <table:table-cell office:value-type="float" office:value="1.2776" calcext:value-type="float">
            <text:p>1.2776</text:p>
          </table:table-cell>
          <table:table-cell table:style-name="ce3" office:value-type="string" calcext:value-type="string">
            <text:p>-4.19%</text:p>
          </table:table-cell>
        </table:table-row>
        <table:table-row table:style-name="ro1">
          <table:table-cell office:value-type="date" office:date-value="2003-06-01" calcext:value-type="date">
            <text:p>1. Jun. 2003</text:p>
          </table:table-cell>
          <table:table-cell office:value-type="float" office:value="1.35" calcext:value-type="float">
            <text:p>1.35</text:p>
          </table:table-cell>
          <table:table-cell office:value-type="float" office:value="1.3054" calcext:value-type="float">
            <text:p>1.3054</text:p>
          </table:table-cell>
          <table:table-cell office:value-type="float" office:value="1.3615" calcext:value-type="float">
            <text:p>1.3615</text:p>
          </table:table-cell>
          <table:table-cell office:value-type="float" office:value="1.2937" calcext:value-type="float">
            <text:p>1.2937</text:p>
          </table:table-cell>
          <table:table-cell table:style-name="ce3" office:value-type="string" calcext:value-type="string">
            <text:p>4.01%</text:p>
          </table:table-cell>
        </table:table-row>
        <table:table-row table:style-name="ro1">
          <table:table-cell office:value-type="date" office:date-value="2003-07-01" calcext:value-type="date">
            <text:p>1. Jul. 2003</text:p>
          </table:table-cell>
          <table:table-cell office:value-type="float" office:value="1.3699" calcext:value-type="float">
            <text:p>1.3699</text:p>
          </table:table-cell>
          <table:table-cell office:value-type="float" office:value="1.3499" calcext:value-type="float">
            <text:p>1.3499</text:p>
          </table:table-cell>
          <table:table-cell office:value-type="float" office:value="1.3953" calcext:value-type="float">
            <text:p>1.3953</text:p>
          </table:table-cell>
          <table:table-cell office:value-type="float" office:value="1.3367" calcext:value-type="float">
            <text:p>1.3367</text:p>
          </table:table-cell>
          <table:table-cell table:style-name="ce3" office:value-type="string" calcext:value-type="string">
            <text:p>1.47%</text:p>
          </table:table-cell>
        </table:table-row>
        <table:table-row table:style-name="ro1">
          <table:table-cell office:value-type="date" office:date-value="2003-08-01" calcext:value-type="date">
            <text:p>1. Aug. 2003</text:p>
          </table:table-cell>
          <table:table-cell office:value-type="float" office:value="1.4003" calcext:value-type="float">
            <text:p>1.4003</text:p>
          </table:table-cell>
          <table:table-cell office:value-type="float" office:value="1.3698" calcext:value-type="float">
            <text:p>1.3698</text:p>
          </table:table-cell>
          <table:table-cell office:value-type="float" office:value="1.4275" calcext:value-type="float">
            <text:p>1.4275</text:p>
          </table:table-cell>
          <table:table-cell office:value-type="float" office:value="1.3405" calcext:value-type="float">
            <text:p>1.3405</text:p>
          </table:table-cell>
          <table:table-cell table:style-name="ce3" office:value-type="string" calcext:value-type="string">
            <text:p>2.22%</text:p>
          </table:table-cell>
        </table:table-row>
        <table:table-row table:style-name="ro1">
          <table:table-cell office:value-type="date" office:date-value="2003-09-01" calcext:value-type="date">
            <text:p>1. Sep. 2003</text:p>
          </table:table-cell>
          <table:table-cell office:value-type="float" office:value="1.3198" calcext:value-type="float">
            <text:p>1.3198</text:p>
          </table:table-cell>
          <table:table-cell office:value-type="float" office:value="1.4003" calcext:value-type="float">
            <text:p>1.4003</text:p>
          </table:table-cell>
          <table:table-cell office:value-type="float" office:value="1.4243" calcext:value-type="float">
            <text:p>1.4243</text:p>
          </table:table-cell>
          <table:table-cell office:value-type="float" office:value="1.3094" calcext:value-type="float">
            <text:p>1.3094</text:p>
          </table:table-cell>
          <table:table-cell table:style-name="ce3" office:value-type="string" calcext:value-type="string">
            <text:p>-5.75%</text:p>
          </table:table-cell>
        </table:table-row>
        <table:table-row table:style-name="ro1">
          <table:table-cell office:value-type="date" office:date-value="2003-10-01" calcext:value-type="date">
            <text:p>1. Oct. 2003</text:p>
          </table:table-cell>
          <table:table-cell office:value-type="float" office:value="1.3395" calcext:value-type="float">
            <text:p>1.3395</text:p>
          </table:table-cell>
          <table:table-cell office:value-type="float" office:value="1.3199" calcext:value-type="float">
            <text:p>1.3199</text:p>
          </table:table-cell>
          <table:table-cell office:value-type="float" office:value="1.3449" calcext:value-type="float">
            <text:p>1.3449</text:p>
          </table:table-cell>
          <table:table-cell office:value-type="float" office:value="1.3029" calcext:value-type="float">
            <text:p>1.3029</text:p>
          </table:table-cell>
          <table:table-cell table:style-name="ce3" office:value-type="string" calcext:value-type="string">
            <text:p>1.49%</text:p>
          </table:table-cell>
        </table:table-row>
        <table:table-row table:style-name="ro1">
          <table:table-cell office:value-type="date" office:date-value="2003-11-01" calcext:value-type="date">
            <text:p>1. Nov. 2003</text:p>
          </table:table-cell>
          <table:table-cell office:value-type="float" office:value="1.2909" calcext:value-type="float">
            <text:p>1.2909</text:p>
          </table:table-cell>
          <table:table-cell office:value-type="float" office:value="1.3397" calcext:value-type="float">
            <text:p>1.3397</text:p>
          </table:table-cell>
          <table:table-cell office:value-type="float" office:value="1.3808" calcext:value-type="float">
            <text:p>1.3808</text:p>
          </table:table-cell>
          <table:table-cell office:value-type="float" office:value="1.2876" calcext:value-type="float">
            <text:p>1.2876</text:p>
          </table:table-cell>
          <table:table-cell table:style-name="ce3" office:value-type="string" calcext:value-type="string">
            <text:p>-3.63%</text:p>
          </table:table-cell>
        </table:table-row>
        <table:table-row table:style-name="ro1">
          <table:table-cell office:value-type="date" office:date-value="2003-12-01" calcext:value-type="date">
            <text:p>1. Dec. 2003</text:p>
          </table:table-cell>
          <table:table-cell office:value-type="float" office:value="1.2392" calcext:value-type="float">
            <text:p>1.2392</text:p>
          </table:table-cell>
          <table:table-cell office:value-type="float" office:value="1.2926" calcext:value-type="float">
            <text:p>1.2926</text:p>
          </table:table-cell>
          <table:table-cell office:value-type="float" office:value="1.304" calcext:value-type="float">
            <text:p>1.304</text:p>
          </table:table-cell>
          <table:table-cell office:value-type="float" office:value="1.2306" calcext:value-type="float">
            <text:p>1.2306</text:p>
          </table:table-cell>
          <table:table-cell table:style-name="ce3" office:value-type="string" calcext:value-type="string">
            <text:p>-4.00%</text:p>
          </table:table-cell>
        </table:table-row>
        <table:table-row table:style-name="ro1">
          <table:table-cell office:value-type="date" office:date-value="2004-01-01" calcext:value-type="date">
            <text:p>1. Jan. 2004</text:p>
          </table:table-cell>
          <table:table-cell office:value-type="float" office:value="1.2564" calcext:value-type="float">
            <text:p>1.2564</text:p>
          </table:table-cell>
          <table:table-cell office:value-type="float" office:value="1.2389" calcext:value-type="float">
            <text:p>1.2389</text:p>
          </table:table-cell>
          <table:table-cell office:value-type="float" office:value="1.2727" calcext:value-type="float">
            <text:p>1.2727</text:p>
          </table:table-cell>
          <table:table-cell office:value-type="float" office:value="1.2138" calcext:value-type="float">
            <text:p>1.2138</text:p>
          </table:table-cell>
          <table:table-cell table:style-name="ce3" office:value-type="string" calcext:value-type="string">
            <text:p>1.39%</text:p>
          </table:table-cell>
        </table:table-row>
        <table:table-row table:style-name="ro1">
          <table:table-cell office:value-type="date" office:date-value="2004-02-01" calcext:value-type="date">
            <text:p>1. Feb. 2004</text:p>
          </table:table-cell>
          <table:table-cell office:value-type="float" office:value="1.2621" calcext:value-type="float">
            <text:p>1.2621</text:p>
          </table:table-cell>
          <table:table-cell office:value-type="float" office:value="1.2557" calcext:value-type="float">
            <text:p>1.2557</text:p>
          </table:table-cell>
          <table:table-cell office:value-type="float" office:value="1.2763" calcext:value-type="float">
            <text:p>1.2763</text:p>
          </table:table-cell>
          <table:table-cell office:value-type="float" office:value="1.2181" calcext:value-type="float">
            <text:p>1.2181</text:p>
          </table:table-cell>
          <table:table-cell table:style-name="ce3" office:value-type="string" calcext:value-type="string">
            <text:p>0.45%</text:p>
          </table:table-cell>
        </table:table-row>
        <table:table-row table:style-name="ro1">
          <table:table-cell office:value-type="date" office:date-value="2004-03-01" calcext:value-type="date">
            <text:p>1. Mar. 2004</text:p>
          </table:table-cell>
          <table:table-cell office:value-type="float" office:value="1.2658" calcext:value-type="float">
            <text:p>1.2658</text:p>
          </table:table-cell>
          <table:table-cell office:value-type="float" office:value="1.2616" calcext:value-type="float">
            <text:p>1.2616</text:p>
          </table:table-cell>
          <table:table-cell office:value-type="float" office:value="1.3075" calcext:value-type="float">
            <text:p>1.3075</text:p>
          </table:table-cell>
          <table:table-cell office:value-type="float" office:value="1.2515" calcext:value-type="float">
            <text:p>1.2515</text:p>
          </table:table-cell>
          <table:table-cell table:style-name="ce3" office:value-type="string" calcext:value-type="string">
            <text:p>0.29%</text:p>
          </table:table-cell>
        </table:table-row>
        <table:table-row table:style-name="ro1">
          <table:table-cell office:value-type="date" office:date-value="2004-04-01" calcext:value-type="date">
            <text:p>1. Apr. 2004</text:p>
          </table:table-cell>
          <table:table-cell office:value-type="float" office:value="1.2973" calcext:value-type="float">
            <text:p>1.2973</text:p>
          </table:table-cell>
          <table:table-cell office:value-type="float" office:value="1.2652" calcext:value-type="float">
            <text:p>1.2652</text:p>
          </table:table-cell>
          <table:table-cell office:value-type="float" office:value="1.3225" calcext:value-type="float">
            <text:p>1.3225</text:p>
          </table:table-cell>
          <table:table-cell office:value-type="float" office:value="1.2593" calcext:value-type="float">
            <text:p>1.2593</text:p>
          </table:table-cell>
          <table:table-cell table:style-name="ce3" office:value-type="string" calcext:value-type="string">
            <text:p>2.49%</text:p>
          </table:table-cell>
        </table:table-row>
        <table:table-row table:style-name="ro1">
          <table:table-cell office:value-type="date" office:date-value="2004-05-01" calcext:value-type="date">
            <text:p>1. May. 2004</text:p>
          </table:table-cell>
          <table:table-cell office:value-type="float" office:value="1.2543" calcext:value-type="float">
            <text:p>1.2543</text:p>
          </table:table-cell>
          <table:table-cell office:value-type="float" office:value="1.2945" calcext:value-type="float">
            <text:p>1.2945</text:p>
          </table:table-cell>
          <table:table-cell office:value-type="float" office:value="1.3085" calcext:value-type="float">
            <text:p>1.3085</text:p>
          </table:table-cell>
          <table:table-cell office:value-type="float" office:value="1.2423" calcext:value-type="float">
            <text:p>1.2423</text:p>
          </table:table-cell>
          <table:table-cell table:style-name="ce3" office:value-type="string" calcext:value-type="string">
            <text:p>-3.31%</text:p>
          </table:table-cell>
        </table:table-row>
        <table:table-row table:style-name="ro1">
          <table:table-cell office:value-type="date" office:date-value="2004-06-01" calcext:value-type="date">
            <text:p>1. Jun. 2004</text:p>
          </table:table-cell>
          <table:table-cell office:value-type="float" office:value="1.2494" calcext:value-type="float">
            <text:p>1.2494</text:p>
          </table:table-cell>
          <table:table-cell office:value-type="float" office:value="1.254" calcext:value-type="float">
            <text:p>1.254</text:p>
          </table:table-cell>
          <table:table-cell office:value-type="float" office:value="1.2704" calcext:value-type="float">
            <text:p>1.2704</text:p>
          </table:table-cell>
          <table:table-cell office:value-type="float" office:value="1.232" calcext:value-type="float">
            <text:p>1.232</text:p>
          </table:table-cell>
          <table:table-cell table:style-name="ce3" office:value-type="string" calcext:value-type="string">
            <text:p>-0.39%</text:p>
          </table:table-cell>
        </table:table-row>
        <table:table-row table:style-name="ro1">
          <table:table-cell office:value-type="date" office:date-value="2004-07-01" calcext:value-type="date">
            <text:p>1. Jul. 2004</text:p>
          </table:table-cell>
          <table:table-cell office:value-type="float" office:value="1.2817" calcext:value-type="float">
            <text:p>1.2817</text:p>
          </table:table-cell>
          <table:table-cell office:value-type="float" office:value="1.2498" calcext:value-type="float">
            <text:p>1.2498</text:p>
          </table:table-cell>
          <table:table-cell office:value-type="float" office:value="1.2844" calcext:value-type="float">
            <text:p>1.2844</text:p>
          </table:table-cell>
          <table:table-cell office:value-type="float" office:value="1.2202" calcext:value-type="float">
            <text:p>1.2202</text:p>
          </table:table-cell>
          <table:table-cell table:style-name="ce3" office:value-type="string" calcext:value-type="string">
            <text:p>2.59%</text:p>
          </table:table-cell>
        </table:table-row>
        <table:table-row table:style-name="ro1">
          <table:table-cell office:value-type="date" office:date-value="2004-08-01" calcext:value-type="date">
            <text:p>1. Aug. 2004</text:p>
          </table:table-cell>
          <table:table-cell office:value-type="float" office:value="1.2664" calcext:value-type="float">
            <text:p>1.2664</text:p>
          </table:table-cell>
          <table:table-cell office:value-type="float" office:value="1.274" calcext:value-type="float">
            <text:p>1.274</text:p>
          </table:table-cell>
          <table:table-cell office:value-type="float" office:value="1.2858" calcext:value-type="float">
            <text:p>1.2858</text:p>
          </table:table-cell>
          <table:table-cell office:value-type="float" office:value="1.2369" calcext:value-type="float">
            <text:p>1.2369</text:p>
          </table:table-cell>
          <table:table-cell table:style-name="ce3" office:value-type="string" calcext:value-type="string">
            <text:p>-1.19%</text:p>
          </table:table-cell>
        </table:table-row>
        <table:table-row table:style-name="ro1">
          <table:table-cell office:value-type="date" office:date-value="2004-09-01" calcext:value-type="date">
            <text:p>1. Sep. 2004</text:p>
          </table:table-cell>
          <table:table-cell office:value-type="float" office:value="1.2459" calcext:value-type="float">
            <text:p>1.2459</text:p>
          </table:table-cell>
          <table:table-cell office:value-type="float" office:value="1.2662" calcext:value-type="float">
            <text:p>1.2662</text:p>
          </table:table-cell>
          <table:table-cell office:value-type="float" office:value="1.279" calcext:value-type="float">
            <text:p>1.279</text:p>
          </table:table-cell>
          <table:table-cell office:value-type="float" office:value="1.2443" calcext:value-type="float">
            <text:p>1.2443</text:p>
          </table:table-cell>
          <table:table-cell table:style-name="ce3" office:value-type="string" calcext:value-type="string">
            <text:p>-1.62%</text:p>
          </table:table-cell>
        </table:table-row>
        <table:table-row table:style-name="ro1">
          <table:table-cell office:value-type="date" office:date-value="2004-10-01" calcext:value-type="date">
            <text:p>1. Oct. 2004</text:p>
          </table:table-cell>
          <table:table-cell office:value-type="float" office:value="1.1948" calcext:value-type="float">
            <text:p>1.1948</text:p>
          </table:table-cell>
          <table:table-cell office:value-type="float" office:value="1.2453" calcext:value-type="float">
            <text:p>1.2453</text:p>
          </table:table-cell>
          <table:table-cell office:value-type="float" office:value="1.2684" calcext:value-type="float">
            <text:p>1.2684</text:p>
          </table:table-cell>
          <table:table-cell office:value-type="float" office:value="1.1919" calcext:value-type="float">
            <text:p>1.1919</text:p>
          </table:table-cell>
          <table:table-cell table:style-name="ce3" office:value-type="string" calcext:value-type="string">
            <text:p>-4.10%</text:p>
          </table:table-cell>
        </table:table-row>
        <table:table-row table:style-name="ro1">
          <table:table-cell office:value-type="date" office:date-value="2004-11-01" calcext:value-type="date">
            <text:p>1. Nov. 2004</text:p>
          </table:table-cell>
          <table:table-cell office:value-type="float" office:value="1.1399" calcext:value-type="float">
            <text:p>1.1399</text:p>
          </table:table-cell>
          <table:table-cell office:value-type="float" office:value="1.193" calcext:value-type="float">
            <text:p>1.193</text:p>
          </table:table-cell>
          <table:table-cell office:value-type="float" office:value="1.2125" calcext:value-type="float">
            <text:p>1.2125</text:p>
          </table:table-cell>
          <table:table-cell office:value-type="float" office:value="1.1321" calcext:value-type="float">
            <text:p>1.1321</text:p>
          </table:table-cell>
          <table:table-cell table:style-name="ce3" office:value-type="string" calcext:value-type="string">
            <text:p>-4.59%</text:p>
          </table:table-cell>
        </table:table-row>
        <table:table-row table:style-name="ro1">
          <table:table-cell office:value-type="date" office:date-value="2004-12-01" calcext:value-type="date">
            <text:p>1. Dec. 2004</text:p>
          </table:table-cell>
          <table:table-cell office:value-type="float" office:value="1.1382" calcext:value-type="float">
            <text:p>1.1382</text:p>
          </table:table-cell>
          <table:table-cell office:value-type="float" office:value="1.1407" calcext:value-type="float">
            <text:p>1.1407</text:p>
          </table:table-cell>
          <table:table-cell office:value-type="float" office:value="1.1684" calcext:value-type="float">
            <text:p>1.1684</text:p>
          </table:table-cell>
          <table:table-cell office:value-type="float" office:value="1.128" calcext:value-type="float">
            <text:p>1.128</text:p>
          </table:table-cell>
          <table:table-cell table:style-name="ce3" office:value-type="string" calcext:value-type="string">
            <text:p>-0.15%</text:p>
          </table:table-cell>
        </table:table-row>
        <table:table-row table:style-name="ro1">
          <table:table-cell office:value-type="date" office:date-value="2005-01-01" calcext:value-type="date">
            <text:p>1. Jan. 2005</text:p>
          </table:table-cell>
          <table:table-cell office:value-type="float" office:value="1.189" calcext:value-type="float">
            <text:p>1.189</text:p>
          </table:table-cell>
          <table:table-cell office:value-type="float" office:value="1.1403" calcext:value-type="float">
            <text:p>1.1403</text:p>
          </table:table-cell>
          <table:table-cell office:value-type="float" office:value="1.1974" calcext:value-type="float">
            <text:p>1.1974</text:p>
          </table:table-cell>
          <table:table-cell office:value-type="float" office:value="1.1364" calcext:value-type="float">
            <text:p>1.1364</text:p>
          </table:table-cell>
          <table:table-cell table:style-name="ce3" office:value-type="string" calcext:value-type="string">
            <text:p>4.46%</text:p>
          </table:table-cell>
        </table:table-row>
        <table:table-row table:style-name="ro1">
          <table:table-cell office:value-type="date" office:date-value="2005-02-01" calcext:value-type="date">
            <text:p>1. Feb. 2005</text:p>
          </table:table-cell>
          <table:table-cell office:value-type="float" office:value="1.1613" calcext:value-type="float">
            <text:p>1.1613</text:p>
          </table:table-cell>
          <table:table-cell office:value-type="float" office:value="1.189" calcext:value-type="float">
            <text:p>1.189</text:p>
          </table:table-cell>
          <table:table-cell office:value-type="float" office:value="1.2262" calcext:value-type="float">
            <text:p>1.2262</text:p>
          </table:table-cell>
          <table:table-cell office:value-type="float" office:value="1.1567" calcext:value-type="float">
            <text:p>1.1567</text:p>
          </table:table-cell>
          <table:table-cell table:style-name="ce3" office:value-type="string" calcext:value-type="string">
            <text:p>-2.33%</text:p>
          </table:table-cell>
        </table:table-row>
        <table:table-row table:style-name="ro1">
          <table:table-cell office:value-type="date" office:date-value="2005-03-01" calcext:value-type="date">
            <text:p>1. Mar. 2005</text:p>
          </table:table-cell>
          <table:table-cell office:value-type="float" office:value="1.1965" calcext:value-type="float">
            <text:p>1.1965</text:p>
          </table:table-cell>
          <table:table-cell office:value-type="float" office:value="1.1626" calcext:value-type="float">
            <text:p>1.1626</text:p>
          </table:table-cell>
          <table:table-cell office:value-type="float" office:value="1.2085" calcext:value-type="float">
            <text:p>1.2085</text:p>
          </table:table-cell>
          <table:table-cell office:value-type="float" office:value="1.1474" calcext:value-type="float">
            <text:p>1.1474</text:p>
          </table:table-cell>
          <table:table-cell table:style-name="ce3" office:value-type="string" calcext:value-type="string">
            <text:p>3.03%</text:p>
          </table:table-cell>
        </table:table-row>
        <table:table-row table:style-name="ro1">
          <table:table-cell office:value-type="date" office:date-value="2005-04-01" calcext:value-type="date">
            <text:p>1. Apr. 2005</text:p>
          </table:table-cell>
          <table:table-cell office:value-type="float" office:value="1.1957" calcext:value-type="float">
            <text:p>1.1957</text:p>
          </table:table-cell>
          <table:table-cell office:value-type="float" office:value="1.1964" calcext:value-type="float">
            <text:p>1.1964</text:p>
          </table:table-cell>
          <table:table-cell office:value-type="float" office:value="1.2197" calcext:value-type="float">
            <text:p>1.2197</text:p>
          </table:table-cell>
          <table:table-cell office:value-type="float" office:value="1.1737" calcext:value-type="float">
            <text:p>1.1737</text:p>
          </table:table-cell>
          <table:table-cell table:style-name="ce3" office:value-type="string" calcext:value-type="string">
            <text:p>-0.07%</text:p>
          </table:table-cell>
        </table:table-row>
        <table:table-row table:style-name="ro1">
          <table:table-cell office:value-type="date" office:date-value="2005-05-01" calcext:value-type="date">
            <text:p>1. May. 2005</text:p>
          </table:table-cell>
          <table:table-cell office:value-type="float" office:value="1.2477" calcext:value-type="float">
            <text:p>1.2477</text:p>
          </table:table-cell>
          <table:table-cell office:value-type="float" office:value="1.1962" calcext:value-type="float">
            <text:p>1.1962</text:p>
          </table:table-cell>
          <table:table-cell office:value-type="float" office:value="1.2496" calcext:value-type="float">
            <text:p>1.2496</text:p>
          </table:table-cell>
          <table:table-cell office:value-type="float" office:value="1.1872" calcext:value-type="float">
            <text:p>1.1872</text:p>
          </table:table-cell>
          <table:table-cell table:style-name="ce3" office:value-type="string" calcext:value-type="string">
            <text:p>4.35%</text:p>
          </table:table-cell>
        </table:table-row>
        <table:table-row table:style-name="ro1">
          <table:table-cell office:value-type="date" office:date-value="2005-06-01" calcext:value-type="date">
            <text:p>1. Jun. 2005</text:p>
          </table:table-cell>
          <table:table-cell office:value-type="float" office:value="1.2818" calcext:value-type="float">
            <text:p>1.2818</text:p>
          </table:table-cell>
          <table:table-cell office:value-type="float" office:value="1.2476" calcext:value-type="float">
            <text:p>1.2476</text:p>
          </table:table-cell>
          <table:table-cell office:value-type="float" office:value="1.2878" calcext:value-type="float">
            <text:p>1.2878</text:p>
          </table:table-cell>
          <table:table-cell office:value-type="float" office:value="1.2407" calcext:value-type="float">
            <text:p>1.2407</text:p>
          </table:table-cell>
          <table:table-cell table:style-name="ce3" office:value-type="string" calcext:value-type="string">
            <text:p>2.73%</text:p>
          </table:table-cell>
        </table:table-row>
        <table:table-row table:style-name="ro1">
          <table:table-cell office:value-type="date" office:date-value="2005-07-01" calcext:value-type="date">
            <text:p>1. Jul. 2005</text:p>
          </table:table-cell>
          <table:table-cell office:value-type="float" office:value="1.2888" calcext:value-type="float">
            <text:p>1.2888</text:p>
          </table:table-cell>
          <table:table-cell office:value-type="float" office:value="1.2815" calcext:value-type="float">
            <text:p>1.2815</text:p>
          </table:table-cell>
          <table:table-cell office:value-type="float" office:value="1.3081" calcext:value-type="float">
            <text:p>1.3081</text:p>
          </table:table-cell>
          <table:table-cell office:value-type="float" office:value="1.2697" calcext:value-type="float">
            <text:p>1.2697</text:p>
          </table:table-cell>
          <table:table-cell table:style-name="ce3" office:value-type="string" calcext:value-type="string">
            <text:p>0.55%</text:p>
          </table:table-cell>
        </table:table-row>
        <table:table-row table:style-name="ro1">
          <table:table-cell office:value-type="date" office:date-value="2005-08-01" calcext:value-type="date">
            <text:p>1. Aug. 2005</text:p>
          </table:table-cell>
          <table:table-cell office:value-type="float" office:value="1.2529" calcext:value-type="float">
            <text:p>1.2529</text:p>
          </table:table-cell>
          <table:table-cell office:value-type="float" office:value="1.2884" calcext:value-type="float">
            <text:p>1.2884</text:p>
          </table:table-cell>
          <table:table-cell office:value-type="float" office:value="1.2903" calcext:value-type="float">
            <text:p>1.2903</text:p>
          </table:table-cell>
          <table:table-cell office:value-type="float" office:value="1.2431" calcext:value-type="float">
            <text:p>1.2431</text:p>
          </table:table-cell>
          <table:table-cell table:style-name="ce3" office:value-type="string" calcext:value-type="string">
            <text:p>-2.79%</text:p>
          </table:table-cell>
        </table:table-row>
        <table:table-row table:style-name="ro1">
          <table:table-cell office:value-type="date" office:date-value="2005-09-01" calcext:value-type="date">
            <text:p>1. Sep. 2005</text:p>
          </table:table-cell>
          <table:table-cell office:value-type="float" office:value="1.2933" calcext:value-type="float">
            <text:p>1.2933</text:p>
          </table:table-cell>
          <table:table-cell office:value-type="float" office:value="1.2531" calcext:value-type="float">
            <text:p>1.2531</text:p>
          </table:table-cell>
          <table:table-cell office:value-type="float" office:value="1.2998" calcext:value-type="float">
            <text:p>1.2998</text:p>
          </table:table-cell>
          <table:table-cell office:value-type="float" office:value="1.2238" calcext:value-type="float">
            <text:p>1.2238</text:p>
          </table:table-cell>
          <table:table-cell table:style-name="ce3" office:value-type="string" calcext:value-type="string">
            <text:p>3.22%</text:p>
          </table:table-cell>
        </table:table-row>
        <table:table-row table:style-name="ro1">
          <table:table-cell office:value-type="date" office:date-value="2005-10-01" calcext:value-type="date">
            <text:p>1. Oct. 2005</text:p>
          </table:table-cell>
          <table:table-cell office:value-type="float" office:value="1.289" calcext:value-type="float">
            <text:p>1.289</text:p>
          </table:table-cell>
          <table:table-cell office:value-type="float" office:value="1.2929" calcext:value-type="float">
            <text:p>1.2929</text:p>
          </table:table-cell>
          <table:table-cell office:value-type="float" office:value="1.3074" calcext:value-type="float">
            <text:p>1.3074</text:p>
          </table:table-cell>
          <table:table-cell office:value-type="float" office:value="1.267" calcext:value-type="float">
            <text:p>1.267</text:p>
          </table:table-cell>
          <table:table-cell table:style-name="ce3" office:value-type="string" calcext:value-type="string">
            <text:p>-0.33%</text:p>
          </table:table-cell>
        </table:table-row>
        <table:table-row table:style-name="ro1">
          <table:table-cell office:value-type="date" office:date-value="2005-11-01" calcext:value-type="date">
            <text:p>1. Nov. 2005</text:p>
          </table:table-cell>
          <table:table-cell office:value-type="float" office:value="1.3151" calcext:value-type="float">
            <text:p>1.3151</text:p>
          </table:table-cell>
          <table:table-cell office:value-type="float" office:value="1.2883" calcext:value-type="float">
            <text:p>1.2883</text:p>
          </table:table-cell>
          <table:table-cell office:value-type="float" office:value="1.3285" calcext:value-type="float">
            <text:p>1.3285</text:p>
          </table:table-cell>
          <table:table-cell office:value-type="float" office:value="1.2759" calcext:value-type="float">
            <text:p>1.2759</text:p>
          </table:table-cell>
          <table:table-cell table:style-name="ce3" office:value-type="string" calcext:value-type="string">
            <text:p>2.02%</text:p>
          </table:table-cell>
        </table:table-row>
        <table:table-row table:style-name="ro1">
          <table:table-cell office:value-type="date" office:date-value="2005-12-01" calcext:value-type="date">
            <text:p>1. Dec. 2005</text:p>
          </table:table-cell>
          <table:table-cell office:value-type="float" office:value="1.3136" calcext:value-type="float">
            <text:p>1.3136</text:p>
          </table:table-cell>
          <table:table-cell office:value-type="float" office:value="1.3149" calcext:value-type="float">
            <text:p>1.3149</text:p>
          </table:table-cell>
          <table:table-cell office:value-type="float" office:value="1.3232" calcext:value-type="float">
            <text:p>1.3232</text:p>
          </table:table-cell>
          <table:table-cell office:value-type="float" office:value="1.2774" calcext:value-type="float">
            <text:p>1.2774</text:p>
          </table:table-cell>
          <table:table-cell table:style-name="ce3" office:value-type="string" calcext:value-type="string">
            <text:p>-0.11%</text:p>
          </table:table-cell>
        </table:table-row>
        <table:table-row table:style-name="ro1">
          <table:table-cell office:value-type="date" office:date-value="2006-01-01" calcext:value-type="date">
            <text:p>1. Jan. 2006</text:p>
          </table:table-cell>
          <table:table-cell office:value-type="float" office:value="1.278" calcext:value-type="float">
            <text:p>1.278</text:p>
          </table:table-cell>
          <table:table-cell office:value-type="float" office:value="1.314" calcext:value-type="float">
            <text:p>1.314</text:p>
          </table:table-cell>
          <table:table-cell office:value-type="float" office:value="1.3159" calcext:value-type="float">
            <text:p>1.3159</text:p>
          </table:table-cell>
          <table:table-cell office:value-type="float" office:value="1.2557" calcext:value-type="float">
            <text:p>1.2557</text:p>
          </table:table-cell>
          <table:table-cell table:style-name="ce3" office:value-type="string" calcext:value-type="string">
            <text:p>-2.71%</text:p>
          </table:table-cell>
        </table:table-row>
        <table:table-row table:style-name="ro1">
          <table:table-cell office:value-type="date" office:date-value="2006-02-01" calcext:value-type="date">
            <text:p>1. Feb. 2006</text:p>
          </table:table-cell>
          <table:table-cell office:value-type="float" office:value="1.312" calcext:value-type="float">
            <text:p>1.312</text:p>
          </table:table-cell>
          <table:table-cell office:value-type="float" office:value="1.2782" calcext:value-type="float">
            <text:p>1.2782</text:p>
          </table:table-cell>
          <table:table-cell office:value-type="float" office:value="1.3238" calcext:value-type="float">
            <text:p>1.3238</text:p>
          </table:table-cell>
          <table:table-cell office:value-type="float" office:value="1.2771" calcext:value-type="float">
            <text:p>1.2771</text:p>
          </table:table-cell>
          <table:table-cell table:style-name="ce3" office:value-type="string" calcext:value-type="string">
            <text:p>2.66%</text:p>
          </table:table-cell>
        </table:table-row>
        <table:table-row table:style-name="ro1">
          <table:table-cell office:value-type="date" office:date-value="2006-03-01" calcext:value-type="date">
            <text:p>1. Mar. 2006</text:p>
          </table:table-cell>
          <table:table-cell office:value-type="float" office:value="1.3038" calcext:value-type="float">
            <text:p>1.3038</text:p>
          </table:table-cell>
          <table:table-cell office:value-type="float" office:value="1.3118" calcext:value-type="float">
            <text:p>1.3118</text:p>
          </table:table-cell>
          <table:table-cell office:value-type="float" office:value="1.3229" calcext:value-type="float">
            <text:p>1.3229</text:p>
          </table:table-cell>
          <table:table-cell office:value-type="float" office:value="1.287" calcext:value-type="float">
            <text:p>1.287</text:p>
          </table:table-cell>
          <table:table-cell table:style-name="ce3" office:value-type="string" calcext:value-type="string">
            <text:p>-0.63%</text:p>
          </table:table-cell>
        </table:table-row>
        <table:table-row table:style-name="ro1">
          <table:table-cell office:value-type="date" office:date-value="2006-04-01" calcext:value-type="date">
            <text:p>1. Apr. 2006</text:p>
          </table:table-cell>
          <table:table-cell office:value-type="float" office:value="1.2387" calcext:value-type="float">
            <text:p>1.2387</text:p>
          </table:table-cell>
          <table:table-cell office:value-type="float" office:value="1.3036" calcext:value-type="float">
            <text:p>1.3036</text:p>
          </table:table-cell>
          <table:table-cell office:value-type="float" office:value="1.3136" calcext:value-type="float">
            <text:p>1.3136</text:p>
          </table:table-cell>
          <table:table-cell office:value-type="float" office:value="1.2374" calcext:value-type="float">
            <text:p>1.2374</text:p>
          </table:table-cell>
          <table:table-cell table:style-name="ce3" office:value-type="string" calcext:value-type="string">
            <text:p>-4.99%</text:p>
          </table:table-cell>
        </table:table-row>
        <table:table-row table:style-name="ro1">
          <table:table-cell office:value-type="date" office:date-value="2006-05-01" calcext:value-type="date">
            <text:p>1. May. 2006</text:p>
          </table:table-cell>
          <table:table-cell office:value-type="float" office:value="1.2187" calcext:value-type="float">
            <text:p>1.2187</text:p>
          </table:table-cell>
          <table:table-cell office:value-type="float" office:value="1.2381" calcext:value-type="float">
            <text:p>1.2381</text:p>
          </table:table-cell>
          <table:table-cell office:value-type="float" office:value="1.2449" calcext:value-type="float">
            <text:p>1.2449</text:p>
          </table:table-cell>
          <table:table-cell office:value-type="float" office:value="1.1918" calcext:value-type="float">
            <text:p>1.1918</text:p>
          </table:table-cell>
          <table:table-cell table:style-name="ce3" office:value-type="string" calcext:value-type="string">
            <text:p>-1.61%</text:p>
          </table:table-cell>
        </table:table-row>
        <table:table-row table:style-name="ro1">
          <table:table-cell office:value-type="date" office:date-value="2006-06-01" calcext:value-type="date">
            <text:p>1. Jun. 2006</text:p>
          </table:table-cell>
          <table:table-cell office:value-type="float" office:value="1.2226" calcext:value-type="float">
            <text:p>1.2226</text:p>
          </table:table-cell>
          <table:table-cell office:value-type="float" office:value="1.2185" calcext:value-type="float">
            <text:p>1.2185</text:p>
          </table:table-cell>
          <table:table-cell office:value-type="float" office:value="1.2529" calcext:value-type="float">
            <text:p>1.2529</text:p>
          </table:table-cell>
          <table:table-cell office:value-type="float" office:value="1.2015" calcext:value-type="float">
            <text:p>1.2015</text:p>
          </table:table-cell>
          <table:table-cell table:style-name="ce3" office:value-type="string" calcext:value-type="string">
            <text:p>0.32%</text:p>
          </table:table-cell>
        </table:table-row>
        <table:table-row table:style-name="ro1">
          <table:table-cell office:value-type="date" office:date-value="2006-07-01" calcext:value-type="date">
            <text:p>1. Jul. 2006</text:p>
          </table:table-cell>
          <table:table-cell office:value-type="float" office:value="1.2315" calcext:value-type="float">
            <text:p>1.2315</text:p>
          </table:table-cell>
          <table:table-cell office:value-type="float" office:value="1.2229" calcext:value-type="float">
            <text:p>1.2229</text:p>
          </table:table-cell>
          <table:table-cell office:value-type="float" office:value="1.2595" calcext:value-type="float">
            <text:p>1.2595</text:p>
          </table:table-cell>
          <table:table-cell office:value-type="float" office:value="1.2184" calcext:value-type="float">
            <text:p>1.2184</text:p>
          </table:table-cell>
          <table:table-cell table:style-name="ce3" office:value-type="string" calcext:value-type="string">
            <text:p>0.73%</text:p>
          </table:table-cell>
        </table:table-row>
        <table:table-row table:style-name="ro1">
          <table:table-cell office:value-type="date" office:date-value="2006-08-01" calcext:value-type="date">
            <text:p>1. Aug. 2006</text:p>
          </table:table-cell>
          <table:table-cell office:value-type="float" office:value="1.2311" calcext:value-type="float">
            <text:p>1.2311</text:p>
          </table:table-cell>
          <table:table-cell office:value-type="float" office:value="1.2306" calcext:value-type="float">
            <text:p>1.2306</text:p>
          </table:table-cell>
          <table:table-cell office:value-type="float" office:value="1.2444" calcext:value-type="float">
            <text:p>1.2444</text:p>
          </table:table-cell>
          <table:table-cell office:value-type="float" office:value="1.2181" calcext:value-type="float">
            <text:p>1.2181</text:p>
          </table:table-cell>
          <table:table-cell table:style-name="ce3" office:value-type="string" calcext:value-type="string">
            <text:p>-0.03%</text:p>
          </table:table-cell>
        </table:table-row>
        <table:table-row table:style-name="ro1">
          <table:table-cell office:value-type="date" office:date-value="2006-09-01" calcext:value-type="date">
            <text:p>1. Sep. 2006</text:p>
          </table:table-cell>
          <table:table-cell office:value-type="float" office:value="1.2507" calcext:value-type="float">
            <text:p>1.2507</text:p>
          </table:table-cell>
          <table:table-cell office:value-type="float" office:value="1.2317" calcext:value-type="float">
            <text:p>1.2317</text:p>
          </table:table-cell>
          <table:table-cell office:value-type="float" office:value="1.2623" calcext:value-type="float">
            <text:p>1.2623</text:p>
          </table:table-cell>
          <table:table-cell office:value-type="float" office:value="1.2271" calcext:value-type="float">
            <text:p>1.2271</text:p>
          </table:table-cell>
          <table:table-cell table:style-name="ce3" office:value-type="string" calcext:value-type="string">
            <text:p>1.59%</text:p>
          </table:table-cell>
        </table:table-row>
        <table:table-row table:style-name="ro1">
          <table:table-cell office:value-type="date" office:date-value="2006-10-01" calcext:value-type="date">
            <text:p>1. Oct. 2006</text:p>
          </table:table-cell>
          <table:table-cell office:value-type="float" office:value="1.244" calcext:value-type="float">
            <text:p>1.244</text:p>
          </table:table-cell>
          <table:table-cell office:value-type="float" office:value="1.2499" calcext:value-type="float">
            <text:p>1.2499</text:p>
          </table:table-cell>
          <table:table-cell office:value-type="float" office:value="1.277" calcext:value-type="float">
            <text:p>1.277</text:p>
          </table:table-cell>
          <table:table-cell office:value-type="float" office:value="1.2402" calcext:value-type="float">
            <text:p>1.2402</text:p>
          </table:table-cell>
          <table:table-cell table:style-name="ce3" office:value-type="string" calcext:value-type="string">
            <text:p>-0.54%</text:p>
          </table:table-cell>
        </table:table-row>
        <table:table-row table:style-name="ro1">
          <table:table-cell office:value-type="date" office:date-value="2006-11-01" calcext:value-type="date">
            <text:p>1. Nov. 2006</text:p>
          </table:table-cell>
          <table:table-cell office:value-type="float" office:value="1.1989" calcext:value-type="float">
            <text:p>1.1989</text:p>
          </table:table-cell>
          <table:table-cell office:value-type="float" office:value="1.2439" calcext:value-type="float">
            <text:p>1.2439</text:p>
          </table:table-cell>
          <table:table-cell office:value-type="float" office:value="1.258" calcext:value-type="float">
            <text:p>1.258</text:p>
          </table:table-cell>
          <table:table-cell office:value-type="float" office:value="1.1957" calcext:value-type="float">
            <text:p>1.1957</text:p>
          </table:table-cell>
          <table:table-cell table:style-name="ce3" office:value-type="string" calcext:value-type="string">
            <text:p>-3.63%</text:p>
          </table:table-cell>
        </table:table-row>
        <table:table-row table:style-name="ro1">
          <table:table-cell office:value-type="date" office:date-value="2006-12-01" calcext:value-type="date">
            <text:p>1. Dec. 2006</text:p>
          </table:table-cell>
          <table:table-cell office:value-type="float" office:value="1.2186" calcext:value-type="float">
            <text:p>1.2186</text:p>
          </table:table-cell>
          <table:table-cell office:value-type="float" office:value="1.1981" calcext:value-type="float">
            <text:p>1.1981</text:p>
          </table:table-cell>
          <table:table-cell office:value-type="float" office:value="1.2272" calcext:value-type="float">
            <text:p>1.2272</text:p>
          </table:table-cell>
          <table:table-cell office:value-type="float" office:value="1.1879" calcext:value-type="float">
            <text:p>1.1879</text:p>
          </table:table-cell>
          <table:table-cell table:style-name="ce3" office:value-type="string" calcext:value-type="string">
            <text:p>1.64%</text:p>
          </table:table-cell>
        </table:table-row>
        <table:table-row table:style-name="ro1">
          <table:table-cell office:value-type="date" office:date-value="2007-01-01" calcext:value-type="date">
            <text:p>1. Jan. 2007</text:p>
          </table:table-cell>
          <table:table-cell office:value-type="float" office:value="1.2437" calcext:value-type="float">
            <text:p>1.2437</text:p>
          </table:table-cell>
          <table:table-cell office:value-type="float" office:value="1.2184" calcext:value-type="float">
            <text:p>1.2184</text:p>
          </table:table-cell>
          <table:table-cell office:value-type="float" office:value="1.2572" calcext:value-type="float">
            <text:p>1.2572</text:p>
          </table:table-cell>
          <table:table-cell office:value-type="float" office:value="1.2111" calcext:value-type="float">
            <text:p>1.2111</text:p>
          </table:table-cell>
          <table:table-cell table:style-name="ce3" office:value-type="string" calcext:value-type="string">
            <text:p>2.06%</text:p>
          </table:table-cell>
        </table:table-row>
        <table:table-row table:style-name="ro1">
          <table:table-cell office:value-type="date" office:date-value="2007-02-01" calcext:value-type="date">
            <text:p>1. Feb. 2007</text:p>
          </table:table-cell>
          <table:table-cell office:value-type="float" office:value="1.2188" calcext:value-type="float">
            <text:p>1.2188</text:p>
          </table:table-cell>
          <table:table-cell office:value-type="float" office:value="1.2441" calcext:value-type="float">
            <text:p>1.2441</text:p>
          </table:table-cell>
          <table:table-cell office:value-type="float" office:value="1.2552" calcext:value-type="float">
            <text:p>1.2552</text:p>
          </table:table-cell>
          <table:table-cell office:value-type="float" office:value="1.2142" calcext:value-type="float">
            <text:p>1.2142</text:p>
          </table:table-cell>
          <table:table-cell table:style-name="ce3" office:value-type="string" calcext:value-type="string">
            <text:p>-2.00%</text:p>
          </table:table-cell>
        </table:table-row>
        <table:table-row table:style-name="ro1">
          <table:table-cell office:value-type="date" office:date-value="2007-03-01" calcext:value-type="date">
            <text:p>1. Mar. 2007</text:p>
          </table:table-cell>
          <table:table-cell office:value-type="float" office:value="1.2156" calcext:value-type="float">
            <text:p>1.2156</text:p>
          </table:table-cell>
          <table:table-cell office:value-type="float" office:value="1.2198" calcext:value-type="float">
            <text:p>1.2198</text:p>
          </table:table-cell>
          <table:table-cell office:value-type="float" office:value="1.2355" calcext:value-type="float">
            <text:p>1.2355</text:p>
          </table:table-cell>
          <table:table-cell office:value-type="float" office:value="1.2029" calcext:value-type="float">
            <text:p>1.2029</text:p>
          </table:table-cell>
          <table:table-cell table:style-name="ce3" office:value-type="string" calcext:value-type="string">
            <text:p>-0.26%</text:p>
          </table:table-cell>
        </table:table-row>
        <table:table-row table:style-name="ro1">
          <table:table-cell office:value-type="date" office:date-value="2007-04-01" calcext:value-type="date">
            <text:p>1. Apr. 2007</text:p>
          </table:table-cell>
          <table:table-cell office:value-type="float" office:value="1.2074" calcext:value-type="float">
            <text:p>1.2074</text:p>
          </table:table-cell>
          <table:table-cell office:value-type="float" office:value="1.2133" calcext:value-type="float">
            <text:p>1.2133</text:p>
          </table:table-cell>
          <table:table-cell office:value-type="float" office:value="1.2284" calcext:value-type="float">
            <text:p>1.2284</text:p>
          </table:table-cell>
          <table:table-cell office:value-type="float" office:value="1.1995" calcext:value-type="float">
            <text:p>1.1995</text:p>
          </table:table-cell>
          <table:table-cell table:style-name="ce3" office:value-type="string" calcext:value-type="string">
            <text:p>-0.67%</text:p>
          </table:table-cell>
        </table:table-row>
        <table:table-row table:style-name="ro1">
          <table:table-cell office:value-type="date" office:date-value="2007-05-01" calcext:value-type="date">
            <text:p>1. May. 2007</text:p>
          </table:table-cell>
          <table:table-cell office:value-type="float" office:value="1.225" calcext:value-type="float">
            <text:p>1.225</text:p>
          </table:table-cell>
          <table:table-cell office:value-type="float" office:value="1.208" calcext:value-type="float">
            <text:p>1.208</text:p>
          </table:table-cell>
          <table:table-cell office:value-type="float" office:value="1.2332" calcext:value-type="float">
            <text:p>1.2332</text:p>
          </table:table-cell>
          <table:table-cell office:value-type="float" office:value="1.205" calcext:value-type="float">
            <text:p>1.205</text:p>
          </table:table-cell>
          <table:table-cell table:style-name="ce3" office:value-type="string" calcext:value-type="string">
            <text:p>1.46%</text:p>
          </table:table-cell>
        </table:table-row>
        <table:table-row table:style-name="ro1">
          <table:table-cell office:value-type="date" office:date-value="2007-06-01" calcext:value-type="date">
            <text:p>1. Jun. 2007</text:p>
          </table:table-cell>
          <table:table-cell office:value-type="float" office:value="1.2215" calcext:value-type="float">
            <text:p>1.2215</text:p>
          </table:table-cell>
          <table:table-cell office:value-type="float" office:value="1.2251" calcext:value-type="float">
            <text:p>1.2251</text:p>
          </table:table-cell>
          <table:table-cell office:value-type="float" office:value="1.247" calcext:value-type="float">
            <text:p>1.247</text:p>
          </table:table-cell>
          <table:table-cell office:value-type="float" office:value="1.2146" calcext:value-type="float">
            <text:p>1.2146</text:p>
          </table:table-cell>
          <table:table-cell table:style-name="ce3" office:value-type="string" calcext:value-type="string">
            <text:p>-0.29%</text:p>
          </table:table-cell>
        </table:table-row>
        <table:table-row table:style-name="ro1">
          <table:table-cell office:value-type="date" office:date-value="2007-07-01" calcext:value-type="date">
            <text:p>1. Jul. 2007</text:p>
          </table:table-cell>
          <table:table-cell office:value-type="float" office:value="1.2011" calcext:value-type="float">
            <text:p>1.2011</text:p>
          </table:table-cell>
          <table:table-cell office:value-type="float" office:value="1.221" calcext:value-type="float">
            <text:p>1.221</text:p>
          </table:table-cell>
          <table:table-cell office:value-type="float" office:value="1.2231" calcext:value-type="float">
            <text:p>1.2231</text:p>
          </table:table-cell>
          <table:table-cell office:value-type="float" office:value="1.196" calcext:value-type="float">
            <text:p>1.196</text:p>
          </table:table-cell>
          <table:table-cell table:style-name="ce3" office:value-type="string" calcext:value-type="string">
            <text:p>-1.67%</text:p>
          </table:table-cell>
        </table:table-row>
        <table:table-row table:style-name="ro1">
          <table:table-cell office:value-type="date" office:date-value="2007-08-01" calcext:value-type="date">
            <text:p>1. Aug. 2007</text:p>
          </table:table-cell>
          <table:table-cell office:value-type="float" office:value="1.2087" calcext:value-type="float">
            <text:p>1.2087</text:p>
          </table:table-cell>
          <table:table-cell office:value-type="float" office:value="1.2007" calcext:value-type="float">
            <text:p>1.2007</text:p>
          </table:table-cell>
          <table:table-cell office:value-type="float" office:value="1.2213" calcext:value-type="float">
            <text:p>1.2213</text:p>
          </table:table-cell>
          <table:table-cell office:value-type="float" office:value="1.1817" calcext:value-type="float">
            <text:p>1.1817</text:p>
          </table:table-cell>
          <table:table-cell table:style-name="ce3" office:value-type="string" calcext:value-type="string">
            <text:p>0.63%</text:p>
          </table:table-cell>
        </table:table-row>
        <table:table-row table:style-name="ro1">
          <table:table-cell office:value-type="date" office:date-value="2007-09-01" calcext:value-type="date">
            <text:p>1. Sep. 2007</text:p>
          </table:table-cell>
          <table:table-cell office:value-type="float" office:value="1.1643" calcext:value-type="float">
            <text:p>1.1643</text:p>
          </table:table-cell>
          <table:table-cell office:value-type="float" office:value="1.2078" calcext:value-type="float">
            <text:p>1.2078</text:p>
          </table:table-cell>
          <table:table-cell office:value-type="float" office:value="1.2153" calcext:value-type="float">
            <text:p>1.2153</text:p>
          </table:table-cell>
          <table:table-cell office:value-type="float" office:value="1.1624" calcext:value-type="float">
            <text:p>1.1624</text:p>
          </table:table-cell>
          <table:table-cell table:style-name="ce3" office:value-type="string" calcext:value-type="string">
            <text:p>-3.67%</text:p>
          </table:table-cell>
        </table:table-row>
        <table:table-row table:style-name="ro1">
          <table:table-cell office:value-type="date" office:date-value="2007-10-01" calcext:value-type="date">
            <text:p>1. Oct. 2007</text:p>
          </table:table-cell>
          <table:table-cell office:value-type="float" office:value="1.1583" calcext:value-type="float">
            <text:p>1.1583</text:p>
          </table:table-cell>
          <table:table-cell office:value-type="float" office:value="1.1623" calcext:value-type="float">
            <text:p>1.1623</text:p>
          </table:table-cell>
          <table:table-cell office:value-type="float" office:value="1.1894" calcext:value-type="float">
            <text:p>1.1894</text:p>
          </table:table-cell>
          <table:table-cell office:value-type="float" office:value="1.1555" calcext:value-type="float">
            <text:p>1.1555</text:p>
          </table:table-cell>
          <table:table-cell table:style-name="ce3" office:value-type="string" calcext:value-type="string">
            <text:p>-0.52%</text:p>
          </table:table-cell>
        </table:table-row>
        <table:table-row table:style-name="ro1">
          <table:table-cell office:value-type="date" office:date-value="2007-11-01" calcext:value-type="date">
            <text:p>1. Nov. 2007</text:p>
          </table:table-cell>
          <table:table-cell office:value-type="float" office:value="1.1324" calcext:value-type="float">
            <text:p>1.1324</text:p>
          </table:table-cell>
          <table:table-cell office:value-type="float" office:value="1.1585" calcext:value-type="float">
            <text:p>1.1585</text:p>
          </table:table-cell>
          <table:table-cell office:value-type="float" office:value="1.1638" calcext:value-type="float">
            <text:p>1.1638</text:p>
          </table:table-cell>
          <table:table-cell office:value-type="float" office:value="1.0896" calcext:value-type="float">
            <text:p>1.0896</text:p>
          </table:table-cell>
          <table:table-cell table:style-name="ce3" office:value-type="string" calcext:value-type="string">
            <text:p>-2.24%</text:p>
          </table:table-cell>
        </table:table-row>
        <table:table-row table:style-name="ro1">
          <table:table-cell office:value-type="date" office:date-value="2007-12-01" calcext:value-type="date">
            <text:p>1. Dec. 2007</text:p>
          </table:table-cell>
          <table:table-cell office:value-type="float" office:value="1.1338" calcext:value-type="float">
            <text:p>1.1338</text:p>
          </table:table-cell>
          <table:table-cell office:value-type="float" office:value="1.1308" calcext:value-type="float">
            <text:p>1.1308</text:p>
          </table:table-cell>
          <table:table-cell office:value-type="float" office:value="1.1626" calcext:value-type="float">
            <text:p>1.1626</text:p>
          </table:table-cell>
          <table:table-cell office:value-type="float" office:value="1.1153" calcext:value-type="float">
            <text:p>1.1153</text:p>
          </table:table-cell>
          <table:table-cell table:style-name="ce3" office:value-type="string" calcext:value-type="string">
            <text:p>0.12%</text:p>
          </table:table-cell>
        </table:table-row>
        <table:table-row table:style-name="ro1">
          <table:table-cell office:value-type="date" office:date-value="2008-01-01" calcext:value-type="date">
            <text:p>1. Jan. 2008</text:p>
          </table:table-cell>
          <table:table-cell office:value-type="float" office:value="1.0807" calcext:value-type="float">
            <text:p>1.0807</text:p>
          </table:table-cell>
          <table:table-cell office:value-type="float" office:value="1.1335" calcext:value-type="float">
            <text:p>1.1335</text:p>
          </table:table-cell>
          <table:table-cell office:value-type="float" office:value="1.1347" calcext:value-type="float">
            <text:p>1.1347</text:p>
          </table:table-cell>
          <table:table-cell office:value-type="float" office:value="1.0757" calcext:value-type="float">
            <text:p>1.0757</text:p>
          </table:table-cell>
          <table:table-cell table:style-name="ce3" office:value-type="string" calcext:value-type="string">
            <text:p>-4.68%</text:p>
          </table:table-cell>
        </table:table-row>
        <table:table-row table:style-name="ro1">
          <table:table-cell office:value-type="date" office:date-value="2008-02-01" calcext:value-type="date">
            <text:p>1. Feb. 2008</text:p>
          </table:table-cell>
          <table:table-cell office:value-type="float" office:value="1.0412" calcext:value-type="float">
            <text:p>1.0412</text:p>
          </table:table-cell>
          <table:table-cell office:value-type="float" office:value="1.082" calcext:value-type="float">
            <text:p>1.082</text:p>
          </table:table-cell>
          <table:table-cell office:value-type="float" office:value="1.1108" calcext:value-type="float">
            <text:p>1.1108</text:p>
          </table:table-cell>
          <table:table-cell office:value-type="float" office:value="1.041" calcext:value-type="float">
            <text:p>1.041</text:p>
          </table:table-cell>
          <table:table-cell table:style-name="ce3" office:value-type="string" calcext:value-type="string">
            <text:p>-3.66%</text:p>
          </table:table-cell>
        </table:table-row>
        <table:table-row table:style-name="ro1">
          <table:table-cell office:value-type="date" office:date-value="2008-03-01" calcext:value-type="date">
            <text:p>1. Mar. 2008</text:p>
          </table:table-cell>
          <table:table-cell office:value-type="float" office:value="0.9937" calcext:value-type="float">
            <text:p>0.9937</text:p>
          </table:table-cell>
          <table:table-cell office:value-type="float" office:value="1.04" calcext:value-type="float">
            <text:p>1.04</text:p>
          </table:table-cell>
          <table:table-cell office:value-type="float" office:value="1.0457" calcext:value-type="float">
            <text:p>1.0457</text:p>
          </table:table-cell>
          <table:table-cell office:value-type="float" office:value="0.9677" calcext:value-type="float">
            <text:p>0.9677</text:p>
          </table:table-cell>
          <table:table-cell table:style-name="ce3" office:value-type="string" calcext:value-type="string">
            <text:p>-4.56%</text:p>
          </table:table-cell>
        </table:table-row>
        <table:table-row table:style-name="ro1">
          <table:table-cell office:value-type="date" office:date-value="2008-04-01" calcext:value-type="date">
            <text:p>1. Apr. 2008</text:p>
          </table:table-cell>
          <table:table-cell office:value-type="float" office:value="1.0354" calcext:value-type="float">
            <text:p>1.0354</text:p>
          </table:table-cell>
          <table:table-cell office:value-type="float" office:value="0.9948" calcext:value-type="float">
            <text:p>0.9948</text:p>
          </table:table-cell>
          <table:table-cell office:value-type="float" office:value="1.0443" calcext:value-type="float">
            <text:p>1.0443</text:p>
          </table:table-cell>
          <table:table-cell office:value-type="float" office:value="0.9888" calcext:value-type="float">
            <text:p>0.9888</text:p>
          </table:table-cell>
          <table:table-cell table:style-name="ce3" office:value-type="string" calcext:value-type="string">
            <text:p>4.20%</text:p>
          </table:table-cell>
        </table:table-row>
        <table:table-row table:style-name="ro1">
          <table:table-cell office:value-type="date" office:date-value="2008-05-01" calcext:value-type="date">
            <text:p>1. May. 2008</text:p>
          </table:table-cell>
          <table:table-cell office:value-type="float" office:value="1.0423" calcext:value-type="float">
            <text:p>1.0423</text:p>
          </table:table-cell>
          <table:table-cell office:value-type="float" office:value="1.0354" calcext:value-type="float">
            <text:p>1.0354</text:p>
          </table:table-cell>
          <table:table-cell office:value-type="float" office:value="1.0625" calcext:value-type="float">
            <text:p>1.0625</text:p>
          </table:table-cell>
          <table:table-cell office:value-type="float" office:value="1.0216" calcext:value-type="float">
            <text:p>1.0216</text:p>
          </table:table-cell>
          <table:table-cell table:style-name="ce3" office:value-type="string" calcext:value-type="string">
            <text:p>0.67%</text:p>
          </table:table-cell>
        </table:table-row>
        <table:table-row table:style-name="ro1">
          <table:table-cell office:value-type="date" office:date-value="2008-06-01" calcext:value-type="date">
            <text:p>1. Jun. 2008</text:p>
          </table:table-cell>
          <table:table-cell office:value-type="float" office:value="1.0209" calcext:value-type="float">
            <text:p>1.0209</text:p>
          </table:table-cell>
          <table:table-cell office:value-type="float" office:value="1.042" calcext:value-type="float">
            <text:p>1.042</text:p>
          </table:table-cell>
          <table:table-cell office:value-type="float" office:value="1.0542" calcext:value-type="float">
            <text:p>1.0542</text:p>
          </table:table-cell>
          <table:table-cell office:value-type="float" office:value="1.013" calcext:value-type="float">
            <text:p>1.013</text:p>
          </table:table-cell>
          <table:table-cell table:style-name="ce3" office:value-type="string" calcext:value-type="string">
            <text:p>-2.05%</text:p>
          </table:table-cell>
        </table:table-row>
        <table:table-row table:style-name="ro1">
          <table:table-cell office:value-type="date" office:date-value="2008-07-01" calcext:value-type="date">
            <text:p>1. Jul. 2008</text:p>
          </table:table-cell>
          <table:table-cell office:value-type="float" office:value="1.0472" calcext:value-type="float">
            <text:p>1.0472</text:p>
          </table:table-cell>
          <table:table-cell office:value-type="float" office:value="1.0209" calcext:value-type="float">
            <text:p>1.0209</text:p>
          </table:table-cell>
          <table:table-cell office:value-type="float" office:value="1.0523" calcext:value-type="float">
            <text:p>1.0523</text:p>
          </table:table-cell>
          <table:table-cell office:value-type="float" office:value="1.0011" calcext:value-type="float">
            <text:p>1.0011</text:p>
          </table:table-cell>
          <table:table-cell table:style-name="ce3" office:value-type="string" calcext:value-type="string">
            <text:p>2.58%</text:p>
          </table:table-cell>
        </table:table-row>
        <table:table-row table:style-name="ro1">
          <table:table-cell office:value-type="date" office:date-value="2008-08-01" calcext:value-type="date">
            <text:p>1. Aug. 2008</text:p>
          </table:table-cell>
          <table:table-cell office:value-type="float" office:value="1.1014" calcext:value-type="float">
            <text:p>1.1014</text:p>
          </table:table-cell>
          <table:table-cell office:value-type="float" office:value="1.0477" calcext:value-type="float">
            <text:p>1.0477</text:p>
          </table:table-cell>
          <table:table-cell office:value-type="float" office:value="1.1089" calcext:value-type="float">
            <text:p>1.1089</text:p>
          </table:table-cell>
          <table:table-cell office:value-type="float" office:value="1.0434" calcext:value-type="float">
            <text:p>1.0434</text:p>
          </table:table-cell>
          <table:table-cell table:style-name="ce3" office:value-type="string" calcext:value-type="string">
            <text:p>5.18%</text:p>
          </table:table-cell>
        </table:table-row>
        <table:table-row table:style-name="ro1">
          <table:table-cell office:value-type="date" office:date-value="2008-09-01" calcext:value-type="date">
            <text:p>1. Sep. 2008</text:p>
          </table:table-cell>
          <table:table-cell office:value-type="float" office:value="1.1214" calcext:value-type="float">
            <text:p>1.1214</text:p>
          </table:table-cell>
          <table:table-cell office:value-type="float" office:value="1.0983" calcext:value-type="float">
            <text:p>1.0983</text:p>
          </table:table-cell>
          <table:table-cell office:value-type="float" office:value="1.1421" calcext:value-type="float">
            <text:p>1.1421</text:p>
          </table:table-cell>
          <table:table-cell office:value-type="float" office:value="1.0695" calcext:value-type="float">
            <text:p>1.0695</text:p>
          </table:table-cell>
          <table:table-cell table:style-name="ce3" office:value-type="string" calcext:value-type="string">
            <text:p>1.82%</text:p>
          </table:table-cell>
        </table:table-row>
        <table:table-row table:style-name="ro1">
          <table:table-cell office:value-type="date" office:date-value="2008-10-01" calcext:value-type="date">
            <text:p>1. Oct. 2008</text:p>
          </table:table-cell>
          <table:table-cell office:value-type="float" office:value="1.1578" calcext:value-type="float">
            <text:p>1.1578</text:p>
          </table:table-cell>
          <table:table-cell office:value-type="float" office:value="1.1199" calcext:value-type="float">
            <text:p>1.1199</text:p>
          </table:table-cell>
          <table:table-cell office:value-type="float" office:value="1.175" calcext:value-type="float">
            <text:p>1.175</text:p>
          </table:table-cell>
          <table:table-cell office:value-type="float" office:value="1.1127" calcext:value-type="float">
            <text:p>1.1127</text:p>
          </table:table-cell>
          <table:table-cell table:style-name="ce3" office:value-type="string" calcext:value-type="string">
            <text:p>3.25%</text:p>
          </table:table-cell>
        </table:table-row>
        <table:table-row table:style-name="ro1">
          <table:table-cell office:value-type="date" office:date-value="2008-11-01" calcext:value-type="date">
            <text:p>1. Nov. 2008</text:p>
          </table:table-cell>
          <table:table-cell office:value-type="float" office:value="1.2138" calcext:value-type="float">
            <text:p>1.2138</text:p>
          </table:table-cell>
          <table:table-cell office:value-type="float" office:value="1.1576" calcext:value-type="float">
            <text:p>1.1576</text:p>
          </table:table-cell>
          <table:table-cell office:value-type="float" office:value="1.2302" calcext:value-type="float">
            <text:p>1.2302</text:p>
          </table:table-cell>
          <table:table-cell office:value-type="float" office:value="1.1476" calcext:value-type="float">
            <text:p>1.1476</text:p>
          </table:table-cell>
          <table:table-cell table:style-name="ce3" office:value-type="string" calcext:value-type="string">
            <text:p>4.84%</text:p>
          </table:table-cell>
        </table:table-row>
        <table:table-row table:style-name="ro1">
          <table:table-cell office:value-type="date" office:date-value="2008-12-01" calcext:value-type="date">
            <text:p>1. Dec. 2008</text:p>
          </table:table-cell>
          <table:table-cell office:value-type="float" office:value="1.0672" calcext:value-type="float">
            <text:p>1.0672</text:p>
          </table:table-cell>
          <table:table-cell office:value-type="float" office:value="1.213" calcext:value-type="float">
            <text:p>1.213</text:p>
          </table:table-cell>
          <table:table-cell office:value-type="float" office:value="1.2253" calcext:value-type="float">
            <text:p>1.2253</text:p>
          </table:table-cell>
          <table:table-cell office:value-type="float" office:value="1.037" calcext:value-type="float">
            <text:p>1.037</text:p>
          </table:table-cell>
          <table:table-cell table:style-name="ce3" office:value-type="string" calcext:value-type="string">
            <text:p>-12.08%</text:p>
          </table:table-cell>
        </table:table-row>
        <table:table-row table:style-name="ro1">
          <table:table-cell office:value-type="date" office:date-value="2009-01-01" calcext:value-type="date">
            <text:p>1. Jan. 2009</text:p>
          </table:table-cell>
          <table:table-cell office:value-type="float" office:value="1.161" calcext:value-type="float">
            <text:p>1.161</text:p>
          </table:table-cell>
          <table:table-cell office:value-type="float" office:value="1.0708" calcext:value-type="float">
            <text:p>1.0708</text:p>
          </table:table-cell>
          <table:table-cell office:value-type="float" office:value="1.1717" calcext:value-type="float">
            <text:p>1.1717</text:p>
          </table:table-cell>
          <table:table-cell office:value-type="float" office:value="1.061" calcext:value-type="float">
            <text:p>1.061</text:p>
          </table:table-cell>
          <table:table-cell table:style-name="ce3" office:value-type="string" calcext:value-type="string">
            <text:p>8.79%</text:p>
          </table:table-cell>
        </table:table-row>
        <table:table-row table:style-name="ro1">
          <table:table-cell office:value-type="date" office:date-value="2009-02-01" calcext:value-type="date">
            <text:p>1. Feb. 2009</text:p>
          </table:table-cell>
          <table:table-cell office:value-type="float" office:value="1.1708" calcext:value-type="float">
            <text:p>1.1708</text:p>
          </table:table-cell>
          <table:table-cell office:value-type="float" office:value="1.1623" calcext:value-type="float">
            <text:p>1.1623</text:p>
          </table:table-cell>
          <table:table-cell office:value-type="float" office:value="1.1886" calcext:value-type="float">
            <text:p>1.1886</text:p>
          </table:table-cell>
          <table:table-cell office:value-type="float" office:value="1.14" calcext:value-type="float">
            <text:p>1.14</text:p>
          </table:table-cell>
          <table:table-cell table:style-name="ce3" office:value-type="string" calcext:value-type="string">
            <text:p>0.84%</text:p>
          </table:table-cell>
        </table:table-row>
        <table:table-row table:style-name="ro1">
          <table:table-cell office:value-type="date" office:date-value="2009-03-01" calcext:value-type="date">
            <text:p>1. Mar. 2009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1716" calcext:value-type="float">
            <text:p>1.1716</text:p>
          </table:table-cell>
          <table:table-cell office:value-type="float" office:value="1.197" calcext:value-type="float">
            <text:p>1.197</text:p>
          </table:table-cell>
          <table:table-cell office:value-type="float" office:value="1.1162" calcext:value-type="float">
            <text:p>1.1162</text:p>
          </table:table-cell>
          <table:table-cell table:style-name="ce3" office:value-type="string" calcext:value-type="string">
            <text:p>-2.69%</text:p>
          </table:table-cell>
        </table:table-row>
        <table:table-row table:style-name="ro1">
          <table:table-cell office:value-type="date" office:date-value="2009-04-01" calcext:value-type="date">
            <text:p>1. Apr. 2009</text:p>
          </table:table-cell>
          <table:table-cell office:value-type="float" office:value="1.1412" calcext:value-type="float">
            <text:p>1.1412</text:p>
          </table:table-cell>
          <table:table-cell office:value-type="float" office:value="1.1402" calcext:value-type="float">
            <text:p>1.1402</text:p>
          </table:table-cell>
          <table:table-cell office:value-type="float" office:value="1.1744" calcext:value-type="float">
            <text:p>1.1744</text:p>
          </table:table-cell>
          <table:table-cell office:value-type="float" office:value="1.124" calcext:value-type="float">
            <text:p>1.124</text:p>
          </table:table-cell>
          <table:table-cell table:style-name="ce3" office:value-type="string" calcext:value-type="string">
            <text:p>0.17%</text:p>
          </table:table-cell>
        </table:table-row>
        <table:table-row table:style-name="ro1">
          <table:table-cell office:value-type="date" office:date-value="2009-05-01" calcext:value-type="date">
            <text:p>1. May. 2009</text:p>
          </table:table-cell>
          <table:table-cell office:value-type="float" office:value="1.0668" calcext:value-type="float">
            <text:p>1.0668</text:p>
          </table:table-cell>
          <table:table-cell office:value-type="float" office:value="1.1415" calcext:value-type="float">
            <text:p>1.1415</text:p>
          </table:table-cell>
          <table:table-cell office:value-type="float" office:value="1.1425" calcext:value-type="float">
            <text:p>1.1425</text:p>
          </table:table-cell>
          <table:table-cell office:value-type="float" office:value="1.0657" calcext:value-type="float">
            <text:p>1.0657</text:p>
          </table:table-cell>
          <table:table-cell table:style-name="ce3" office:value-type="string" calcext:value-type="string">
            <text:p>-6.52%</text:p>
          </table:table-cell>
        </table:table-row>
        <table:table-row table:style-name="ro1">
          <table:table-cell office:value-type="date" office:date-value="2009-06-01" calcext:value-type="date">
            <text:p>1. Jun. 2009</text:p>
          </table:table-cell>
          <table:table-cell office:value-type="float" office:value="1.086" calcext:value-type="float">
            <text:p>1.086</text:p>
          </table:table-cell>
          <table:table-cell office:value-type="float" office:value="1.068" calcext:value-type="float">
            <text:p>1.068</text:p>
          </table:table-cell>
          <table:table-cell office:value-type="float" office:value="1.1025" calcext:value-type="float">
            <text:p>1.1025</text:p>
          </table:table-cell>
          <table:table-cell office:value-type="float" office:value="1.0592" calcext:value-type="float">
            <text:p>1.0592</text:p>
          </table:table-cell>
          <table:table-cell table:style-name="ce3" office:value-type="string" calcext:value-type="string">
            <text:p>1.80%</text:p>
          </table:table-cell>
        </table:table-row>
        <table:table-row table:style-name="ro1">
          <table:table-cell office:value-type="date" office:date-value="2009-07-01" calcext:value-type="date">
            <text:p>1. Jul. 2009</text:p>
          </table:table-cell>
          <table:table-cell office:value-type="float" office:value="1.0686" calcext:value-type="float">
            <text:p>1.0686</text:p>
          </table:table-cell>
          <table:table-cell office:value-type="float" office:value="1.086" calcext:value-type="float">
            <text:p>1.086</text:p>
          </table:table-cell>
          <table:table-cell office:value-type="float" office:value="1.0958" calcext:value-type="float">
            <text:p>1.0958</text:p>
          </table:table-cell>
          <table:table-cell office:value-type="float" office:value="1.0623" calcext:value-type="float">
            <text:p>1.0623</text:p>
          </table:table-cell>
          <table:table-cell table:style-name="ce3" office:value-type="string" calcext:value-type="string">
            <text:p>-1.60%</text:p>
          </table:table-cell>
        </table:table-row>
        <table:table-row table:style-name="ro1">
          <table:table-cell office:value-type="date" office:date-value="2009-08-01" calcext:value-type="date">
            <text:p>1. Aug. 2009</text:p>
          </table:table-cell>
          <table:table-cell office:value-type="float" office:value="1.059" calcext:value-type="float">
            <text:p>1.059</text:p>
          </table:table-cell>
          <table:table-cell office:value-type="float" office:value="1.0676" calcext:value-type="float">
            <text:p>1.0676</text:p>
          </table:table-cell>
          <table:table-cell office:value-type="float" office:value="1.0885" calcext:value-type="float">
            <text:p>1.0885</text:p>
          </table:table-cell>
          <table:table-cell office:value-type="float" office:value="1.0525" calcext:value-type="float">
            <text:p>1.0525</text:p>
          </table:table-cell>
          <table:table-cell table:style-name="ce3" office:value-type="string" calcext:value-type="string">
            <text:p>-0.90%</text:p>
          </table:table-cell>
        </table:table-row>
        <table:table-row table:style-name="ro1">
          <table:table-cell office:value-type="date" office:date-value="2009-09-01" calcext:value-type="date">
            <text:p>1. Sep. 2009</text:p>
          </table:table-cell>
          <table:table-cell office:value-type="float" office:value="1.036" calcext:value-type="float">
            <text:p>1.036</text:p>
          </table:table-cell>
          <table:table-cell office:value-type="float" office:value="1.0591" calcext:value-type="float">
            <text:p>1.0591</text:p>
          </table:table-cell>
          <table:table-cell office:value-type="float" office:value="1.0708" calcext:value-type="float">
            <text:p>1.0708</text:p>
          </table:table-cell>
          <table:table-cell office:value-type="float" office:value="1.0187" calcext:value-type="float">
            <text:p>1.0187</text:p>
          </table:table-cell>
          <table:table-cell table:style-name="ce3" office:value-type="string" calcext:value-type="string">
            <text:p>-2.17%</text:p>
          </table:table-cell>
        </table:table-row>
        <table:table-row table:style-name="ro1">
          <table:table-cell office:value-type="date" office:date-value="2009-10-01" calcext:value-type="date">
            <text:p>1. Oct. 2009</text:p>
          </table:table-cell>
          <table:table-cell office:value-type="float" office:value="1.0265" calcext:value-type="float">
            <text:p>1.0265</text:p>
          </table:table-cell>
          <table:table-cell office:value-type="float" office:value="1.0362" calcext:value-type="float">
            <text:p>1.0362</text:p>
          </table:table-cell>
          <table:table-cell office:value-type="float" office:value="1.0457" calcext:value-type="float">
            <text:p>1.0457</text:p>
          </table:table-cell>
          <table:table-cell office:value-type="float" office:value="1.0034" calcext:value-type="float">
            <text:p>1.0034</text:p>
          </table:table-cell>
          <table:table-cell table:style-name="ce3" office:value-type="string" calcext:value-type="string">
            <text:p>-0.92%</text:p>
          </table:table-cell>
        </table:table-row>
        <table:table-row table:style-name="ro1">
          <table:table-cell office:value-type="date" office:date-value="2009-11-01" calcext:value-type="date">
            <text:p>1. Nov. 2009</text:p>
          </table:table-cell>
          <table:table-cell office:value-type="float" office:value="1.0051" calcext:value-type="float">
            <text:p>1.0051</text:p>
          </table:table-cell>
          <table:table-cell office:value-type="float" office:value="1.026" calcext:value-type="float">
            <text:p>1.026</text:p>
          </table:table-cell>
          <table:table-cell office:value-type="float" office:value="1.034" calcext:value-type="float">
            <text:p>1.034</text:p>
          </table:table-cell>
          <table:table-cell office:value-type="float" office:value="0.9916" calcext:value-type="float">
            <text:p>0.9916</text:p>
          </table:table-cell>
          <table:table-cell table:style-name="ce3" office:value-type="string" calcext:value-type="string">
            <text:p>-2.08%</text:p>
          </table:table-cell>
        </table:table-row>
        <table:table-row table:style-name="ro1">
          <table:table-cell office:value-type="date" office:date-value="2009-12-01" calcext:value-type="date">
            <text:p>1. Dec. 2009</text:p>
          </table:table-cell>
          <table:table-cell office:value-type="float" office:value="1.0356" calcext:value-type="float">
            <text:p>1.0356</text:p>
          </table:table-cell>
          <table:table-cell office:value-type="float" office:value="1.005" calcext:value-type="float">
            <text:p>1.005</text:p>
          </table:table-cell>
          <table:table-cell office:value-type="float" office:value="1.0509" calcext:value-type="float">
            <text:p>1.0509</text:p>
          </table:table-cell>
          <table:table-cell office:value-type="float" office:value="0.996" calcext:value-type="float">
            <text:p>0.996</text:p>
          </table:table-cell>
          <table:table-cell table:style-name="ce3" office:value-type="string" calcext:value-type="string">
            <text:p>3.03%</text:p>
          </table:table-cell>
        </table:table-row>
        <table:table-row table:style-name="ro1">
          <table:table-cell office:value-type="date" office:date-value="2010-01-01" calcext:value-type="date">
            <text:p>1. Jan. 2010</text:p>
          </table:table-cell>
          <table:table-cell office:value-type="float" office:value="1.0606" calcext:value-type="float">
            <text:p>1.0606</text:p>
          </table:table-cell>
          <table:table-cell office:value-type="float" office:value="1.0344" calcext:value-type="float">
            <text:p>1.0344</text:p>
          </table:table-cell>
          <table:table-cell office:value-type="float" office:value="1.0643" calcext:value-type="float">
            <text:p>1.0643</text:p>
          </table:table-cell>
          <table:table-cell office:value-type="float" office:value="1.0129" calcext:value-type="float">
            <text:p>1.0129</text:p>
          </table:table-cell>
          <table:table-cell table:style-name="ce3" office:value-type="string" calcext:value-type="string">
            <text:p>2.41%</text:p>
          </table:table-cell>
        </table:table-row>
        <table:table-row table:style-name="ro1">
          <table:table-cell office:value-type="date" office:date-value="2010-02-01" calcext:value-type="date">
            <text:p>1. Feb. 2010</text:p>
          </table:table-cell>
          <table:table-cell office:value-type="float" office:value="1.0736" calcext:value-type="float">
            <text:p>1.0736</text:p>
          </table:table-cell>
          <table:table-cell office:value-type="float" office:value="1.0603" calcext:value-type="float">
            <text:p>1.0603</text:p>
          </table:table-cell>
          <table:table-cell office:value-type="float" office:value="1.09" calcext:value-type="float">
            <text:p>1.09</text:p>
          </table:table-cell>
          <table:table-cell office:value-type="float" office:value="1.0495" calcext:value-type="float">
            <text:p>1.0495</text:p>
          </table:table-cell>
          <table:table-cell table:style-name="ce3" office:value-type="string" calcext:value-type="string">
            <text:p>1.23%</text:p>
          </table:table-cell>
        </table:table-row>
        <table:table-row table:style-name="ro1">
          <table:table-cell office:value-type="date" office:date-value="2010-03-01" calcext:value-type="date">
            <text:p>1. Mar. 2010</text:p>
          </table:table-cell>
          <table:table-cell office:value-type="float" office:value="1.0538" calcext:value-type="float">
            <text:p>1.0538</text:p>
          </table:table-cell>
          <table:table-cell office:value-type="float" office:value="1.0742" calcext:value-type="float">
            <text:p>1.0742</text:p>
          </table:table-cell>
          <table:table-cell office:value-type="float" office:value="1.0893" calcext:value-type="float">
            <text:p>1.0893</text:p>
          </table:table-cell>
          <table:table-cell office:value-type="float" office:value="1.0488" calcext:value-type="float">
            <text:p>1.0488</text:p>
          </table:table-cell>
          <table:table-cell table:style-name="ce3" office:value-type="string" calcext:value-type="string">
            <text:p>-1.84%</text:p>
          </table:table-cell>
        </table:table-row>
        <table:table-row table:style-name="ro1">
          <table:table-cell office:value-type="date" office:date-value="2010-04-01" calcext:value-type="date">
            <text:p>1. Apr. 2010</text:p>
          </table:table-cell>
          <table:table-cell office:value-type="float" office:value="1.0777" calcext:value-type="float">
            <text:p>1.0777</text:p>
          </table:table-cell>
          <table:table-cell office:value-type="float" office:value="1.0542" calcext:value-type="float">
            <text:p>1.0542</text:p>
          </table:table-cell>
          <table:table-cell office:value-type="float" office:value="1.0928" calcext:value-type="float">
            <text:p>1.0928</text:p>
          </table:table-cell>
          <table:table-cell office:value-type="float" office:value="1.0435" calcext:value-type="float">
            <text:p>1.0435</text:p>
          </table:table-cell>
          <table:table-cell table:style-name="ce3" office:value-type="string" calcext:value-type="string">
            <text:p>2.27%</text:p>
          </table:table-cell>
        </table:table-row>
        <table:table-row table:style-name="ro1">
          <table:table-cell office:value-type="date" office:date-value="2010-05-01" calcext:value-type="date">
            <text:p>1. May. 2010</text:p>
          </table:table-cell>
          <table:table-cell office:value-type="float" office:value="1.155" calcext:value-type="float">
            <text:p>1.155</text:p>
          </table:table-cell>
          <table:table-cell office:value-type="float" office:value="1.0749" calcext:value-type="float">
            <text:p>1.0749</text:p>
          </table:table-cell>
          <table:table-cell office:value-type="float" office:value="1.17" calcext:value-type="float">
            <text:p>1.17</text:p>
          </table:table-cell>
          <table:table-cell office:value-type="float" office:value="1.0742" calcext:value-type="float">
            <text:p>1.0742</text:p>
          </table:table-cell>
          <table:table-cell table:style-name="ce3" office:value-type="string" calcext:value-type="string">
            <text:p>7.17%</text:p>
          </table:table-cell>
        </table:table-row>
        <table:table-row table:style-name="ro1">
          <table:table-cell office:value-type="date" office:date-value="2010-06-01" calcext:value-type="date">
            <text:p>1. Jun. 2010</text:p>
          </table:table-cell>
          <table:table-cell office:value-type="float" office:value="1.0775" calcext:value-type="float">
            <text:p>1.0775</text:p>
          </table:table-cell>
          <table:table-cell office:value-type="float" office:value="1.1558" calcext:value-type="float">
            <text:p>1.1558</text:p>
          </table:table-cell>
          <table:table-cell office:value-type="float" office:value="1.1735" calcext:value-type="float">
            <text:p>1.1735</text:p>
          </table:table-cell>
          <table:table-cell office:value-type="float" office:value="1.0754" calcext:value-type="float">
            <text:p>1.0754</text:p>
          </table:table-cell>
          <table:table-cell table:style-name="ce3" office:value-type="string" calcext:value-type="string">
            <text:p>-6.71%</text:p>
          </table:table-cell>
        </table:table-row>
        <table:table-row table:style-name="ro1">
          <table:table-cell office:value-type="date" office:date-value="2010-07-01" calcext:value-type="date">
            <text:p>1. Jul. 2010</text:p>
          </table:table-cell>
          <table:table-cell office:value-type="float" office:value="1.0417" calcext:value-type="float">
            <text:p>1.0417</text:p>
          </table:table-cell>
          <table:table-cell office:value-type="float" office:value="1.0772" calcext:value-type="float">
            <text:p>1.0772</text:p>
          </table:table-cell>
          <table:table-cell office:value-type="float" office:value="1.0792" calcext:value-type="float">
            <text:p>1.0792</text:p>
          </table:table-cell>
          <table:table-cell office:value-type="float" office:value="1.0362" calcext:value-type="float">
            <text:p>1.0362</text:p>
          </table:table-cell>
          <table:table-cell table:style-name="ce3" office:value-type="string" calcext:value-type="string">
            <text:p>-3.32%</text:p>
          </table:table-cell>
        </table:table-row>
        <table:table-row table:style-name="ro1">
          <table:table-cell office:value-type="date" office:date-value="2010-08-01" calcext:value-type="date">
            <text:p>1. Aug. 2010</text:p>
          </table:table-cell>
          <table:table-cell office:value-type="float" office:value="1.0145" calcext:value-type="float">
            <text:p>1.0145</text:p>
          </table:table-cell>
          <table:table-cell office:value-type="float" office:value="1.0408" calcext:value-type="float">
            <text:p>1.0408</text:p>
          </table:table-cell>
          <table:table-cell office:value-type="float" office:value="1.0631" calcext:value-type="float">
            <text:p>1.0631</text:p>
          </table:table-cell>
          <table:table-cell office:value-type="float" office:value="1.0137" calcext:value-type="float">
            <text:p>1.0137</text:p>
          </table:table-cell>
          <table:table-cell table:style-name="ce3" office:value-type="string" calcext:value-type="string">
            <text:p>-2.61%</text:p>
          </table:table-cell>
        </table:table-row>
        <table:table-row table:style-name="ro1">
          <table:table-cell office:value-type="date" office:date-value="2010-09-01" calcext:value-type="date">
            <text:p>1. Sep. 2010</text:p>
          </table:table-cell>
          <table:table-cell office:value-type="float" office:value="0.9823" calcext:value-type="float">
            <text:p>0.9823</text:p>
          </table:table-cell>
          <table:table-cell office:value-type="float" office:value="1.0147" calcext:value-type="float">
            <text:p>1.0147</text:p>
          </table:table-cell>
          <table:table-cell office:value-type="float" office:value="1.0279" calcext:value-type="float">
            <text:p>1.0279</text:p>
          </table:table-cell>
          <table:table-cell office:value-type="float" office:value="0.9708" calcext:value-type="float">
            <text:p>0.9708</text:p>
          </table:table-cell>
          <table:table-cell table:style-name="ce3" office:value-type="string" calcext:value-type="string">
            <text:p>-3.17%</text:p>
          </table:table-cell>
        </table:table-row>
        <table:table-row table:style-name="ro1">
          <table:table-cell office:value-type="date" office:date-value="2010-10-01" calcext:value-type="date">
            <text:p>1. Oct. 2010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9931" calcext:value-type="float">
            <text:p>0.9931</text:p>
          </table:table-cell>
          <table:table-cell office:value-type="float" office:value="0.9463" calcext:value-type="float">
            <text:p>0.9463</text:p>
          </table:table-cell>
          <table:table-cell table:style-name="ce3" office:value-type="string" calcext:value-type="string">
            <text:p>-0.01%</text:p>
          </table:table-cell>
        </table:table-row>
        <table:table-row table:style-name="ro1">
          <table:table-cell office:value-type="date" office:date-value="2010-11-01" calcext:value-type="date">
            <text:p>1. Nov. 2010</text:p>
          </table:table-cell>
          <table:table-cell office:value-type="float" office:value="1.0043" calcext:value-type="float">
            <text:p>1.0043</text:p>
          </table:table-cell>
          <table:table-cell office:value-type="float" office:value="0.9823" calcext:value-type="float">
            <text:p>0.9823</text:p>
          </table:table-cell>
          <table:table-cell office:value-type="float" office:value="1.0055" calcext:value-type="float">
            <text:p>1.0055</text:p>
          </table:table-cell>
          <table:table-cell office:value-type="float" office:value="0.9545" calcext:value-type="float">
            <text:p>0.9545</text:p>
          </table:table-cell>
          <table:table-cell table:style-name="ce3" office:value-type="string" calcext:value-type="string">
            <text:p>2.25%</text:p>
          </table:table-cell>
        </table:table-row>
        <table:table-row table:style-name="ro1">
          <table:table-cell office:value-type="date" office:date-value="2010-12-01" calcext:value-type="date">
            <text:p>1. Dec. 2010</text:p>
          </table:table-cell>
          <table:table-cell office:value-type="float" office:value="0.934" calcext:value-type="float">
            <text:p>0.934</text:p>
          </table:table-cell>
          <table:table-cell office:value-type="float" office:value="1.0042" calcext:value-type="float">
            <text:p>1.0042</text:p>
          </table:table-cell>
          <table:table-cell office:value-type="float" office:value="1.0071" calcext:value-type="float">
            <text:p>1.0071</text:p>
          </table:table-cell>
          <table:table-cell office:value-type="float" office:value="0.9303" calcext:value-type="float">
            <text:p>0.9303</text:p>
          </table:table-cell>
          <table:table-cell table:style-name="ce3" office:value-type="string" calcext:value-type="string">
            <text:p>-7.00%</text:p>
          </table:table-cell>
        </table:table-row>
        <table:table-row table:style-name="ro1">
          <table:table-cell office:value-type="date" office:date-value="2011-01-01" calcext:value-type="date">
            <text:p>1. Jan. 2011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345" calcext:value-type="float">
            <text:p>0.9345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9317" calcext:value-type="float">
            <text:p>0.9317</text:p>
          </table:table-cell>
          <table:table-cell table:style-name="ce3" office:value-type="string" calcext:value-type="string">
            <text:p>1.09%</text:p>
          </table:table-cell>
        </table:table-row>
        <table:table-row table:style-name="ro1">
          <table:table-cell office:value-type="date" office:date-value="2011-02-01" calcext:value-type="date">
            <text:p>1. Feb. 2011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9778" calcext:value-type="float">
            <text:p>0.9778</text:p>
          </table:table-cell>
          <table:table-cell office:value-type="float" office:value="0.9234" calcext:value-type="float">
            <text:p>0.9234</text:p>
          </table:table-cell>
          <table:table-cell table:style-name="ce3" office:value-type="string" calcext:value-type="string">
            <text:p>-1.59%</text:p>
          </table:table-cell>
        </table:table-row>
        <table:table-row table:style-name="ro1">
          <table:table-cell office:value-type="date" office:date-value="2011-03-01" calcext:value-type="date">
            <text:p>1. Mar. 2011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29" calcext:value-type="float">
            <text:p>0.929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8938" calcext:value-type="float">
            <text:p>0.8938</text:p>
          </table:table-cell>
          <table:table-cell table:style-name="ce3" office:value-type="string" calcext:value-type="string">
            <text:p>-1.14%</text:p>
          </table:table-cell>
        </table:table-row>
        <table:table-row table:style-name="ro1">
          <table:table-cell office:value-type="date" office:date-value="2011-04-01" calcext:value-type="date">
            <text:p>1. Apr. 2011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8629" calcext:value-type="float">
            <text:p>0.8629</text:p>
          </table:table-cell>
          <table:table-cell table:style-name="ce3" office:value-type="string" calcext:value-type="string">
            <text:p>-5.76%</text:p>
          </table:table-cell>
        </table:table-row>
        <table:table-row table:style-name="ro1">
          <table:table-cell office:value-type="date" office:date-value="2011-05-01" calcext:value-type="date">
            <text:p>1. May. 2011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865" calcext:value-type="float">
            <text:p>0.865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8468" calcext:value-type="float">
            <text:p>0.8468</text:p>
          </table:table-cell>
          <table:table-cell table:style-name="ce3" office:value-type="string" calcext:value-type="string">
            <text:p>-1.33%</text:p>
          </table:table-cell>
        </table:table-row>
        <table:table-row table:style-name="ro1">
          <table:table-cell office:value-type="date" office:date-value="2011-06-01" calcext:value-type="date">
            <text:p>1. Jun. 2011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274" calcext:value-type="float">
            <text:p>0.8274</text:p>
          </table:table-cell>
          <table:table-cell table:style-name="ce3" office:value-type="string" calcext:value-type="string">
            <text:p>-1.62%</text:p>
          </table:table-cell>
        </table:table-row>
        <table:table-row table:style-name="ro1">
          <table:table-cell office:value-type="date" office:date-value="2011-07-01" calcext:value-type="date">
            <text:p>1. Jul. 2011</text:p>
          </table:table-cell>
          <table:table-cell office:value-type="float" office:value="0.7855" calcext:value-type="float">
            <text:p>0.7855</text:p>
          </table:table-cell>
          <table:table-cell office:value-type="float" office:value="0.8407" calcext:value-type="float">
            <text:p>0.8407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7853" calcext:value-type="float">
            <text:p>0.7853</text:p>
          </table:table-cell>
          <table:table-cell table:style-name="ce3" office:value-type="string" calcext:value-type="string">
            <text:p>-6.53%</text:p>
          </table:table-cell>
        </table:table-row>
        <table:table-row table:style-name="ro1">
          <table:table-cell office:value-type="date" office:date-value="2011-08-01" calcext:value-type="date">
            <text:p>1. Aug. 2011</text:p>
          </table:table-cell>
          <table:table-cell office:value-type="float" office:value="0.8059" calcext:value-type="float">
            <text:p>0.8059</text:p>
          </table:table-cell>
          <table:table-cell office:value-type="float" office:value="0.7929" calcext:value-type="float">
            <text:p>0.7929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7087" calcext:value-type="float">
            <text:p>0.7087</text:p>
          </table:table-cell>
          <table:table-cell table:style-name="ce3" office:value-type="string" calcext:value-type="string">
            <text:p>2.60%</text:p>
          </table:table-cell>
        </table:table-row>
        <table:table-row table:style-name="ro1">
          <table:table-cell office:value-type="date" office:date-value="2011-09-01" calcext:value-type="date">
            <text:p>1. Sep. 2011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771" calcext:value-type="float">
            <text:p>0.771</text:p>
          </table:table-cell>
          <table:table-cell table:style-name="ce3" office:value-type="string" calcext:value-type="string">
            <text:p>12.68%</text:p>
          </table:table-cell>
        </table:table-row>
        <table:table-row table:style-name="ro1">
          <table:table-cell office:value-type="date" office:date-value="2011-10-01" calcext:value-type="date">
            <text:p>1. Oct. 2011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8569" calcext:value-type="float">
            <text:p>0.8569</text:p>
          </table:table-cell>
          <table:table-cell table:style-name="ce3" office:value-type="string" calcext:value-type="string">
            <text:p>-3.38%</text:p>
          </table:table-cell>
        </table:table-row>
        <table:table-row table:style-name="ro1">
          <table:table-cell office:value-type="date" office:date-value="2011-11-01" calcext:value-type="date">
            <text:p>1. Nov. 2011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877" calcext:value-type="float">
            <text:p>0.877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8759" calcext:value-type="float">
            <text:p>0.8759</text:p>
          </table:table-cell>
          <table:table-cell table:style-name="ce3" office:value-type="string" calcext:value-type="string">
            <text:p>4.08%</text:p>
          </table:table-cell>
        </table:table-row>
        <table:table-row table:style-name="ro1">
          <table:table-cell office:value-type="date" office:date-value="2011-12-01" calcext:value-type="date">
            <text:p>1. Dec. 2011</text:p>
          </table:table-cell>
          <table:table-cell office:value-type="float" office:value="0.938" calcext:value-type="float">
            <text:p>0.938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072" calcext:value-type="float">
            <text:p>0.9072</text:p>
          </table:table-cell>
          <table:table-cell table:style-name="ce3" office:value-type="string" calcext:value-type="string">
            <text:p>2.72%</text:p>
          </table:table-cell>
        </table:table-row>
        <table:table-row table:style-name="ro1">
          <table:table-cell office:value-type="date" office:date-value="2012-01-01" calcext:value-type="date">
            <text:p>1. Jan. 2012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39" calcext:value-type="float">
            <text:p>0.939</text:p>
          </table:table-cell>
          <table:table-cell office:value-type="float" office:value="0.9597" calcext:value-type="float">
            <text:p>0.9597</text:p>
          </table:table-cell>
          <table:table-cell office:value-type="float" office:value="0.9117" calcext:value-type="float">
            <text:p>0.9117</text:p>
          </table:table-cell>
          <table:table-cell table:style-name="ce3" office:value-type="string" calcext:value-type="string">
            <text:p>-1.87%</text:p>
          </table:table-cell>
        </table:table-row>
        <table:table-row table:style-name="ro1">
          <table:table-cell office:value-type="date" office:date-value="2012-02-01" calcext:value-type="date">
            <text:p>1. Feb. 2012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8928" calcext:value-type="float">
            <text:p>0.8928</text:p>
          </table:table-cell>
          <table:table-cell table:style-name="ce3" office:value-type="string" calcext:value-type="string">
            <text:p>-1.76%</text:p>
          </table:table-cell>
        </table:table-row>
        <table:table-row table:style-name="ro1">
          <table:table-cell office:value-type="date" office:date-value="2012-03-01" calcext:value-type="date">
            <text:p>1. Mar. 2012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008" calcext:value-type="float">
            <text:p>0.9008</text:p>
          </table:table-cell>
          <table:table-cell table:style-name="ce3" office:value-type="string" calcext:value-type="string">
            <text:p>-0.23%</text:p>
          </table:table-cell>
        </table:table-row>
        <table:table-row table:style-name="ro1">
          <table:table-cell office:value-type="date" office:date-value="2012-04-01" calcext:value-type="date">
            <text:p>1. Apr. 2012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" calcext:value-type="float">
            <text:p>0.9</text:p>
          </table:table-cell>
          <table:table-cell table:style-name="ce3" office:value-type="string" calcext:value-type="string">
            <text:p>0.57%</text:p>
          </table:table-cell>
        </table:table-row>
        <table:table-row table:style-name="ro1">
          <table:table-cell office:value-type="date" office:date-value="2012-05-01" calcext:value-type="date">
            <text:p>1. May. 2012</text:p>
          </table:table-cell>
          <table:table-cell office:value-type="float" office:value="0.9719" calcext:value-type="float">
            <text:p>0.9719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9738" calcext:value-type="float">
            <text:p>0.9738</text:p>
          </table:table-cell>
          <table:table-cell office:value-type="float" office:value="0.9042" calcext:value-type="float">
            <text:p>0.9042</text:p>
          </table:table-cell>
          <table:table-cell table:style-name="ce3" office:value-type="string" calcext:value-type="string">
            <text:p>7.12%</text:p>
          </table:table-cell>
        </table:table-row>
        <table:table-row table:style-name="ro1">
          <table:table-cell office:value-type="date" office:date-value="2012-06-01" calcext:value-type="date">
            <text:p>1. Jun. 2012</text:p>
          </table:table-cell>
          <table:table-cell office:value-type="float" office:value="0.9486" calcext:value-type="float">
            <text:p>0.9486</text:p>
          </table:table-cell>
          <table:table-cell office:value-type="float" office:value="0.9718" calcext:value-type="float">
            <text:p>0.9718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9419" calcext:value-type="float">
            <text:p>0.9419</text:p>
          </table:table-cell>
          <table:table-cell table:style-name="ce3" office:value-type="string" calcext:value-type="string">
            <text:p>-2.40%</text:p>
          </table:table-cell>
        </table:table-row>
        <table:table-row table:style-name="ro1">
          <table:table-cell office:value-type="date" office:date-value="2012-07-01" calcext:value-type="date">
            <text:p>1. Jul. 2012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9476" calcext:value-type="float">
            <text:p>0.9476</text:p>
          </table:table-cell>
          <table:table-cell table:style-name="ce3" office:value-type="string" calcext:value-type="string">
            <text:p>2.94%</text:p>
          </table:table-cell>
        </table:table-row>
        <table:table-row table:style-name="ro1">
          <table:table-cell office:value-type="date" office:date-value="2012-08-01" calcext:value-type="date">
            <text:p>1. Aug. 2012</text:p>
          </table:table-cell>
          <table:table-cell office:value-type="float" office:value="0.9551" calcext:value-type="float">
            <text:p>0.9551</text:p>
          </table:table-cell>
          <table:table-cell office:value-type="float" office:value="0.9766" calcext:value-type="float">
            <text:p>0.9766</text:p>
          </table:table-cell>
          <table:table-cell office:value-type="float" office:value="0.99" calcext:value-type="float">
            <text:p>0.99</text:p>
          </table:table-cell>
          <table:table-cell office:value-type="float" office:value="0.9502" calcext:value-type="float">
            <text:p>0.9502</text:p>
          </table:table-cell>
          <table:table-cell table:style-name="ce3" office:value-type="string" calcext:value-type="string">
            <text:p>-2.19%</text:p>
          </table:table-cell>
        </table:table-row>
        <table:table-row table:style-name="ro1">
          <table:table-cell office:value-type="date" office:date-value="2012-09-01" calcext:value-type="date">
            <text:p>1. Sep. 2012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9238" calcext:value-type="float">
            <text:p>0.9238</text:p>
          </table:table-cell>
          <table:table-cell table:style-name="ce3" office:value-type="string" calcext:value-type="string">
            <text:p>-1.59%</text:p>
          </table:table-cell>
        </table:table-row>
        <table:table-row table:style-name="ro1">
          <table:table-cell office:value-type="date" office:date-value="2012-10-01" calcext:value-type="date">
            <text:p>1. Oct. 2012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9214" calcext:value-type="float">
            <text:p>0.9214</text:p>
          </table:table-cell>
          <table:table-cell table:style-name="ce3" office:value-type="string" calcext:value-type="string">
            <text:p>-0.90%</text:p>
          </table:table-cell>
        </table:table-row>
        <table:table-row table:style-name="ro1">
          <table:table-cell office:value-type="date" office:date-value="2012-11-01" calcext:value-type="date">
            <text:p>1. Nov. 2012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9247" calcext:value-type="float">
            <text:p>0.9247</text:p>
          </table:table-cell>
          <table:table-cell table:style-name="ce3" office:value-type="string" calcext:value-type="string">
            <text:p>-0.35%</text:p>
          </table:table-cell>
        </table:table-row>
        <table:table-row table:style-name="ro1">
          <table:table-cell office:value-type="date" office:date-value="2012-12-01" calcext:value-type="date">
            <text:p>1. Dec. 2012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9082" calcext:value-type="float">
            <text:p>0.9082</text:p>
          </table:table-cell>
          <table:table-cell table:style-name="ce3" office:value-type="string" calcext:value-type="string">
            <text:p>-1.35%</text:p>
          </table:table-cell>
        </table:table-row>
        <table:table-row table:style-name="ro1">
          <table:table-cell office:value-type="date" office:date-value="2013-01-01" calcext:value-type="date">
            <text:p>1. Jan. 2013</text:p>
          </table:table-cell>
          <table:table-cell office:value-type="float" office:value="0.91" calcext:value-type="float">
            <text:p>0.91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075" calcext:value-type="float">
            <text:p>0.9075</text:p>
          </table:table-cell>
          <table:table-cell table:style-name="ce3" office:value-type="string" calcext:value-type="string">
            <text:p>-0.61%</text:p>
          </table:table-cell>
        </table:table-row>
        <table:table-row table:style-name="ro1">
          <table:table-cell office:value-type="date" office:date-value="2013-02-01" calcext:value-type="date">
            <text:p>1. Feb. 2013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9023" calcext:value-type="float">
            <text:p>0.9023</text:p>
          </table:table-cell>
          <table:table-cell table:style-name="ce3" office:value-type="string" calcext:value-type="string">
            <text:p>2.91%</text:p>
          </table:table-cell>
        </table:table-row>
        <table:table-row table:style-name="ro1">
          <table:table-cell office:value-type="date" office:date-value="2013-03-01" calcext:value-type="date">
            <text:p>1. Mar. 2013</text:p>
          </table:table-cell>
          <table:table-cell office:value-type="float" office:value="0.9494" calcext:value-type="float">
            <text:p>0.9494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9569" calcext:value-type="float">
            <text:p>0.9569</text:p>
          </table:table-cell>
          <table:table-cell office:value-type="float" office:value="0.9351" calcext:value-type="float">
            <text:p>0.9351</text:p>
          </table:table-cell>
          <table:table-cell table:style-name="ce3" office:value-type="string" calcext:value-type="string">
            <text:p>1.38%</text:p>
          </table:table-cell>
        </table:table-row>
        <table:table-row table:style-name="ro1">
          <table:table-cell office:value-type="date" office:date-value="2013-04-01" calcext:value-type="date">
            <text:p>1. Apr. 2013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9205" calcext:value-type="float">
            <text:p>0.9205</text:p>
          </table:table-cell>
          <table:table-cell table:style-name="ce3" office:value-type="string" calcext:value-type="string">
            <text:p>-2.12%</text:p>
          </table:table-cell>
        </table:table-row>
        <table:table-row table:style-name="ro1">
          <table:table-cell office:value-type="date" office:date-value="2013-05-01" calcext:value-type="date">
            <text:p>1. May. 2013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294" calcext:value-type="float">
            <text:p>0.9294</text:p>
          </table:table-cell>
          <table:table-cell office:value-type="float" office:value="0.984" calcext:value-type="float">
            <text:p>0.984</text:p>
          </table:table-cell>
          <table:table-cell office:value-type="float" office:value="0.9246" calcext:value-type="float">
            <text:p>0.9246</text:p>
          </table:table-cell>
          <table:table-cell table:style-name="ce3" office:value-type="string" calcext:value-type="string">
            <text:p>2.79%</text:p>
          </table:table-cell>
        </table:table-row>
        <table:table-row table:style-name="ro1">
          <table:table-cell office:value-type="date" office:date-value="2013-06-01" calcext:value-type="date">
            <text:p>1. Jun. 2013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9537" calcext:value-type="float">
            <text:p>0.9537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9129" calcext:value-type="float">
            <text:p>0.9129</text:p>
          </table:table-cell>
          <table:table-cell table:style-name="ce3" office:value-type="string" calcext:value-type="string">
            <text:p>-1.10%</text:p>
          </table:table-cell>
        </table:table-row>
        <table:table-row table:style-name="ro1">
          <table:table-cell office:value-type="date" office:date-value="2013-07-01" calcext:value-type="date">
            <text:p>1. Jul. 2013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9753" calcext:value-type="float">
            <text:p>0.9753</text:p>
          </table:table-cell>
          <table:table-cell office:value-type="float" office:value="0.9227" calcext:value-type="float">
            <text:p>0.9227</text:p>
          </table:table-cell>
          <table:table-cell table:style-name="ce3" office:value-type="string" calcext:value-type="string">
            <text:p>-1.95%</text:p>
          </table:table-cell>
        </table:table-row>
        <table:table-row table:style-name="ro1">
          <table:table-cell office:value-type="date" office:date-value="2013-08-01" calcext:value-type="date">
            <text:p>1. Aug. 2013</text:p>
          </table:table-cell>
          <table:table-cell office:value-type="float" office:value="0.93" calcext:value-type="float">
            <text:p>0.93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9146" calcext:value-type="float">
            <text:p>0.9146</text:p>
          </table:table-cell>
          <table:table-cell table:style-name="ce3" office:value-type="string" calcext:value-type="string">
            <text:p>0.40%</text:p>
          </table:table-cell>
        </table:table-row>
        <table:table-row table:style-name="ro1">
          <table:table-cell office:value-type="date" office:date-value="2013-09-01" calcext:value-type="date">
            <text:p>1. Sep. 2013</text:p>
          </table:table-cell>
          <table:table-cell office:value-type="float" office:value="0.905" calcext:value-type="float">
            <text:p>0.905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02" calcext:value-type="float">
            <text:p>0.902</text:p>
          </table:table-cell>
          <table:table-cell table:style-name="ce3" office:value-type="string" calcext:value-type="string">
            <text:p>-2.69%</text:p>
          </table:table-cell>
        </table:table-row>
        <table:table-row table:style-name="ro1">
          <table:table-cell office:value-type="date" office:date-value="2013-10-01" calcext:value-type="date">
            <text:p>1. Oct. 2013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889" calcext:value-type="float">
            <text:p>0.889</text:p>
          </table:table-cell>
          <table:table-cell table:style-name="ce3" office:value-type="string" calcext:value-type="string">
            <text:p>0.19%</text:p>
          </table:table-cell>
        </table:table-row>
        <table:table-row table:style-name="ro1">
          <table:table-cell office:value-type="date" office:date-value="2013-11-01" calcext:value-type="date">
            <text:p>1. Nov. 2013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07" calcext:value-type="float">
            <text:p>0.907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9026" calcext:value-type="float">
            <text:p>0.9026</text:p>
          </table:table-cell>
          <table:table-cell table:style-name="ce3" office:value-type="string" calcext:value-type="string">
            <text:p>-0.06%</text:p>
          </table:table-cell>
        </table:table-row>
        <table:table-row table:style-name="ro1">
          <table:table-cell office:value-type="date" office:date-value="2013-12-01" calcext:value-type="date">
            <text:p>1. Dec. 2013</text:p>
          </table:table-cell>
          <table:table-cell office:value-type="float" office:value="0.8931" calcext:value-type="float">
            <text:p>0.8931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8799" calcext:value-type="float">
            <text:p>0.8799</text:p>
          </table:table-cell>
          <table:table-cell table:style-name="ce3" office:value-type="string" calcext:value-type="string">
            <text:p>-1.45%</text:p>
          </table:table-cell>
        </table:table-row>
        <table:table-row table:style-name="ro1">
          <table:table-cell office:value-type="date" office:date-value="2014-01-01" calcext:value-type="date">
            <text:p>1. Jan. 2014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893" calcext:value-type="float">
            <text:p>0.893</text:p>
          </table:table-cell>
          <table:table-cell office:value-type="float" office:value="0.916" calcext:value-type="float">
            <text:p>0.916</text:p>
          </table:table-cell>
          <table:table-cell office:value-type="float" office:value="0.8905" calcext:value-type="float">
            <text:p>0.8905</text:p>
          </table:table-cell>
          <table:table-cell table:style-name="ce3" office:value-type="string" calcext:value-type="string">
            <text:p>1.49%</text:p>
          </table:table-cell>
        </table:table-row>
        <table:table-row table:style-name="ro1">
          <table:table-cell office:value-type="date" office:date-value="2014-02-01" calcext:value-type="date">
            <text:p>1. Feb. 2014</text:p>
          </table:table-cell>
          <table:table-cell office:value-type="float" office:value="0.88" calcext:value-type="float">
            <text:p>0.88</text:p>
          </table:table-cell>
          <table:table-cell office:value-type="float" office:value="0.907" calcext:value-type="float">
            <text:p>0.907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878" calcext:value-type="float">
            <text:p>0.878</text:p>
          </table:table-cell>
          <table:table-cell table:style-name="ce3" office:value-type="string" calcext:value-type="string">
            <text:p>-2.91%</text:p>
          </table:table-cell>
        </table:table-row>
        <table:table-row table:style-name="ro1">
          <table:table-cell office:value-type="date" office:date-value="2014-03-01" calcext:value-type="date">
            <text:p>1. Mar. 2014</text:p>
          </table:table-cell>
          <table:table-cell office:value-type="float" office:value="0.8847" calcext:value-type="float">
            <text:p>0.8847</text:p>
          </table:table-cell>
          <table:table-cell office:value-type="float" office:value="0.88" calcext:value-type="float">
            <text:p>0.88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8698" calcext:value-type="float">
            <text:p>0.8698</text:p>
          </table:table-cell>
          <table:table-cell table:style-name="ce3" office:value-type="string" calcext:value-type="string">
            <text:p>0.53%</text:p>
          </table:table-cell>
        </table:table-row>
        <table:table-row table:style-name="ro1">
          <table:table-cell office:value-type="date" office:date-value="2014-04-01" calcext:value-type="date">
            <text:p>1. Apr. 2014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847" calcext:value-type="float">
            <text:p>0.8847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874" calcext:value-type="float">
            <text:p>0.874</text:p>
          </table:table-cell>
          <table:table-cell table:style-name="ce3" office:value-type="string" calcext:value-type="string">
            <text:p>-0.49%</text:p>
          </table:table-cell>
        </table:table-row>
        <table:table-row table:style-name="ro1">
          <table:table-cell office:value-type="date" office:date-value="2014-05-01" calcext:value-type="date">
            <text:p>1. May. 2014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8702" calcext:value-type="float">
            <text:p>0.8702</text:p>
          </table:table-cell>
          <table:table-cell table:style-name="ce3" office:value-type="string" calcext:value-type="string">
            <text:p>1.67%</text:p>
          </table:table-cell>
        </table:table-row>
        <table:table-row table:style-name="ro1">
          <table:table-cell office:value-type="date" office:date-value="2014-06-01" calcext:value-type="date">
            <text:p>1. Jun. 2014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8861" calcext:value-type="float">
            <text:p>0.8861</text:p>
          </table:table-cell>
          <table:table-cell table:style-name="ce3" office:value-type="string" calcext:value-type="string">
            <text:p>-0.92%</text:p>
          </table:table-cell>
        </table:table-row>
        <table:table-row table:style-name="ro1">
          <table:table-cell office:value-type="date" office:date-value="2014-07-01" calcext:value-type="date">
            <text:p>1. Jul. 2014</text:p>
          </table:table-cell>
          <table:table-cell office:value-type="float" office:value="0.9086" calcext:value-type="float">
            <text:p>0.9086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8855" calcext:value-type="float">
            <text:p>0.8855</text:p>
          </table:table-cell>
          <table:table-cell table:style-name="ce3" office:value-type="string" calcext:value-type="string">
            <text:p>2.45%</text:p>
          </table:table-cell>
        </table:table-row>
        <table:table-row table:style-name="ro1">
          <table:table-cell office:value-type="date" office:date-value="2014-08-01" calcext:value-type="date">
            <text:p>1. Aug. 2014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9086" calcext:value-type="float">
            <text:p>0.9086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022" calcext:value-type="float">
            <text:p>0.9022</text:p>
          </table:table-cell>
          <table:table-cell table:style-name="ce3" office:value-type="string" calcext:value-type="string">
            <text:p>1.07%</text:p>
          </table:table-cell>
        </table:table-row>
        <table:table-row table:style-name="ro1">
          <table:table-cell office:value-type="date" office:date-value="2014-09-01" calcext:value-type="date">
            <text:p>1. Sep. 2014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598" calcext:value-type="float">
            <text:p>0.9598</text:p>
          </table:table-cell>
          <table:table-cell office:value-type="float" office:value="0.9173" calcext:value-type="float">
            <text:p>0.9173</text:p>
          </table:table-cell>
          <table:table-cell table:style-name="ce3" office:value-type="string" calcext:value-type="string">
            <text:p>4.02%</text:p>
          </table:table-cell>
        </table:table-row>
        <table:table-row table:style-name="ro1">
          <table:table-cell office:value-type="date" office:date-value="2014-10-01" calcext:value-type="date">
            <text:p>1. Oct. 2014</text:p>
          </table:table-cell>
          <table:table-cell office:value-type="float" office:value="0.963" calcext:value-type="float">
            <text:p>0.963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692" calcext:value-type="float">
            <text:p>0.9692</text:p>
          </table:table-cell>
          <table:table-cell office:value-type="float" office:value="0.936" calcext:value-type="float">
            <text:p>0.936</text:p>
          </table:table-cell>
          <table:table-cell table:style-name="ce3" office:value-type="string" calcext:value-type="string">
            <text:p>0.82%</text:p>
          </table:table-cell>
        </table:table-row>
        <table:table-row table:style-name="ro1">
          <table:table-cell office:value-type="date" office:date-value="2014-11-01" calcext:value-type="date">
            <text:p>1. Nov. 2014</text:p>
          </table:table-cell>
          <table:table-cell office:value-type="float" office:value="0.9657" calcext:value-type="float">
            <text:p>0.9657</text:p>
          </table:table-cell>
          <table:table-cell office:value-type="float" office:value="0.9639" calcext:value-type="float">
            <text:p>0.9639</text:p>
          </table:table-cell>
          <table:table-cell office:value-type="float" office:value="0.9742" calcext:value-type="float">
            <text:p>0.9742</text:p>
          </table:table-cell>
          <table:table-cell office:value-type="float" office:value="0.9533" calcext:value-type="float">
            <text:p>0.9533</text:p>
          </table:table-cell>
          <table:table-cell table:style-name="ce3" office:value-type="string" calcext:value-type="string">
            <text:p>0.28%</text:p>
          </table:table-cell>
        </table:table-row>
        <table:table-row table:style-name="ro1">
          <table:table-cell office:value-type="date" office:date-value="2014-12-01" calcext:value-type="date">
            <text:p>1. Dec. 2014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658" calcext:value-type="float">
            <text:p>0.9658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554" calcext:value-type="float">
            <text:p>0.9554</text:p>
          </table:table-cell>
          <table:table-cell table:style-name="ce3" office:value-type="string" calcext:value-type="string">
            <text:p>2.95%</text:p>
          </table:table-cell>
        </table:table-row>
        <table:table-row table:style-name="ro1">
          <table:table-cell office:value-type="date" office:date-value="2015-01-01" calcext:value-type="date">
            <text:p>1. Jan. 2015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9948" calcext:value-type="float">
            <text:p>0.9948</text:p>
          </table:table-cell>
          <table:table-cell office:value-type="float" office:value="1.0245" calcext:value-type="float">
            <text:p>1.0245</text:p>
          </table:table-cell>
          <table:table-cell office:value-type="float" office:value="0.7365" calcext:value-type="float">
            <text:p>0.7365</text:p>
          </table:table-cell>
          <table:table-cell table:style-name="ce3" office:value-type="string" calcext:value-type="string">
            <text:p>-7.35%</text:p>
          </table:table-cell>
        </table:table-row>
        <table:table-row table:style-name="ro1">
          <table:table-cell office:value-type="date" office:date-value="2015-02-01" calcext:value-type="date">
            <text:p>1. Feb. 2015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9172" calcext:value-type="float">
            <text:p>0.9172</text:p>
          </table:table-cell>
          <table:table-cell table:style-name="ce3" office:value-type="string" calcext:value-type="string">
            <text:p>3.50%</text:p>
          </table:table-cell>
        </table:table-row>
        <table:table-row table:style-name="ro1">
          <table:table-cell office:value-type="date" office:date-value="2015-03-01" calcext:value-type="date">
            <text:p>1. Mar. 2015</text:p>
          </table:table-cell>
          <table:table-cell office:value-type="float" office:value="0.9726" calcext:value-type="float">
            <text:p>0.9726</text:p>
          </table:table-cell>
          <table:table-cell office:value-type="float" office:value="0.954" calcext:value-type="float">
            <text:p>0.954</text:p>
          </table:table-cell>
          <table:table-cell office:value-type="float" office:value="1.0129" calcext:value-type="float">
            <text:p>1.0129</text:p>
          </table:table-cell>
          <table:table-cell office:value-type="float" office:value="0.9485" calcext:value-type="float">
            <text:p>0.9485</text:p>
          </table:table-cell>
          <table:table-cell table:style-name="ce3" office:value-type="string" calcext:value-type="string">
            <text:p>2.02%</text:p>
          </table:table-cell>
        </table:table-row>
        <table:table-row table:style-name="ro1">
          <table:table-cell office:value-type="date" office:date-value="2015-04-01" calcext:value-type="date">
            <text:p>1. Apr. 2015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9724" calcext:value-type="float">
            <text:p>0.9724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9309" calcext:value-type="float">
            <text:p>0.9309</text:p>
          </table:table-cell>
          <table:table-cell table:style-name="ce3" office:value-type="string" calcext:value-type="string">
            <text:p>-4.12%</text:p>
          </table:table-cell>
        </table:table-row>
        <table:table-row table:style-name="ro1">
          <table:table-cell office:value-type="date" office:date-value="2015-05-01" calcext:value-type="date">
            <text:p>1. May. 2015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9546" calcext:value-type="float">
            <text:p>0.9546</text:p>
          </table:table-cell>
          <table:table-cell office:value-type="float" office:value="0.9066" calcext:value-type="float">
            <text:p>0.9066</text:p>
          </table:table-cell>
          <table:table-cell table:style-name="ce3" office:value-type="string" calcext:value-type="string">
            <text:p>0.84%</text:p>
          </table:table-cell>
        </table:table-row>
        <table:table-row table:style-name="ro1">
          <table:table-cell office:value-type="date" office:date-value="2015-06-01" calcext:value-type="date">
            <text:p>1. Jun. 2015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4" calcext:value-type="float">
            <text:p>0.94</text:p>
          </table:table-cell>
          <table:table-cell office:value-type="float" office:value="0.9505" calcext:value-type="float">
            <text:p>0.9505</text:p>
          </table:table-cell>
          <table:table-cell office:value-type="float" office:value="0.9147" calcext:value-type="float">
            <text:p>0.9147</text:p>
          </table:table-cell>
          <table:table-cell table:style-name="ce3" office:value-type="string" calcext:value-type="string">
            <text:p>-0.51%</text:p>
          </table:table-cell>
        </table:table-row>
        <table:table-row table:style-name="ro1">
          <table:table-cell office:value-type="date" office:date-value="2015-07-01" calcext:value-type="date">
            <text:p>1. Jul. 2015</text:p>
          </table:table-cell>
          <table:table-cell office:value-type="float" office:value="0.966" calcext:value-type="float">
            <text:p>0.966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9334" calcext:value-type="float">
            <text:p>0.9334</text:p>
          </table:table-cell>
          <table:table-cell table:style-name="ce3" office:value-type="string" calcext:value-type="string">
            <text:p>3.26%</text:p>
          </table:table-cell>
        </table:table-row>
        <table:table-row table:style-name="ro1">
          <table:table-cell office:value-type="date" office:date-value="2015-08-01" calcext:value-type="date">
            <text:p>1. Aug. 2015</text:p>
          </table:table-cell>
          <table:table-cell office:value-type="float" office:value="0.967" calcext:value-type="float">
            <text:p>0.967</text:p>
          </table:table-cell>
          <table:table-cell office:value-type="float" office:value="0.9656" calcext:value-type="float">
            <text:p>0.9656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9252" calcext:value-type="float">
            <text:p>0.9252</text:p>
          </table:table-cell>
          <table:table-cell table:style-name="ce3" office:value-type="string" calcext:value-type="string">
            <text:p>0.10%</text:p>
          </table:table-cell>
        </table:table-row>
        <table:table-row table:style-name="ro1">
          <table:table-cell office:value-type="date" office:date-value="2015-09-01" calcext:value-type="date">
            <text:p>1. Sep. 2015</text:p>
          </table:table-cell>
          <table:table-cell office:value-type="float" office:value="0.9732" calcext:value-type="float">
            <text:p>0.9732</text:p>
          </table:table-cell>
          <table:table-cell office:value-type="float" office:value="0.9674" calcext:value-type="float">
            <text:p>0.9674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528" calcext:value-type="float">
            <text:p>0.9528</text:p>
          </table:table-cell>
          <table:table-cell table:style-name="ce3" office:value-type="string" calcext:value-type="string">
            <text:p>0.64%</text:p>
          </table:table-cell>
        </table:table-row>
        <table:table-row table:style-name="ro1">
          <table:table-cell office:value-type="date" office:date-value="2015-10-01" calcext:value-type="date">
            <text:p>1. Oct. 2015</text:p>
          </table:table-cell>
          <table:table-cell office:value-type="float" office:value="0.988" calcext:value-type="float">
            <text:p>0.988</text:p>
          </table:table-cell>
          <table:table-cell office:value-type="float" office:value="0.973" calcext:value-type="float">
            <text:p>0.973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478" calcext:value-type="float">
            <text:p>0.9478</text:p>
          </table:table-cell>
          <table:table-cell table:style-name="ce3" office:value-type="string" calcext:value-type="string">
            <text:p>1.52%</text:p>
          </table:table-cell>
        </table:table-row>
        <table:table-row table:style-name="ro1">
          <table:table-cell office:value-type="date" office:date-value="2015-11-01" calcext:value-type="date">
            <text:p>1. Nov. 2015</text:p>
          </table:table-cell>
          <table:table-cell office:value-type="float" office:value="1.0287" calcext:value-type="float">
            <text:p>1.0287</text:p>
          </table:table-cell>
          <table:table-cell office:value-type="float" office:value="0.9872" calcext:value-type="float">
            <text:p>0.9872</text:p>
          </table:table-cell>
          <table:table-cell office:value-type="float" office:value="1.0331" calcext:value-type="float">
            <text:p>1.0331</text:p>
          </table:table-cell>
          <table:table-cell office:value-type="float" office:value="0.9832" calcext:value-type="float">
            <text:p>0.9832</text:p>
          </table:table-cell>
          <table:table-cell table:style-name="ce3" office:value-type="string" calcext:value-type="string">
            <text:p>4.12%</text:p>
          </table:table-cell>
        </table:table-row>
        <table:table-row table:style-name="ro1">
          <table:table-cell office:value-type="date" office:date-value="2015-12-01" calcext:value-type="date">
            <text:p>1. Dec. 2015</text:p>
          </table:table-cell>
          <table:table-cell office:value-type="float" office:value="1.0021" calcext:value-type="float">
            <text:p>1.0021</text:p>
          </table:table-cell>
          <table:table-cell office:value-type="float" office:value="1.0292" calcext:value-type="float">
            <text:p>1.0292</text:p>
          </table:table-cell>
          <table:table-cell office:value-type="float" office:value="1.0311" calcext:value-type="float">
            <text:p>1.0311</text:p>
          </table:table-cell>
          <table:table-cell office:value-type="float" office:value="0.9787" calcext:value-type="float">
            <text:p>0.9787</text:p>
          </table:table-cell>
          <table:table-cell table:style-name="ce3" office:value-type="string" calcext:value-type="string">
            <text:p>-2.59%</text:p>
          </table:table-cell>
        </table:table-row>
        <table:table-row table:style-name="ro1">
          <table:table-cell office:value-type="date" office:date-value="2016-01-01" calcext:value-type="date">
            <text:p>1. Jan. 2016</text:p>
          </table:table-cell>
          <table:table-cell office:value-type="float" office:value="1.0232" calcext:value-type="float">
            <text:p>1.0232</text:p>
          </table:table-cell>
          <table:table-cell office:value-type="float" office:value="1.0014" calcext:value-type="float">
            <text:p>1.0014</text:p>
          </table:table-cell>
          <table:table-cell office:value-type="float" office:value="1.0262" calcext:value-type="float">
            <text:p>1.0262</text:p>
          </table:table-cell>
          <table:table-cell office:value-type="float" office:value="0.9882" calcext:value-type="float">
            <text:p>0.9882</text:p>
          </table:table-cell>
          <table:table-cell table:style-name="ce3" office:value-type="string" calcext:value-type="string">
            <text:p>2.11%</text:p>
          </table:table-cell>
        </table:table-row>
        <table:table-row table:style-name="ro1">
          <table:table-cell office:value-type="date" office:date-value="2016-02-01" calcext:value-type="date">
            <text:p>1. Feb. 2016</text:p>
          </table:table-cell>
          <table:table-cell office:value-type="float" office:value="0.9985" calcext:value-type="float">
            <text:p>0.9985</text:p>
          </table:table-cell>
          <table:table-cell office:value-type="float" office:value="1.0226" calcext:value-type="float">
            <text:p>1.0226</text:p>
          </table:table-cell>
          <table:table-cell office:value-type="float" office:value="1.0254" calcext:value-type="float">
            <text:p>1.0254</text:p>
          </table:table-cell>
          <table:table-cell office:value-type="float" office:value="0.9663" calcext:value-type="float">
            <text:p>0.9663</text:p>
          </table:table-cell>
          <table:table-cell table:style-name="ce3" office:value-type="string" calcext:value-type="string">
            <text:p>-2.41%</text:p>
          </table:table-cell>
        </table:table-row>
        <table:table-row table:style-name="ro1">
          <table:table-cell office:value-type="date" office:date-value="2016-03-01" calcext:value-type="date">
            <text:p>1. Mar. 2016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9989" calcext:value-type="float">
            <text:p>0.9989</text:p>
          </table:table-cell>
          <table:table-cell office:value-type="float" office:value="1.01" calcext:value-type="float">
            <text:p>1.01</text:p>
          </table:table-cell>
          <table:table-cell office:value-type="float" office:value="0.9575" calcext:value-type="float">
            <text:p>0.9575</text:p>
          </table:table-cell>
          <table:table-cell table:style-name="ce3" office:value-type="string" calcext:value-type="string">
            <text:p>-3.69%</text:p>
          </table:table-cell>
        </table:table-row>
        <table:table-row table:style-name="ro1">
          <table:table-cell office:value-type="date" office:date-value="2016-04-01" calcext:value-type="date">
            <text:p>1. Apr. 2016</text:p>
          </table:table-cell>
          <table:table-cell office:value-type="float" office:value="0.9597" calcext:value-type="float">
            <text:p>0.9597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9798" calcext:value-type="float">
            <text:p>0.9798</text:p>
          </table:table-cell>
          <table:table-cell office:value-type="float" office:value="0.9497" calcext:value-type="float">
            <text:p>0.9497</text:p>
          </table:table-cell>
          <table:table-cell table:style-name="ce3" office:value-type="string" calcext:value-type="string">
            <text:p>-0.21%</text:p>
          </table:table-cell>
        </table:table-row>
        <table:table-row table:style-name="ro1">
          <table:table-cell office:value-type="date" office:date-value="2016-05-01" calcext:value-type="date">
            <text:p>1. May. 2016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579" calcext:value-type="float">
            <text:p>0.9579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442" calcext:value-type="float">
            <text:p>0.9442</text:p>
          </table:table-cell>
          <table:table-cell table:style-name="ce3" office:value-type="string" calcext:value-type="string">
            <text:p>3.53%</text:p>
          </table:table-cell>
        </table:table-row>
        <table:table-row table:style-name="ro1">
          <table:table-cell office:value-type="date" office:date-value="2016-06-01" calcext:value-type="date">
            <text:p>1. Jun. 2016</text:p>
          </table:table-cell>
          <table:table-cell office:value-type="float" office:value="0.9761" calcext:value-type="float">
            <text:p>0.976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519" calcext:value-type="float">
            <text:p>0.9519</text:p>
          </table:table-cell>
          <table:table-cell table:style-name="ce3" office:value-type="string" calcext:value-type="string">
            <text:p>-1.76%</text:p>
          </table:table-cell>
        </table:table-row>
        <table:table-row table:style-name="ro1">
          <table:table-cell office:value-type="date" office:date-value="2016-07-01" calcext:value-type="date">
            <text:p>1. Jul. 2016</text:p>
          </table:table-cell>
          <table:table-cell office:value-type="float" office:value="0.9693" calcext:value-type="float">
            <text:p>0.9693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636" calcext:value-type="float">
            <text:p>0.9636</text:p>
          </table:table-cell>
          <table:table-cell table:style-name="ce3" office:value-type="string" calcext:value-type="string">
            <text:p>-0.70%</text:p>
          </table:table-cell>
        </table:table-row>
        <table:table-row table:style-name="ro1">
          <table:table-cell office:value-type="date" office:date-value="2016-08-01" calcext:value-type="date">
            <text:p>1. Aug. 2016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9695" calcext:value-type="float">
            <text:p>0.9695</text:p>
          </table:table-cell>
          <table:table-cell office:value-type="float" office:value="0.9864" calcext:value-type="float">
            <text:p>0.9864</text:p>
          </table:table-cell>
          <table:table-cell office:value-type="float" office:value="0.9534" calcext:value-type="float">
            <text:p>0.9534</text:p>
          </table:table-cell>
          <table:table-cell table:style-name="ce3" office:value-type="string" calcext:value-type="string">
            <text:p>1.50%</text:p>
          </table:table-cell>
        </table:table-row>
        <table:table-row table:style-name="ro1">
          <table:table-cell office:value-type="date" office:date-value="2016-09-01" calcext:value-type="date">
            <text:p>1. Sep. 2016</text:p>
          </table:table-cell>
          <table:table-cell office:value-type="float" office:value="0.9716" calcext:value-type="float">
            <text:p>0.9716</text:p>
          </table:table-cell>
          <table:table-cell office:value-type="float" office:value="0.9839" calcext:value-type="float">
            <text:p>0.9839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9637" calcext:value-type="float">
            <text:p>0.9637</text:p>
          </table:table-cell>
          <table:table-cell table:style-name="ce3" office:value-type="string" calcext:value-type="string">
            <text:p>-1.24%</text:p>
          </table:table-cell>
        </table:table-row>
        <table:table-row table:style-name="ro1">
          <table:table-cell office:value-type="date" office:date-value="2016-10-01" calcext:value-type="date">
            <text:p>1. Oct. 2016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9719" calcext:value-type="float">
            <text:p>0.9719</text:p>
          </table:table-cell>
          <table:table-cell office:value-type="float" office:value="1" calcext:value-type="float">
            <text:p>1</text:p>
          </table:table-cell>
          <table:table-cell office:value-type="float" office:value="0.9693" calcext:value-type="float">
            <text:p>0.9693</text:p>
          </table:table-cell>
          <table:table-cell table:style-name="ce3" office:value-type="string" calcext:value-type="string">
            <text:p>1.80%</text:p>
          </table:table-cell>
        </table:table-row>
        <table:table-row table:style-name="ro1">
          <table:table-cell office:value-type="date" office:date-value="2016-11-01" calcext:value-type="date">
            <text:p>1. Nov. 2016</text:p>
          </table:table-cell>
          <table:table-cell office:value-type="float" office:value="1.0172" calcext:value-type="float">
            <text:p>1.0172</text:p>
          </table:table-cell>
          <table:table-cell office:value-type="float" office:value="0.9883" calcext:value-type="float">
            <text:p>0.9883</text:p>
          </table:table-cell>
          <table:table-cell office:value-type="float" office:value="1.0205" calcext:value-type="float">
            <text:p>1.0205</text:p>
          </table:table-cell>
          <table:table-cell office:value-type="float" office:value="0.9543" calcext:value-type="float">
            <text:p>0.9543</text:p>
          </table:table-cell>
          <table:table-cell table:style-name="ce3" office:value-type="string" calcext:value-type="string">
            <text:p>2.84%</text:p>
          </table:table-cell>
        </table:table-row>
        <table:table-row table:style-name="ro1">
          <table:table-cell office:value-type="date" office:date-value="2016-12-01" calcext:value-type="date">
            <text:p>1. Dec. 2016</text:p>
          </table:table-cell>
          <table:table-cell office:value-type="float" office:value="1.0184" calcext:value-type="float">
            <text:p>1.0184</text:p>
          </table:table-cell>
          <table:table-cell office:value-type="float" office:value="1.0173" calcext:value-type="float">
            <text:p>1.0173</text:p>
          </table:table-cell>
          <table:table-cell office:value-type="float" office:value="1.035" calcext:value-type="float">
            <text:p>1.035</text:p>
          </table:table-cell>
          <table:table-cell office:value-type="float" office:value="1.0024" calcext:value-type="float">
            <text:p>1.0024</text:p>
          </table:table-cell>
          <table:table-cell table:style-name="ce3" office:value-type="string" calcext:value-type="string">
            <text:p>0.12%</text:p>
          </table:table-cell>
        </table:table-row>
        <table:table-row table:style-name="ro1">
          <table:table-cell office:value-type="date" office:date-value="2017-01-01" calcext:value-type="date">
            <text:p>1. Jan. 2017</text:p>
          </table:table-cell>
          <table:table-cell office:value-type="float" office:value="0.9893" calcext:value-type="float">
            <text:p>0.9893</text:p>
          </table:table-cell>
          <table:table-cell office:value-type="float" office:value="1.0197" calcext:value-type="float">
            <text:p>1.0197</text:p>
          </table:table-cell>
          <table:table-cell office:value-type="float" office:value="1.0336" calcext:value-type="float">
            <text:p>1.0336</text:p>
          </table:table-cell>
          <table:table-cell office:value-type="float" office:value="0.9859" calcext:value-type="float">
            <text:p>0.9859</text:p>
          </table:table-cell>
          <table:table-cell table:style-name="ce3" office:value-type="string" calcext:value-type="string">
            <text:p>-2.86%</text:p>
          </table:table-cell>
        </table:table-row>
        <table:table-row table:style-name="ro1">
          <table:table-cell office:value-type="date" office:date-value="2017-02-01" calcext:value-type="date">
            <text:p>1. Feb. 2017</text:p>
          </table:table-cell>
          <table:table-cell office:value-type="float" office:value="1.0058" calcext:value-type="float">
            <text:p>1.0058</text:p>
          </table:table-cell>
          <table:table-cell office:value-type="float" office:value="0.9888" calcext:value-type="float">
            <text:p>0.9888</text:p>
          </table:table-cell>
          <table:table-cell office:value-type="float" office:value="1.0142" calcext:value-type="float">
            <text:p>1.0142</text:p>
          </table:table-cell>
          <table:table-cell office:value-type="float" office:value="0.9868" calcext:value-type="float">
            <text:p>0.9868</text:p>
          </table:table-cell>
          <table:table-cell table:style-name="ce3" office:value-type="string" calcext:value-type="string">
            <text:p>1.67%</text:p>
          </table:table-cell>
        </table:table-row>
        <table:table-row table:style-name="ro1">
          <table:table-cell office:value-type="date" office:date-value="2017-03-01" calcext:value-type="date">
            <text:p>1. Mar. 2017</text:p>
          </table:table-cell>
          <table:table-cell office:value-type="float" office:value="1.0031" calcext:value-type="float">
            <text:p>1.0031</text:p>
          </table:table-cell>
          <table:table-cell office:value-type="float" office:value="1.0058" calcext:value-type="float">
            <text:p>1.0058</text:p>
          </table:table-cell>
          <table:table-cell office:value-type="float" office:value="1.0172" calcext:value-type="float">
            <text:p>1.0172</text:p>
          </table:table-cell>
          <table:table-cell office:value-type="float" office:value="0.9814" calcext:value-type="float">
            <text:p>0.9814</text:p>
          </table:table-cell>
          <table:table-cell table:style-name="ce3" office:value-type="string" calcext:value-type="string">
            <text:p>-0.27%</text:p>
          </table:table-cell>
        </table:table-row>
        <table:table-row table:style-name="ro1">
          <table:table-cell office:value-type="date" office:date-value="2017-04-01" calcext:value-type="date">
            <text:p>1. Apr. 2017</text:p>
          </table:table-cell>
          <table:table-cell office:value-type="float" office:value="0.9952" calcext:value-type="float">
            <text:p>0.9952</text:p>
          </table:table-cell>
          <table:table-cell office:value-type="float" office:value="1.0023" calcext:value-type="float">
            <text:p>1.0023</text:p>
          </table:table-cell>
          <table:table-cell office:value-type="float" office:value="1.0109" calcext:value-type="float">
            <text:p>1.0109</text:p>
          </table:table-cell>
          <table:table-cell office:value-type="float" office:value="0.9858" calcext:value-type="float">
            <text:p>0.9858</text:p>
          </table:table-cell>
          <table:table-cell table:style-name="ce3" office:value-type="string" calcext:value-type="string">
            <text:p>-0.79%</text:p>
          </table:table-cell>
        </table:table-row>
        <table:table-row table:style-name="ro1">
          <table:table-cell office:value-type="date" office:date-value="2017-05-01" calcext:value-type="date">
            <text:p>1. May. 2017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994" calcext:value-type="float">
            <text:p>0.994</text:p>
          </table:table-cell>
          <table:table-cell office:value-type="float" office:value="1.0101" calcext:value-type="float">
            <text:p>1.0101</text:p>
          </table:table-cell>
          <table:table-cell office:value-type="float" office:value="0.967" calcext:value-type="float">
            <text:p>0.967</text:p>
          </table:table-cell>
          <table:table-cell table:style-name="ce3" office:value-type="string" calcext:value-type="string">
            <text:p>-2.75%</text:p>
          </table:table-cell>
        </table:table-row>
        <table:table-row table:style-name="ro1">
          <table:table-cell office:value-type="date" office:date-value="2017-06-01" calcext:value-type="date">
            <text:p>1. Jun. 2017</text:p>
          </table:table-cell>
          <table:table-cell office:value-type="float" office:value="0.9583" calcext:value-type="float">
            <text:p>0.9583</text:p>
          </table:table-cell>
          <table:table-cell office:value-type="float" office:value="0.9677" calcext:value-type="float">
            <text:p>0.9677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9552" calcext:value-type="float">
            <text:p>0.9552</text:p>
          </table:table-cell>
          <table:table-cell table:style-name="ce3" office:value-type="string" calcext:value-type="string">
            <text:p>-0.98%</text:p>
          </table:table-cell>
        </table:table-row>
        <table:table-row table:style-name="ro1">
          <table:table-cell office:value-type="date" office:date-value="2017-07-01" calcext:value-type="date">
            <text:p>1. Jul. 2017</text:p>
          </table:table-cell>
          <table:table-cell office:value-type="float" office:value="0.9666" calcext:value-type="float">
            <text:p>0.9666</text:p>
          </table:table-cell>
          <table:table-cell office:value-type="float" office:value="0.9585" calcext:value-type="float">
            <text:p>0.9585</text:p>
          </table:table-cell>
          <table:table-cell office:value-type="float" office:value="0.9728" calcext:value-type="float">
            <text:p>0.9728</text:p>
          </table:table-cell>
          <table:table-cell office:value-type="float" office:value="0.9438" calcext:value-type="float">
            <text:p>0.9438</text:p>
          </table:table-cell>
          <table:table-cell table:style-name="ce3" office:value-type="string" calcext:value-type="string">
            <text:p>0.87%</text:p>
          </table:table-cell>
        </table:table-row>
        <table:table-row table:style-name="ro1">
          <table:table-cell office:value-type="date" office:date-value="2017-08-01" calcext:value-type="date">
            <text:p>1. Aug. 2017</text:p>
          </table:table-cell>
          <table:table-cell office:value-type="float" office:value="0.9587" calcext:value-type="float">
            <text:p>0.958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943" calcext:value-type="float">
            <text:p>0.943</text:p>
          </table:table-cell>
          <table:table-cell table:style-name="ce3" office:value-type="string" calcext:value-type="string">
            <text:p>-0.82%</text:p>
          </table:table-cell>
        </table:table-row>
        <table:table-row table:style-name="ro1">
          <table:table-cell office:value-type="date" office:date-value="2017-09-01" calcext:value-type="date">
            <text:p>1. Sep. 2017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9586" calcext:value-type="float">
            <text:p>0.9586</text:p>
          </table:table-cell>
          <table:table-cell office:value-type="float" office:value="0.9771" calcext:value-type="float">
            <text:p>0.9771</text:p>
          </table:table-cell>
          <table:table-cell office:value-type="float" office:value="0.9421" calcext:value-type="float">
            <text:p>0.9421</text:p>
          </table:table-cell>
          <table:table-cell table:style-name="ce3" office:value-type="string" calcext:value-type="string">
            <text:p>0.99%</text:p>
          </table:table-cell>
        </table:table-row>
        <table:table-row table:style-name="ro1">
          <table:table-cell office:value-type="date" office:date-value="2017-10-01" calcext:value-type="date">
            <text:p>1. Oct. 2017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682" calcext:value-type="float">
            <text:p>0.9682</text:p>
          </table:table-cell>
          <table:table-cell office:value-type="float" office:value="1.0039" calcext:value-type="float">
            <text:p>1.0039</text:p>
          </table:table-cell>
          <table:table-cell office:value-type="float" office:value="0.968" calcext:value-type="float">
            <text:p>0.968</text:p>
          </table:table-cell>
          <table:table-cell table:style-name="ce3" office:value-type="string" calcext:value-type="string">
            <text:p>3.05%</text:p>
          </table:table-cell>
        </table:table-row>
        <table:table-row table:style-name="ro1">
          <table:table-cell office:value-type="date" office:date-value="2017-11-01" calcext:value-type="date">
            <text:p>1. Nov. 2017</text:p>
          </table:table-cell>
          <table:table-cell office:value-type="float" office:value="0.9836" calcext:value-type="float">
            <text:p>0.9836</text:p>
          </table:table-cell>
          <table:table-cell office:value-type="float" office:value="0.9976" calcext:value-type="float">
            <text:p>0.9976</text:p>
          </table:table-cell>
          <table:table-cell office:value-type="float" office:value="1.0039" calcext:value-type="float">
            <text:p>1.0039</text:p>
          </table:table-cell>
          <table:table-cell office:value-type="float" office:value="0.9778" calcext:value-type="float">
            <text:p>0.9778</text:p>
          </table:table-cell>
          <table:table-cell table:style-name="ce3" office:value-type="string" calcext:value-type="string">
            <text:p>-1.41%</text:p>
          </table:table-cell>
        </table:table-row>
        <table:table-row table:style-name="ro1">
          <table:table-cell office:value-type="date" office:date-value="2017-12-01" calcext:value-type="date">
            <text:p>1. Dec. 2017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732" calcext:value-type="float">
            <text:p>0.9732</text:p>
          </table:table-cell>
          <table:table-cell table:style-name="ce3" office:value-type="string" calcext:value-type="string">
            <text:p>-0.94%</text:p>
          </table:table-cell>
        </table:table-row>
        <table:table-row table:style-name="ro1">
          <table:table-cell office:value-type="date" office:date-value="2018-01-01" calcext:value-type="date">
            <text:p>1. Jan. 2018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745" calcext:value-type="float">
            <text:p>0.9745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289" calcext:value-type="float">
            <text:p>0.9289</text:p>
          </table:table-cell>
          <table:table-cell table:style-name="ce3" office:value-type="string" calcext:value-type="string">
            <text:p>-4.41%</text:p>
          </table:table-cell>
        </table:table-row>
        <table:table-row table:style-name="ro1">
          <table:table-cell office:value-type="date" office:date-value="2018-02-01" calcext:value-type="date">
            <text:p>1. Feb. 2018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9188" calcext:value-type="float">
            <text:p>0.9188</text:p>
          </table:table-cell>
          <table:table-cell table:style-name="ce3" office:value-type="string" calcext:value-type="string">
            <text:p>1.42%</text:p>
          </table:table-cell>
        </table:table-row>
        <table:table-row table:style-name="ro1">
          <table:table-cell office:value-type="date" office:date-value="2018-03-01" calcext:value-type="date">
            <text:p>1. Mar. 2018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959" calcext:value-type="float">
            <text:p>0.959</text:p>
          </table:table-cell>
          <table:table-cell office:value-type="float" office:value="0.9344" calcext:value-type="float">
            <text:p>0.9344</text:p>
          </table:table-cell>
          <table:table-cell table:style-name="ce3" office:value-type="string" calcext:value-type="string">
            <text:p>1.01%</text:p>
          </table:table-cell>
        </table:table-row>
        <table:table-row table:style-name="ro1">
          <table:table-cell office:value-type="date" office:date-value="2018-04-01" calcext:value-type="date">
            <text:p>1. Apr. 2018</text:p>
          </table:table-cell>
          <table:table-cell office:value-type="float" office:value="0.9908" calcext:value-type="float">
            <text:p>0.9908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922" calcext:value-type="float">
            <text:p>0.9922</text:p>
          </table:table-cell>
          <table:table-cell office:value-type="float" office:value="0.9527" calcext:value-type="float">
            <text:p>0.9527</text:p>
          </table:table-cell>
          <table:table-cell table:style-name="ce3" office:value-type="string" calcext:value-type="string">
            <text:p>3.85%</text:p>
          </table:table-cell>
        </table:table-row>
        <table:table-row table:style-name="ro1">
          <table:table-cell office:value-type="date" office:date-value="2018-05-01" calcext:value-type="date">
            <text:p>1. May. 2018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908" calcext:value-type="float">
            <text:p>0.9908</text:p>
          </table:table-cell>
          <table:table-cell office:value-type="float" office:value="1.0058" calcext:value-type="float">
            <text:p>1.0058</text:p>
          </table:table-cell>
          <table:table-cell office:value-type="float" office:value="0.9824" calcext:value-type="float">
            <text:p>0.9824</text:p>
          </table:table-cell>
          <table:table-cell table:style-name="ce3" office:value-type="string" calcext:value-type="string">
            <text:p>-0.50%</text:p>
          </table:table-cell>
        </table:table-row>
        <table:table-row table:style-name="ro1">
          <table:table-cell office:value-type="date" office:date-value="2018-06-01" calcext:value-type="date">
            <text:p>1. Jun. 2018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986" calcext:value-type="float">
            <text:p>0.986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791" calcext:value-type="float">
            <text:p>0.9791</text:p>
          </table:table-cell>
          <table:table-cell table:style-name="ce3" office:value-type="string" calcext:value-type="string">
            <text:p>0.50%</text:p>
          </table:table-cell>
        </table:table-row>
        <table:table-row table:style-name="ro1">
          <table:table-cell office:value-type="date" office:date-value="2018-07-01" calcext:value-type="date">
            <text:p>1. Jul. 2018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9904" calcext:value-type="float">
            <text:p>0.9904</text:p>
          </table:table-cell>
          <table:table-cell office:value-type="float" office:value="1.007" calcext:value-type="float">
            <text:p>1.007</text:p>
          </table:table-cell>
          <table:table-cell office:value-type="float" office:value="0.9857" calcext:value-type="float">
            <text:p>0.9857</text:p>
          </table:table-cell>
          <table:table-cell table:style-name="ce3" office:value-type="string" calcext:value-type="string">
            <text:p>-0.04%</text:p>
          </table:table-cell>
        </table:table-row>
        <table:table-row table:style-name="ro1">
          <table:table-cell office:value-type="date" office:date-value="2018-08-01" calcext:value-type="date">
            <text:p>1. Aug. 2018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652" calcext:value-type="float">
            <text:p>0.9652</text:p>
          </table:table-cell>
          <table:table-cell table:style-name="ce3" office:value-type="string" calcext:value-type="string">
            <text:p>-2.17%</text:p>
          </table:table-cell>
        </table:table-row>
        <table:table-row table:style-name="ro1">
          <table:table-cell office:value-type="date" office:date-value="2018-09-01" calcext:value-type="date">
            <text:p>1. Sep. 2018</text:p>
          </table:table-cell>
          <table:table-cell office:value-type="float" office:value="0.9821" calcext:value-type="float">
            <text:p>0.9821</text:p>
          </table:table-cell>
          <table:table-cell office:value-type="float" office:value="0.969" calcext:value-type="float">
            <text:p>0.969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9542" calcext:value-type="float">
            <text:p>0.9542</text:p>
          </table:table-cell>
          <table:table-cell table:style-name="ce3" office:value-type="string" calcext:value-type="string">
            <text:p>1.37%</text:p>
          </table:table-cell>
        </table:table-row>
        <table:table-row table:style-name="ro1">
          <table:table-cell office:value-type="date" office:date-value="2018-10-01" calcext:value-type="date">
            <text:p>1. Oct. 2018</text:p>
          </table:table-cell>
          <table:table-cell office:value-type="float" office:value="1.0086" calcext:value-type="float">
            <text:p>1.0086</text:p>
          </table:table-cell>
          <table:table-cell office:value-type="float" office:value="0.9797" calcext:value-type="float">
            <text:p>0.9797</text:p>
          </table:table-cell>
          <table:table-cell office:value-type="float" office:value="1.0095" calcext:value-type="float">
            <text:p>1.0095</text:p>
          </table:table-cell>
          <table:table-cell office:value-type="float" office:value="0.9797" calcext:value-type="float">
            <text:p>0.9797</text:p>
          </table:table-cell>
          <table:table-cell table:style-name="ce3" office:value-type="string" calcext:value-type="string">
            <text:p>2.70%</text:p>
          </table:table-cell>
        </table:table-row>
        <table:table-row table:style-name="ro1">
          <table:table-cell office:value-type="date" office:date-value="2018-11-01" calcext:value-type="date">
            <text:p>1. Nov. 2018</text:p>
          </table:table-cell>
          <table:table-cell office:value-type="float" office:value="0.9989" calcext:value-type="float">
            <text:p>0.9989</text:p>
          </table:table-cell>
          <table:table-cell office:value-type="float" office:value="1.0085" calcext:value-type="float">
            <text:p>1.0085</text:p>
          </table:table-cell>
          <table:table-cell office:value-type="float" office:value="1.013" calcext:value-type="float">
            <text:p>1.013</text:p>
          </table:table-cell>
          <table:table-cell office:value-type="float" office:value="0.9908" calcext:value-type="float">
            <text:p>0.9908</text:p>
          </table:table-cell>
          <table:table-cell table:style-name="ce3" office:value-type="string" calcext:value-type="string">
            <text:p>-0.96%</text:p>
          </table:table-cell>
        </table:table-row>
        <table:table-row table:style-name="ro1">
          <table:table-cell office:value-type="date" office:date-value="2018-12-01" calcext:value-type="date">
            <text:p>1. Dec. 2018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967" calcext:value-type="float">
            <text:p>0.9967</text:p>
          </table:table-cell>
          <table:table-cell office:value-type="float" office:value="1.001" calcext:value-type="float">
            <text:p>1.001</text:p>
          </table:table-cell>
          <table:table-cell office:value-type="float" office:value="0.979" calcext:value-type="float">
            <text:p>0.979</text:p>
          </table:table-cell>
          <table:table-cell table:style-name="ce3" office:value-type="string" calcext:value-type="string">
            <text:p>-1.73%</text:p>
          </table:table-cell>
        </table:table-row>
        <table:table-row table:style-name="ro1">
          <table:table-cell office:value-type="date" office:date-value="2019-01-01" calcext:value-type="date">
            <text:p>1. Jan. 2019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715" calcext:value-type="float">
            <text:p>0.9715</text:p>
          </table:table-cell>
          <table:table-cell table:style-name="ce3" office:value-type="string" calcext:value-type="string">
            <text:p>1.28%</text:p>
          </table:table-cell>
        </table:table-row>
        <table:table-row table:style-name="ro1">
          <table:table-cell office:value-type="date" office:date-value="2019-02-01" calcext:value-type="date">
            <text:p>1. Feb. 2019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41" calcext:value-type="float">
            <text:p>0.9941</text:p>
          </table:table-cell>
          <table:table-cell office:value-type="float" office:value="1.01" calcext:value-type="float">
            <text:p>1.01</text:p>
          </table:table-cell>
          <table:table-cell office:value-type="float" office:value="0.9922" calcext:value-type="float">
            <text:p>0.9922</text:p>
          </table:table-cell>
          <table:table-cell table:style-name="ce3" office:value-type="string" calcext:value-type="string">
            <text:p>0.41%</text:p>
          </table:table-cell>
        </table:table-row>
        <table:table-row table:style-name="ro1">
          <table:table-cell office:value-type="date" office:date-value="2019-03-01" calcext:value-type="date">
            <text:p>1. Mar. 2019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83" calcext:value-type="float">
            <text:p>0.9983</text:p>
          </table:table-cell>
          <table:table-cell office:value-type="float" office:value="1.0126" calcext:value-type="float">
            <text:p>1.0126</text:p>
          </table:table-cell>
          <table:table-cell office:value-type="float" office:value="0.9893" calcext:value-type="float">
            <text:p>0.9893</text:p>
          </table:table-cell>
          <table:table-cell table:style-name="ce3" office:value-type="string" calcext:value-type="string">
            <text:p>-0.30%</text:p>
          </table:table-cell>
        </table:table-row>
        <table:table-row table:style-name="ro1">
          <table:table-cell office:value-type="date" office:date-value="2019-04-01" calcext:value-type="date">
            <text:p>1. Apr. 2019</text:p>
          </table:table-cell>
          <table:table-cell office:value-type="float" office:value="1.0192" calcext:value-type="float">
            <text:p>1.0192</text:p>
          </table:table-cell>
          <table:table-cell office:value-type="float" office:value="0.9944" calcext:value-type="float">
            <text:p>0.9944</text:p>
          </table:table-cell>
          <table:table-cell office:value-type="float" office:value="1.0237" calcext:value-type="float">
            <text:p>1.0237</text:p>
          </table:table-cell>
          <table:table-cell office:value-type="float" office:value="0.9934" calcext:value-type="float">
            <text:p>0.9934</text:p>
          </table:table-cell>
          <table:table-cell table:style-name="ce3" office:value-type="string" calcext:value-type="string">
            <text:p>2.40%</text:p>
          </table:table-cell>
        </table:table-row>
        <table:table-row table:style-name="ro1">
          <table:table-cell office:value-type="date" office:date-value="2019-05-01" calcext:value-type="date">
            <text:p>1. May. 2019</text:p>
          </table:table-cell>
          <table:table-cell office:value-type="float" office:value="1.001" calcext:value-type="float">
            <text:p>1.001</text:p>
          </table:table-cell>
          <table:table-cell office:value-type="float" office:value="1.0193" calcext:value-type="float">
            <text:p>1.0193</text:p>
          </table:table-cell>
          <table:table-cell office:value-type="float" office:value="1.0228" calcext:value-type="float">
            <text:p>1.0228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1.79%</text:p>
          </table:table-cell>
        </table:table-row>
        <table:table-row table:style-name="ro1">
          <table:table-cell office:value-type="date" office:date-value="2019-06-01" calcext:value-type="date">
            <text:p>1. Jun. 2019</text:p>
          </table:table-cell>
          <table:table-cell office:value-type="float" office:value="0.9762" calcext:value-type="float">
            <text:p>0.9762</text:p>
          </table:table-cell>
          <table:table-cell office:value-type="float" office:value="1.0012" calcext:value-type="float">
            <text:p>1.0012</text:p>
          </table:table-cell>
          <table:table-cell office:value-type="float" office:value="1.0016" calcext:value-type="float">
            <text:p>1.0016</text:p>
          </table:table-cell>
          <table:table-cell office:value-type="float" office:value="0.9693" calcext:value-type="float">
            <text:p>0.9693</text:p>
          </table:table-cell>
          <table:table-cell table:style-name="ce3" office:value-type="string" calcext:value-type="string">
            <text:p>-2.48%</text:p>
          </table:table-cell>
        </table:table-row>
        <table:table-row table:style-name="ro1">
          <table:table-cell office:value-type="date" office:date-value="2019-07-01" calcext:value-type="date">
            <text:p>1. Jul. 2019</text:p>
          </table:table-cell>
          <table:table-cell office:value-type="float" office:value="0.994" calcext:value-type="float">
            <text:p>0.994</text:p>
          </table:table-cell>
          <table:table-cell office:value-type="float" office:value="0.9789" calcext:value-type="float">
            <text:p>0.9789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781" calcext:value-type="float">
            <text:p>0.9781</text:p>
          </table:table-cell>
          <table:table-cell table:style-name="ce3" office:value-type="string" calcext:value-type="string">
            <text:p>1.82%</text:p>
          </table:table-cell>
        </table:table-row>
        <table:table-row table:style-name="ro1">
          <table:table-cell office:value-type="date" office:date-value="2019-08-01" calcext:value-type="date">
            <text:p>1. Aug. 2019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9659" calcext:value-type="float">
            <text:p>0.9659</text:p>
          </table:table-cell>
          <table:table-cell table:style-name="ce3" office:value-type="string" calcext:value-type="string">
            <text:p>-0.39%</text:p>
          </table:table-cell>
        </table:table-row>
        <table:table-row table:style-name="ro1">
          <table:table-cell office:value-type="date" office:date-value="2019-09-01" calcext:value-type="date">
            <text:p>1. Sep. 2019</text:p>
          </table:table-cell>
          <table:table-cell office:value-type="float" office:value="0.998" calcext:value-type="float">
            <text:p>0.998</text:p>
          </table:table-cell>
          <table:table-cell office:value-type="float" office:value="0.9897" calcext:value-type="float">
            <text:p>0.989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797" calcext:value-type="float">
            <text:p>0.9797</text:p>
          </table:table-cell>
          <table:table-cell table:style-name="ce3" office:value-type="string" calcext:value-type="string">
            <text:p>0.80%</text:p>
          </table:table-cell>
        </table:table-row>
        <table:table-row table:style-name="ro1">
          <table:table-cell office:value-type="date" office:date-value="2019-10-01" calcext:value-type="date">
            <text:p>1. Oct. 2019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998" calcext:value-type="float">
            <text:p>0.998</text:p>
          </table:table-cell>
          <table:table-cell office:value-type="float" office:value="1.0029" calcext:value-type="float">
            <text:p>1.0029</text:p>
          </table:table-cell>
          <table:table-cell office:value-type="float" office:value="0.984" calcext:value-type="float">
            <text:p>0.984</text:p>
          </table:table-cell>
          <table:table-cell table:style-name="ce3" office:value-type="string" calcext:value-type="string">
            <text:p>-1.15%</text:p>
          </table:table-cell>
        </table:table-row>
        <table:table-row table:style-name="ro1">
          <table:table-cell office:value-type="date" office:date-value="2019-11-01" calcext:value-type="date">
            <text:p>1. Nov. 2019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9865" calcext:value-type="float">
            <text:p>0.9865</text:p>
          </table:table-cell>
          <table:table-cell office:value-type="float" office:value="1.0025" calcext:value-type="float">
            <text:p>1.0025</text:p>
          </table:table-cell>
          <table:table-cell office:value-type="float" office:value="0.9851" calcext:value-type="float">
            <text:p>0.9851</text:p>
          </table:table-cell>
          <table:table-cell table:style-name="ce3" office:value-type="string" calcext:value-type="string">
            <text:p>1.38%</text:p>
          </table:table-cell>
        </table:table-row>
        <table:table-row table:style-name="ro1">
          <table:table-cell office:value-type="date" office:date-value="2019-12-01" calcext:value-type="date">
            <text:p>1. Dec. 2019</text:p>
          </table:table-cell>
          <table:table-cell office:value-type="float" office:value="0.968" calcext:value-type="float">
            <text:p>0.968</text:p>
          </table:table-cell>
          <table:table-cell office:value-type="float" office:value="1.0003" calcext:value-type="float">
            <text:p>1.0003</text:p>
          </table:table-cell>
          <table:table-cell office:value-type="float" office:value="1.001" calcext:value-type="float">
            <text:p>1.001</text:p>
          </table:table-cell>
          <table:table-cell office:value-type="float" office:value="0.9645" calcext:value-type="float">
            <text:p>0.9645</text:p>
          </table:table-cell>
          <table:table-cell table:style-name="ce3" office:value-type="string" calcext:value-type="string">
            <text:p>-3.21%</text:p>
          </table:table-cell>
        </table:table-row>
        <table:table-row table:style-name="ro1">
          <table:table-cell office:value-type="date" office:date-value="2020-01-01" calcext:value-type="date">
            <text:p>1. Jan. 2020</text:p>
          </table:table-cell>
          <table:table-cell office:value-type="float" office:value="0.9632" calcext:value-type="float">
            <text:p>0.9632</text:p>
          </table:table-cell>
          <table:table-cell office:value-type="float" office:value="0.9681" calcext:value-type="float">
            <text:p>0.9681</text:p>
          </table:table-cell>
          <table:table-cell office:value-type="float" office:value="0.9769" calcext:value-type="float">
            <text:p>0.9769</text:p>
          </table:table-cell>
          <table:table-cell office:value-type="float" office:value="0.9612" calcext:value-type="float">
            <text:p>0.9612</text:p>
          </table:table-cell>
          <table:table-cell table:style-name="ce3" office:value-type="string" calcext:value-type="string">
            <text:p>-0.50%</text:p>
          </table:table-cell>
        </table:table-row>
        <table:table-row table:style-name="ro1">
          <table:table-cell office:value-type="date" office:date-value="2020-02-01" calcext:value-type="date">
            <text:p>1. Feb. 2020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9639" calcext:value-type="float">
            <text:p>0.9639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608" calcext:value-type="float">
            <text:p>0.9608</text:p>
          </table:table-cell>
          <table:table-cell table:style-name="ce3" office:value-type="string" calcext:value-type="string">
            <text:p>0.24%</text:p>
          </table:table-cell>
        </table:table-row>
        <table:table-row table:style-name="ro1">
          <table:table-cell office:value-type="date" office:date-value="2020-03-01" calcext:value-type="date">
            <text:p>1. Mar. 2020</text:p>
          </table:table-cell>
          <table:table-cell office:value-type="float" office:value="0.961" calcext:value-type="float">
            <text:p>0.961</text:p>
          </table:table-cell>
          <table:table-cell office:value-type="float" office:value="0.9663" calcext:value-type="float">
            <text:p>0.9663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192" calcext:value-type="float">
            <text:p>0.9192</text:p>
          </table:table-cell>
          <table:table-cell table:style-name="ce3" office:value-type="string" calcext:value-type="string">
            <text:p>-0.47%</text:p>
          </table:table-cell>
        </table:table-row>
        <table:table-row table:style-name="ro1">
          <table:table-cell office:value-type="date" office:date-value="2020-04-01" calcext:value-type="date">
            <text:p>1. Apr. 2020</text:p>
          </table:table-cell>
          <table:table-cell office:value-type="float" office:value="0.9654" calcext:value-type="float">
            <text:p>0.9654</text:p>
          </table:table-cell>
          <table:table-cell office:value-type="float" office:value="0.961" calcext:value-type="float">
            <text:p>0.961</text:p>
          </table:table-cell>
          <table:table-cell office:value-type="float" office:value="0.9804" calcext:value-type="float">
            <text:p>0.9804</text:p>
          </table:table-cell>
          <table:table-cell office:value-type="float" office:value="0.9595" calcext:value-type="float">
            <text:p>0.9595</text:p>
          </table:table-cell>
          <table:table-cell table:style-name="ce3" office:value-type="string" calcext:value-type="string">
            <text:p>0.46%</text:p>
          </table:table-cell>
        </table:table-row>
        <table:table-row table:style-name="ro1">
          <table:table-cell office:value-type="date" office:date-value="2020-05-01" calcext:value-type="date">
            <text:p>1. May. 2020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9657" calcext:value-type="float">
            <text:p>0.9657</text:p>
          </table:table-cell>
          <table:table-cell office:value-type="float" office:value="0.9785" calcext:value-type="float">
            <text:p>0.9785</text:p>
          </table:table-cell>
          <table:table-cell office:value-type="float" office:value="0.9588" calcext:value-type="float">
            <text:p>0.9588</text:p>
          </table:table-cell>
          <table:table-cell table:style-name="ce3" office:value-type="string" calcext:value-type="string">
            <text:p>-0.42%</text:p>
          </table:table-cell>
        </table:table-row>
        <table:table-row table:style-name="ro1">
          <table:table-cell office:value-type="date" office:date-value="2020-06-01" calcext:value-type="date">
            <text:p>1. Jun. 2020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9615" calcext:value-type="float">
            <text:p>0.9615</text:p>
          </table:table-cell>
          <table:table-cell office:value-type="float" office:value="0.9651" calcext:value-type="float">
            <text:p>0.9651</text:p>
          </table:table-cell>
          <table:table-cell office:value-type="float" office:value="0.9374" calcext:value-type="float">
            <text:p>0.9374</text:p>
          </table:table-cell>
          <table:table-cell table:style-name="ce3" office:value-type="string" calcext:value-type="string">
            <text:p>-1.48%</text:p>
          </table:table-cell>
        </table:table-row>
        <table:table-row table:style-name="ro1">
          <table:table-cell office:value-type="date" office:date-value="2020-07-01" calcext:value-type="date">
            <text:p>1. Jul. 2020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9056" calcext:value-type="float">
            <text:p>0.9056</text:p>
          </table:table-cell>
          <table:table-cell table:style-name="ce3" office:value-type="string" calcext:value-type="string">
            <text:p>-3.63%</text:p>
          </table:table-cell>
        </table:table-row>
        <table:table-row table:style-name="ro1">
          <table:table-cell office:value-type="date" office:date-value="2020-08-01" calcext:value-type="date">
            <text:p>1. Aug. 2020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8999" calcext:value-type="float">
            <text:p>0.8999</text:p>
          </table:table-cell>
          <table:table-cell table:style-name="ce3" office:value-type="string" calcext:value-type="string">
            <text:p>-1.01%</text:p>
          </table:table-cell>
        </table:table-row>
        <table:table-row table:style-name="ro1">
          <table:table-cell office:value-type="date" office:date-value="2020-09-01" calcext:value-type="date">
            <text:p>1. Sep. 2020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8998" calcext:value-type="float">
            <text:p>0.8998</text:p>
          </table:table-cell>
          <table:table-cell table:style-name="ce3" office:value-type="string" calcext:value-type="string">
            <text:p>1.90%</text:p>
          </table:table-cell>
        </table:table-row>
        <table:table-row table:style-name="ro1">
          <table:table-cell office:value-type="date" office:date-value="2020-10-01" calcext:value-type="date">
            <text:p>1. Oct. 2020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029" calcext:value-type="float">
            <text:p>0.9029</text:p>
          </table:table-cell>
          <table:table-cell table:style-name="ce3" office:value-type="string" calcext:value-type="string">
            <text:p>-0.43%</text:p>
          </table:table-cell>
        </table:table-row>
        <table:table-row table:style-name="ro1">
          <table:table-cell office:value-type="date" office:date-value="2020-11-01" calcext:value-type="date">
            <text:p>1. Nov. 2020</text:p>
          </table:table-cell>
          <table:table-cell office:value-type="float" office:value="0.909" calcext:value-type="float">
            <text:p>0.909</text:p>
          </table:table-cell>
          <table:table-cell office:value-type="float" office:value="0.9157" calcext:value-type="float">
            <text:p>0.9157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8981" calcext:value-type="float">
            <text:p>0.8981</text:p>
          </table:table-cell>
          <table:table-cell table:style-name="ce3" office:value-type="string" calcext:value-type="string">
            <text:p>-0.84%</text:p>
          </table:table-cell>
        </table:table-row>
        <table:table-row table:style-name="ro1">
          <table:table-cell office:value-type="date" office:date-value="2020-12-01" calcext:value-type="date">
            <text:p>1. Dec. 2020</text:p>
          </table:table-cell>
          <table:table-cell office:value-type="float" office:value="0.8851" calcext:value-type="float">
            <text:p>0.8851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8792" calcext:value-type="float">
            <text:p>0.8792</text:p>
          </table:table-cell>
          <table:table-cell table:style-name="ce3" office:value-type="string" calcext:value-type="string">
            <text:p>-2.63%</text:p>
          </table:table-cell>
        </table:table-row>
        <table:table-row table:style-name="ro1">
          <table:table-cell office:value-type="date" office:date-value="2021-01-01" calcext:value-type="date">
            <text:p>1. Jan. 2021</text:p>
          </table:table-cell>
          <table:table-cell office:value-type="float" office:value="0.8903" calcext:value-type="float">
            <text:p>0.8903</text:p>
          </table:table-cell>
          <table:table-cell office:value-type="float" office:value="0.882" calcext:value-type="float">
            <text:p>0.882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8756" calcext:value-type="float">
            <text:p>0.8756</text:p>
          </table:table-cell>
          <table:table-cell table:style-name="ce3" office:value-type="string" calcext:value-type="string">
            <text:p>0.59%</text:p>
          </table:table-cell>
        </table:table-row>
        <table:table-row table:style-name="ro1">
          <table:table-cell office:value-type="date" office:date-value="2021-02-01" calcext:value-type="date">
            <text:p>1. Feb. 2021</text:p>
          </table:table-cell>
          <table:table-cell office:value-type="float" office:value="0.9082" calcext:value-type="float">
            <text:p>0.9082</text:p>
          </table:table-cell>
          <table:table-cell office:value-type="float" office:value="0.8903" calcext:value-type="float">
            <text:p>0.8903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887" calcext:value-type="float">
            <text:p>0.887</text:p>
          </table:table-cell>
          <table:table-cell table:style-name="ce3" office:value-type="string" calcext:value-type="string">
            <text:p>2.01%</text:p>
          </table:table-cell>
        </table:table-row>
        <table:table-row table:style-name="ro1">
          <table:table-cell office:value-type="date" office:date-value="2021-03-01" calcext:value-type="date">
            <text:p>1. Mar. 2021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9071" calcext:value-type="float">
            <text:p>0.9071</text:p>
          </table:table-cell>
          <table:table-cell table:style-name="ce3" office:value-type="string" calcext:value-type="string">
            <text:p>2.31%</text:p>
          </table:table-cell>
        </table:table-row>
        <table:table-row table:style-name="ro1" table:number-rows-repeated="104831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'USD-CHF'.A1:'USD-CHF'.F25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3-21T08:39:42.293549324</dc:date>
    <dc:creator>Jean-Michel Gonet</dc:creator>
    <meta:editing-duration>PT5M8S</meta:editing-duration>
    <meta:editing-cycles>1</meta:editing-cycles>
    <meta:document-statistic meta:table-count="4" meta:cell-count="4443" meta:object-count="0"/>
    <meta:generator>LibreOffice/7.1.0.3$MacOSX_X86_64 LibreOffice_project/f6099ecf3d29644b5008cc8f48f42f4a40986e4c</meta:generator>
  </office:meta>
</office:document-meta>
</file>